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1" table:style-name="ta1">
        <table:shapes>
          <draw:frame draw:z-index="0" draw:style-name="gr1" draw:text-style-name="P1" svg:width="11.024in" svg:height="5.3331in" svg:x="1.5898in" svg:y="2.0083in">
            <draw:object draw:notify-on-update-of-ranges="tfoot1.B1:tfoot1.HQ1 tfoot1.B1:tfoot1.HQ1 tfoot1.A6:tfoot1.A6 tfoot1.B6:tfoot1.HQ6 tfoot1.B1:tfoot1.HQ1 tfoot1.A8:tfoot1.A8 tfoot1.B8:tfoot1.HQ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9" table:number-columns-repeated="2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number-columns-repeated="15" table:default-cell-style-name="Default"/>
        <table:table-column table:style-name="co3" table:default-cell-style-name="Default"/>
        <table:table-column table:style-name="co7" table:number-columns-repeated="5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19026184082" calcext:value-type="float">
            <text:p>0.066711902618408</text:p>
          </table:table-cell>
          <table:table-cell office:value-type="float" office:value="0.133423805236816" calcext:value-type="float">
            <text:p>0.133423805236816</text:p>
          </table:table-cell>
          <table:table-cell office:value-type="float" office:value="0.200135707855225" calcext:value-type="float">
            <text:p>0.200135707855225</text:p>
          </table:table-cell>
          <table:table-cell office:value-type="float" office:value="0.266847610473633" calcext:value-type="float">
            <text:p>0.266847610473633</text:p>
          </table:table-cell>
          <table:table-cell office:value-type="float" office:value="0.333559513092041" calcext:value-type="float">
            <text:p>0.333559513092041</text:p>
          </table:table-cell>
          <table:table-cell office:value-type="float" office:value="0.400271654129028" calcext:value-type="float">
            <text:p>0.400271654129028</text:p>
          </table:table-cell>
          <table:table-cell office:value-type="float" office:value="0.466983318328857" calcext:value-type="float">
            <text:p>0.466983318328857</text:p>
          </table:table-cell>
          <table:table-cell office:value-type="float" office:value="0.533695220947266" calcext:value-type="float">
            <text:p>0.533695220947266</text:p>
          </table:table-cell>
          <table:table-cell office:value-type="float" office:value="0.600406885147095" calcext:value-type="float">
            <text:p>0.600406885147095</text:p>
          </table:table-cell>
          <table:table-cell office:value-type="float" office:value="0.667118549346924" calcext:value-type="float">
            <text:p>0.667118549346924</text:p>
          </table:table-cell>
          <table:table-cell office:value-type="float" office:value="0.733830213546753" calcext:value-type="float">
            <text:p>0.733830213546753</text:p>
          </table:table-cell>
          <table:table-cell office:value-type="float" office:value="0.800541639328003" calcext:value-type="float">
            <text:p>0.800541639328003</text:p>
          </table:table-cell>
          <table:table-cell office:value-type="float" office:value="0.867254734039306" calcext:value-type="float">
            <text:p>0.867254734039306</text:p>
          </table:table-cell>
          <table:table-cell office:value-type="float" office:value="0.933969497680664" calcext:value-type="float">
            <text:p>0.933969497680664</text:p>
          </table:table-cell>
          <table:table-cell office:value-type="float" office:value="1.00068402290344" calcext:value-type="float">
            <text:p>1.00068402290344</text:p>
          </table:table-cell>
          <table:table-cell office:value-type="float" office:value="1.1007559299469" calcext:value-type="float">
            <text:p>1.1007559299469</text:p>
          </table:table-cell>
          <table:table-cell office:value-type="float" office:value="1.16747069358826" calcext:value-type="float">
            <text:p>1.16747069358826</text:p>
          </table:table-cell>
          <table:table-cell office:value-type="float" office:value="1.23418545722961" calcext:value-type="float">
            <text:p>1.23418545722961</text:p>
          </table:table-cell>
          <table:table-cell office:value-type="float" office:value="1.33425712585449" calcext:value-type="float">
            <text:p>1.33425712585449</text:p>
          </table:table-cell>
          <table:table-cell office:value-type="float" office:value="1.40097188949585" calcext:value-type="float">
            <text:p>1.40097188949585</text:p>
          </table:table-cell>
          <table:table-cell office:value-type="float" office:value="1.50104379653931" calcext:value-type="float">
            <text:p>1.50104379653931</text:p>
          </table:table-cell>
          <table:table-cell office:value-type="float" office:value="1.56775832176209" calcext:value-type="float">
            <text:p>1.56775832176209</text:p>
          </table:table-cell>
          <table:table-cell office:value-type="float" office:value="1.63447284698486" calcext:value-type="float">
            <text:p>1.63447284698486</text:p>
          </table:table-cell>
          <table:table-cell office:value-type="float" office:value="1.70118761062622" calcext:value-type="float">
            <text:p>1.70118761062622</text:p>
          </table:table-cell>
          <table:table-cell office:value-type="float" office:value="1.76790237426758" calcext:value-type="float">
            <text:p>1.76790237426758</text:p>
          </table:table-cell>
          <table:table-cell office:value-type="float" office:value="1.83461689949036" calcext:value-type="float">
            <text:p>1.83461689949036</text:p>
          </table:table-cell>
          <table:table-cell office:value-type="float" office:value="1.90133404731751" calcext:value-type="float">
            <text:p>1.90133404731751</text:p>
          </table:table-cell>
          <table:table-cell office:value-type="float" office:value="1.96805119514465" calcext:value-type="float">
            <text:p>1.96805119514465</text:p>
          </table:table-cell>
          <table:table-cell office:value-type="float" office:value="2.0347683429718" calcext:value-type="float">
            <text:p>2.0347683429718</text:p>
          </table:table-cell>
          <table:table-cell office:value-type="float" office:value="2.10148572921753" calcext:value-type="float">
            <text:p>2.10148572921753</text:p>
          </table:table-cell>
          <table:table-cell office:value-type="float" office:value="2.16820287704468" calcext:value-type="float">
            <text:p>2.16820287704468</text:p>
          </table:table-cell>
          <table:table-cell office:value-type="float" office:value="2.23492026329041" calcext:value-type="float">
            <text:p>2.23492026329041</text:p>
          </table:table-cell>
          <table:table-cell office:value-type="float" office:value="2.33499646186829" calcext:value-type="float">
            <text:p>2.33499646186829</text:p>
          </table:table-cell>
          <table:table-cell office:value-type="float" office:value="2.40171384811401" calcext:value-type="float">
            <text:p>2.40171384811401</text:p>
          </table:table-cell>
          <table:table-cell office:value-type="float" office:value="2.46843123435974" calcext:value-type="float">
            <text:p>2.46843123435974</text:p>
          </table:table-cell>
          <table:table-cell office:value-type="float" office:value="2.53514909744263" calcext:value-type="float">
            <text:p>2.53514909744263</text:p>
          </table:table-cell>
          <table:table-cell office:value-type="float" office:value="2.60186648368835" calcext:value-type="float">
            <text:p>2.60186648368835</text:p>
          </table:table-cell>
          <table:table-cell office:value-type="float" office:value="2.73530173301697" calcext:value-type="float">
            <text:p>2.73530173301697</text:p>
          </table:table-cell>
          <table:table-cell office:value-type="float" office:value="2.86873531341553" calcext:value-type="float">
            <text:p>2.86873531341553</text:p>
          </table:table-cell>
          <table:table-cell office:value-type="float" office:value="3.03552055358887" calcext:value-type="float">
            <text:p>3.03552055358887</text:p>
          </table:table-cell>
          <table:table-cell office:value-type="float" office:value="3.13559150695801" calcext:value-type="float">
            <text:p>3.13559150695801</text:p>
          </table:table-cell>
          <table:table-cell office:value-type="float" office:value="3.26901960372925" calcext:value-type="float">
            <text:p>3.26901960372925</text:p>
          </table:table-cell>
          <table:table-cell office:value-type="float" office:value="3.46916198730469" calcext:value-type="float">
            <text:p>3.46916198730469</text:p>
          </table:table-cell>
          <table:table-cell office:value-type="float" office:value="3.53587603569031" calcext:value-type="float">
            <text:p>3.53587603569031</text:p>
          </table:table-cell>
          <table:table-cell office:value-type="float" office:value="3.73601865768433" calcext:value-type="float">
            <text:p>3.73601865768433</text:p>
          </table:table-cell>
          <table:table-cell office:value-type="float" office:value="3.80273270606995" calcext:value-type="float">
            <text:p>3.80273270606995</text:p>
          </table:table-cell>
          <table:table-cell office:value-type="float" office:value="3.90280508995056" calcext:value-type="float">
            <text:p>3.90280508995056</text:p>
          </table:table-cell>
          <table:table-cell office:value-type="float" office:value="3.9695200920105" calcext:value-type="float">
            <text:p>3.9695200920105</text:p>
          </table:table-cell>
          <table:table-cell office:value-type="float" office:value="4.03623533248901" calcext:value-type="float">
            <text:p>4.03623533248901</text:p>
          </table:table-cell>
          <table:table-cell office:value-type="float" office:value="4.40316915512085" calcext:value-type="float">
            <text:p>4.40316915512085</text:p>
          </table:table-cell>
          <table:table-cell office:value-type="float" office:value="4.46988463401794" calcext:value-type="float">
            <text:p>4.46988463401794</text:p>
          </table:table-cell>
          <table:table-cell office:value-type="float" office:value="4.77010345458984" calcext:value-type="float">
            <text:p>4.77010345458984</text:p>
          </table:table-cell>
          <table:table-cell office:value-type="float" office:value="4.83681893348694" calcext:value-type="float">
            <text:p>4.83681893348694</text:p>
          </table:table-cell>
          <table:table-cell office:value-type="float" office:value="4.90353560447693" calcext:value-type="float">
            <text:p>4.90353560447693</text:p>
          </table:table-cell>
          <table:table-cell office:value-type="float" office:value="5.00361084938049" calcext:value-type="float">
            <text:p>5.00361084938049</text:p>
          </table:table-cell>
          <table:table-cell office:value-type="float" office:value="5.07032799720764" calcext:value-type="float">
            <text:p>5.07032799720764</text:p>
          </table:table-cell>
          <table:table-cell office:value-type="float" office:value="5.13704490661621" calcext:value-type="float">
            <text:p>5.13704490661621</text:p>
          </table:table-cell>
          <table:table-cell office:value-type="float" office:value="5.20376205444336" calcext:value-type="float">
            <text:p>5.20376205444336</text:p>
          </table:table-cell>
          <table:table-cell office:value-type="float" office:value="5.47063112258911" calcext:value-type="float">
            <text:p>5.47063112258911</text:p>
          </table:table-cell>
          <table:table-cell office:value-type="float" office:value="5.53734874725342" calcext:value-type="float">
            <text:p>5.53734874725342</text:p>
          </table:table-cell>
          <table:table-cell office:value-type="float" office:value="5.60406613349915" calcext:value-type="float">
            <text:p>5.60406613349915</text:p>
          </table:table-cell>
          <table:table-cell office:value-type="float" office:value="5.67078399658203" calcext:value-type="float">
            <text:p>5.67078399658203</text:p>
          </table:table-cell>
          <table:table-cell office:value-type="float" office:value="5.77086067199707" calcext:value-type="float">
            <text:p>5.77086067199707</text:p>
          </table:table-cell>
          <table:table-cell office:value-type="float" office:value="5.87093806266785" calcext:value-type="float">
            <text:p>5.87093806266785</text:p>
          </table:table-cell>
          <table:table-cell office:value-type="float" office:value="6.00437617301941" calcext:value-type="float">
            <text:p>6.00437617301941</text:p>
          </table:table-cell>
          <table:table-cell office:value-type="float" office:value="6.07109570503235" calcext:value-type="float">
            <text:p>6.07109570503235</text:p>
          </table:table-cell>
          <table:table-cell office:value-type="float" office:value="6.30461382865906" calcext:value-type="float">
            <text:p>6.30461382865906</text:p>
          </table:table-cell>
          <table:table-cell office:value-type="float" office:value="6.50477266311646" calcext:value-type="float">
            <text:p>6.50477266311646</text:p>
          </table:table-cell>
          <table:table-cell office:value-type="float" office:value="6.63821244239807" calcext:value-type="float">
            <text:p>6.63821244239807</text:p>
          </table:table-cell>
          <table:table-cell office:value-type="float" office:value="6.93844699859619" calcext:value-type="float">
            <text:p>6.93844699859619</text:p>
          </table:table-cell>
          <table:table-cell office:value-type="float" office:value="7.0385217666626" calcext:value-type="float">
            <text:p>7.0385217666626</text:p>
          </table:table-cell>
          <table:table-cell office:value-type="float" office:value="7.138596534729" calcext:value-type="float">
            <text:p>7.138596534729</text:p>
          </table:table-cell>
          <table:table-cell office:value-type="float" office:value="7.27202963829041" calcext:value-type="float">
            <text:p>7.27202963829041</text:p>
          </table:table-cell>
          <table:table-cell office:value-type="float" office:value="7.33874607086182" calcext:value-type="float">
            <text:p>7.33874607086182</text:p>
          </table:table-cell>
          <table:table-cell office:value-type="float" office:value="7.40546274185181" calcext:value-type="float">
            <text:p>7.40546274185181</text:p>
          </table:table-cell>
          <table:table-cell office:value-type="float" office:value="7.50553774833679" calcext:value-type="float">
            <text:p>7.50553774833679</text:p>
          </table:table-cell>
          <table:table-cell office:value-type="float" office:value="7.57225441932678" calcext:value-type="float">
            <text:p>7.57225441932678</text:p>
          </table:table-cell>
          <table:table-cell office:value-type="float" office:value="7.63897109031677" calcext:value-type="float">
            <text:p>7.63897109031677</text:p>
          </table:table-cell>
          <table:table-cell office:value-type="float" office:value="7.70568776130676" calcext:value-type="float">
            <text:p>7.70568776130676</text:p>
          </table:table-cell>
          <table:table-cell office:value-type="float" office:value="7.77240443229675" calcext:value-type="float">
            <text:p>7.77240443229675</text:p>
          </table:table-cell>
          <table:table-cell office:value-type="float" office:value="8.03936433792114" calcext:value-type="float">
            <text:p>8.03936433792114</text:p>
          </table:table-cell>
          <table:table-cell office:value-type="float" office:value="8.13948702812195" calcext:value-type="float">
            <text:p>8.13948702812195</text:p>
          </table:table-cell>
          <table:table-cell office:value-type="float" office:value="8.27298593521118" calcext:value-type="float">
            <text:p>8.27298593521118</text:p>
          </table:table-cell>
          <table:table-cell office:value-type="float" office:value="8.30636096000671" calcext:value-type="float">
            <text:p>8.30636096000671</text:p>
          </table:table-cell>
          <table:table-cell office:value-type="float" office:value="8.37311124801636" calcext:value-type="float">
            <text:p>8.37311124801636</text:p>
          </table:table-cell>
          <table:table-cell office:value-type="float" office:value="8.43986177444458" calcext:value-type="float">
            <text:p>8.43986177444458</text:p>
          </table:table-cell>
          <table:table-cell office:value-type="float" office:value="8.50661277770996" calcext:value-type="float">
            <text:p>8.50661277770996</text:p>
          </table:table-cell>
          <table:table-cell office:value-type="float" office:value="8.6401162147522" calcext:value-type="float">
            <text:p>8.6401162147522</text:p>
          </table:table-cell>
          <table:table-cell office:value-type="float" office:value="8.70686864852905" calcext:value-type="float">
            <text:p>8.70686864852905</text:p>
          </table:table-cell>
          <table:table-cell office:value-type="float" office:value="8.84037399291992" calcext:value-type="float">
            <text:p>8.84037399291992</text:p>
          </table:table-cell>
          <table:table-cell office:value-type="float" office:value="8.90708637237549" calcext:value-type="float">
            <text:p>8.90708637237549</text:p>
          </table:table-cell>
          <table:table-cell office:value-type="float" office:value="9.0405113697052" calcext:value-type="float">
            <text:p>9.0405113697052</text:p>
          </table:table-cell>
          <table:table-cell office:value-type="float" office:value="9.10722374916077" calcext:value-type="float">
            <text:p>9.10722374916077</text:p>
          </table:table-cell>
          <table:table-cell office:value-type="float" office:value="9.17393589019775" calcext:value-type="float">
            <text:p>9.17393589019775</text:p>
          </table:table-cell>
          <table:table-cell office:value-type="float" office:value="9.54085278511047" calcext:value-type="float">
            <text:p>9.54085278511047</text:p>
          </table:table-cell>
          <table:table-cell office:value-type="float" office:value="9.94112038612366" calcext:value-type="float">
            <text:p>9.94112038612366</text:p>
          </table:table-cell>
          <table:table-cell office:value-type="float" office:value="10.0078291893005" calcext:value-type="float">
            <text:p>10.0078291893005</text:p>
          </table:table-cell>
          <table:table-cell office:value-type="float" office:value="10.0745377540588" calcext:value-type="float">
            <text:p>10.0745377540588</text:p>
          </table:table-cell>
          <table:table-cell office:value-type="float" office:value="10.1412463188171" calcext:value-type="float">
            <text:p>10.1412463188171</text:p>
          </table:table-cell>
          <table:table-cell office:value-type="float" office:value="10.241308927536" calcext:value-type="float">
            <text:p>10.241308927536</text:p>
          </table:table-cell>
          <table:table-cell office:value-type="float" office:value="10.3080172538757" calcext:value-type="float">
            <text:p>10.3080172538757</text:p>
          </table:table-cell>
          <table:table-cell office:value-type="float" office:value="10.3747253417969" calcext:value-type="float">
            <text:p>10.3747253417969</text:p>
          </table:table-cell>
          <table:table-cell office:value-type="float" office:value="10.6415572166443" calcext:value-type="float">
            <text:p>10.6415572166443</text:p>
          </table:table-cell>
          <table:table-cell office:value-type="float" office:value="10.7082650661469" calcext:value-type="float">
            <text:p>10.7082650661469</text:p>
          </table:table-cell>
          <table:table-cell office:value-type="float" office:value="10.7749724388123" calcext:value-type="float">
            <text:p>10.7749724388123</text:p>
          </table:table-cell>
          <table:table-cell office:value-type="float" office:value="10.8416802883148" calcext:value-type="float">
            <text:p>10.8416802883148</text:p>
          </table:table-cell>
          <table:table-cell office:value-type="float" office:value="10.908390045166" calcext:value-type="float">
            <text:p>10.908390045166</text:p>
          </table:table-cell>
          <table:table-cell office:value-type="float" office:value="11.0084540843964" calcext:value-type="float">
            <text:p>11.0084540843964</text:p>
          </table:table-cell>
          <table:table-cell office:value-type="float" office:value="11.0751638412476" calcext:value-type="float">
            <text:p>11.0751638412476</text:p>
          </table:table-cell>
          <table:table-cell office:value-type="float" office:value="11.2419373989105" calcext:value-type="float">
            <text:p>11.2419373989105</text:p>
          </table:table-cell>
          <table:table-cell office:value-type="float" office:value="11.308646440506" calcext:value-type="float">
            <text:p>11.308646440506</text:p>
          </table:table-cell>
          <table:table-cell office:value-type="float" office:value="11.3753554821014" calcext:value-type="float">
            <text:p>11.3753554821014</text:p>
          </table:table-cell>
          <table:table-cell office:value-type="float" office:value="11.4420645236969" calcext:value-type="float">
            <text:p>11.4420645236969</text:p>
          </table:table-cell>
          <table:table-cell office:value-type="float" office:value="11.5421280860901" calcext:value-type="float">
            <text:p>11.5421280860901</text:p>
          </table:table-cell>
          <table:table-cell office:value-type="float" office:value="11.608836889267" calcext:value-type="float">
            <text:p>11.608836889267</text:p>
          </table:table-cell>
          <table:table-cell office:value-type="float" office:value="11.6421911716461" calcext:value-type="float">
            <text:p>11.6421911716461</text:p>
          </table:table-cell>
          <table:table-cell office:value-type="float" office:value="11.708899974823" calcext:value-type="float">
            <text:p>11.708899974823</text:p>
          </table:table-cell>
          <table:table-cell office:value-type="float" office:value="11.7756085395813" calcext:value-type="float">
            <text:p>11.7756085395813</text:p>
          </table:table-cell>
          <table:table-cell office:value-type="float" office:value="12.1425054073334" calcext:value-type="float">
            <text:p>12.1425054073334</text:p>
          </table:table-cell>
          <table:table-cell office:value-type="float" office:value="12.375983953476" calcext:value-type="float">
            <text:p>12.375983953476</text:p>
          </table:table-cell>
          <table:table-cell office:value-type="float" office:value="12.5427532196045" calcext:value-type="float">
            <text:p>12.5427532196045</text:p>
          </table:table-cell>
          <table:table-cell office:value-type="float" office:value="12.6094610691071" calcext:value-type="float">
            <text:p>12.6094610691071</text:p>
          </table:table-cell>
          <table:table-cell office:value-type="float" office:value="12.6761684417725" calcext:value-type="float">
            <text:p>12.6761684417725</text:p>
          </table:table-cell>
          <table:table-cell office:value-type="float" office:value="12.7762296199799" calcext:value-type="float">
            <text:p>12.7762296199799</text:p>
          </table:table-cell>
          <table:table-cell office:value-type="float" office:value="12.8429369926453" calcext:value-type="float">
            <text:p>12.8429369926453</text:p>
          </table:table-cell>
          <table:table-cell office:value-type="float" office:value="12.9096465110779" calcext:value-type="float">
            <text:p>12.9096465110779</text:p>
          </table:table-cell>
          <table:table-cell office:value-type="float" office:value="13.0430653095245" calcext:value-type="float">
            <text:p>13.0430653095245</text:p>
          </table:table-cell>
          <table:table-cell office:value-type="float" office:value="13.1764833927155" calcext:value-type="float">
            <text:p>13.1764833927155</text:p>
          </table:table-cell>
          <table:table-cell office:value-type="float" office:value="13.4433190822601" calcext:value-type="float">
            <text:p>13.4433190822601</text:p>
          </table:table-cell>
          <table:table-cell office:value-type="float" office:value="13.5100276470184" calcext:value-type="float">
            <text:p>13.5100276470184</text:p>
          </table:table-cell>
          <table:table-cell office:value-type="float" office:value="13.5767364501953" calcext:value-type="float">
            <text:p>13.5767364501953</text:p>
          </table:table-cell>
          <table:table-cell office:value-type="float" office:value="13.7768614292145" calcext:value-type="float">
            <text:p>13.7768614292145</text:p>
          </table:table-cell>
          <table:table-cell office:value-type="float" office:value="13.8435697555542" calcext:value-type="float">
            <text:p>13.8435697555542</text:p>
          </table:table-cell>
          <table:table-cell office:value-type="float" office:value="13.9102802276611" calcext:value-type="float">
            <text:p>13.9102802276611</text:p>
          </table:table-cell>
          <table:table-cell office:value-type="float" office:value="14.0103459358215" calcext:value-type="float">
            <text:p>14.0103459358215</text:p>
          </table:table-cell>
          <table:table-cell office:value-type="float" office:value="14.0770564079285" calcext:value-type="float">
            <text:p>14.0770564079285</text:p>
          </table:table-cell>
          <table:table-cell office:value-type="float" office:value="14.1437668800354" calcext:value-type="float">
            <text:p>14.1437668800354</text:p>
          </table:table-cell>
          <table:table-cell office:value-type="float" office:value="14.2438323497772" calcext:value-type="float">
            <text:p>14.2438323497772</text:p>
          </table:table-cell>
          <table:table-cell office:value-type="float" office:value="14.3105425834656" calcext:value-type="float">
            <text:p>14.3105425834656</text:p>
          </table:table-cell>
          <table:table-cell office:value-type="float" office:value="14.3772528171539" calcext:value-type="float">
            <text:p>14.3772528171539</text:p>
          </table:table-cell>
          <table:table-cell office:value-type="float" office:value="14.6107378005981" calcext:value-type="float">
            <text:p>14.6107378005981</text:p>
          </table:table-cell>
          <table:table-cell office:value-type="float" office:value="14.6774477958679" calcext:value-type="float">
            <text:p>14.6774477958679</text:p>
          </table:table-cell>
          <table:table-cell office:value-type="float" office:value="14.7441575527191" calcext:value-type="float">
            <text:p>14.7441575527191</text:p>
          </table:table-cell>
          <table:table-cell office:value-type="float" office:value="14.8775780200958" calcext:value-type="float">
            <text:p>14.8775780200958</text:p>
          </table:table-cell>
          <table:table-cell office:value-type="float" office:value="14.9442894458771" calcext:value-type="float">
            <text:p>14.9442894458771</text:p>
          </table:table-cell>
          <table:table-cell office:value-type="float" office:value="15.1110672950745" calcext:value-type="float">
            <text:p>15.1110672950745</text:p>
          </table:table-cell>
          <table:table-cell office:value-type="float" office:value="15.1777784824371" calcext:value-type="float">
            <text:p>15.1777784824371</text:p>
          </table:table-cell>
          <table:table-cell office:value-type="float" office:value="15.2444894313812" calcext:value-type="float">
            <text:p>15.2444894313812</text:p>
          </table:table-cell>
          <table:table-cell office:value-type="float" office:value="15.3112003803253" calcext:value-type="float">
            <text:p>15.3112003803253</text:p>
          </table:table-cell>
          <table:table-cell office:value-type="float" office:value="15.3779113292694" calcext:value-type="float">
            <text:p>15.3779113292694</text:p>
          </table:table-cell>
          <table:table-cell office:value-type="float" office:value="15.4446220397949" calcext:value-type="float">
            <text:p>15.4446220397949</text:p>
          </table:table-cell>
          <table:table-cell office:value-type="float" office:value="15.511332988739" calcext:value-type="float">
            <text:p>15.511332988739</text:p>
          </table:table-cell>
          <table:table-cell office:value-type="float" office:value="15.7114651203156" calcext:value-type="float">
            <text:p>15.7114651203156</text:p>
          </table:table-cell>
          <table:table-cell office:value-type="float" office:value="15.9115970134735" calcext:value-type="float">
            <text:p>15.9115970134735</text:p>
          </table:table-cell>
          <table:table-cell office:value-type="float" office:value="15.978307723999" calcext:value-type="float">
            <text:p>15.978307723999</text:p>
          </table:table-cell>
          <table:table-cell office:value-type="float" office:value="16.045018196106" calcext:value-type="float">
            <text:p>16.045018196106</text:p>
          </table:table-cell>
          <table:table-cell office:value-type="float" office:value="16.0783734321594" calcext:value-type="float">
            <text:p>16.0783734321594</text:p>
          </table:table-cell>
          <table:table-cell office:value-type="float" office:value="16.1450839042664" calcext:value-type="float">
            <text:p>16.1450839042664</text:p>
          </table:table-cell>
          <table:table-cell office:value-type="float" office:value="16.2451493740082" calcext:value-type="float">
            <text:p>16.2451493740082</text:p>
          </table:table-cell>
          <table:table-cell office:value-type="float" office:value="16.3785698413849" calcext:value-type="float">
            <text:p>16.3785698413849</text:p>
          </table:table-cell>
          <table:table-cell office:value-type="float" office:value="16.5453453063965" calcext:value-type="float">
            <text:p>16.5453453063965</text:p>
          </table:table-cell>
          <table:table-cell office:value-type="float" office:value="16.6120553016663" calcext:value-type="float">
            <text:p>16.6120553016663</text:p>
          </table:table-cell>
          <table:table-cell office:value-type="float" office:value="16.6787650585175" calcext:value-type="float">
            <text:p>16.6787650585175</text:p>
          </table:table-cell>
          <table:table-cell office:value-type="float" office:value="16.7454748153687" calcext:value-type="float">
            <text:p>16.7454748153687</text:p>
          </table:table-cell>
          <table:table-cell office:value-type="float" office:value="16.8455395698547" calcext:value-type="float">
            <text:p>16.8455395698547</text:p>
          </table:table-cell>
          <table:table-cell office:value-type="float" office:value="16.9122517108917" calcext:value-type="float">
            <text:p>16.9122517108917</text:p>
          </table:table-cell>
          <table:table-cell office:value-type="float" office:value="17.1123886108398" calcext:value-type="float">
            <text:p>17.1123886108398</text:p>
          </table:table-cell>
          <table:table-cell office:value-type="float" office:value="17.179101228714" calcext:value-type="float">
            <text:p>17.179101228714</text:p>
          </table:table-cell>
          <table:table-cell office:value-type="float" office:value="17.245813369751" calcext:value-type="float">
            <text:p>17.245813369751</text:p>
          </table:table-cell>
          <table:table-cell office:value-type="float" office:value="17.4125936031342" calcext:value-type="float">
            <text:p>17.4125936031342</text:p>
          </table:table-cell>
          <table:table-cell office:value-type="float" office:value="17.5126616954803" calcext:value-type="float">
            <text:p>17.5126616954803</text:p>
          </table:table-cell>
          <table:table-cell office:value-type="float" office:value="17.5793735980988" calcext:value-type="float">
            <text:p>17.5793735980988</text:p>
          </table:table-cell>
          <table:table-cell office:value-type="float" office:value="17.6460857391357" calcext:value-type="float">
            <text:p>17.6460857391357</text:p>
          </table:table-cell>
          <table:table-cell office:value-type="float" office:value="17.8462212085724" calcext:value-type="float">
            <text:p>17.8462212085724</text:p>
          </table:table-cell>
          <table:table-cell office:value-type="float" office:value="17.9129331111908" calcext:value-type="float">
            <text:p>17.9129331111908</text:p>
          </table:table-cell>
          <table:table-cell office:value-type="float" office:value="18.0130004882813" calcext:value-type="float">
            <text:p>18.0130004882813</text:p>
          </table:table-cell>
          <table:table-cell office:value-type="float" office:value="18.1130681037903" calcext:value-type="float">
            <text:p>18.1130681037903</text:p>
          </table:table-cell>
          <table:table-cell office:value-type="float" office:value="18.1797797679901" calcext:value-type="float">
            <text:p>18.1797797679901</text:p>
          </table:table-cell>
          <table:table-cell office:value-type="float" office:value="18.2464911937714" calcext:value-type="float">
            <text:p>18.2464911937714</text:p>
          </table:table-cell>
          <table:table-cell office:value-type="float" office:value="18.3132028579712" calcext:value-type="float">
            <text:p>18.3132028579712</text:p>
          </table:table-cell>
          <table:table-cell office:value-type="float" office:value="18.3799142837524" calcext:value-type="float">
            <text:p>18.3799142837524</text:p>
          </table:table-cell>
          <table:table-cell office:value-type="float" office:value="18.4466257095337" calcext:value-type="float">
            <text:p>18.4466257095337</text:p>
          </table:table-cell>
          <table:table-cell office:value-type="float" office:value="18.4799814224243" calcext:value-type="float">
            <text:p>18.4799814224243</text:p>
          </table:table-cell>
          <table:table-cell office:value-type="float" office:value="18.5466928482056" calcext:value-type="float">
            <text:p>18.5466928482056</text:p>
          </table:table-cell>
          <table:table-cell office:value-type="float" office:value="18.6134042739868" calcext:value-type="float">
            <text:p>18.6134042739868</text:p>
          </table:table-cell>
          <table:table-cell office:value-type="float" office:value="18.6801156997681" calcext:value-type="float">
            <text:p>18.6801156997681</text:p>
          </table:table-cell>
          <table:table-cell office:value-type="float" office:value="18.7468268871307" calcext:value-type="float">
            <text:p>18.7468268871307</text:p>
          </table:table-cell>
          <table:table-cell office:value-type="float" office:value="18.813538312912" calcext:value-type="float">
            <text:p>18.813538312912</text:p>
          </table:table-cell>
          <table:table-cell office:value-type="float" office:value="18.8802487850189" calcext:value-type="float">
            <text:p>18.8802487850189</text:p>
          </table:table-cell>
          <table:table-cell office:value-type="float" office:value="18.9469587802887" calcext:value-type="float">
            <text:p>18.9469587802887</text:p>
          </table:table-cell>
          <table:table-cell office:value-type="float" office:value="19.0136685371399" calcext:value-type="float">
            <text:p>19.0136685371399</text:p>
          </table:table-cell>
          <table:table-cell office:value-type="float" office:value="19.0470235347748" calcext:value-type="float">
            <text:p>19.0470235347748</text:p>
          </table:table-cell>
          <table:table-cell office:value-type="float" office:value="19.1470880508423" calcext:value-type="float">
            <text:p>19.1470880508423</text:p>
          </table:table-cell>
          <table:table-cell office:value-type="float" office:value="19.2137973308563" calcext:value-type="float">
            <text:p>19.2137973308563</text:p>
          </table:table-cell>
          <table:table-cell office:value-type="float" office:value="19.2471520900726" calcext:value-type="float">
            <text:p>19.2471520900726</text:p>
          </table:table-cell>
          <table:table-cell office:value-type="float" office:value="19.347216129303" calcext:value-type="float">
            <text:p>19.347216129303</text:p>
          </table:table-cell>
          <table:table-cell office:value-type="float" office:value="19.4139256477356" calcext:value-type="float">
            <text:p>19.4139256477356</text:p>
          </table:table-cell>
          <table:table-cell office:value-type="float" office:value="19.4806349277496" calcext:value-type="float">
            <text:p>19.4806349277496</text:p>
          </table:table-cell>
          <table:table-cell office:value-type="float" office:value="19.5806982517242" calcext:value-type="float">
            <text:p>19.5806982517242</text:p>
          </table:table-cell>
          <table:table-cell office:value-type="float" office:value="19.6474072933197" calcext:value-type="float">
            <text:p>19.6474072933197</text:p>
          </table:table-cell>
          <table:table-cell office:value-type="float" office:value="19.7141163349152" calcext:value-type="float">
            <text:p>19.7141163349152</text:p>
          </table:table-cell>
          <table:table-cell office:value-type="float" office:value="19.780825138092" calcext:value-type="float">
            <text:p>19.780825138092</text:p>
          </table:table-cell>
          <table:table-cell office:value-type="float" office:value="19.8475339412689" calcext:value-type="float">
            <text:p>19.8475339412689</text:p>
          </table:table-cell>
          <table:table-cell office:value-type="float" office:value="19.9142439365387" calcext:value-type="float">
            <text:p>19.9142439365387</text:p>
          </table:table-cell>
          <table:table-cell office:value-type="float" office:value="20.0143089294434" calcext:value-type="float">
            <text:p>20.0143089294434</text:p>
          </table:table-cell>
          <table:table-cell office:value-type="float" office:value="20.0810186862946" calcext:value-type="float">
            <text:p>20.0810186862946</text:p>
          </table:table-cell>
          <table:table-cell office:value-type="float" office:value="20.1477284431458" calcext:value-type="float">
            <text:p>20.1477284431458</text:p>
          </table:table-cell>
          <table:table-cell office:value-type="float" office:value="20.2144379615784" calcext:value-type="float">
            <text:p>20.2144379615784</text:p>
          </table:table-cell>
          <table:table-cell office:value-type="float" office:value="20.2811477184296" calcext:value-type="float">
            <text:p>20.2811477184296</text:p>
          </table:table-cell>
          <table:table-cell office:value-type="float" office:value="20.3478572368622" calcext:value-type="float">
            <text:p>20.3478572368622</text:p>
          </table:table-cell>
          <table:table-cell office:value-type="float" office:value="20.4145667552948" calcext:value-type="float">
            <text:p>20.4145667552948</text:p>
          </table:table-cell>
          <table:table-cell office:value-type="float" office:value="20.4812760353088" calcext:value-type="float">
            <text:p>20.4812760353088</text:p>
          </table:table-cell>
          <table:table-cell office:value-type="float" office:value="20.5479853153229" calcext:value-type="float">
            <text:p>20.5479853153229</text:p>
          </table:table-cell>
          <table:table-cell office:value-type="float" office:value="20.6146945953369" calcext:value-type="float">
            <text:p>20.6146945953369</text:p>
          </table:table-cell>
          <table:table-cell office:value-type="float" office:value="20.681403875351" calcext:value-type="float">
            <text:p>20.681403875351</text:p>
          </table:table-cell>
          <table:table-cell office:value-type="float" office:value="20.7481129169464" calcext:value-type="float">
            <text:p>20.7481129169464</text:p>
          </table:table-cell>
          <table:table-cell office:value-type="float" office:value="20.8148221969604" calcext:value-type="float">
            <text:p>20.8148221969604</text:p>
          </table:table-cell>
          <table:table-cell office:value-type="float" office:value="20.8481764793396" calcext:value-type="float">
            <text:p>20.8481764793396</text:p>
          </table:table-cell>
          <table:table-cell office:value-type="float" office:value="20.9148859977722" calcext:value-type="float">
            <text:p>20.9148859977722</text:p>
          </table:table-cell>
          <table:table-cell office:value-type="float" office:value="20.9815957546234" calcext:value-type="float">
            <text:p>20.9815957546234</text:p>
          </table:table-cell>
          <table:table-cell office:value-type="float" office:value="21.048305273056" calcext:value-type="float">
            <text:p>21.048305273056</text:p>
          </table:table-cell>
          <table:table-cell office:value-type="float" office:value="21.1150147914886" calcext:value-type="float">
            <text:p>21.1150147914886</text:p>
          </table:table-cell>
          <table:table-cell office:value-type="float" office:value="21.1817238330841" calcext:value-type="float">
            <text:p>21.1817238330841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215765374341969" calcext:value-type="float">
            <text:p>0.215765374341969</text:p>
          </table:table-cell>
          <table:table-cell office:value-type="float" office:value="0.216125381077887" calcext:value-type="float">
            <text:p>0.216125381077887</text:p>
          </table:table-cell>
          <table:table-cell office:value-type="float" office:value="0.216176690058518" calcext:value-type="float">
            <text:p>0.216176690058518</text:p>
          </table:table-cell>
          <table:table-cell office:value-type="float" office:value="0.215949517712497" calcext:value-type="float">
            <text:p>0.215949517712497</text:p>
          </table:table-cell>
          <table:table-cell office:value-type="float" office:value="0.215964937647678" calcext:value-type="float">
            <text:p>0.215964937647678</text:p>
          </table:table-cell>
          <table:table-cell office:value-type="float" office:value="0.216220087538582" calcext:value-type="float">
            <text:p>0.216220087538582</text:p>
          </table:table-cell>
          <table:table-cell office:value-type="float" office:value="0.216943730129904" calcext:value-type="float">
            <text:p>0.216943730129904</text:p>
          </table:table-cell>
          <table:table-cell office:value-type="float" office:value="0.216489958330135" calcext:value-type="float">
            <text:p>0.216489958330135</text:p>
          </table:table-cell>
          <table:table-cell office:value-type="float" office:value="0.216281295881369" calcext:value-type="float">
            <text:p>0.216281295881369</text:p>
          </table:table-cell>
          <table:table-cell office:value-type="float" office:value="0.216188539186471" calcext:value-type="float">
            <text:p>0.216188539186471</text:p>
          </table:table-cell>
          <table:table-cell office:value-type="float" office:value="0.216800990935715" calcext:value-type="float">
            <text:p>0.216800990935715</text:p>
          </table:table-cell>
          <table:table-cell office:value-type="float" office:value="0.216375637013332" calcext:value-type="float">
            <text:p>0.216375637013332</text:p>
          </table:table-cell>
          <table:table-cell office:value-type="float" office:value="0.216471397629313" calcext:value-type="float">
            <text:p>0.216471397629313</text:p>
          </table:table-cell>
          <table:table-cell office:value-type="float" office:value="0.216287443515398" calcext:value-type="float">
            <text:p>0.216287443515398</text:p>
          </table:table-cell>
          <table:table-cell office:value-type="float" office:value="0.216533749869782" calcext:value-type="float">
            <text:p>0.216533749869782</text:p>
          </table:table-cell>
          <table:table-cell office:value-type="float" office:value="0.216471030061791" calcext:value-type="float">
            <text:p>0.216471030061791</text:p>
          </table:table-cell>
          <table:table-cell office:value-type="float" office:value="0.216570829340228" calcext:value-type="float">
            <text:p>0.216570829340228</text:p>
          </table:table-cell>
          <table:table-cell office:value-type="float" office:value="0.216363787552019" calcext:value-type="float">
            <text:p>0.216363787552019</text:p>
          </table:table-cell>
          <table:table-cell office:value-type="float" office:value="0.216594463263444" calcext:value-type="float">
            <text:p>0.216594463263444</text:p>
          </table:table-cell>
          <table:table-cell office:value-type="float" office:value="0.216204665476704" calcext:value-type="float">
            <text:p>0.216204665476704</text:p>
          </table:table-cell>
          <table:table-cell office:value-type="float" office:value="0.216662523606416" calcext:value-type="float">
            <text:p>0.216662523606416</text:p>
          </table:table-cell>
          <table:table-cell office:value-type="float" office:value="0.216654495014845" calcext:value-type="float">
            <text:p>0.216654495014845</text:p>
          </table:table-cell>
          <table:table-cell office:value-type="float" office:value="0.21662154952758" calcext:value-type="float">
            <text:p>0.21662154952758</text:p>
          </table:table-cell>
          <table:table-cell office:value-type="float" office:value="0.216589195790782" calcext:value-type="float">
            <text:p>0.216589195790782</text:p>
          </table:table-cell>
          <table:table-cell office:value-type="float" office:value="0.216723336150965" calcext:value-type="float">
            <text:p>0.216723336150965</text:p>
          </table:table-cell>
          <table:table-cell office:value-type="float" office:value="0.216735107394928" calcext:value-type="float">
            <text:p>0.216735107394928</text:p>
          </table:table-cell>
          <table:table-cell office:value-type="float" office:value="0.216582022343216" calcext:value-type="float">
            <text:p>0.216582022343216</text:p>
          </table:table-cell>
          <table:table-cell office:value-type="float" office:value="0.216529341487162" calcext:value-type="float">
            <text:p>0.216529341487162</text:p>
          </table:table-cell>
          <table:table-cell office:value-type="float" office:value="0.216266562484856" calcext:value-type="float">
            <text:p>0.216266562484856</text:p>
          </table:table-cell>
          <table:table-cell office:value-type="float" office:value="0.216457804453834" calcext:value-type="float">
            <text:p>0.216457804453834</text:p>
          </table:table-cell>
          <table:table-cell office:value-type="float" office:value="0.215837411969891" calcext:value-type="float">
            <text:p>0.215837411969891</text:p>
          </table:table-cell>
          <table:table-cell office:value-type="float" office:value="0.215979190298372" calcext:value-type="float">
            <text:p>0.215979190298372</text:p>
          </table:table-cell>
          <table:table-cell office:value-type="float" office:value="0.215774435470448" calcext:value-type="float">
            <text:p>0.215774435470448</text:p>
          </table:table-cell>
          <table:table-cell office:value-type="float" office:value="0.216292976544048" calcext:value-type="float">
            <text:p>0.216292976544048</text:p>
          </table:table-cell>
          <table:table-cell office:value-type="float" office:value="0.216234280318292" calcext:value-type="float">
            <text:p>0.216234280318292</text:p>
          </table:table-cell>
          <table:table-cell office:value-type="float" office:value="0.216451385238047" calcext:value-type="float">
            <text:p>0.216451385238047</text:p>
          </table:table-cell>
          <table:table-cell office:value-type="float" office:value="0.212857457618869" calcext:value-type="float">
            <text:p>0.212857457618869</text:p>
          </table:table-cell>
          <table:table-cell office:value-type="float" office:value="0.203693739677463" calcext:value-type="float">
            <text:p>0.203693739677463</text:p>
          </table:table-cell>
          <table:table-cell office:value-type="float" office:value="0.222264956605961" calcext:value-type="float">
            <text:p>0.222264956605961</text:p>
          </table:table-cell>
          <table:table-cell office:value-type="float" office:value="0.246181296403664" calcext:value-type="float">
            <text:p>0.246181296403664</text:p>
          </table:table-cell>
          <table:table-cell office:value-type="float" office:value="0.247379997752935" calcext:value-type="float">
            <text:p>0.247379997752935</text:p>
          </table:table-cell>
          <table:table-cell office:value-type="float" office:value="0.240753359942034" calcext:value-type="float">
            <text:p>0.240753359942034</text:p>
          </table:table-cell>
          <table:table-cell office:value-type="float" office:value="0.257807606535444" calcext:value-type="float">
            <text:p>0.257807606535444</text:p>
          </table:table-cell>
          <table:table-cell office:value-type="float" office:value="0.243805775453077" calcext:value-type="float">
            <text:p>0.243805775453077</text:p>
          </table:table-cell>
          <table:table-cell office:value-type="float" office:value="0.237932412772738" calcext:value-type="float">
            <text:p>0.237932412772738</text:p>
          </table:table-cell>
          <table:table-cell office:value-type="float" office:value="0.214572623966233" calcext:value-type="float">
            <text:p>0.214572623966233</text:p>
          </table:table-cell>
          <table:table-cell office:value-type="float" office:value="0.216433764424542" calcext:value-type="float">
            <text:p>0.216433764424542</text:p>
          </table:table-cell>
          <table:table-cell office:value-type="float" office:value="0.218371597720024" calcext:value-type="float">
            <text:p>0.218371597720024</text:p>
          </table:table-cell>
          <table:table-cell office:value-type="float" office:value="0.216757343751176" calcext:value-type="float">
            <text:p>0.216757343751176</text:p>
          </table:table-cell>
          <table:table-cell office:value-type="float" office:value="0.213479972929259" calcext:value-type="float">
            <text:p>0.213479972929259</text:p>
          </table:table-cell>
          <table:table-cell office:value-type="float" office:value="0.167816984035667" calcext:value-type="float">
            <text:p>0.167816984035667</text:p>
          </table:table-cell>
          <table:table-cell office:value-type="float" office:value="0.170373884242808" calcext:value-type="float">
            <text:p>0.170373884242808</text:p>
          </table:table-cell>
          <table:table-cell office:value-type="float" office:value="0.175438643592257" calcext:value-type="float">
            <text:p>0.175438643592257</text:p>
          </table:table-cell>
          <table:table-cell office:value-type="float" office:value="0.184157686369743" calcext:value-type="float">
            <text:p>0.184157686369743</text:p>
          </table:table-cell>
          <table:table-cell office:value-type="float" office:value="0.19101418258044" calcext:value-type="float">
            <text:p>0.19101418258044</text:p>
          </table:table-cell>
          <table:table-cell office:value-type="float" office:value="0.194790526836113" calcext:value-type="float">
            <text:p>0.194790526836113</text:p>
          </table:table-cell>
          <table:table-cell office:value-type="float" office:value="0.18965081473694" calcext:value-type="float">
            <text:p>0.18965081473694</text:p>
          </table:table-cell>
          <table:table-cell office:value-type="float" office:value="0.178742782862783" calcext:value-type="float">
            <text:p>0.178742782862783</text:p>
          </table:table-cell>
          <table:table-cell office:value-type="float" office:value="0.166987782628294" calcext:value-type="float">
            <text:p>0.166987782628294</text:p>
          </table:table-cell>
          <table:table-cell office:value-type="float" office:value="0.225244844115184" calcext:value-type="float">
            <text:p>0.225244844115184</text:p>
          </table:table-cell>
          <table:table-cell office:value-type="float" office:value="0.244156187657495" calcext:value-type="float">
            <text:p>0.244156187657495</text:p>
          </table:table-cell>
          <table:table-cell office:value-type="float" office:value="0.247871729834537" calcext:value-type="float">
            <text:p>0.247871729834537</text:p>
          </table:table-cell>
          <table:table-cell office:value-type="float" office:value="0.247137231507622" calcext:value-type="float">
            <text:p>0.247137231507622</text:p>
          </table:table-cell>
          <table:table-cell office:value-type="float" office:value="0.245292879738247" calcext:value-type="float">
            <text:p>0.245292879738247</text:p>
          </table:table-cell>
          <table:table-cell office:value-type="float" office:value="0.24712489669359" calcext:value-type="float">
            <text:p>0.24712489669359</text:p>
          </table:table-cell>
          <table:table-cell office:value-type="float" office:value="0.253885298144978" calcext:value-type="float">
            <text:p>0.253885298144978</text:p>
          </table:table-cell>
          <table:table-cell office:value-type="float" office:value="0.252612770405364" calcext:value-type="float">
            <text:p>0.252612770405364</text:p>
          </table:table-cell>
          <table:table-cell office:value-type="float" office:value="0.217494512439981" calcext:value-type="float">
            <text:p>0.217494512439981</text:p>
          </table:table-cell>
          <table:table-cell office:value-type="float" office:value="0.234091051559602" calcext:value-type="float">
            <text:p>0.234091051559602</text:p>
          </table:table-cell>
          <table:table-cell office:value-type="float" office:value="0.228391221821036" calcext:value-type="float">
            <text:p>0.228391221821036</text:p>
          </table:table-cell>
          <table:table-cell office:value-type="float" office:value="0.183215480223481" calcext:value-type="float">
            <text:p>0.183215480223481</text:p>
          </table:table-cell>
          <table:table-cell office:value-type="float" office:value="0.181489864296173" calcext:value-type="float">
            <text:p>0.181489864296173</text:p>
          </table:table-cell>
          <table:table-cell office:value-type="float" office:value="0.176544458659775" calcext:value-type="float">
            <text:p>0.176544458659775</text:p>
          </table:table-cell>
          <table:table-cell office:value-type="float" office:value="0.176037763527844" calcext:value-type="float">
            <text:p>0.176037763527844</text:p>
          </table:table-cell>
          <table:table-cell office:value-type="float" office:value="0.183477359221367" calcext:value-type="float">
            <text:p>0.183477359221367</text:p>
          </table:table-cell>
          <table:table-cell office:value-type="float" office:value="0.196663770082955" calcext:value-type="float">
            <text:p>0.196663770082955</text:p>
          </table:table-cell>
          <table:table-cell office:value-type="float" office:value="0.209140596841501" calcext:value-type="float">
            <text:p>0.209140596841501</text:p>
          </table:table-cell>
          <table:table-cell office:value-type="float" office:value="0.209839433720982" calcext:value-type="float">
            <text:p>0.209839433720982</text:p>
          </table:table-cell>
          <table:table-cell office:value-type="float" office:value="0.199971760084656" calcext:value-type="float">
            <text:p>0.199971760084656</text:p>
          </table:table-cell>
          <table:table-cell office:value-type="float" office:value="0.189602780362219" calcext:value-type="float">
            <text:p>0.189602780362219</text:p>
          </table:table-cell>
          <table:table-cell office:value-type="float" office:value="0.175593454086823" calcext:value-type="float">
            <text:p>0.175593454086823</text:p>
          </table:table-cell>
          <table:table-cell office:value-type="float" office:value="0.227790480389206" calcext:value-type="float">
            <text:p>0.227790480389206</text:p>
          </table:table-cell>
          <table:table-cell office:value-type="float" office:value="0.243828415331251" calcext:value-type="float">
            <text:p>0.243828415331251</text:p>
          </table:table-cell>
          <table:table-cell office:value-type="float" office:value="0.243611325417991" calcext:value-type="float">
            <text:p>0.243611325417991</text:p>
          </table:table-cell>
          <table:table-cell office:value-type="float" office:value="0.241100645369507" calcext:value-type="float">
            <text:p>0.241100645369507</text:p>
          </table:table-cell>
          <table:table-cell office:value-type="float" office:value="0.24288581614137" calcext:value-type="float">
            <text:p>0.24288581614137</text:p>
          </table:table-cell>
          <table:table-cell office:value-type="float" office:value="0.241796024012801" calcext:value-type="float">
            <text:p>0.241796024012801</text:p>
          </table:table-cell>
          <table:table-cell office:value-type="float" office:value="0.246960664233563" calcext:value-type="float">
            <text:p>0.246960664233563</text:p>
          </table:table-cell>
          <table:table-cell office:value-type="float" office:value="0.252738367728334" calcext:value-type="float">
            <text:p>0.252738367728334</text:p>
          </table:table-cell>
          <table:table-cell office:value-type="float" office:value="0.250917079297273" calcext:value-type="float">
            <text:p>0.250917079297273</text:p>
          </table:table-cell>
          <table:table-cell office:value-type="float" office:value="0.228764256597724" calcext:value-type="float">
            <text:p>0.228764256597724</text:p>
          </table:table-cell>
          <table:table-cell office:value-type="float" office:value="0.230943732560042" calcext:value-type="float">
            <text:p>0.230943732560042</text:p>
          </table:table-cell>
          <table:table-cell office:value-type="float" office:value="0.242986702503593" calcext:value-type="float">
            <text:p>0.242986702503593</text:p>
          </table:table-cell>
          <table:table-cell office:value-type="float" office:value="0.240477290202388" calcext:value-type="float">
            <text:p>0.240477290202388</text:p>
          </table:table-cell>
          <table:table-cell office:value-type="float" office:value="0.236188816797313" calcext:value-type="float">
            <text:p>0.236188816797313</text:p>
          </table:table-cell>
          <table:table-cell office:value-type="float" office:value="0.195280593511787" calcext:value-type="float">
            <text:p>0.195280593511787</text:p>
          </table:table-cell>
          <table:table-cell office:value-type="float" office:value="0.194622698927849" calcext:value-type="float">
            <text:p>0.194622698927849</text:p>
          </table:table-cell>
          <table:table-cell office:value-type="float" office:value="0.204687275404004" calcext:value-type="float">
            <text:p>0.204687275404004</text:p>
          </table:table-cell>
          <table:table-cell office:value-type="float" office:value="0.214769370645009" calcext:value-type="float">
            <text:p>0.214769370645009</text:p>
          </table:table-cell>
          <table:table-cell office:value-type="float" office:value="0.21331488208857" calcext:value-type="float">
            <text:p>0.21331488208857</text:p>
          </table:table-cell>
          <table:table-cell office:value-type="float" office:value="0.201115939668875" calcext:value-type="float">
            <text:p>0.201115939668875</text:p>
          </table:table-cell>
          <table:table-cell office:value-type="float" office:value="0.193054992613363" calcext:value-type="float">
            <text:p>0.193054992613363</text:p>
          </table:table-cell>
          <table:table-cell office:value-type="float" office:value="0.193915935986695" calcext:value-type="float">
            <text:p>0.193915935986695</text:p>
          </table:table-cell>
          <table:table-cell office:value-type="float" office:value="0.252319277436674" calcext:value-type="float">
            <text:p>0.252319277436674</text:p>
          </table:table-cell>
          <table:table-cell office:value-type="float" office:value="0.246932833724654" calcext:value-type="float">
            <text:p>0.246932833724654</text:p>
          </table:table-cell>
          <table:table-cell office:value-type="float" office:value="0.243775484148716" calcext:value-type="float">
            <text:p>0.243775484148716</text:p>
          </table:table-cell>
          <table:table-cell office:value-type="float" office:value="0.237588107466018" calcext:value-type="float">
            <text:p>0.237588107466018</text:p>
          </table:table-cell>
          <table:table-cell office:value-type="float" office:value="0.243792749540114" calcext:value-type="float">
            <text:p>0.243792749540114</text:p>
          </table:table-cell>
          <table:table-cell office:value-type="float" office:value="0.24196181672092" calcext:value-type="float">
            <text:p>0.24196181672092</text:p>
          </table:table-cell>
          <table:table-cell office:value-type="float" office:value="0.248777209152781" calcext:value-type="float">
            <text:p>0.248777209152781</text:p>
          </table:table-cell>
          <table:table-cell office:value-type="float" office:value="0.254573208693748" calcext:value-type="float">
            <text:p>0.254573208693748</text:p>
          </table:table-cell>
          <table:table-cell office:value-type="float" office:value="0.247212159001619" calcext:value-type="float">
            <text:p>0.247212159001619</text:p>
          </table:table-cell>
          <table:table-cell office:value-type="float" office:value="0.247789762516015" calcext:value-type="float">
            <text:p>0.247789762516015</text:p>
          </table:table-cell>
          <table:table-cell office:value-type="float" office:value="0.25012258600487" calcext:value-type="float">
            <text:p>0.25012258600487</text:p>
          </table:table-cell>
          <table:table-cell office:value-type="float" office:value="0.250921390511081" calcext:value-type="float">
            <text:p>0.250921390511081</text:p>
          </table:table-cell>
          <table:table-cell office:value-type="float" office:value="0.250362521214167" calcext:value-type="float">
            <text:p>0.250362521214167</text:p>
          </table:table-cell>
          <table:table-cell office:value-type="float" office:value="0.248608702234782" calcext:value-type="float">
            <text:p>0.248608702234782</text:p>
          </table:table-cell>
          <table:table-cell office:value-type="float" office:value="0.246641564098412" calcext:value-type="float">
            <text:p>0.246641564098412</text:p>
          </table:table-cell>
          <table:table-cell office:value-type="float" office:value="0.245754998662246" calcext:value-type="float">
            <text:p>0.245754998662246</text:p>
          </table:table-cell>
          <table:table-cell office:value-type="float" office:value="0.193317111936194" calcext:value-type="float">
            <text:p>0.193317111936194</text:p>
          </table:table-cell>
          <table:table-cell office:value-type="float" office:value="0.190627092982746" calcext:value-type="float">
            <text:p>0.190627092982746</text:p>
          </table:table-cell>
          <table:table-cell office:value-type="float" office:value="0.205616494753392" calcext:value-type="float">
            <text:p>0.205616494753392</text:p>
          </table:table-cell>
          <table:table-cell office:value-type="float" office:value="0.214836507842457" calcext:value-type="float">
            <text:p>0.214836507842457</text:p>
          </table:table-cell>
          <table:table-cell office:value-type="float" office:value="0.217698840328768" calcext:value-type="float">
            <text:p>0.217698840328768</text:p>
          </table:table-cell>
          <table:table-cell office:value-type="float" office:value="0.207961071385952" calcext:value-type="float">
            <text:p>0.207961071385952</text:p>
          </table:table-cell>
          <table:table-cell office:value-type="float" office:value="0.204241256826772" calcext:value-type="float">
            <text:p>0.204241256826772</text:p>
          </table:table-cell>
          <table:table-cell office:value-type="float" office:value="0.198700240926145" calcext:value-type="float">
            <text:p>0.198700240926145</text:p>
          </table:table-cell>
          <table:table-cell office:value-type="float" office:value="0.221281017027226" calcext:value-type="float">
            <text:p>0.221281017027226</text:p>
          </table:table-cell>
          <table:table-cell office:value-type="float" office:value="0.2414664463727" calcext:value-type="float">
            <text:p>0.2414664463727</text:p>
          </table:table-cell>
          <table:table-cell office:value-type="float" office:value="0.237802534795612" calcext:value-type="float">
            <text:p>0.237802534795612</text:p>
          </table:table-cell>
          <table:table-cell office:value-type="float" office:value="0.242934374766006" calcext:value-type="float">
            <text:p>0.242934374766006</text:p>
          </table:table-cell>
          <table:table-cell office:value-type="float" office:value="0.240771625218597" calcext:value-type="float">
            <text:p>0.240771625218597</text:p>
          </table:table-cell>
          <table:table-cell office:value-type="float" office:value="0.248937354466413" calcext:value-type="float">
            <text:p>0.248937354466413</text:p>
          </table:table-cell>
          <table:table-cell office:value-type="float" office:value="0.244753793728246" calcext:value-type="float">
            <text:p>0.244753793728246</text:p>
          </table:table-cell>
          <table:table-cell office:value-type="float" office:value="0.237519170542868" calcext:value-type="float">
            <text:p>0.237519170542868</text:p>
          </table:table-cell>
          <table:table-cell office:value-type="float" office:value="0.238231774985008" calcext:value-type="float">
            <text:p>0.238231774985008</text:p>
          </table:table-cell>
          <table:table-cell office:value-type="float" office:value="0.238965439164991" calcext:value-type="float">
            <text:p>0.238965439164991</text:p>
          </table:table-cell>
          <table:table-cell office:value-type="float" office:value="0.245239187186461" calcext:value-type="float">
            <text:p>0.245239187186461</text:p>
          </table:table-cell>
          <table:table-cell office:value-type="float" office:value="0.239401044472157" calcext:value-type="float">
            <text:p>0.239401044472157</text:p>
          </table:table-cell>
          <table:table-cell office:value-type="float" office:value="0.238552923698738" calcext:value-type="float">
            <text:p>0.238552923698738</text:p>
          </table:table-cell>
          <table:table-cell office:value-type="float" office:value="0.242527304183974" calcext:value-type="float">
            <text:p>0.242527304183974</text:p>
          </table:table-cell>
          <table:table-cell office:value-type="float" office:value="0.212309096104064" calcext:value-type="float">
            <text:p>0.212309096104064</text:p>
          </table:table-cell>
          <table:table-cell office:value-type="float" office:value="0.20972752563734" calcext:value-type="float">
            <text:p>0.20972752563734</text:p>
          </table:table-cell>
          <table:table-cell office:value-type="float" office:value="0.206575457230169" calcext:value-type="float">
            <text:p>0.206575457230169</text:p>
          </table:table-cell>
          <table:table-cell office:value-type="float" office:value="0.20744843795879" calcext:value-type="float">
            <text:p>0.20744843795879</text:p>
          </table:table-cell>
          <table:table-cell office:value-type="float" office:value="0.207043330689294" calcext:value-type="float">
            <text:p>0.207043330689294</text:p>
          </table:table-cell>
          <table:table-cell office:value-type="float" office:value="0.220682211558472" calcext:value-type="float">
            <text:p>0.220682211558472</text:p>
          </table:table-cell>
          <table:table-cell office:value-type="float" office:value="0.226547872627478" calcext:value-type="float">
            <text:p>0.226547872627478</text:p>
          </table:table-cell>
          <table:table-cell office:value-type="float" office:value="0.222631269468593" calcext:value-type="float">
            <text:p>0.222631269468593</text:p>
          </table:table-cell>
          <table:table-cell office:value-type="float" office:value="0.221717993970381" calcext:value-type="float">
            <text:p>0.221717993970381</text:p>
          </table:table-cell>
          <table:table-cell office:value-type="float" office:value="0.220697654385761" calcext:value-type="float">
            <text:p>0.220697654385761</text:p>
          </table:table-cell>
          <table:table-cell office:value-type="float" office:value="0.216425514132953" calcext:value-type="float">
            <text:p>0.216425514132953</text:p>
          </table:table-cell>
          <table:table-cell office:value-type="float" office:value="0.214703702269347" calcext:value-type="float">
            <text:p>0.214703702269347</text:p>
          </table:table-cell>
          <table:table-cell office:value-type="float" office:value="0.245284781711108" calcext:value-type="float">
            <text:p>0.245284781711108</text:p>
          </table:table-cell>
          <table:table-cell office:value-type="float" office:value="0.243481432459992" calcext:value-type="float">
            <text:p>0.243481432459992</text:p>
          </table:table-cell>
          <table:table-cell office:value-type="float" office:value="0.235225941997226" calcext:value-type="float">
            <text:p>0.235225941997226</text:p>
          </table:table-cell>
          <table:table-cell office:value-type="float" office:value="0.239235850426672" calcext:value-type="float">
            <text:p>0.239235850426672</text:p>
          </table:table-cell>
          <table:table-cell office:value-type="float" office:value="0.24135584442066" calcext:value-type="float">
            <text:p>0.24135584442066</text:p>
          </table:table-cell>
          <table:table-cell office:value-type="float" office:value="0.241269598936206" calcext:value-type="float">
            <text:p>0.241269598936206</text:p>
          </table:table-cell>
          <table:table-cell office:value-type="float" office:value="0.243411327739294" calcext:value-type="float">
            <text:p>0.243411327739294</text:p>
          </table:table-cell>
          <table:table-cell office:value-type="float" office:value="0.247052215187286" calcext:value-type="float">
            <text:p>0.247052215187286</text:p>
          </table:table-cell>
          <table:table-cell office:value-type="float" office:value="0.233242800718124" calcext:value-type="float">
            <text:p>0.233242800718124</text:p>
          </table:table-cell>
          <table:table-cell office:value-type="float" office:value="0.2299252260662" calcext:value-type="float">
            <text:p>0.2299252260662</text:p>
          </table:table-cell>
          <table:table-cell office:value-type="float" office:value="0.231094422576391" calcext:value-type="float">
            <text:p>0.231094422576391</text:p>
          </table:table-cell>
          <table:table-cell office:value-type="float" office:value="0.234582624193458" calcext:value-type="float">
            <text:p>0.234582624193458</text:p>
          </table:table-cell>
          <table:table-cell office:value-type="float" office:value="0.231005569700429" calcext:value-type="float">
            <text:p>0.231005569700429</text:p>
          </table:table-cell>
          <table:table-cell office:value-type="float" office:value="0.22940479990472" calcext:value-type="float">
            <text:p>0.22940479990472</text:p>
          </table:table-cell>
          <table:table-cell office:value-type="float" office:value="0.223388096695573" calcext:value-type="float">
            <text:p>0.223388096695573</text:p>
          </table:table-cell>
          <table:table-cell office:value-type="float" office:value="0.207703245096713" calcext:value-type="float">
            <text:p>0.207703245096713</text:p>
          </table:table-cell>
          <table:table-cell office:value-type="float" office:value="0.209754000661896" calcext:value-type="float">
            <text:p>0.209754000661896</text:p>
          </table:table-cell>
          <table:table-cell office:value-type="float" office:value="0.206235892352914" calcext:value-type="float">
            <text:p>0.206235892352914</text:p>
          </table:table-cell>
          <table:table-cell office:value-type="float" office:value="0.203717887527266" calcext:value-type="float">
            <text:p>0.203717887527266</text:p>
          </table:table-cell>
          <table:table-cell office:value-type="float" office:value="0.202954650731278" calcext:value-type="float">
            <text:p>0.202954650731278</text:p>
          </table:table-cell>
          <table:table-cell office:value-type="float" office:value="0.2064222295462" calcext:value-type="float">
            <text:p>0.2064222295462</text:p>
          </table:table-cell>
          <table:table-cell office:value-type="float" office:value="0.209160539207576" calcext:value-type="float">
            <text:p>0.209160539207576</text:p>
          </table:table-cell>
          <table:table-cell office:value-type="float" office:value="0.20765726220772" calcext:value-type="float">
            <text:p>0.20765726220772</text:p>
          </table:table-cell>
          <table:table-cell office:value-type="float" office:value="0.200772403100689" calcext:value-type="float">
            <text:p>0.200772403100689</text:p>
          </table:table-cell>
          <table:table-cell office:value-type="float" office:value="0.196793241529616" calcext:value-type="float">
            <text:p>0.196793241529616</text:p>
          </table:table-cell>
          <table:table-cell office:value-type="float" office:value="0.198273879329966" calcext:value-type="float">
            <text:p>0.198273879329966</text:p>
          </table:table-cell>
          <table:table-cell office:value-type="float" office:value="0.20154092506872" calcext:value-type="float">
            <text:p>0.20154092506872</text:p>
          </table:table-cell>
          <table:table-cell office:value-type="float" office:value="0.200548953559781" calcext:value-type="float">
            <text:p>0.200548953559781</text:p>
          </table:table-cell>
          <table:table-cell office:value-type="float" office:value="0.200188844883578" calcext:value-type="float">
            <text:p>0.200188844883578</text:p>
          </table:table-cell>
          <table:table-cell office:value-type="float" office:value="0.200699259299006" calcext:value-type="float">
            <text:p>0.200699259299006</text:p>
          </table:table-cell>
          <table:table-cell office:value-type="float" office:value="0.200488925110338" calcext:value-type="float">
            <text:p>0.200488925110338</text:p>
          </table:table-cell>
          <table:table-cell office:value-type="float" office:value="0.199654990226716" calcext:value-type="float">
            <text:p>0.199654990226716</text:p>
          </table:table-cell>
          <table:table-cell office:value-type="float" office:value="0.199607378791133" calcext:value-type="float">
            <text:p>0.199607378791133</text:p>
          </table:table-cell>
          <table:table-cell office:value-type="float" office:value="0.199821217228475" calcext:value-type="float">
            <text:p>0.199821217228475</text:p>
          </table:table-cell>
          <table:table-cell office:value-type="float" office:value="0.199631145293811" calcext:value-type="float">
            <text:p>0.199631145293811</text:p>
          </table:table-cell>
          <table:table-cell office:value-type="float" office:value="0.2000810915085" calcext:value-type="float">
            <text:p>0.2000810915085</text:p>
          </table:table-cell>
          <table:table-cell office:value-type="float" office:value="0.199586341173196" calcext:value-type="float">
            <text:p>0.199586341173196</text:p>
          </table:table-cell>
          <table:table-cell office:value-type="float" office:value="0.200413938632874" calcext:value-type="float">
            <text:p>0.200413938632874</text:p>
          </table:table-cell>
          <table:table-cell office:value-type="float" office:value="0.199579876775547" calcext:value-type="float">
            <text:p>0.199579876775547</text:p>
          </table:table-cell>
          <table:table-cell office:value-type="float" office:value="0.200056368223924" calcext:value-type="float">
            <text:p>0.200056368223924</text:p>
          </table:table-cell>
          <table:table-cell office:value-type="float" office:value="0.199787850855878" calcext:value-type="float">
            <text:p>0.199787850855878</text:p>
          </table:table-cell>
          <table:table-cell office:value-type="float" office:value="0.199936849766425" calcext:value-type="float">
            <text:p>0.199936849766425</text:p>
          </table:table-cell>
          <table:table-cell office:value-type="float" office:value="0.200188876397673" calcext:value-type="float">
            <text:p>0.200188876397673</text:p>
          </table:table-cell>
          <table:table-cell office:value-type="float" office:value="0.199697073020739" calcext:value-type="float">
            <text:p>0.199697073020739</text:p>
          </table:table-cell>
          <table:table-cell office:value-type="float" office:value="0.200009925469747" calcext:value-type="float">
            <text:p>0.200009925469747</text:p>
          </table:table-cell>
          <table:table-cell office:value-type="float" office:value="0.200046293835114" calcext:value-type="float">
            <text:p>0.200046293835114</text:p>
          </table:table-cell>
          <table:table-cell office:value-type="float" office:value="0.200191754547833" calcext:value-type="float">
            <text:p>0.200191754547833</text:p>
          </table:table-cell>
          <table:table-cell office:value-type="float" office:value="0.200178745186349" calcext:value-type="float">
            <text:p>0.200178745186349</text:p>
          </table:table-cell>
          <table:table-cell office:value-type="float" office:value="0.199689537595186" calcext:value-type="float">
            <text:p>0.199689537595186</text:p>
          </table:table-cell>
          <table:table-cell office:value-type="float" office:value="0.200157530761844" calcext:value-type="float">
            <text:p>0.200157530761844</text:p>
          </table:table-cell>
          <table:table-cell office:value-type="float" office:value="0.199658641272715" calcext:value-type="float">
            <text:p>0.199658641272715</text:p>
          </table:table-cell>
          <table:table-cell office:value-type="float" office:value="0.200016896071288" calcext:value-type="float">
            <text:p>0.200016896071288</text:p>
          </table:table-cell>
          <table:table-cell office:value-type="float" office:value="0.199970402821128" calcext:value-type="float">
            <text:p>0.199970402821128</text:p>
          </table:table-cell>
          <table:table-cell office:value-type="float" office:value="0.199784589716118" calcext:value-type="float">
            <text:p>0.199784589716118</text:p>
          </table:table-cell>
          <table:table-cell office:value-type="float" office:value="0.200025302776117" calcext:value-type="float">
            <text:p>0.200025302776117</text:p>
          </table:table-cell>
          <table:table-cell office:value-type="float" office:value="0.200113949244253" calcext:value-type="float">
            <text:p>0.200113949244253</text:p>
          </table:table-cell>
          <table:table-cell office:value-type="float" office:value="0.199706653005099" calcext:value-type="float">
            <text:p>0.199706653005099</text:p>
          </table:table-cell>
          <table:table-cell office:value-type="float" office:value="0.200114935949186" calcext:value-type="float">
            <text:p>0.200114935949186</text:p>
          </table:table-cell>
          <table:table-cell office:value-type="float" office:value="0.19982901161203" calcext:value-type="float">
            <text:p>0.19982901161203</text:p>
          </table:table-cell>
          <table:table-cell office:value-type="float" office:value="0.199842351145863" calcext:value-type="float">
            <text:p>0.199842351145863</text:p>
          </table:table-cell>
          <table:table-cell office:value-type="float" office:value="0.199650526454782" calcext:value-type="float">
            <text:p>0.199650526454782</text:p>
          </table:table-cell>
          <table:table-cell office:value-type="float" office:value="0.200020834620025" calcext:value-type="float">
            <text:p>0.200020834620025</text:p>
          </table:table-cell>
          <table:table-cell office:value-type="float" office:value="0.19958117403401" calcext:value-type="float">
            <text:p>0.19958117403401</text:p>
          </table:table-cell>
          <table:table-cell office:value-type="float" office:value="0.200130779736509" calcext:value-type="float">
            <text:p>0.200130779736509</text:p>
          </table:table-cell>
          <table:table-cell office:value-type="float" office:value="0.199946328103843" calcext:value-type="float">
            <text:p>0.199946328103843</text:p>
          </table:table-cell>
          <table:table-cell office:value-type="float" office:value="0.200074848702424" calcext:value-type="float">
            <text:p>0.200074848702424</text:p>
          </table:table-cell>
          <table:table-cell office:value-type="float" office:value="0.199876831748841" calcext:value-type="float">
            <text:p>0.199876831748841</text:p>
          </table:table-cell>
          <table:table-cell office:value-type="float" office:value="0.199827667990209" calcext:value-type="float">
            <text:p>0.199827667990209</text:p>
          </table:table-cell>
          <table:table-cell office:value-type="float" office:value="0.199816581889334" calcext:value-type="float">
            <text:p>0.199816581889334</text:p>
          </table:table-cell>
          <table:table-cell office:value-type="float" office:value="0.199804832703212" calcext:value-type="float">
            <text:p>0.199804832703212</text:p>
          </table:table-cell>
          <table:table-cell office:value-type="float" office:value="0.19994745151948" calcext:value-type="float">
            <text:p>0.19994745151948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73237118978366" calcext:value-type="float">
            <text:p>-0.017323711897837</text:p>
          </table:table-cell>
          <table:table-cell office:value-type="float" office:value="-0.0173191761178124" calcext:value-type="float">
            <text:p>-0.017319176117812</text:p>
          </table:table-cell>
          <table:table-cell office:value-type="float" office:value="-0.0173168771913216" calcext:value-type="float">
            <text:p>-0.017316877191322</text:p>
          </table:table-cell>
          <table:table-cell office:value-type="float" office:value="-0.0172926507332791" calcext:value-type="float">
            <text:p>-0.017292650733279</text:p>
          </table:table-cell>
          <table:table-cell office:value-type="float" office:value="-0.0172764103328229" calcext:value-type="float">
            <text:p>-0.017276410332823</text:p>
          </table:table-cell>
          <table:table-cell office:value-type="float" office:value="-0.0172977063312135" calcext:value-type="float">
            <text:p>-0.017297706331214</text:p>
          </table:table-cell>
          <table:table-cell office:value-type="float" office:value="-0.017325025555545" calcext:value-type="float">
            <text:p>-0.017325025555545</text:p>
          </table:table-cell>
          <table:table-cell office:value-type="float" office:value="-0.017289392343468" calcext:value-type="float">
            <text:p>-0.017289392343468</text:p>
          </table:table-cell>
          <table:table-cell office:value-type="float" office:value="-0.0172432853902745" calcext:value-type="float">
            <text:p>-0.017243285390275</text:p>
          </table:table-cell>
          <table:table-cell office:value-type="float" office:value="-0.0172541909608886" calcext:value-type="float">
            <text:p>-0.017254190960889</text:p>
          </table:table-cell>
          <table:table-cell office:value-type="float" office:value="-0.0173037483574288" calcext:value-type="float">
            <text:p>-0.017303748357429</text:p>
          </table:table-cell>
          <table:table-cell office:value-type="float" office:value="-0.0172561707506618" calcext:value-type="float">
            <text:p>-0.017256170750662</text:p>
          </table:table-cell>
          <table:table-cell office:value-type="float" office:value="-0.0172568436796129" calcext:value-type="float">
            <text:p>-0.017256843679613</text:p>
          </table:table-cell>
          <table:table-cell office:value-type="float" office:value="-0.0172379652148533" calcext:value-type="float">
            <text:p>-0.017237965214853</text:p>
          </table:table-cell>
          <table:table-cell office:value-type="float" office:value="-0.0172616667310761" calcext:value-type="float">
            <text:p>-0.017261666731076</text:p>
          </table:table-cell>
          <table:table-cell office:value-type="float" office:value="-0.0172723691357152" calcext:value-type="float">
            <text:p>-0.017272369135715</text:p>
          </table:table-cell>
          <table:table-cell office:value-type="float" office:value="-0.0172853848765693" calcext:value-type="float">
            <text:p>-0.017285384876569</text:p>
          </table:table-cell>
          <table:table-cell office:value-type="float" office:value="-0.017284135306724" calcext:value-type="float">
            <text:p>-0.017284135306724</text:p>
          </table:table-cell>
          <table:table-cell office:value-type="float" office:value="-0.0173109038209255" calcext:value-type="float">
            <text:p>-0.017310903820926</text:p>
          </table:table-cell>
          <table:table-cell office:value-type="float" office:value="-0.0172584773488959" calcext:value-type="float">
            <text:p>-0.017258477348896</text:p>
          </table:table-cell>
          <table:table-cell office:value-type="float" office:value="-0.0172913539212854" calcext:value-type="float">
            <text:p>-0.017291353921285</text:p>
          </table:table-cell>
          <table:table-cell office:value-type="float" office:value="-0.0172769074405945" calcext:value-type="float">
            <text:p>-0.017276907440595</text:p>
          </table:table-cell>
          <table:table-cell office:value-type="float" office:value="-0.0172887607259049" calcext:value-type="float">
            <text:p>-0.017288760725905</text:p>
          </table:table-cell>
          <table:table-cell office:value-type="float" office:value="-0.0172807312839611" calcext:value-type="float">
            <text:p>-0.017280731283961</text:p>
          </table:table-cell>
          <table:table-cell office:value-type="float" office:value="-0.0172975737061674" calcext:value-type="float">
            <text:p>-0.017297573706167</text:p>
          </table:table-cell>
          <table:table-cell office:value-type="float" office:value="-0.017311185580933" calcext:value-type="float">
            <text:p>-0.017311185580933</text:p>
          </table:table-cell>
          <table:table-cell office:value-type="float" office:value="-0.0173045144994363" calcext:value-type="float">
            <text:p>-0.017304514499436</text:p>
          </table:table-cell>
          <table:table-cell office:value-type="float" office:value="-0.0173083732183225" calcext:value-type="float">
            <text:p>-0.017308373218323</text:p>
          </table:table-cell>
          <table:table-cell office:value-type="float" office:value="-0.0172897740824688" calcext:value-type="float">
            <text:p>-0.017289774082469</text:p>
          </table:table-cell>
          <table:table-cell office:value-type="float" office:value="-0.0172263450500452" calcext:value-type="float">
            <text:p>-0.017226345050045</text:p>
          </table:table-cell>
          <table:table-cell office:value-type="float" office:value="-0.016788470541254" calcext:value-type="float">
            <text:p>-0.016788470541254</text:p>
          </table:table-cell>
          <table:table-cell office:value-type="float" office:value="-0.0168015875360179" calcext:value-type="float">
            <text:p>-0.016801587536018</text:p>
          </table:table-cell>
          <table:table-cell office:value-type="float" office:value="-0.0168393959358326" calcext:value-type="float">
            <text:p>-0.016839395935833</text:p>
          </table:table-cell>
          <table:table-cell office:value-type="float" office:value="-0.0170516138603039" calcext:value-type="float">
            <text:p>-0.017051613860304</text:p>
          </table:table-cell>
          <table:table-cell office:value-type="float" office:value="-0.0170348901873497" calcext:value-type="float">
            <text:p>-0.01703489018735</text:p>
          </table:table-cell>
          <table:table-cell office:value-type="float" office:value="-0.0175898057954823" calcext:value-type="float">
            <text:p>-0.017589805795482</text:p>
          </table:table-cell>
          <table:table-cell office:value-type="float" office:value="-0.0172426959875496" calcext:value-type="float">
            <text:p>-0.01724269598755</text:p>
          </table:table-cell>
          <table:table-cell office:value-type="float" office:value="-0.0147831904612649" calcext:value-type="float">
            <text:p>-0.014783190461265</text:p>
          </table:table-cell>
          <table:table-cell office:value-type="float" office:value="-0.0324199440875031" calcext:value-type="float">
            <text:p>-0.032419944087503</text:p>
          </table:table-cell>
          <table:table-cell office:value-type="float" office:value="-0.03315120747702" calcext:value-type="float">
            <text:p>-0.03315120747702</text:p>
          </table:table-cell>
          <table:table-cell office:value-type="float" office:value="-0.0500251287077805" calcext:value-type="float">
            <text:p>-0.050025128707781</text:p>
          </table:table-cell>
          <table:table-cell office:value-type="float" office:value="-0.0444327895107509" calcext:value-type="float">
            <text:p>-0.044432789510751</text:p>
          </table:table-cell>
          <table:table-cell office:value-type="float" office:value="-0.0350391792478793" calcext:value-type="float">
            <text:p>-0.035039179247879</text:p>
          </table:table-cell>
          <table:table-cell office:value-type="float" office:value="-0.0263574198327764" calcext:value-type="float">
            <text:p>-0.026357419832776</text:p>
          </table:table-cell>
          <table:table-cell office:value-type="float" office:value="-0.0254817856737695" calcext:value-type="float">
            <text:p>-0.02548178567377</text:p>
          </table:table-cell>
          <table:table-cell office:value-type="float" office:value="-0.02408902265098" calcext:value-type="float">
            <text:p>-0.02408902265098</text:p>
          </table:table-cell>
          <table:table-cell office:value-type="float" office:value="-0.0189667570010751" calcext:value-type="float">
            <text:p>-0.018966757001075</text:p>
          </table:table-cell>
          <table:table-cell office:value-type="float" office:value="-0.0101127093858236" calcext:value-type="float">
            <text:p>-0.010112709385824</text:p>
          </table:table-cell>
          <table:table-cell office:value-type="float" office:value="-0.00773096423985375" calcext:value-type="float">
            <text:p>-0.007730964239854</text:p>
          </table:table-cell>
          <table:table-cell office:value-type="float" office:value="-0.00796336521100911" calcext:value-type="float">
            <text:p>-0.007963365211009</text:p>
          </table:table-cell>
          <table:table-cell office:value-type="float" office:value="-0.0475171769562277" calcext:value-type="float">
            <text:p>-0.047517176956228</text:p>
          </table:table-cell>
          <table:table-cell office:value-type="float" office:value="-0.0416857041012862" calcext:value-type="float">
            <text:p>-0.041685704101286</text:p>
          </table:table-cell>
          <table:table-cell office:value-type="float" office:value="-0.0250548061673668" calcext:value-type="float">
            <text:p>-0.025054806167367</text:p>
          </table:table-cell>
          <table:table-cell office:value-type="float" office:value="-0.0258996310335565" calcext:value-type="float">
            <text:p>-0.025899631033557</text:p>
          </table:table-cell>
          <table:table-cell office:value-type="float" office:value="-0.0251152836797248" calcext:value-type="float">
            <text:p>-0.025115283679725</text:p>
          </table:table-cell>
          <table:table-cell office:value-type="float" office:value="-0.0246269676045548" calcext:value-type="float">
            <text:p>-0.024626967604555</text:p>
          </table:table-cell>
          <table:table-cell office:value-type="float" office:value="-0.0237698857446866" calcext:value-type="float">
            <text:p>-0.023769885744687</text:p>
          </table:table-cell>
          <table:table-cell office:value-type="float" office:value="-0.0228992651974457" calcext:value-type="float">
            <text:p>-0.022899265197446</text:p>
          </table:table-cell>
          <table:table-cell office:value-type="float" office:value="-0.0186998481301925" calcext:value-type="float">
            <text:p>-0.018699848130193</text:p>
          </table:table-cell>
          <table:table-cell office:value-type="float" office:value="-0.0404128818739538" calcext:value-type="float">
            <text:p>-0.040412881873954</text:p>
          </table:table-cell>
          <table:table-cell office:value-type="float" office:value="-0.0510282533000487" calcext:value-type="float">
            <text:p>-0.051028253300049</text:p>
          </table:table-cell>
          <table:table-cell office:value-type="float" office:value="-0.0557756822847545" calcext:value-type="float">
            <text:p>-0.055775682284755</text:p>
          </table:table-cell>
          <table:table-cell office:value-type="float" office:value="-0.0545893569620253" calcext:value-type="float">
            <text:p>-0.054589356962025</text:p>
          </table:table-cell>
          <table:table-cell office:value-type="float" office:value="-0.0506331115366649" calcext:value-type="float">
            <text:p>-0.050633111536665</text:p>
          </table:table-cell>
          <table:table-cell office:value-type="float" office:value="-0.0493116411533387" calcext:value-type="float">
            <text:p>-0.049311641153339</text:p>
          </table:table-cell>
          <table:table-cell office:value-type="float" office:value="-0.0302154476089485" calcext:value-type="float">
            <text:p>-0.030215447608949</text:p>
          </table:table-cell>
          <table:table-cell office:value-type="float" office:value="-0.0304635173947025" calcext:value-type="float">
            <text:p>-0.030463517394703</text:p>
          </table:table-cell>
          <table:table-cell office:value-type="float" office:value="-0.0277235357723375" calcext:value-type="float">
            <text:p>-0.027723535772338</text:p>
          </table:table-cell>
          <table:table-cell office:value-type="float" office:value="-0.0140095811688396" calcext:value-type="float">
            <text:p>-0.01400958116884</text:p>
          </table:table-cell>
          <table:table-cell office:value-type="float" office:value="-0.012073777253108" calcext:value-type="float">
            <text:p>-0.012073777253108</text:p>
          </table:table-cell>
          <table:table-cell office:value-type="float" office:value="-0.053577739703365" calcext:value-type="float">
            <text:p>-0.053577739703365</text:p>
          </table:table-cell>
          <table:table-cell office:value-type="float" office:value="-0.0467179126587354" calcext:value-type="float">
            <text:p>-0.046717912658735</text:p>
          </table:table-cell>
          <table:table-cell office:value-type="float" office:value="-0.0284241149508717" calcext:value-type="float">
            <text:p>-0.028424114950872</text:p>
          </table:table-cell>
          <table:table-cell office:value-type="float" office:value="-0.00902466990630956" calcext:value-type="float">
            <text:p>-0.00902466990631</text:p>
          </table:table-cell>
          <table:table-cell office:value-type="float" office:value="-0.0236333718714268" calcext:value-type="float">
            <text:p>-0.023633371871427</text:p>
          </table:table-cell>
          <table:table-cell office:value-type="float" office:value="-0.0280185827328299" calcext:value-type="float">
            <text:p>-0.02801858273283</text:p>
          </table:table-cell>
          <table:table-cell office:value-type="float" office:value="-0.0258983265571785" calcext:value-type="float">
            <text:p>-0.025898326557179</text:p>
          </table:table-cell>
          <table:table-cell office:value-type="float" office:value="-0.0254905906509342" calcext:value-type="float">
            <text:p>-0.025490590650934</text:p>
          </table:table-cell>
          <table:table-cell office:value-type="float" office:value="-0.0239363757522448" calcext:value-type="float">
            <text:p>-0.023936375752245</text:p>
          </table:table-cell>
          <table:table-cell office:value-type="float" office:value="-0.023422086768029" calcext:value-type="float">
            <text:p>-0.023422086768029</text:p>
          </table:table-cell>
          <table:table-cell office:value-type="float" office:value="-0.0187145473417233" calcext:value-type="float">
            <text:p>-0.018714547341723</text:p>
          </table:table-cell>
          <table:table-cell office:value-type="float" office:value="-0.0407215791882231" calcext:value-type="float">
            <text:p>-0.040721579188223</text:p>
          </table:table-cell>
          <table:table-cell office:value-type="float" office:value="-0.0559023582148861" calcext:value-type="float">
            <text:p>-0.055902358214886</text:p>
          </table:table-cell>
          <table:table-cell office:value-type="float" office:value="-0.0578427505061951" calcext:value-type="float">
            <text:p>-0.057842750506195</text:p>
          </table:table-cell>
          <table:table-cell office:value-type="float" office:value="-0.0568916656025812" calcext:value-type="float">
            <text:p>-0.056891665602581</text:p>
          </table:table-cell>
          <table:table-cell office:value-type="float" office:value="-0.055892992947531" calcext:value-type="float">
            <text:p>-0.055892992947531</text:p>
          </table:table-cell>
          <table:table-cell office:value-type="float" office:value="-0.0563925376677386" calcext:value-type="float">
            <text:p>-0.056392537667739</text:p>
          </table:table-cell>
          <table:table-cell office:value-type="float" office:value="-0.0506369237443444" calcext:value-type="float">
            <text:p>-0.050636923744344</text:p>
          </table:table-cell>
          <table:table-cell office:value-type="float" office:value="-0.0309240251141948" calcext:value-type="float">
            <text:p>-0.030924025114195</text:p>
          </table:table-cell>
          <table:table-cell office:value-type="float" office:value="-0.0296456209828725" calcext:value-type="float">
            <text:p>-0.029645620982873</text:p>
          </table:table-cell>
          <table:table-cell office:value-type="float" office:value="-0.0269343317865709" calcext:value-type="float">
            <text:p>-0.026934331786571</text:p>
          </table:table-cell>
          <table:table-cell office:value-type="float" office:value="-0.027857752666212" calcext:value-type="float">
            <text:p>-0.027857752666212</text:p>
          </table:table-cell>
          <table:table-cell office:value-type="float" office:value="-0.0177277771559545" calcext:value-type="float">
            <text:p>-0.017727777155955</text:p>
          </table:table-cell>
          <table:table-cell office:value-type="float" office:value="-0.0149025442890723" calcext:value-type="float">
            <text:p>-0.014902544289072</text:p>
          </table:table-cell>
          <table:table-cell office:value-type="float" office:value="-0.0141404034624348" calcext:value-type="float">
            <text:p>-0.014140403462435</text:p>
          </table:table-cell>
          <table:table-cell office:value-type="float" office:value="-0.054980597341699" calcext:value-type="float">
            <text:p>-0.054980597341699</text:p>
          </table:table-cell>
          <table:table-cell office:value-type="float" office:value="-0.0283431903233326" calcext:value-type="float">
            <text:p>-0.028343190323333</text:p>
          </table:table-cell>
          <table:table-cell office:value-type="float" office:value="-0.0270506149594395" calcext:value-type="float">
            <text:p>-0.02705061495944</text:p>
          </table:table-cell>
          <table:table-cell office:value-type="float" office:value="-0.0252707969912053" calcext:value-type="float">
            <text:p>-0.025270796991205</text:p>
          </table:table-cell>
          <table:table-cell office:value-type="float" office:value="-0.024764119617326" calcext:value-type="float">
            <text:p>-0.024764119617326</text:p>
          </table:table-cell>
          <table:table-cell office:value-type="float" office:value="-0.0235488728465001" calcext:value-type="float">
            <text:p>-0.0235488728465</text:p>
          </table:table-cell>
          <table:table-cell office:value-type="float" office:value="-0.023270514505584" calcext:value-type="float">
            <text:p>-0.023270514505584</text:p>
          </table:table-cell>
          <table:table-cell office:value-type="float" office:value="-0.0224766945703668" calcext:value-type="float">
            <text:p>-0.022476694570367</text:p>
          </table:table-cell>
          <table:table-cell office:value-type="float" office:value="-0.0478552145365314" calcext:value-type="float">
            <text:p>-0.047855214536531</text:p>
          </table:table-cell>
          <table:table-cell office:value-type="float" office:value="-0.0581433220425719" calcext:value-type="float">
            <text:p>-0.058143322042572</text:p>
          </table:table-cell>
          <table:table-cell office:value-type="float" office:value="-0.0618878145392454" calcext:value-type="float">
            <text:p>-0.061887814539245</text:p>
          </table:table-cell>
          <table:table-cell office:value-type="float" office:value="-0.0599823722143677" calcext:value-type="float">
            <text:p>-0.059982372214368</text:p>
          </table:table-cell>
          <table:table-cell office:value-type="float" office:value="-0.0586678163533352" calcext:value-type="float">
            <text:p>-0.058667816353335</text:p>
          </table:table-cell>
          <table:table-cell office:value-type="float" office:value="-0.0599728879175171" calcext:value-type="float">
            <text:p>-0.059972887917517</text:p>
          </table:table-cell>
          <table:table-cell office:value-type="float" office:value="-0.0555683054777537" calcext:value-type="float">
            <text:p>-0.055568305477754</text:p>
          </table:table-cell>
          <table:table-cell office:value-type="float" office:value="-0.0276637876345939" calcext:value-type="float">
            <text:p>-0.027663787634594</text:p>
          </table:table-cell>
          <table:table-cell office:value-type="float" office:value="-0.0234112672300205" calcext:value-type="float">
            <text:p>-0.023411267230021</text:p>
          </table:table-cell>
          <table:table-cell office:value-type="float" office:value="-0.0230866975789184" calcext:value-type="float">
            <text:p>-0.023086697578918</text:p>
          </table:table-cell>
          <table:table-cell office:value-type="float" office:value="-0.0232625613634391" calcext:value-type="float">
            <text:p>-0.023262561363439</text:p>
          </table:table-cell>
          <table:table-cell office:value-type="float" office:value="-0.0221305453322665" calcext:value-type="float">
            <text:p>-0.022130545332267</text:p>
          </table:table-cell>
          <table:table-cell office:value-type="float" office:value="-0.0191985192277509" calcext:value-type="float">
            <text:p>-0.019198519227751</text:p>
          </table:table-cell>
          <table:table-cell office:value-type="float" office:value="-0.0166839971021394" calcext:value-type="float">
            <text:p>-0.016683997102139</text:p>
          </table:table-cell>
          <table:table-cell office:value-type="float" office:value="-0.0142366503134205" calcext:value-type="float">
            <text:p>-0.014236650313421</text:p>
          </table:table-cell>
          <table:table-cell office:value-type="float" office:value="-0.0121756448518537" calcext:value-type="float">
            <text:p>-0.012175644851854</text:p>
          </table:table-cell>
          <table:table-cell office:value-type="float" office:value="-0.0486800829045762" calcext:value-type="float">
            <text:p>-0.048680082904576</text:p>
          </table:table-cell>
          <table:table-cell office:value-type="float" office:value="-0.00751013744677695" calcext:value-type="float">
            <text:p>-0.007510137446777</text:p>
          </table:table-cell>
          <table:table-cell office:value-type="float" office:value="-0.0280434921024385" calcext:value-type="float">
            <text:p>-0.028043492102439</text:p>
          </table:table-cell>
          <table:table-cell office:value-type="float" office:value="-0.02614289793701" calcext:value-type="float">
            <text:p>-0.02614289793701</text:p>
          </table:table-cell>
          <table:table-cell office:value-type="float" office:value="-0.0255319165267468" calcext:value-type="float">
            <text:p>-0.025531916526747</text:p>
          </table:table-cell>
          <table:table-cell office:value-type="float" office:value="-0.0234752978301849" calcext:value-type="float">
            <text:p>-0.023475297830185</text:p>
          </table:table-cell>
          <table:table-cell office:value-type="float" office:value="-0.0228619561221356" calcext:value-type="float">
            <text:p>-0.022861956122136</text:p>
          </table:table-cell>
          <table:table-cell office:value-type="float" office:value="-0.0196865697027687" calcext:value-type="float">
            <text:p>-0.019686569702769</text:p>
          </table:table-cell>
          <table:table-cell office:value-type="float" office:value="-0.0387673398697278" calcext:value-type="float">
            <text:p>-0.038767339869728</text:p>
          </table:table-cell>
          <table:table-cell office:value-type="float" office:value="-0.0381838496361336" calcext:value-type="float">
            <text:p>-0.038183849636134</text:p>
          </table:table-cell>
          <table:table-cell office:value-type="float" office:value="-0.0576522752220427" calcext:value-type="float">
            <text:p>-0.057652275222043</text:p>
          </table:table-cell>
          <table:table-cell office:value-type="float" office:value="-0.0566581151336678" calcext:value-type="float">
            <text:p>-0.056658115133668</text:p>
          </table:table-cell>
          <table:table-cell office:value-type="float" office:value="-0.0576101591019808" calcext:value-type="float">
            <text:p>-0.057610159101981</text:p>
          </table:table-cell>
          <table:table-cell office:value-type="float" office:value="-0.0265662599054706" calcext:value-type="float">
            <text:p>-0.026566259905471</text:p>
          </table:table-cell>
          <table:table-cell office:value-type="float" office:value="-0.025409923128776" calcext:value-type="float">
            <text:p>-0.025409923128776</text:p>
          </table:table-cell>
          <table:table-cell office:value-type="float" office:value="-0.0212537298607383" calcext:value-type="float">
            <text:p>-0.021253729860738</text:p>
          </table:table-cell>
          <table:table-cell office:value-type="float" office:value="-0.0250343117112611" calcext:value-type="float">
            <text:p>-0.025034311711261</text:p>
          </table:table-cell>
          <table:table-cell office:value-type="float" office:value="-0.0246866643491852" calcext:value-type="float">
            <text:p>-0.024686664349185</text:p>
          </table:table-cell>
          <table:table-cell office:value-type="float" office:value="-0.0195230325551712" calcext:value-type="float">
            <text:p>-0.019523032555171</text:p>
          </table:table-cell>
          <table:table-cell office:value-type="float" office:value="-0.013452061521284" calcext:value-type="float">
            <text:p>-0.013452061521284</text:p>
          </table:table-cell>
          <table:table-cell office:value-type="float" office:value="-0.012662755273261" calcext:value-type="float">
            <text:p>-0.012662755273261</text:p>
          </table:table-cell>
          <table:table-cell office:value-type="float" office:value="-0.0123866951869517" calcext:value-type="float">
            <text:p>-0.012386695186952</text:p>
          </table:table-cell>
          <table:table-cell office:value-type="float" office:value="-0.0532936596382166" calcext:value-type="float">
            <text:p>-0.053293659638217</text:p>
          </table:table-cell>
          <table:table-cell office:value-type="float" office:value="-0.0523404858581106" calcext:value-type="float">
            <text:p>-0.052340485858111</text:p>
          </table:table-cell>
          <table:table-cell office:value-type="float" office:value="-0.0459546142162055" calcext:value-type="float">
            <text:p>-0.045954614216206</text:p>
          </table:table-cell>
          <table:table-cell office:value-type="float" office:value="-0.0201854088283437" calcext:value-type="float">
            <text:p>-0.020185408828344</text:p>
          </table:table-cell>
          <table:table-cell office:value-type="float" office:value="-0.0105578741320484" calcext:value-type="float">
            <text:p>-0.010557874132048</text:p>
          </table:table-cell>
          <table:table-cell office:value-type="float" office:value="-0.0286423588661409" calcext:value-type="float">
            <text:p>-0.028642358866141</text:p>
          </table:table-cell>
          <table:table-cell office:value-type="float" office:value="-0.0264293728842049" calcext:value-type="float">
            <text:p>-0.026429372884205</text:p>
          </table:table-cell>
          <table:table-cell office:value-type="float" office:value="-0.0246049377272903" calcext:value-type="float">
            <text:p>-0.02460493772729</text:p>
          </table:table-cell>
          <table:table-cell office:value-type="float" office:value="-0.0243158785706916" calcext:value-type="float">
            <text:p>-0.024315878570692</text:p>
          </table:table-cell>
          <table:table-cell office:value-type="float" office:value="-0.0237340951348681" calcext:value-type="float">
            <text:p>-0.023734095134868</text:p>
          </table:table-cell>
          <table:table-cell office:value-type="float" office:value="-0.0229870942464513" calcext:value-type="float">
            <text:p>-0.022987094246451</text:p>
          </table:table-cell>
          <table:table-cell office:value-type="float" office:value="-0.0200295825925492" calcext:value-type="float">
            <text:p>-0.020029582592549</text:p>
          </table:table-cell>
          <table:table-cell office:value-type="float" office:value="-0.0412759792862043" calcext:value-type="float">
            <text:p>-0.041275979286204</text:p>
          </table:table-cell>
          <table:table-cell office:value-type="float" office:value="-0.0604636231771486" calcext:value-type="float">
            <text:p>-0.060463623177149</text:p>
          </table:table-cell>
          <table:table-cell office:value-type="float" office:value="-0.0593692034720701" calcext:value-type="float">
            <text:p>-0.05936920347207</text:p>
          </table:table-cell>
          <table:table-cell office:value-type="float" office:value="-0.0569327162555135" calcext:value-type="float">
            <text:p>-0.056932716255514</text:p>
          </table:table-cell>
          <table:table-cell office:value-type="float" office:value="-0.0566691102070723" calcext:value-type="float">
            <text:p>-0.056669110207072</text:p>
          </table:table-cell>
          <table:table-cell office:value-type="float" office:value="-0.0580768745726202" calcext:value-type="float">
            <text:p>-0.05807687457262</text:p>
          </table:table-cell>
          <table:table-cell office:value-type="float" office:value="-0.047296471082014" calcext:value-type="float">
            <text:p>-0.047296471082014</text:p>
          </table:table-cell>
          <table:table-cell office:value-type="float" office:value="-0.0281785259877202" calcext:value-type="float">
            <text:p>-0.02817852598772</text:p>
          </table:table-cell>
          <table:table-cell office:value-type="float" office:value="-0.0232562864268628" calcext:value-type="float">
            <text:p>-0.023256286426863</text:p>
          </table:table-cell>
          <table:table-cell office:value-type="float" office:value="-0.0242297450038909" calcext:value-type="float">
            <text:p>-0.024229745003891</text:p>
          </table:table-cell>
          <table:table-cell office:value-type="float" office:value="-0.0214716769432579" calcext:value-type="float">
            <text:p>-0.021471676943258</text:p>
          </table:table-cell>
          <table:table-cell office:value-type="float" office:value="-0.0158458545640783" calcext:value-type="float">
            <text:p>-0.015845854564078</text:p>
          </table:table-cell>
          <table:table-cell office:value-type="float" office:value="-0.0113041104794857" calcext:value-type="float">
            <text:p>-0.011304110479486</text:p>
          </table:table-cell>
          <table:table-cell office:value-type="float" office:value="-0.0112174644083169" calcext:value-type="float">
            <text:p>-0.011217464408317</text:p>
          </table:table-cell>
          <table:table-cell office:value-type="float" office:value="-0.0483825659820759" calcext:value-type="float">
            <text:p>-0.048382565982076</text:p>
          </table:table-cell>
          <table:table-cell office:value-type="float" office:value="-0.0512198334189835" calcext:value-type="float">
            <text:p>-0.051219833418984</text:p>
          </table:table-cell>
          <table:table-cell office:value-type="float" office:value="-0.0523467269505324" calcext:value-type="float">
            <text:p>-0.052346726950532</text:p>
          </table:table-cell>
          <table:table-cell office:value-type="float" office:value="-0.0250912950880978" calcext:value-type="float">
            <text:p>-0.025091295088098</text:p>
          </table:table-cell>
          <table:table-cell office:value-type="float" office:value="-0.0164078208675239" calcext:value-type="float">
            <text:p>-0.016407820867524</text:p>
          </table:table-cell>
          <table:table-cell office:value-type="float" office:value="-0.0135358337360344" calcext:value-type="float">
            <text:p>-0.013535833736034</text:p>
          </table:table-cell>
          <table:table-cell office:value-type="float" office:value="-0.0229987593085938" calcext:value-type="float">
            <text:p>-0.022998759308594</text:p>
          </table:table-cell>
          <table:table-cell office:value-type="float" office:value="-0.0223325402587283" calcext:value-type="float">
            <text:p>-0.022332540258728</text:p>
          </table:table-cell>
          <table:table-cell office:value-type="float" office:value="-0.0217765348320499" calcext:value-type="float">
            <text:p>-0.02177653483205</text:p>
          </table:table-cell>
          <table:table-cell office:value-type="float" office:value="-0.0228594209935838" calcext:value-type="float">
            <text:p>-0.022859420993584</text:p>
          </table:table-cell>
          <table:table-cell office:value-type="float" office:value="-0.0159401777913499" calcext:value-type="float">
            <text:p>-0.01594017779135</text:p>
          </table:table-cell>
          <table:table-cell office:value-type="float" office:value="-0.0143080847773967" calcext:value-type="float">
            <text:p>-0.014308084777397</text:p>
          </table:table-cell>
          <table:table-cell office:value-type="float" office:value="-0.015418524788314" calcext:value-type="float">
            <text:p>-0.015418524788314</text:p>
          </table:table-cell>
          <table:table-cell office:value-type="float" office:value="-0.0162642858064016" calcext:value-type="float">
            <text:p>-0.016264285806402</text:p>
          </table:table-cell>
          <table:table-cell office:value-type="float" office:value="-0.0149907003728426" calcext:value-type="float">
            <text:p>-0.014990700372843</text:p>
          </table:table-cell>
          <table:table-cell office:value-type="float" office:value="-0.0150127935883804" calcext:value-type="float">
            <text:p>-0.01501279358838</text:p>
          </table:table-cell>
          <table:table-cell office:value-type="float" office:value="-0.0152320221370374" calcext:value-type="float">
            <text:p>-0.015232022137037</text:p>
          </table:table-cell>
          <table:table-cell office:value-type="float" office:value="-0.015024979024583" calcext:value-type="float">
            <text:p>-0.015024979024583</text:p>
          </table:table-cell>
          <table:table-cell office:value-type="float" office:value="-0.0148593883763294" calcext:value-type="float">
            <text:p>-0.014859388376329</text:p>
          </table:table-cell>
          <table:table-cell office:value-type="float" office:value="-0.0152129347741568" calcext:value-type="float">
            <text:p>-0.015212934774157</text:p>
          </table:table-cell>
          <table:table-cell office:value-type="float" office:value="-0.0150996849719963" calcext:value-type="float">
            <text:p>-0.015099684971996</text:p>
          </table:table-cell>
          <table:table-cell office:value-type="float" office:value="-0.0151586887942159" calcext:value-type="float">
            <text:p>-0.015158688794216</text:p>
          </table:table-cell>
          <table:table-cell office:value-type="float" office:value="-0.0150009186095156" calcext:value-type="float">
            <text:p>-0.015000918609516</text:p>
          </table:table-cell>
          <table:table-cell office:value-type="float" office:value="-0.0150387917088775" calcext:value-type="float">
            <text:p>-0.015038791708878</text:p>
          </table:table-cell>
          <table:table-cell office:value-type="float" office:value="-0.0151573465189591" calcext:value-type="float">
            <text:p>-0.015157346518959</text:p>
          </table:table-cell>
          <table:table-cell office:value-type="float" office:value="-0.0151847478561194" calcext:value-type="float">
            <text:p>-0.015184747856119</text:p>
          </table:table-cell>
          <table:table-cell office:value-type="float" office:value="-0.0151830578676099" calcext:value-type="float">
            <text:p>-0.01518305786761</text:p>
          </table:table-cell>
          <table:table-cell office:value-type="float" office:value="-0.0151597178543994" calcext:value-type="float">
            <text:p>-0.015159717854399</text:p>
          </table:table-cell>
          <table:table-cell office:value-type="float" office:value="-0.0151702224305573" calcext:value-type="float">
            <text:p>-0.015170222430557</text:p>
          </table:table-cell>
          <table:table-cell office:value-type="float" office:value="-0.0151582573857093" calcext:value-type="float">
            <text:p>-0.015158257385709</text:p>
          </table:table-cell>
          <table:table-cell office:value-type="float" office:value="-0.0149889434265757" calcext:value-type="float">
            <text:p>-0.014988943426576</text:p>
          </table:table-cell>
          <table:table-cell office:value-type="float" office:value="-0.0151965084231267" calcext:value-type="float">
            <text:p>-0.015196508423127</text:p>
          </table:table-cell>
          <table:table-cell office:value-type="float" office:value="-0.0150227931963449" calcext:value-type="float">
            <text:p>-0.015022793196345</text:p>
          </table:table-cell>
          <table:table-cell office:value-type="float" office:value="-0.0150427365340504" calcext:value-type="float">
            <text:p>-0.01504273653405</text:p>
          </table:table-cell>
          <table:table-cell office:value-type="float" office:value="-0.015146551022562" calcext:value-type="float">
            <text:p>-0.015146551022562</text:p>
          </table:table-cell>
          <table:table-cell office:value-type="float" office:value="-0.0151752233255092" calcext:value-type="float">
            <text:p>-0.015175223325509</text:p>
          </table:table-cell>
          <table:table-cell office:value-type="float" office:value="-0.0151405442811177" calcext:value-type="float">
            <text:p>-0.015140544281118</text:p>
          </table:table-cell>
          <table:table-cell office:value-type="float" office:value="-0.0151793141181257" calcext:value-type="float">
            <text:p>-0.015179314118126</text:p>
          </table:table-cell>
          <table:table-cell office:value-type="float" office:value="-0.0150351622317595" calcext:value-type="float">
            <text:p>-0.01503516223176</text:p>
          </table:table-cell>
          <table:table-cell office:value-type="float" office:value="-0.0150256681000362" calcext:value-type="float">
            <text:p>-0.015025668100036</text:p>
          </table:table-cell>
          <table:table-cell office:value-type="float" office:value="-0.0151987290384014" calcext:value-type="float">
            <text:p>-0.015198729038401</text:p>
          </table:table-cell>
          <table:table-cell office:value-type="float" office:value="-0.0151912974693387" calcext:value-type="float">
            <text:p>-0.015191297469339</text:p>
          </table:table-cell>
          <table:table-cell office:value-type="float" office:value="-0.0151675110046603" calcext:value-type="float">
            <text:p>-0.01516751100466</text:p>
          </table:table-cell>
          <table:table-cell office:value-type="float" office:value="-0.015061017798432" calcext:value-type="float">
            <text:p>-0.015061017798432</text:p>
          </table:table-cell>
          <table:table-cell office:value-type="float" office:value="-0.015188681796376" calcext:value-type="float">
            <text:p>-0.015188681796376</text:p>
          </table:table-cell>
          <table:table-cell office:value-type="float" office:value="-0.0150345388485278" calcext:value-type="float">
            <text:p>-0.015034538848528</text:p>
          </table:table-cell>
          <table:table-cell office:value-type="float" office:value="-0.015164037056617" calcext:value-type="float">
            <text:p>-0.015164037056617</text:p>
          </table:table-cell>
          <table:table-cell office:value-type="float" office:value="-0.0151882481270245" calcext:value-type="float">
            <text:p>-0.015188248127025</text:p>
          </table:table-cell>
          <table:table-cell office:value-type="float" office:value="-0.0151426029150809" calcext:value-type="float">
            <text:p>-0.015142602915081</text:p>
          </table:table-cell>
          <table:table-cell office:value-type="float" office:value="-0.0152076904392835" calcext:value-type="float">
            <text:p>-0.015207690439284</text:p>
          </table:table-cell>
          <table:table-cell office:value-type="float" office:value="-0.0151883955719475" calcext:value-type="float">
            <text:p>-0.015188395571948</text:p>
          </table:table-cell>
          <table:table-cell office:value-type="float" office:value="-0.0150812028128088" calcext:value-type="float">
            <text:p>-0.015081202812809</text:p>
          </table:table-cell>
          <table:table-cell office:value-type="float" office:value="-0.0151839306173804" calcext:value-type="float">
            <text:p>-0.01518393061738</text:p>
          </table:table-cell>
          <table:table-cell office:value-type="float" office:value="-0.0151696302996185" calcext:value-type="float">
            <text:p>-0.015169630299619</text:p>
          </table:table-cell>
          <table:table-cell office:value-type="float" office:value="-0.0151693008015667" calcext:value-type="float">
            <text:p>-0.015169300801567</text:p>
          </table:table-cell>
          <table:table-cell office:value-type="float" office:value="-0.0151735315170506" calcext:value-type="float">
            <text:p>-0.015173531517051</text:p>
          </table:table-cell>
          <table:table-cell office:value-type="float" office:value="-0.0150427726447299" calcext:value-type="float">
            <text:p>-0.01504277264473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46371136573775" calcext:value-type="float">
            <text:p>0.646371136573775</text:p>
          </table:table-cell>
          <table:table-cell office:value-type="float" office:value="0.647464459786666" calcext:value-type="float">
            <text:p>0.647464459786666</text:p>
          </table:table-cell>
          <table:table-cell office:value-type="float" office:value="0.647543041460946" calcext:value-type="float">
            <text:p>0.647543041460946</text:p>
          </table:table-cell>
          <table:table-cell office:value-type="float" office:value="0.646907357188661" calcext:value-type="float">
            <text:p>0.646907357188661</text:p>
          </table:table-cell>
          <table:table-cell office:value-type="float" office:value="0.646851681176173" calcext:value-type="float">
            <text:p>0.646851681176173</text:p>
          </table:table-cell>
          <table:table-cell office:value-type="float" office:value="0.647491165510131" calcext:value-type="float">
            <text:p>0.647491165510131</text:p>
          </table:table-cell>
          <table:table-cell office:value-type="float" office:value="0.649439588210358" calcext:value-type="float">
            <text:p>0.649439588210358</text:p>
          </table:table-cell>
          <table:table-cell office:value-type="float" office:value="0.64794486314134" calcext:value-type="float">
            <text:p>0.64794486314134</text:p>
          </table:table-cell>
          <table:table-cell office:value-type="float" office:value="0.647199265042647" calcext:value-type="float">
            <text:p>0.647199265042647</text:p>
          </table:table-cell>
          <table:table-cell office:value-type="float" office:value="0.646973344848299" calcext:value-type="float">
            <text:p>0.646973344848299</text:p>
          </table:table-cell>
          <table:table-cell office:value-type="float" office:value="0.648834915160872" calcext:value-type="float">
            <text:p>0.648834915160872</text:p>
          </table:table-cell>
          <table:table-cell office:value-type="float" office:value="0.647526678357126" calcext:value-type="float">
            <text:p>0.647526678357126</text:p>
          </table:table-cell>
          <table:table-cell office:value-type="float" office:value="0.647771572936104" calcext:value-type="float">
            <text:p>0.647771572936104</text:p>
          </table:table-cell>
          <table:table-cell office:value-type="float" office:value="0.647192220979382" calcext:value-type="float">
            <text:p>0.647192220979382</text:p>
          </table:table-cell>
          <table:table-cell office:value-type="float" office:value="0.647842852791602" calcext:value-type="float">
            <text:p>0.647842852791602</text:p>
          </table:table-cell>
          <table:table-cell office:value-type="float" office:value="0.647760207919534" calcext:value-type="float">
            <text:p>0.647760207919534</text:p>
          </table:table-cell>
          <table:table-cell office:value-type="float" office:value="0.648090756995221" calcext:value-type="float">
            <text:p>0.648090756995221</text:p>
          </table:table-cell>
          <table:table-cell office:value-type="float" office:value="0.647552925580898" calcext:value-type="float">
            <text:p>0.647552925580898</text:p>
          </table:table-cell>
          <table:table-cell office:value-type="float" office:value="0.648194774322649" calcext:value-type="float">
            <text:p>0.648194774322649</text:p>
          </table:table-cell>
          <table:table-cell office:value-type="float" office:value="0.64702313159925" calcext:value-type="float">
            <text:p>0.64702313159925</text:p>
          </table:table-cell>
          <table:table-cell office:value-type="float" office:value="0.648332133765771" calcext:value-type="float">
            <text:p>0.648332133765771</text:p>
          </table:table-cell>
          <table:table-cell office:value-type="float" office:value="0.648338458065833" calcext:value-type="float">
            <text:p>0.648338458065833</text:p>
          </table:table-cell>
          <table:table-cell office:value-type="float" office:value="0.648314495468335" calcext:value-type="float">
            <text:p>0.648314495468335</text:p>
          </table:table-cell>
          <table:table-cell office:value-type="float" office:value="0.648142544510736" calcext:value-type="float">
            <text:p>0.648142544510736</text:p>
          </table:table-cell>
          <table:table-cell office:value-type="float" office:value="0.648485033557446" calcext:value-type="float">
            <text:p>0.648485033557446</text:p>
          </table:table-cell>
          <table:table-cell office:value-type="float" office:value="0.648476008064488" calcext:value-type="float">
            <text:p>0.648476008064488</text:p>
          </table:table-cell>
          <table:table-cell office:value-type="float" office:value="0.648044270197456" calcext:value-type="float">
            <text:p>0.648044270197456</text:p>
          </table:table-cell>
          <table:table-cell office:value-type="float" office:value="0.647802509048363" calcext:value-type="float">
            <text:p>0.647802509048363</text:p>
          </table:table-cell>
          <table:table-cell office:value-type="float" office:value="0.646966908116155" calcext:value-type="float">
            <text:p>0.646966908116155</text:p>
          </table:table-cell>
          <table:table-cell office:value-type="float" office:value="0.647604489820146" calcext:value-type="float">
            <text:p>0.647604489820146</text:p>
          </table:table-cell>
          <table:table-cell office:value-type="float" office:value="0.647190774261826" calcext:value-type="float">
            <text:p>0.647190774261826</text:p>
          </table:table-cell>
          <table:table-cell office:value-type="float" office:value="0.647038406954559" calcext:value-type="float">
            <text:p>0.647038406954559</text:p>
          </table:table-cell>
          <table:table-cell office:value-type="float" office:value="0.646358268045928" calcext:value-type="float">
            <text:p>0.646358268045928</text:p>
          </table:table-cell>
          <table:table-cell office:value-type="float" office:value="0.647533057844096" calcext:value-type="float">
            <text:p>0.647533057844096</text:p>
          </table:table-cell>
          <table:table-cell office:value-type="float" office:value="0.647686604009377" calcext:value-type="float">
            <text:p>0.647686604009377</text:p>
          </table:table-cell>
          <table:table-cell office:value-type="float" office:value="0.645809647887485" calcext:value-type="float">
            <text:p>0.645809647887485</text:p>
          </table:table-cell>
          <table:table-cell office:value-type="float" office:value="0.637890358205657" calcext:value-type="float">
            <text:p>0.637890358205657</text:p>
          </table:table-cell>
          <table:table-cell office:value-type="float" office:value="0.617324857012851" calcext:value-type="float">
            <text:p>0.617324857012851</text:p>
          </table:table-cell>
          <table:table-cell office:value-type="float" office:value="0.642663621761708" calcext:value-type="float">
            <text:p>0.642663621761708</text:p>
          </table:table-cell>
          <table:table-cell office:value-type="float" office:value="0.636612190159003" calcext:value-type="float">
            <text:p>0.636612190159003</text:p>
          </table:table-cell>
          <table:table-cell office:value-type="float" office:value="0.671083836442068" calcext:value-type="float">
            <text:p>0.671083836442068</text:p>
          </table:table-cell>
          <table:table-cell office:value-type="float" office:value="0.65816424597138" calcext:value-type="float">
            <text:p>0.65816424597138</text:p>
          </table:table-cell>
          <table:table-cell office:value-type="float" office:value="0.665341132629041" calcext:value-type="float">
            <text:p>0.665341132629041</text:p>
          </table:table-cell>
          <table:table-cell office:value-type="float" office:value="0.610426728214133" calcext:value-type="float">
            <text:p>0.610426728214133</text:p>
          </table:table-cell>
          <table:table-cell office:value-type="float" office:value="0.616282351954746" calcext:value-type="float">
            <text:p>0.616282351954746</text:p>
          </table:table-cell>
          <table:table-cell office:value-type="float" office:value="0.663849280538785" calcext:value-type="float">
            <text:p>0.663849280538785</text:p>
          </table:table-cell>
          <table:table-cell office:value-type="float" office:value="0.661803302102524" calcext:value-type="float">
            <text:p>0.661803302102524</text:p>
          </table:table-cell>
          <table:table-cell office:value-type="float" office:value="0.627341748249554" calcext:value-type="float">
            <text:p>0.627341748249554</text:p>
          </table:table-cell>
          <table:table-cell office:value-type="float" office:value="0.622409743134265" calcext:value-type="float">
            <text:p>0.622409743134265</text:p>
          </table:table-cell>
          <table:table-cell office:value-type="float" office:value="0.626417364167829" calcext:value-type="float">
            <text:p>0.626417364167829</text:p>
          </table:table-cell>
          <table:table-cell office:value-type="float" office:value="0.664409850413215" calcext:value-type="float">
            <text:p>0.664409850413215</text:p>
          </table:table-cell>
          <table:table-cell office:value-type="float" office:value="0.679948989782052" calcext:value-type="float">
            <text:p>0.679948989782052</text:p>
          </table:table-cell>
          <table:table-cell office:value-type="float" office:value="0.589820087450408" calcext:value-type="float">
            <text:p>0.589820087450408</text:p>
          </table:table-cell>
          <table:table-cell office:value-type="float" office:value="0.597521330393543" calcext:value-type="float">
            <text:p>0.597521330393543</text:p>
          </table:table-cell>
          <table:table-cell office:value-type="float" office:value="0.610110419570027" calcext:value-type="float">
            <text:p>0.610110419570027</text:p>
          </table:table-cell>
          <table:table-cell office:value-type="float" office:value="0.62256959443347" calcext:value-type="float">
            <text:p>0.62256959443347</text:p>
          </table:table-cell>
          <table:table-cell office:value-type="float" office:value="0.621113481304475" calcext:value-type="float">
            <text:p>0.621113481304475</text:p>
          </table:table-cell>
          <table:table-cell office:value-type="float" office:value="0.604749923555266" calcext:value-type="float">
            <text:p>0.604749923555266</text:p>
          </table:table-cell>
          <table:table-cell office:value-type="float" office:value="0.585212547410259" calcext:value-type="float">
            <text:p>0.585212547410259</text:p>
          </table:table-cell>
          <table:table-cell office:value-type="float" office:value="0.62364368368462" calcext:value-type="float">
            <text:p>0.62364368368462</text:p>
          </table:table-cell>
          <table:table-cell office:value-type="float" office:value="0.649667482672834" calcext:value-type="float">
            <text:p>0.649667482672834</text:p>
          </table:table-cell>
          <table:table-cell office:value-type="float" office:value="0.661597713567468" calcext:value-type="float">
            <text:p>0.661597713567468</text:p>
          </table:table-cell>
          <table:table-cell office:value-type="float" office:value="0.674618179502756" calcext:value-type="float">
            <text:p>0.674618179502756</text:p>
          </table:table-cell>
          <table:table-cell office:value-type="float" office:value="0.676136287201982" calcext:value-type="float">
            <text:p>0.676136287201982</text:p>
          </table:table-cell>
          <table:table-cell office:value-type="float" office:value="0.664544549684994" calcext:value-type="float">
            <text:p>0.664544549684994</text:p>
          </table:table-cell>
          <table:table-cell office:value-type="float" office:value="0.624879396408508" calcext:value-type="float">
            <text:p>0.624879396408508</text:p>
          </table:table-cell>
          <table:table-cell office:value-type="float" office:value="0.62458117607205" calcext:value-type="float">
            <text:p>0.62458117607205</text:p>
          </table:table-cell>
          <table:table-cell office:value-type="float" office:value="0.652131891570805" calcext:value-type="float">
            <text:p>0.652131891570805</text:p>
          </table:table-cell>
          <table:table-cell office:value-type="float" office:value="0.601945202742477" calcext:value-type="float">
            <text:p>0.601945202742477</text:p>
          </table:table-cell>
          <table:table-cell office:value-type="float" office:value="0.615734350302003" calcext:value-type="float">
            <text:p>0.615734350302003</text:p>
          </table:table-cell>
          <table:table-cell office:value-type="float" office:value="0.671608816856233" calcext:value-type="float">
            <text:p>0.671608816856233</text:p>
          </table:table-cell>
          <table:table-cell office:value-type="float" office:value="0.658194535396704" calcext:value-type="float">
            <text:p>0.658194535396704</text:p>
          </table:table-cell>
          <table:table-cell office:value-type="float" office:value="0.619430805138471" calcext:value-type="float">
            <text:p>0.619430805138471</text:p>
          </table:table-cell>
          <table:table-cell office:value-type="float" office:value="0.57612873849444" calcext:value-type="float">
            <text:p>0.57612873849444</text:p>
          </table:table-cell>
          <table:table-cell office:value-type="float" office:value="0.583490958576828" calcext:value-type="float">
            <text:p>0.583490958576828</text:p>
          </table:table-cell>
          <table:table-cell office:value-type="float" office:value="0.599353291649543" calcext:value-type="float">
            <text:p>0.599353291649543</text:p>
          </table:table-cell>
          <table:table-cell office:value-type="float" office:value="0.616525702566195" calcext:value-type="float">
            <text:p>0.616525702566195</text:p>
          </table:table-cell>
          <table:table-cell office:value-type="float" office:value="0.634137755269062" calcext:value-type="float">
            <text:p>0.634137755269062</text:p>
          </table:table-cell>
          <table:table-cell office:value-type="float" office:value="0.623093932045203" calcext:value-type="float">
            <text:p>0.623093932045203</text:p>
          </table:table-cell>
          <table:table-cell office:value-type="float" office:value="0.60551485172415" calcext:value-type="float">
            <text:p>0.60551485172415</text:p>
          </table:table-cell>
          <table:table-cell office:value-type="float" office:value="0.572873971215017" calcext:value-type="float">
            <text:p>0.572873971215017</text:p>
          </table:table-cell>
          <table:table-cell office:value-type="float" office:value="0.581625932061775" calcext:value-type="float">
            <text:p>0.581625932061775</text:p>
          </table:table-cell>
          <table:table-cell office:value-type="float" office:value="0.604850247122087" calcext:value-type="float">
            <text:p>0.604850247122087</text:p>
          </table:table-cell>
          <table:table-cell office:value-type="float" office:value="0.654529698179059" calcext:value-type="float">
            <text:p>0.654529698179059</text:p>
          </table:table-cell>
          <table:table-cell office:value-type="float" office:value="0.656870059061672" calcext:value-type="float">
            <text:p>0.656870059061672</text:p>
          </table:table-cell>
          <table:table-cell office:value-type="float" office:value="0.660692457410853" calcext:value-type="float">
            <text:p>0.660692457410853</text:p>
          </table:table-cell>
          <table:table-cell office:value-type="float" office:value="0.655610483460933" calcext:value-type="float">
            <text:p>0.655610483460933</text:p>
          </table:table-cell>
          <table:table-cell office:value-type="float" office:value="0.655227301094624" calcext:value-type="float">
            <text:p>0.655227301094624</text:p>
          </table:table-cell>
          <table:table-cell office:value-type="float" office:value="0.621203314391844" calcext:value-type="float">
            <text:p>0.621203314391844</text:p>
          </table:table-cell>
          <table:table-cell office:value-type="float" office:value="0.629769589091313" calcext:value-type="float">
            <text:p>0.629769589091313</text:p>
          </table:table-cell>
          <table:table-cell office:value-type="float" office:value="0.636496733512592" calcext:value-type="float">
            <text:p>0.636496733512592</text:p>
          </table:table-cell>
          <table:table-cell office:value-type="float" office:value="0.632870324931959" calcext:value-type="float">
            <text:p>0.632870324931959</text:p>
          </table:table-cell>
          <table:table-cell office:value-type="float" office:value="0.600716968409836" calcext:value-type="float">
            <text:p>0.600716968409836</text:p>
          </table:table-cell>
          <table:table-cell office:value-type="float" office:value="0.596877969943146" calcext:value-type="float">
            <text:p>0.596877969943146</text:p>
          </table:table-cell>
          <table:table-cell office:value-type="float" office:value="0.596257465993947" calcext:value-type="float">
            <text:p>0.596257465993947</text:p>
          </table:table-cell>
          <table:table-cell office:value-type="float" office:value="0.662265417299346" calcext:value-type="float">
            <text:p>0.662265417299346</text:p>
          </table:table-cell>
          <table:table-cell office:value-type="float" office:value="0.575213331825799" calcext:value-type="float">
            <text:p>0.575213331825799</text:p>
          </table:table-cell>
          <table:table-cell office:value-type="float" office:value="0.586349081554097" calcext:value-type="float">
            <text:p>0.586349081554097</text:p>
          </table:table-cell>
          <table:table-cell office:value-type="float" office:value="0.612128467235166" calcext:value-type="float">
            <text:p>0.612128467235166</text:p>
          </table:table-cell>
          <table:table-cell office:value-type="float" office:value="0.625699307452796" calcext:value-type="float">
            <text:p>0.625699307452796</text:p>
          </table:table-cell>
          <table:table-cell office:value-type="float" office:value="0.611190114293243" calcext:value-type="float">
            <text:p>0.611190114293243</text:p>
          </table:table-cell>
          <table:table-cell office:value-type="float" office:value="0.593210358329898" calcext:value-type="float">
            <text:p>0.593210358329898</text:p>
          </table:table-cell>
          <table:table-cell office:value-type="float" office:value="0.595691505697554" calcext:value-type="float">
            <text:p>0.595691505697554</text:p>
          </table:table-cell>
          <table:table-cell office:value-type="float" office:value="0.618535158945975" calcext:value-type="float">
            <text:p>0.618535158945975</text:p>
          </table:table-cell>
          <table:table-cell office:value-type="float" office:value="0.632930705871919" calcext:value-type="float">
            <text:p>0.632930705871919</text:p>
          </table:table-cell>
          <table:table-cell office:value-type="float" office:value="0.655012855620931" calcext:value-type="float">
            <text:p>0.655012855620931</text:p>
          </table:table-cell>
          <table:table-cell office:value-type="float" office:value="0.6633390103048" calcext:value-type="float">
            <text:p>0.6633390103048</text:p>
          </table:table-cell>
          <table:table-cell office:value-type="float" office:value="0.673069876136986" calcext:value-type="float">
            <text:p>0.673069876136986</text:p>
          </table:table-cell>
          <table:table-cell office:value-type="float" office:value="0.660648955118567" calcext:value-type="float">
            <text:p>0.660648955118567</text:p>
          </table:table-cell>
          <table:table-cell office:value-type="float" office:value="0.663628813081411" calcext:value-type="float">
            <text:p>0.663628813081411</text:p>
          </table:table-cell>
          <table:table-cell office:value-type="float" office:value="0.607795084173364" calcext:value-type="float">
            <text:p>0.607795084173364</text:p>
          </table:table-cell>
          <table:table-cell office:value-type="float" office:value="0.597174770124149" calcext:value-type="float">
            <text:p>0.597174770124149</text:p>
          </table:table-cell>
          <table:table-cell office:value-type="float" office:value="0.601144014139383" calcext:value-type="float">
            <text:p>0.601144014139383</text:p>
          </table:table-cell>
          <table:table-cell office:value-type="float" office:value="0.609837791210162" calcext:value-type="float">
            <text:p>0.609837791210162</text:p>
          </table:table-cell>
          <table:table-cell office:value-type="float" office:value="0.609275788293792" calcext:value-type="float">
            <text:p>0.609275788293792</text:p>
          </table:table-cell>
          <table:table-cell office:value-type="float" office:value="0.603014567849964" calcext:value-type="float">
            <text:p>0.603014567849964</text:p>
          </table:table-cell>
          <table:table-cell office:value-type="float" office:value="0.595359643804078" calcext:value-type="float">
            <text:p>0.595359643804078</text:p>
          </table:table-cell>
          <table:table-cell office:value-type="float" office:value="0.596420476063369" calcext:value-type="float">
            <text:p>0.596420476063369</text:p>
          </table:table-cell>
          <table:table-cell office:value-type="float" office:value="0.603910686531514" calcext:value-type="float">
            <text:p>0.603910686531514</text:p>
          </table:table-cell>
          <table:table-cell office:value-type="float" office:value="0.660765522455469" calcext:value-type="float">
            <text:p>0.660765522455469</text:p>
          </table:table-cell>
          <table:table-cell office:value-type="float" office:value="0.594605889337004" calcext:value-type="float">
            <text:p>0.594605889337004</text:p>
          </table:table-cell>
          <table:table-cell office:value-type="float" office:value="0.602036264463895" calcext:value-type="float">
            <text:p>0.602036264463895</text:p>
          </table:table-cell>
          <table:table-cell office:value-type="float" office:value="0.615788589373272" calcext:value-type="float">
            <text:p>0.615788589373272</text:p>
          </table:table-cell>
          <table:table-cell office:value-type="float" office:value="0.640998091286484" calcext:value-type="float">
            <text:p>0.640998091286484</text:p>
          </table:table-cell>
          <table:table-cell office:value-type="float" office:value="0.625772173399403" calcext:value-type="float">
            <text:p>0.625772173399403</text:p>
          </table:table-cell>
          <table:table-cell office:value-type="float" office:value="0.6145517252889" calcext:value-type="float">
            <text:p>0.6145517252889</text:p>
          </table:table-cell>
          <table:table-cell office:value-type="float" office:value="0.597674608328776" calcext:value-type="float">
            <text:p>0.597674608328776</text:p>
          </table:table-cell>
          <table:table-cell office:value-type="float" office:value="0.608569540264315" calcext:value-type="float">
            <text:p>0.608569540264315</text:p>
          </table:table-cell>
          <table:table-cell office:value-type="float" office:value="0.6069461532869" calcext:value-type="float">
            <text:p>0.6069461532869</text:p>
          </table:table-cell>
          <table:table-cell office:value-type="float" office:value="0.677828555935306" calcext:value-type="float">
            <text:p>0.677828555935306</text:p>
          </table:table-cell>
          <table:table-cell office:value-type="float" office:value="0.677914122896129" calcext:value-type="float">
            <text:p>0.677914122896129</text:p>
          </table:table-cell>
          <table:table-cell office:value-type="float" office:value="0.672333471103287" calcext:value-type="float">
            <text:p>0.672333471103287</text:p>
          </table:table-cell>
          <table:table-cell office:value-type="float" office:value="0.623937461091005" calcext:value-type="float">
            <text:p>0.623937461091005</text:p>
          </table:table-cell>
          <table:table-cell office:value-type="float" office:value="0.627761022559951" calcext:value-type="float">
            <text:p>0.627761022559951</text:p>
          </table:table-cell>
          <table:table-cell office:value-type="float" office:value="0.632939983014692" calcext:value-type="float">
            <text:p>0.632939983014692</text:p>
          </table:table-cell>
          <table:table-cell office:value-type="float" office:value="0.648124753145474" calcext:value-type="float">
            <text:p>0.648124753145474</text:p>
          </table:table-cell>
          <table:table-cell office:value-type="float" office:value="0.644385682913039" calcext:value-type="float">
            <text:p>0.644385682913039</text:p>
          </table:table-cell>
          <table:table-cell office:value-type="float" office:value="0.634906257107178" calcext:value-type="float">
            <text:p>0.634906257107178</text:p>
          </table:table-cell>
          <table:table-cell office:value-type="float" office:value="0.616170019794182" calcext:value-type="float">
            <text:p>0.616170019794182</text:p>
          </table:table-cell>
          <table:table-cell office:value-type="float" office:value="0.624159131701155" calcext:value-type="float">
            <text:p>0.624159131701155</text:p>
          </table:table-cell>
          <table:table-cell office:value-type="float" office:value="0.645654996643884" calcext:value-type="float">
            <text:p>0.645654996643884</text:p>
          </table:table-cell>
          <table:table-cell office:value-type="float" office:value="0.692712268467911" calcext:value-type="float">
            <text:p>0.692712268467911</text:p>
          </table:table-cell>
          <table:table-cell office:value-type="float" office:value="0.678299486236963" calcext:value-type="float">
            <text:p>0.678299486236963</text:p>
          </table:table-cell>
          <table:table-cell office:value-type="float" office:value="0.660529028196293" calcext:value-type="float">
            <text:p>0.660529028196293</text:p>
          </table:table-cell>
          <table:table-cell office:value-type="float" office:value="0.615479906725347" calcext:value-type="float">
            <text:p>0.615479906725347</text:p>
          </table:table-cell>
          <table:table-cell office:value-type="float" office:value="0.597345260028284" calcext:value-type="float">
            <text:p>0.597345260028284</text:p>
          </table:table-cell>
          <table:table-cell office:value-type="float" office:value="0.629285900976017" calcext:value-type="float">
            <text:p>0.629285900976017</text:p>
          </table:table-cell>
          <table:table-cell office:value-type="float" office:value="0.652682705239155" calcext:value-type="float">
            <text:p>0.652682705239155</text:p>
          </table:table-cell>
          <table:table-cell office:value-type="float" office:value="0.667051196774586" calcext:value-type="float">
            <text:p>0.667051196774586</text:p>
          </table:table-cell>
          <table:table-cell office:value-type="float" office:value="0.666419441916496" calcext:value-type="float">
            <text:p>0.666419441916496</text:p>
          </table:table-cell>
          <table:table-cell office:value-type="float" office:value="0.655450504390566" calcext:value-type="float">
            <text:p>0.655450504390566</text:p>
          </table:table-cell>
          <table:table-cell office:value-type="float" office:value="0.640748601936721" calcext:value-type="float">
            <text:p>0.640748601936721</text:p>
          </table:table-cell>
          <table:table-cell office:value-type="float" office:value="0.628358413754798" calcext:value-type="float">
            <text:p>0.628358413754798</text:p>
          </table:table-cell>
          <table:table-cell office:value-type="float" office:value="0.614892479406992" calcext:value-type="float">
            <text:p>0.614892479406992</text:p>
          </table:table-cell>
          <table:table-cell office:value-type="float" office:value="0.676270467418439" calcext:value-type="float">
            <text:p>0.676270467418439</text:p>
          </table:table-cell>
          <table:table-cell office:value-type="float" office:value="0.677612236065748" calcext:value-type="float">
            <text:p>0.677612236065748</text:p>
          </table:table-cell>
          <table:table-cell office:value-type="float" office:value="0.679175749533004" calcext:value-type="float">
            <text:p>0.679175749533004</text:p>
          </table:table-cell>
          <table:table-cell office:value-type="float" office:value="0.678410162850209" calcext:value-type="float">
            <text:p>0.678410162850209</text:p>
          </table:table-cell>
          <table:table-cell office:value-type="float" office:value="0.672545420627289" calcext:value-type="float">
            <text:p>0.672545420627289</text:p>
          </table:table-cell>
          <table:table-cell office:value-type="float" office:value="0.659078280030743" calcext:value-type="float">
            <text:p>0.659078280030743</text:p>
          </table:table-cell>
          <table:table-cell office:value-type="float" office:value="0.635841958628618" calcext:value-type="float">
            <text:p>0.635841958628618</text:p>
          </table:table-cell>
          <table:table-cell office:value-type="float" office:value="0.678034974822356" calcext:value-type="float">
            <text:p>0.678034974822356</text:p>
          </table:table-cell>
          <table:table-cell office:value-type="float" office:value="0.670342084262617" calcext:value-type="float">
            <text:p>0.670342084262617</text:p>
          </table:table-cell>
          <table:table-cell office:value-type="float" office:value="0.666185922696683" calcext:value-type="float">
            <text:p>0.666185922696683</text:p>
          </table:table-cell>
          <table:table-cell office:value-type="float" office:value="0.655863357895308" calcext:value-type="float">
            <text:p>0.655863357895308</text:p>
          </table:table-cell>
          <table:table-cell office:value-type="float" office:value="0.643111636331833" calcext:value-type="float">
            <text:p>0.643111636331833</text:p>
          </table:table-cell>
          <table:table-cell office:value-type="float" office:value="0.651137084885736" calcext:value-type="float">
            <text:p>0.651137084885736</text:p>
          </table:table-cell>
          <table:table-cell office:value-type="float" office:value="0.718615728647895" calcext:value-type="float">
            <text:p>0.718615728647895</text:p>
          </table:table-cell>
          <table:table-cell office:value-type="float" office:value="0.691282792536549" calcext:value-type="float">
            <text:p>0.691282792536549</text:p>
          </table:table-cell>
          <table:table-cell office:value-type="float" office:value="0.691250814415531" calcext:value-type="float">
            <text:p>0.691250814415531</text:p>
          </table:table-cell>
          <table:table-cell office:value-type="float" office:value="0.643132850083558" calcext:value-type="float">
            <text:p>0.643132850083558</text:p>
          </table:table-cell>
          <table:table-cell office:value-type="float" office:value="0.599664655019866" calcext:value-type="float">
            <text:p>0.599664655019866</text:p>
          </table:table-cell>
          <table:table-cell office:value-type="float" office:value="0.597360318700951" calcext:value-type="float">
            <text:p>0.597360318700951</text:p>
          </table:table-cell>
          <table:table-cell office:value-type="float" office:value="0.612124935078778" calcext:value-type="float">
            <text:p>0.612124935078778</text:p>
          </table:table-cell>
          <table:table-cell office:value-type="float" office:value="0.667718506218887" calcext:value-type="float">
            <text:p>0.667718506218887</text:p>
          </table:table-cell>
          <table:table-cell office:value-type="float" office:value="0.659248109184491" calcext:value-type="float">
            <text:p>0.659248109184491</text:p>
          </table:table-cell>
          <table:table-cell office:value-type="float" office:value="0.638258715772833" calcext:value-type="float">
            <text:p>0.638258715772833</text:p>
          </table:table-cell>
          <table:table-cell office:value-type="float" office:value="0.610845608104167" calcext:value-type="float">
            <text:p>0.610845608104167</text:p>
          </table:table-cell>
          <table:table-cell office:value-type="float" office:value="0.596926239632101" calcext:value-type="float">
            <text:p>0.596926239632101</text:p>
          </table:table-cell>
          <table:table-cell office:value-type="float" office:value="0.601936460100516" calcext:value-type="float">
            <text:p>0.601936460100516</text:p>
          </table:table-cell>
          <table:table-cell office:value-type="float" office:value="0.604666569324426" calcext:value-type="float">
            <text:p>0.604666569324426</text:p>
          </table:table-cell>
          <table:table-cell office:value-type="float" office:value="0.601541097363105" calcext:value-type="float">
            <text:p>0.601541097363105</text:p>
          </table:table-cell>
          <table:table-cell office:value-type="float" office:value="0.600268189811501" calcext:value-type="float">
            <text:p>0.600268189811501</text:p>
          </table:table-cell>
          <table:table-cell office:value-type="float" office:value="0.602095809747195" calcext:value-type="float">
            <text:p>0.602095809747195</text:p>
          </table:table-cell>
          <table:table-cell office:value-type="float" office:value="0.601146558639291" calcext:value-type="float">
            <text:p>0.601146558639291</text:p>
          </table:table-cell>
          <table:table-cell office:value-type="float" office:value="0.600179987676379" calcext:value-type="float">
            <text:p>0.600179987676379</text:p>
          </table:table-cell>
          <table:table-cell office:value-type="float" office:value="0.600296994504349" calcext:value-type="float">
            <text:p>0.600296994504349</text:p>
          </table:table-cell>
          <table:table-cell office:value-type="float" office:value="0.600584451110152" calcext:value-type="float">
            <text:p>0.600584451110152</text:p>
          </table:table-cell>
          <table:table-cell office:value-type="float" office:value="0.601388310464231" calcext:value-type="float">
            <text:p>0.601388310464231</text:p>
          </table:table-cell>
          <table:table-cell office:value-type="float" office:value="0.599827863183878" calcext:value-type="float">
            <text:p>0.599827863183878</text:p>
          </table:table-cell>
          <table:table-cell office:value-type="float" office:value="0.60243995110166" calcext:value-type="float">
            <text:p>0.60243995110166</text:p>
          </table:table-cell>
          <table:table-cell office:value-type="float" office:value="0.599953172122097" calcext:value-type="float">
            <text:p>0.599953172122097</text:p>
          </table:table-cell>
          <table:table-cell office:value-type="float" office:value="0.601301850511602" calcext:value-type="float">
            <text:p>0.601301850511602</text:p>
          </table:table-cell>
          <table:table-cell office:value-type="float" office:value="0.600455938432314" calcext:value-type="float">
            <text:p>0.600455938432314</text:p>
          </table:table-cell>
          <table:table-cell office:value-type="float" office:value="0.600794599683236" calcext:value-type="float">
            <text:p>0.600794599683236</text:p>
          </table:table-cell>
          <table:table-cell office:value-type="float" office:value="0.601747140532871" calcext:value-type="float">
            <text:p>0.601747140532871</text:p>
          </table:table-cell>
          <table:table-cell office:value-type="float" office:value="0.600269817412977" calcext:value-type="float">
            <text:p>0.600269817412977</text:p>
          </table:table-cell>
          <table:table-cell office:value-type="float" office:value="0.601339050642263" calcext:value-type="float">
            <text:p>0.601339050642263</text:p>
          </table:table-cell>
          <table:table-cell office:value-type="float" office:value="0.601287673227253" calcext:value-type="float">
            <text:p>0.601287673227253</text:p>
          </table:table-cell>
          <table:table-cell office:value-type="float" office:value="0.601588593932941" calcext:value-type="float">
            <text:p>0.601588593932941</text:p>
          </table:table-cell>
          <table:table-cell office:value-type="float" office:value="0.601653217096044" calcext:value-type="float">
            <text:p>0.601653217096044</text:p>
          </table:table-cell>
          <table:table-cell office:value-type="float" office:value="0.600350233880688" calcext:value-type="float">
            <text:p>0.600350233880688</text:p>
          </table:table-cell>
          <table:table-cell office:value-type="float" office:value="0.601663998588755" calcext:value-type="float">
            <text:p>0.601663998588755</text:p>
          </table:table-cell>
          <table:table-cell office:value-type="float" office:value="0.600288723171426" calcext:value-type="float">
            <text:p>0.600288723171426</text:p>
          </table:table-cell>
          <table:table-cell office:value-type="float" office:value="0.601262304477694" calcext:value-type="float">
            <text:p>0.601262304477694</text:p>
          </table:table-cell>
          <table:table-cell office:value-type="float" office:value="0.601102440753983" calcext:value-type="float">
            <text:p>0.601102440753983</text:p>
          </table:table-cell>
          <table:table-cell office:value-type="float" office:value="0.600485703855884" calcext:value-type="float">
            <text:p>0.600485703855884</text:p>
          </table:table-cell>
          <table:table-cell office:value-type="float" office:value="0.60125784887095" calcext:value-type="float">
            <text:p>0.60125784887095</text:p>
          </table:table-cell>
          <table:table-cell office:value-type="float" office:value="0.601616489992245" calcext:value-type="float">
            <text:p>0.601616489992245</text:p>
          </table:table-cell>
          <table:table-cell office:value-type="float" office:value="0.600435716835811" calcext:value-type="float">
            <text:p>0.600435716835811</text:p>
          </table:table-cell>
          <table:table-cell office:value-type="float" office:value="0.601532011063593" calcext:value-type="float">
            <text:p>0.601532011063593</text:p>
          </table:table-cell>
          <table:table-cell office:value-type="float" office:value="0.600819438969777" calcext:value-type="float">
            <text:p>0.600819438969777</text:p>
          </table:table-cell>
          <table:table-cell office:value-type="float" office:value="0.60070632413016" calcext:value-type="float">
            <text:p>0.60070632413016</text:p>
          </table:table-cell>
          <table:table-cell office:value-type="float" office:value="0.600284650639259" calcext:value-type="float">
            <text:p>0.600284650639259</text:p>
          </table:table-cell>
          <table:table-cell office:value-type="float" office:value="0.601325497148018" calcext:value-type="float">
            <text:p>0.601325497148018</text:p>
          </table:table-cell>
          <table:table-cell office:value-type="float" office:value="0.600057495247321" calcext:value-type="float">
            <text:p>0.600057495247321</text:p>
          </table:table-cell>
          <table:table-cell office:value-type="float" office:value="0.601692313672243" calcext:value-type="float">
            <text:p>0.601692313672243</text:p>
          </table:table-cell>
          <table:table-cell office:value-type="float" office:value="0.601077966023224" calcext:value-type="float">
            <text:p>0.601077966023224</text:p>
          </table:table-cell>
          <table:table-cell office:value-type="float" office:value="0.601326646078563" calcext:value-type="float">
            <text:p>0.601326646078563</text:p>
          </table:table-cell>
          <table:table-cell office:value-type="float" office:value="0.600785472731205" calcext:value-type="float">
            <text:p>0.600785472731205</text:p>
          </table:table-cell>
          <table:table-cell office:value-type="float" office:value="0.600869576134537" calcext:value-type="float">
            <text:p>0.600869576134537</text:p>
          </table:table-cell>
          <table:table-cell office:value-type="float" office:value="0.600832586724806" calcext:value-type="float">
            <text:p>0.600832586724806</text:p>
          </table:table-cell>
          <table:table-cell office:value-type="float" office:value="0.600630441095408" calcext:value-type="float">
            <text:p>0.600630441095408</text:p>
          </table:table-cell>
          <table:table-cell office:value-type="float" office:value="0.600949521658925" calcext:value-type="float">
            <text:p>0.600949521658925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65906185622168" calcext:value-type="float">
            <text:p>-0.265906185622168</text:p>
          </table:table-cell>
          <table:table-cell office:value-type="float" office:value="-0.26626419207116" calcext:value-type="float">
            <text:p>-0.26626419207116</text:p>
          </table:table-cell>
          <table:table-cell office:value-type="float" office:value="-0.266305887536547" calcext:value-type="float">
            <text:p>-0.266305887536547</text:p>
          </table:table-cell>
          <table:table-cell office:value-type="float" office:value="-0.266075834412133" calcext:value-type="float">
            <text:p>-0.266075834412133</text:p>
          </table:table-cell>
          <table:table-cell office:value-type="float" office:value="-0.266074346032334" calcext:value-type="float">
            <text:p>-0.266074346032334</text:p>
          </table:table-cell>
          <table:table-cell office:value-type="float" office:value="-0.266337239180355" calcext:value-type="float">
            <text:p>-0.266337239180355</text:p>
          </table:table-cell>
          <table:table-cell office:value-type="float" office:value="-0.267052441978656" calcext:value-type="float">
            <text:p>-0.267052441978656</text:p>
          </table:table-cell>
          <table:table-cell office:value-type="float" office:value="-0.266599599787873" calcext:value-type="float">
            <text:p>-0.266599599787873</text:p>
          </table:table-cell>
          <table:table-cell office:value-type="float" office:value="-0.266384407347597" calcext:value-type="float">
            <text:p>-0.266384407347597</text:p>
          </table:table-cell>
          <table:table-cell office:value-type="float" office:value="-0.266317844848747" calcext:value-type="float">
            <text:p>-0.266317844848747</text:p>
          </table:table-cell>
          <table:table-cell office:value-type="float" office:value="-0.266925384691017" calcext:value-type="float">
            <text:p>-0.266925384691017</text:p>
          </table:table-cell>
          <table:table-cell office:value-type="float" office:value="-0.266490412291384" calcext:value-type="float">
            <text:p>-0.266490412291384</text:p>
          </table:table-cell>
          <table:table-cell office:value-type="float" office:value="-0.266579931641123" calcext:value-type="float">
            <text:p>-0.266579931641123</text:p>
          </table:table-cell>
          <table:table-cell office:value-type="float" office:value="-0.266386856442548" calcext:value-type="float">
            <text:p>-0.266386856442548</text:p>
          </table:table-cell>
          <table:table-cell office:value-type="float" office:value="-0.266639100797708" calcext:value-type="float">
            <text:p>-0.266639100797708</text:p>
          </table:table-cell>
          <table:table-cell office:value-type="float" office:value="-0.266587885424694" calcext:value-type="float">
            <text:p>-0.266587885424694</text:p>
          </table:table-cell>
          <table:table-cell office:value-type="float" office:value="-0.266689674231059" calcext:value-type="float">
            <text:p>-0.266689674231059</text:p>
          </table:table-cell>
          <table:table-cell office:value-type="float" office:value="-0.266461648599023" calcext:value-type="float">
            <text:p>-0.266461648599023</text:p>
          </table:table-cell>
          <table:table-cell office:value-type="float" office:value="-0.266687246573312" calcext:value-type="float">
            <text:p>-0.266687246573312</text:p>
          </table:table-cell>
          <table:table-cell office:value-type="float" office:value="-0.266322260478626" calcext:value-type="float">
            <text:p>-0.266322260478626</text:p>
          </table:table-cell>
          <table:table-cell office:value-type="float" office:value="-0.26677897230423" calcext:value-type="float">
            <text:p>-0.26677897230423</text:p>
          </table:table-cell>
          <table:table-cell office:value-type="float" office:value="-0.266759125388946" calcext:value-type="float">
            <text:p>-0.266759125388946</text:p>
          </table:table-cell>
          <table:table-cell office:value-type="float" office:value="-0.266738915331983" calcext:value-type="float">
            <text:p>-0.266738915331983</text:p>
          </table:table-cell>
          <table:table-cell office:value-type="float" office:value="-0.266705509476031" calcext:value-type="float">
            <text:p>-0.266705509476031</text:p>
          </table:table-cell>
          <table:table-cell office:value-type="float" office:value="-0.266833838323527" calcext:value-type="float">
            <text:p>-0.266833838323527</text:p>
          </table:table-cell>
          <table:table-cell office:value-type="float" office:value="-0.266845750685763" calcext:value-type="float">
            <text:p>-0.266845750685763</text:p>
          </table:table-cell>
          <table:table-cell office:value-type="float" office:value="-0.266687284462559" calcext:value-type="float">
            <text:p>-0.266687284462559</text:p>
          </table:table-cell>
          <table:table-cell office:value-type="float" office:value="-0.266624586672043" calcext:value-type="float">
            <text:p>-0.266624586672043</text:p>
          </table:table-cell>
          <table:table-cell office:value-type="float" office:value="-0.266352848573266" calcext:value-type="float">
            <text:p>-0.266352848573266</text:p>
          </table:table-cell>
          <table:table-cell office:value-type="float" office:value="-0.266553394943005" calcext:value-type="float">
            <text:p>-0.266553394943005</text:p>
          </table:table-cell>
          <table:table-cell office:value-type="float" office:value="-0.265920201856695" calcext:value-type="float">
            <text:p>-0.265920201856695</text:p>
          </table:table-cell>
          <table:table-cell office:value-type="float" office:value="-0.266077496875657" calcext:value-type="float">
            <text:p>-0.266077496875657</text:p>
          </table:table-cell>
          <table:table-cell office:value-type="float" office:value="-0.265871566856365" calcext:value-type="float">
            <text:p>-0.265871566856365</text:p>
          </table:table-cell>
          <table:table-cell office:value-type="float" office:value="-0.266404180894719" calcext:value-type="float">
            <text:p>-0.266404180894719</text:p>
          </table:table-cell>
          <table:table-cell office:value-type="float" office:value="-0.266368757624917" calcext:value-type="float">
            <text:p>-0.266368757624917</text:p>
          </table:table-cell>
          <table:table-cell office:value-type="float" office:value="-0.266524489833183" calcext:value-type="float">
            <text:p>-0.266524489833183</text:p>
          </table:table-cell>
          <table:table-cell office:value-type="float" office:value="-0.262934639010976" calcext:value-type="float">
            <text:p>-0.262934639010976</text:p>
          </table:table-cell>
          <table:table-cell office:value-type="float" office:value="-0.253761959450491" calcext:value-type="float">
            <text:p>-0.253761959450491</text:p>
          </table:table-cell>
          <table:table-cell office:value-type="float" office:value="-0.27227209311758" calcext:value-type="float">
            <text:p>-0.27227209311758</text:p>
          </table:table-cell>
          <table:table-cell office:value-type="float" office:value="-0.296356247106933" calcext:value-type="float">
            <text:p>-0.296356247106933</text:p>
          </table:table-cell>
          <table:table-cell office:value-type="float" office:value="-0.297393609580192" calcext:value-type="float">
            <text:p>-0.297393609580192</text:p>
          </table:table-cell>
          <table:table-cell office:value-type="float" office:value="-0.290796206155667" calcext:value-type="float">
            <text:p>-0.290796206155667</text:p>
          </table:table-cell>
          <table:table-cell office:value-type="float" office:value="-0.307836545384634" calcext:value-type="float">
            <text:p>-0.307836545384634</text:p>
          </table:table-cell>
          <table:table-cell office:value-type="float" office:value="-0.293793187643372" calcext:value-type="float">
            <text:p>-0.293793187643372</text:p>
          </table:table-cell>
          <table:table-cell office:value-type="float" office:value="-0.287961013153884" calcext:value-type="float">
            <text:p>-0.287961013153884</text:p>
          </table:table-cell>
          <table:table-cell office:value-type="float" office:value="-0.264890529456001" calcext:value-type="float">
            <text:p>-0.264890529456001</text:p>
          </table:table-cell>
          <table:table-cell office:value-type="float" office:value="-0.266523743851352" calcext:value-type="float">
            <text:p>-0.266523743851352</text:p>
          </table:table-cell>
          <table:table-cell office:value-type="float" office:value="-0.268447122598609" calcext:value-type="float">
            <text:p>-0.268447122598609</text:p>
          </table:table-cell>
          <table:table-cell office:value-type="float" office:value="-0.266817512716275" calcext:value-type="float">
            <text:p>-0.266817512716275</text:p>
          </table:table-cell>
          <table:table-cell office:value-type="float" office:value="-0.263561087279898" calcext:value-type="float">
            <text:p>-0.263561087279898</text:p>
          </table:table-cell>
          <table:table-cell office:value-type="float" office:value="-0.217770898667706" calcext:value-type="float">
            <text:p>-0.217770898667706</text:p>
          </table:table-cell>
          <table:table-cell office:value-type="float" office:value="-0.220268311256257" calcext:value-type="float">
            <text:p>-0.220268311256257</text:p>
          </table:table-cell>
          <table:table-cell office:value-type="float" office:value="-0.225395217124641" calcext:value-type="float">
            <text:p>-0.225395217124641</text:p>
          </table:table-cell>
          <table:table-cell office:value-type="float" office:value="-0.234122317550738" calcext:value-type="float">
            <text:p>-0.234122317550738</text:p>
          </table:table-cell>
          <table:table-cell office:value-type="float" office:value="-0.241086190748241" calcext:value-type="float">
            <text:p>-0.241086190748241</text:p>
          </table:table-cell>
          <table:table-cell office:value-type="float" office:value="-0.244799439315488" calcext:value-type="float">
            <text:p>-0.244799439315488</text:p>
          </table:table-cell>
          <table:table-cell office:value-type="float" office:value="-0.239618273420892" calcext:value-type="float">
            <text:p>-0.239618273420892</text:p>
          </table:table-cell>
          <table:table-cell office:value-type="float" office:value="-0.228715605871412" calcext:value-type="float">
            <text:p>-0.228715605871412</text:p>
          </table:table-cell>
          <table:table-cell office:value-type="float" office:value="-0.216905972672218" calcext:value-type="float">
            <text:p>-0.216905972672218</text:p>
          </table:table-cell>
          <table:table-cell office:value-type="float" office:value="-0.275141805650281" calcext:value-type="float">
            <text:p>-0.275141805650281</text:p>
          </table:table-cell>
          <table:table-cell office:value-type="float" office:value="-0.294091399638063" calcext:value-type="float">
            <text:p>-0.294091399638063</text:p>
          </table:table-cell>
          <table:table-cell office:value-type="float" office:value="-0.297823762793535" calcext:value-type="float">
            <text:p>-0.297823762793535</text:p>
          </table:table-cell>
          <table:table-cell office:value-type="float" office:value="-0.297321527746078" calcext:value-type="float">
            <text:p>-0.297321527746078</text:p>
          </table:table-cell>
          <table:table-cell office:value-type="float" office:value="-0.295290930121944" calcext:value-type="float">
            <text:p>-0.295290930121944</text:p>
          </table:table-cell>
          <table:table-cell office:value-type="float" office:value="-0.297113641417297" calcext:value-type="float">
            <text:p>-0.297113641417297</text:p>
          </table:table-cell>
          <table:table-cell office:value-type="float" office:value="-0.303839876311027" calcext:value-type="float">
            <text:p>-0.303839876311027</text:p>
          </table:table-cell>
          <table:table-cell office:value-type="float" office:value="-0.302692027009379" calcext:value-type="float">
            <text:p>-0.302692027009379</text:p>
          </table:table-cell>
          <table:table-cell office:value-type="float" office:value="-0.267602601129925" calcext:value-type="float">
            <text:p>-0.267602601129925</text:p>
          </table:table-cell>
          <table:table-cell office:value-type="float" office:value="-0.284010716138482" calcext:value-type="float">
            <text:p>-0.284010716138482</text:p>
          </table:table-cell>
          <table:table-cell office:value-type="float" office:value="-0.278377675762672" calcext:value-type="float">
            <text:p>-0.278377675762672</text:p>
          </table:table-cell>
          <table:table-cell office:value-type="float" office:value="-0.233285479974742" calcext:value-type="float">
            <text:p>-0.233285479974742</text:p>
          </table:table-cell>
          <table:table-cell office:value-type="float" office:value="-0.231416093414113" calcext:value-type="float">
            <text:p>-0.231416093414113</text:p>
          </table:table-cell>
          <table:table-cell office:value-type="float" office:value="-0.226340143591606" calcext:value-type="float">
            <text:p>-0.226340143591606</text:p>
          </table:table-cell>
          <table:table-cell office:value-type="float" office:value="-0.226082535840181" calcext:value-type="float">
            <text:p>-0.226082535840181</text:p>
          </table:table-cell>
          <table:table-cell office:value-type="float" office:value="-0.233558621753382" calcext:value-type="float">
            <text:p>-0.233558621753382</text:p>
          </table:table-cell>
          <table:table-cell office:value-type="float" office:value="-0.246782123402087" calcext:value-type="float">
            <text:p>-0.246782123402087</text:p>
          </table:table-cell>
          <table:table-cell office:value-type="float" office:value="-0.259256060459162" calcext:value-type="float">
            <text:p>-0.259256060459162</text:p>
          </table:table-cell>
          <table:table-cell office:value-type="float" office:value="-0.259790150631177" calcext:value-type="float">
            <text:p>-0.259790150631177</text:p>
          </table:table-cell>
          <table:table-cell office:value-type="float" office:value="-0.24994350871974" calcext:value-type="float">
            <text:p>-0.24994350871974</text:p>
          </table:table-cell>
          <table:table-cell office:value-type="float" office:value="-0.239613338704913" calcext:value-type="float">
            <text:p>-0.239613338704913</text:p>
          </table:table-cell>
          <table:table-cell office:value-type="float" office:value="-0.2255631566915" calcext:value-type="float">
            <text:p>-0.2255631566915</text:p>
          </table:table-cell>
          <table:table-cell office:value-type="float" office:value="-0.277604662560429" calcext:value-type="float">
            <text:p>-0.277604662560429</text:p>
          </table:table-cell>
          <table:table-cell office:value-type="float" office:value="-0.293762903461268" calcext:value-type="float">
            <text:p>-0.293762903461268</text:p>
          </table:table-cell>
          <table:table-cell office:value-type="float" office:value="-0.293480321475108" calcext:value-type="float">
            <text:p>-0.293480321475108</text:p>
          </table:table-cell>
          <table:table-cell office:value-type="float" office:value="-0.291132939331773" calcext:value-type="float">
            <text:p>-0.291132939331773</text:p>
          </table:table-cell>
          <table:table-cell office:value-type="float" office:value="-0.292862399428049" calcext:value-type="float">
            <text:p>-0.292862399428049</text:p>
          </table:table-cell>
          <table:table-cell office:value-type="float" office:value="-0.291709587841681" calcext:value-type="float">
            <text:p>-0.291709587841681</text:p>
          </table:table-cell>
          <table:table-cell office:value-type="float" office:value="-0.296910889755065" calcext:value-type="float">
            <text:p>-0.296910889755065</text:p>
          </table:table-cell>
          <table:table-cell office:value-type="float" office:value="-0.302791681128804" calcext:value-type="float">
            <text:p>-0.302791681128804</text:p>
          </table:table-cell>
          <table:table-cell office:value-type="float" office:value="-0.301070243089996" calcext:value-type="float">
            <text:p>-0.301070243089996</text:p>
          </table:table-cell>
          <table:table-cell office:value-type="float" office:value="-0.278759095845257" calcext:value-type="float">
            <text:p>-0.278759095845257</text:p>
          </table:table-cell>
          <table:table-cell office:value-type="float" office:value="-0.280815670074781" calcext:value-type="float">
            <text:p>-0.280815670074781</text:p>
          </table:table-cell>
          <table:table-cell office:value-type="float" office:value="-0.292959398030292" calcext:value-type="float">
            <text:p>-0.292959398030292</text:p>
          </table:table-cell>
          <table:table-cell office:value-type="float" office:value="-0.29041037462758" calcext:value-type="float">
            <text:p>-0.29041037462758</text:p>
          </table:table-cell>
          <table:table-cell office:value-type="float" office:value="-0.286172087389253" calcext:value-type="float">
            <text:p>-0.286172087389253</text:p>
          </table:table-cell>
          <table:table-cell office:value-type="float" office:value="-0.245338173397098" calcext:value-type="float">
            <text:p>-0.245338173397098</text:p>
          </table:table-cell>
          <table:table-cell office:value-type="float" office:value="-0.244706260668914" calcext:value-type="float">
            <text:p>-0.244706260668914</text:p>
          </table:table-cell>
          <table:table-cell office:value-type="float" office:value="-0.254625455954369" calcext:value-type="float">
            <text:p>-0.254625455954369</text:p>
          </table:table-cell>
          <table:table-cell office:value-type="float" office:value="-0.264656146038581" calcext:value-type="float">
            <text:p>-0.264656146038581</text:p>
          </table:table-cell>
          <table:table-cell office:value-type="float" office:value="-0.263310546834644" calcext:value-type="float">
            <text:p>-0.263310546834644</text:p>
          </table:table-cell>
          <table:table-cell office:value-type="float" office:value="-0.251057636900579" calcext:value-type="float">
            <text:p>-0.251057636900579</text:p>
          </table:table-cell>
          <table:table-cell office:value-type="float" office:value="-0.242986808543308" calcext:value-type="float">
            <text:p>-0.242986808543308</text:p>
          </table:table-cell>
          <table:table-cell office:value-type="float" office:value="-0.243772274264458" calcext:value-type="float">
            <text:p>-0.243772274264458</text:p>
          </table:table-cell>
          <table:table-cell office:value-type="float" office:value="-0.302210635534582" calcext:value-type="float">
            <text:p>-0.302210635534582</text:p>
          </table:table-cell>
          <table:table-cell office:value-type="float" office:value="-0.296824484594159" calcext:value-type="float">
            <text:p>-0.296824484594159</text:p>
          </table:table-cell>
          <table:table-cell office:value-type="float" office:value="-0.293853997376798" calcext:value-type="float">
            <text:p>-0.293853997376798</text:p>
          </table:table-cell>
          <table:table-cell office:value-type="float" office:value="-0.287636429038883" calcext:value-type="float">
            <text:p>-0.287636429038883</text:p>
          </table:table-cell>
          <table:table-cell office:value-type="float" office:value="-0.293885223792398" calcext:value-type="float">
            <text:p>-0.293885223792398</text:p>
          </table:table-cell>
          <table:table-cell office:value-type="float" office:value="-0.291839735363731" calcext:value-type="float">
            <text:p>-0.291839735363731</text:p>
          </table:table-cell>
          <table:table-cell office:value-type="float" office:value="-0.298817891408967" calcext:value-type="float">
            <text:p>-0.298817891408967</text:p>
          </table:table-cell>
          <table:table-cell office:value-type="float" office:value="-0.304554843902812" calcext:value-type="float">
            <text:p>-0.304554843902812</text:p>
          </table:table-cell>
          <table:table-cell office:value-type="float" office:value="-0.29716727248561" calcext:value-type="float">
            <text:p>-0.29716727248561</text:p>
          </table:table-cell>
          <table:table-cell office:value-type="float" office:value="-0.297768188533143" calcext:value-type="float">
            <text:p>-0.297768188533143</text:p>
          </table:table-cell>
          <table:table-cell office:value-type="float" office:value="-0.300110897898435" calcext:value-type="float">
            <text:p>-0.300110897898435</text:p>
          </table:table-cell>
          <table:table-cell office:value-type="float" office:value="-0.300891181808202" calcext:value-type="float">
            <text:p>-0.300891181808202</text:p>
          </table:table-cell>
          <table:table-cell office:value-type="float" office:value="-0.300219281183595" calcext:value-type="float">
            <text:p>-0.300219281183595</text:p>
          </table:table-cell>
          <table:table-cell office:value-type="float" office:value="-0.298584984915135" calcext:value-type="float">
            <text:p>-0.298584984915135</text:p>
          </table:table-cell>
          <table:table-cell office:value-type="float" office:value="-0.296683199332043" calcext:value-type="float">
            <text:p>-0.296683199332043</text:p>
          </table:table-cell>
          <table:table-cell office:value-type="float" office:value="-0.295694318044024" calcext:value-type="float">
            <text:p>-0.295694318044024</text:p>
          </table:table-cell>
          <table:table-cell office:value-type="float" office:value="-0.243191313557797" calcext:value-type="float">
            <text:p>-0.243191313557797</text:p>
          </table:table-cell>
          <table:table-cell office:value-type="float" office:value="-0.240645558511482" calcext:value-type="float">
            <text:p>-0.240645558511482</text:p>
          </table:table-cell>
          <table:table-cell office:value-type="float" office:value="-0.255716503020268" calcext:value-type="float">
            <text:p>-0.255716503020268</text:p>
          </table:table-cell>
          <table:table-cell office:value-type="float" office:value="-0.2650010061645" calcext:value-type="float">
            <text:p>-0.2650010061645</text:p>
          </table:table-cell>
          <table:table-cell office:value-type="float" office:value="-0.267640711995687" calcext:value-type="float">
            <text:p>-0.267640711995687</text:p>
          </table:table-cell>
          <table:table-cell office:value-type="float" office:value="-0.257901865788007" calcext:value-type="float">
            <text:p>-0.257901865788007</text:p>
          </table:table-cell>
          <table:table-cell office:value-type="float" office:value="-0.254185213027616" calcext:value-type="float">
            <text:p>-0.254185213027616</text:p>
          </table:table-cell>
          <table:table-cell office:value-type="float" office:value="-0.248567003147419" calcext:value-type="float">
            <text:p>-0.248567003147419</text:p>
          </table:table-cell>
          <table:table-cell office:value-type="float" office:value="-0.27102396904076" calcext:value-type="float">
            <text:p>-0.27102396904076</text:p>
          </table:table-cell>
          <table:table-cell office:value-type="float" office:value="-0.291496386309535" calcext:value-type="float">
            <text:p>-0.291496386309535</text:p>
          </table:table-cell>
          <table:table-cell office:value-type="float" office:value="-0.287771747777399" calcext:value-type="float">
            <text:p>-0.287771747777399</text:p>
          </table:table-cell>
          <table:table-cell office:value-type="float" office:value="-0.292816179758561" calcext:value-type="float">
            <text:p>-0.292816179758561</text:p>
          </table:table-cell>
          <table:table-cell office:value-type="float" office:value="-0.290776621775652" calcext:value-type="float">
            <text:p>-0.290776621775652</text:p>
          </table:table-cell>
          <table:table-cell office:value-type="float" office:value="-0.29879114660637" calcext:value-type="float">
            <text:p>-0.29879114660637</text:p>
          </table:table-cell>
          <table:table-cell office:value-type="float" office:value="-0.294726569295497" calcext:value-type="float">
            <text:p>-0.294726569295497</text:p>
          </table:table-cell>
          <table:table-cell office:value-type="float" office:value="-0.287474872956522" calcext:value-type="float">
            <text:p>-0.287474872956522</text:p>
          </table:table-cell>
          <table:table-cell office:value-type="float" office:value="-0.288189482500936" calcext:value-type="float">
            <text:p>-0.288189482500936</text:p>
          </table:table-cell>
          <table:table-cell office:value-type="float" office:value="-0.288859385384657" calcext:value-type="float">
            <text:p>-0.288859385384657</text:p>
          </table:table-cell>
          <table:table-cell office:value-type="float" office:value="-0.295080864776657" calcext:value-type="float">
            <text:p>-0.295080864776657</text:p>
          </table:table-cell>
          <table:table-cell office:value-type="float" office:value="-0.289292822794749" calcext:value-type="float">
            <text:p>-0.289292822794749</text:p>
          </table:table-cell>
          <table:table-cell office:value-type="float" office:value="-0.288369084966087" calcext:value-type="float">
            <text:p>-0.288369084966087</text:p>
          </table:table-cell>
          <table:table-cell office:value-type="float" office:value="-0.29233226822967" calcext:value-type="float">
            <text:p>-0.29233226822967</text:p>
          </table:table-cell>
          <table:table-cell office:value-type="float" office:value="-0.262187829410694" calcext:value-type="float">
            <text:p>-0.262187829410694</text:p>
          </table:table-cell>
          <table:table-cell office:value-type="float" office:value="-0.259647468745296" calcext:value-type="float">
            <text:p>-0.259647468745296</text:p>
          </table:table-cell>
          <table:table-cell office:value-type="float" office:value="-0.256510240691225" calcext:value-type="float">
            <text:p>-0.256510240691225</text:p>
          </table:table-cell>
          <table:table-cell office:value-type="float" office:value="-0.257268029936016" calcext:value-type="float">
            <text:p>-0.257268029936016</text:p>
          </table:table-cell>
          <table:table-cell office:value-type="float" office:value="-0.256904879578471" calcext:value-type="float">
            <text:p>-0.256904879578471</text:p>
          </table:table-cell>
          <table:table-cell office:value-type="float" office:value="-0.270745895805858" calcext:value-type="float">
            <text:p>-0.270745895805858</text:p>
          </table:table-cell>
          <table:table-cell office:value-type="float" office:value="-0.276575342218355" calcext:value-type="float">
            <text:p>-0.276575342218355</text:p>
          </table:table-cell>
          <table:table-cell office:value-type="float" office:value="-0.27253506695119" calcext:value-type="float">
            <text:p>-0.27253506695119</text:p>
          </table:table-cell>
          <table:table-cell office:value-type="float" office:value="-0.271613552644712" calcext:value-type="float">
            <text:p>-0.271613552644712</text:p>
          </table:table-cell>
          <table:table-cell office:value-type="float" office:value="-0.270542638997727" calcext:value-type="float">
            <text:p>-0.270542638997727</text:p>
          </table:table-cell>
          <table:table-cell office:value-type="float" office:value="-0.266214335770532" calcext:value-type="float">
            <text:p>-0.266214335770532</text:p>
          </table:table-cell>
          <table:table-cell office:value-type="float" office:value="-0.26446552527554" calcext:value-type="float">
            <text:p>-0.26446552527554</text:p>
          </table:table-cell>
          <table:table-cell office:value-type="float" office:value="-0.295103903007584" calcext:value-type="float">
            <text:p>-0.295103903007584</text:p>
          </table:table-cell>
          <table:table-cell office:value-type="float" office:value="-0.293313022319405" calcext:value-type="float">
            <text:p>-0.293313022319405</text:p>
          </table:table-cell>
          <table:table-cell office:value-type="float" office:value="-0.285135834250457" calcext:value-type="float">
            <text:p>-0.285135834250457</text:p>
          </table:table-cell>
          <table:table-cell office:value-type="float" office:value="-0.289203604612808" calcext:value-type="float">
            <text:p>-0.289203604612808</text:p>
          </table:table-cell>
          <table:table-cell office:value-type="float" office:value="-0.291031969256347" calcext:value-type="float">
            <text:p>-0.291031969256347</text:p>
          </table:table-cell>
          <table:table-cell office:value-type="float" office:value="-0.291075039590618" calcext:value-type="float">
            <text:p>-0.291075039590618</text:p>
          </table:table-cell>
          <table:table-cell office:value-type="float" office:value="-0.293147555559123" calcext:value-type="float">
            <text:p>-0.293147555559123</text:p>
          </table:table-cell>
          <table:table-cell office:value-type="float" office:value="-0.296877750218039" calcext:value-type="float">
            <text:p>-0.296877750218039</text:p>
          </table:table-cell>
          <table:table-cell office:value-type="float" office:value="-0.283080909988411" calcext:value-type="float">
            <text:p>-0.283080909988411</text:p>
          </table:table-cell>
          <table:table-cell office:value-type="float" office:value="-0.279868301261804" calcext:value-type="float">
            <text:p>-0.279868301261804</text:p>
          </table:table-cell>
          <table:table-cell office:value-type="float" office:value="-0.280957050940156" calcext:value-type="float">
            <text:p>-0.280957050940156</text:p>
          </table:table-cell>
          <table:table-cell office:value-type="float" office:value="-0.284368146990353" calcext:value-type="float">
            <text:p>-0.284368146990353</text:p>
          </table:table-cell>
          <table:table-cell office:value-type="float" office:value="-0.280931071199967" calcext:value-type="float">
            <text:p>-0.280931071199967</text:p>
          </table:table-cell>
          <table:table-cell office:value-type="float" office:value="-0.279256018619906" calcext:value-type="float">
            <text:p>-0.279256018619906</text:p>
          </table:table-cell>
          <table:table-cell office:value-type="float" office:value="-0.273261638541019" calcext:value-type="float">
            <text:p>-0.273261638541019</text:p>
          </table:table-cell>
          <table:table-cell office:value-type="float" office:value="-0.257483437395106" calcext:value-type="float">
            <text:p>-0.257483437395106</text:p>
          </table:table-cell>
          <table:table-cell office:value-type="float" office:value="-0.259739230950294" calcext:value-type="float">
            <text:p>-0.259739230950294</text:p>
          </table:table-cell>
          <table:table-cell office:value-type="float" office:value="-0.256037533141962" calcext:value-type="float">
            <text:p>-0.256037533141962</text:p>
          </table:table-cell>
          <table:table-cell office:value-type="float" office:value="-0.253513914637265" calcext:value-type="float">
            <text:p>-0.253513914637265</text:p>
          </table:table-cell>
          <table:table-cell office:value-type="float" office:value="-0.25268520564236" calcext:value-type="float">
            <text:p>-0.25268520564236</text:p>
          </table:table-cell>
          <table:table-cell office:value-type="float" office:value="-0.256195914402206" calcext:value-type="float">
            <text:p>-0.256195914402206</text:p>
          </table:table-cell>
          <table:table-cell office:value-type="float" office:value="-0.259194604465544" calcext:value-type="float">
            <text:p>-0.259194604465544</text:p>
          </table:table-cell>
          <table:table-cell office:value-type="float" office:value="-0.257493832934355" calcext:value-type="float">
            <text:p>-0.257493832934355</text:p>
          </table:table-cell>
          <table:table-cell office:value-type="float" office:value="-0.250675643258546" calcext:value-type="float">
            <text:p>-0.250675643258546</text:p>
          </table:table-cell>
          <table:table-cell office:value-type="float" office:value="-0.246626620243006" calcext:value-type="float">
            <text:p>-0.246626620243006</text:p>
          </table:table-cell>
          <table:table-cell office:value-type="float" office:value="-0.248173963548808" calcext:value-type="float">
            <text:p>-0.248173963548808</text:p>
          </table:table-cell>
          <table:table-cell office:value-type="float" office:value="-0.251486299961509" calcext:value-type="float">
            <text:p>-0.251486299961509</text:p>
          </table:table-cell>
          <table:table-cell office:value-type="float" office:value="-0.250447697998893" calcext:value-type="float">
            <text:p>-0.250447697998893</text:p>
          </table:table-cell>
          <table:table-cell office:value-type="float" office:value="-0.250131515718391" calcext:value-type="float">
            <text:p>-0.250131515718391</text:p>
          </table:table-cell>
          <table:table-cell office:value-type="float" office:value="-0.250585071653317" calcext:value-type="float">
            <text:p>-0.250585071653317</text:p>
          </table:table-cell>
          <table:table-cell office:value-type="float" office:value="-0.250425200121768" calcext:value-type="float">
            <text:p>-0.250425200121768</text:p>
          </table:table-cell>
          <table:table-cell office:value-type="float" office:value="-0.249594239117664" calcext:value-type="float">
            <text:p>-0.249594239117664</text:p>
          </table:table-cell>
          <table:table-cell office:value-type="float" office:value="-0.249543057275299" calcext:value-type="float">
            <text:p>-0.249543057275299</text:p>
          </table:table-cell>
          <table:table-cell office:value-type="float" office:value="-0.249761455507916" calcext:value-type="float">
            <text:p>-0.249761455507916</text:p>
          </table:table-cell>
          <table:table-cell office:value-type="float" office:value="-0.249586602244855" calcext:value-type="float">
            <text:p>-0.249586602244855</text:p>
          </table:table-cell>
          <table:table-cell office:value-type="float" office:value="-0.249999814545239" calcext:value-type="float">
            <text:p>-0.249999814545239</text:p>
          </table:table-cell>
          <table:table-cell office:value-type="float" office:value="-0.249523627059674" calcext:value-type="float">
            <text:p>-0.249523627059674</text:p>
          </table:table-cell>
          <table:table-cell office:value-type="float" office:value="-0.250353109899364" calcext:value-type="float">
            <text:p>-0.250353109899364</text:p>
          </table:table-cell>
          <table:table-cell office:value-type="float" office:value="-0.249512821261437" calcext:value-type="float">
            <text:p>-0.249512821261437</text:p>
          </table:table-cell>
          <table:table-cell office:value-type="float" office:value="-0.249982633844719" calcext:value-type="float">
            <text:p>-0.249982633844719</text:p>
          </table:table-cell>
          <table:table-cell office:value-type="float" office:value="-0.249731396251111" calcext:value-type="float">
            <text:p>-0.249731396251111</text:p>
          </table:table-cell>
          <table:table-cell office:value-type="float" office:value="-0.249873752802808" calcext:value-type="float">
            <text:p>-0.249873752802808</text:p>
          </table:table-cell>
          <table:table-cell office:value-type="float" office:value="-0.250100252074622" calcext:value-type="float">
            <text:p>-0.250100252074622</text:p>
          </table:table-cell>
          <table:table-cell office:value-type="float" office:value="-0.249629117611468" calcext:value-type="float">
            <text:p>-0.249629117611468</text:p>
          </table:table-cell>
          <table:table-cell office:value-type="float" office:value="-0.24995884460699" calcext:value-type="float">
            <text:p>-0.24995884460699</text:p>
          </table:table-cell>
          <table:table-cell office:value-type="float" office:value="-0.249970491677072" calcext:value-type="float">
            <text:p>-0.249970491677072</text:p>
          </table:table-cell>
          <table:table-cell office:value-type="float" office:value="-0.250138854446632" calcext:value-type="float">
            <text:p>-0.250138854446632</text:p>
          </table:table-cell>
          <table:table-cell office:value-type="float" office:value="-0.250104869432092" calcext:value-type="float">
            <text:p>-0.250104869432092</text:p>
          </table:table-cell>
          <table:table-cell office:value-type="float" office:value="-0.249580590227893" calcext:value-type="float">
            <text:p>-0.249580590227893</text:p>
          </table:table-cell>
          <table:table-cell office:value-type="float" office:value="-0.250104575754882" calcext:value-type="float">
            <text:p>-0.250104575754882</text:p>
          </table:table-cell>
          <table:table-cell office:value-type="float" office:value="-0.249582335940792" calcext:value-type="float">
            <text:p>-0.249582335940792</text:p>
          </table:table-cell>
          <table:table-cell office:value-type="float" office:value="-0.249945647802743" calcext:value-type="float">
            <text:p>-0.249945647802743</text:p>
          </table:table-cell>
          <table:table-cell office:value-type="float" office:value="-0.249912447001404" calcext:value-type="float">
            <text:p>-0.249912447001404</text:p>
          </table:table-cell>
          <table:table-cell office:value-type="float" office:value="-0.249704850247781" calcext:value-type="float">
            <text:p>-0.249704850247781</text:p>
          </table:table-cell>
          <table:table-cell office:value-type="float" office:value="-0.249934836928058" calcext:value-type="float">
            <text:p>-0.249934836928058</text:p>
          </table:table-cell>
          <table:table-cell office:value-type="float" office:value="-0.250019898396492" calcext:value-type="float">
            <text:p>-0.250019898396492</text:p>
          </table:table-cell>
          <table:table-cell office:value-type="float" office:value="-0.249633637060523" calcext:value-type="float">
            <text:p>-0.249633637060523</text:p>
          </table:table-cell>
          <table:table-cell office:value-type="float" office:value="-0.250042743467158" calcext:value-type="float">
            <text:p>-0.250042743467158</text:p>
          </table:table-cell>
          <table:table-cell office:value-type="float" office:value="-0.249767591683863" calcext:value-type="float">
            <text:p>-0.249767591683863</text:p>
          </table:table-cell>
          <table:table-cell office:value-type="float" office:value="-0.249778710607506" calcext:value-type="float">
            <text:p>-0.249778710607506</text:p>
          </table:table-cell>
          <table:table-cell office:value-type="float" office:value="-0.249549717821204" calcext:value-type="float">
            <text:p>-0.249549717821204</text:p>
          </table:table-cell>
          <table:table-cell office:value-type="float" office:value="-0.249955513755809" calcext:value-type="float">
            <text:p>-0.249955513755809</text:p>
          </table:table-cell>
          <table:table-cell office:value-type="float" office:value="-0.249507010754204" calcext:value-type="float">
            <text:p>-0.249507010754204</text:p>
          </table:table-cell>
          <table:table-cell office:value-type="float" office:value="-0.25005428154795" calcext:value-type="float">
            <text:p>-0.25005428154795</text:p>
          </table:table-cell>
          <table:table-cell office:value-type="float" office:value="-0.249882289082635" calcext:value-type="float">
            <text:p>-0.249882289082635</text:p>
          </table:table-cell>
          <table:table-cell office:value-type="float" office:value="-0.249997218408011" calcext:value-type="float">
            <text:p>-0.249997218408011</text:p>
          </table:table-cell>
          <table:table-cell office:value-type="float" office:value="-0.249809651022283" calcext:value-type="float">
            <text:p>-0.249809651022283</text:p>
          </table:table-cell>
          <table:table-cell office:value-type="float" office:value="-0.249765575076779" calcext:value-type="float">
            <text:p>-0.249765575076779</text:p>
          </table:table-cell>
          <table:table-cell office:value-type="float" office:value="-0.249745772758522" calcext:value-type="float">
            <text:p>-0.249745772758522</text:p>
          </table:table-cell>
          <table:table-cell office:value-type="float" office:value="-0.249708224844041" calcext:value-type="float">
            <text:p>-0.249708224844041</text:p>
          </table:table-cell>
          <table:table-cell office:value-type="float" office:value="-0.249850008140214" calcext:value-type="float">
            <text:p>-0.249850008140214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9480906120929" calcext:value-type="float">
            <text:p>0.299480906120929</text:p>
          </table:table-cell>
          <table:table-cell office:value-type="float" office:value="0.299474553214499" calcext:value-type="float">
            <text:p>0.299474553214499</text:p>
          </table:table-cell>
          <table:table-cell office:value-type="float" office:value="0.299475607625094" calcext:value-type="float">
            <text:p>0.299475607625094</text:p>
          </table:table-cell>
          <table:table-cell office:value-type="float" office:value="0.299451798649735" calcext:value-type="float">
            <text:p>0.299451798649735</text:p>
          </table:table-cell>
          <table:table-cell office:value-type="float" office:value="0.299441944237046" calcext:value-type="float">
            <text:p>0.299441944237046</text:p>
          </table:table-cell>
          <table:table-cell office:value-type="float" office:value="0.299487792624918" calcext:value-type="float">
            <text:p>0.299487792624918</text:p>
          </table:table-cell>
          <table:table-cell office:value-type="float" office:value="0.299519402470004" calcext:value-type="float">
            <text:p>0.299519402470004</text:p>
          </table:table-cell>
          <table:table-cell office:value-type="float" office:value="0.29950606688972" calcext:value-type="float">
            <text:p>0.29950606688972</text:p>
          </table:table-cell>
          <table:table-cell office:value-type="float" office:value="0.299458672713813" calcext:value-type="float">
            <text:p>0.299458672713813</text:p>
          </table:table-cell>
          <table:table-cell office:value-type="float" office:value="0.29947953518329" calcext:value-type="float">
            <text:p>0.29947953518329</text:p>
          </table:table-cell>
          <table:table-cell office:value-type="float" office:value="0.29953767771208" calcext:value-type="float">
            <text:p>0.29953767771208</text:p>
          </table:table-cell>
          <table:table-cell office:value-type="float" office:value="0.299484668065363" calcext:value-type="float">
            <text:p>0.299484668065363</text:p>
          </table:table-cell>
          <table:table-cell office:value-type="float" office:value="0.299485033021863" calcext:value-type="float">
            <text:p>0.299485033021863</text:p>
          </table:table-cell>
          <table:table-cell office:value-type="float" office:value="0.299465796193204" calcext:value-type="float">
            <text:p>0.299465796193204</text:p>
          </table:table-cell>
          <table:table-cell office:value-type="float" office:value="0.299479056979028" calcext:value-type="float">
            <text:p>0.299479056979028</text:p>
          </table:table-cell>
          <table:table-cell office:value-type="float" office:value="0.299492051069216" calcext:value-type="float">
            <text:p>0.299492051069216</text:p>
          </table:table-cell>
          <table:table-cell office:value-type="float" office:value="0.29949088193386" calcext:value-type="float">
            <text:p>0.29949088193386</text:p>
          </table:table-cell>
          <table:table-cell office:value-type="float" office:value="0.299494552577729" calcext:value-type="float">
            <text:p>0.299494552577729</text:p>
          </table:table-cell>
          <table:table-cell office:value-type="float" office:value="0.299514174698091" calcext:value-type="float">
            <text:p>0.299514174698091</text:p>
          </table:table-cell>
          <table:table-cell office:value-type="float" office:value="0.299475990725972" calcext:value-type="float">
            <text:p>0.299475990725972</text:p>
          </table:table-cell>
          <table:table-cell office:value-type="float" office:value="0.299517432030239" calcext:value-type="float">
            <text:p>0.299517432030239</text:p>
          </table:table-cell>
          <table:table-cell office:value-type="float" office:value="0.299506655179689" calcext:value-type="float">
            <text:p>0.299506655179689</text:p>
          </table:table-cell>
          <table:table-cell office:value-type="float" office:value="0.299515805493773" calcext:value-type="float">
            <text:p>0.299515805493773</text:p>
          </table:table-cell>
          <table:table-cell office:value-type="float" office:value="0.299511753546032" calcext:value-type="float">
            <text:p>0.299511753546032</text:p>
          </table:table-cell>
          <table:table-cell office:value-type="float" office:value="0.299521056588413" calcext:value-type="float">
            <text:p>0.299521056588413</text:p>
          </table:table-cell>
          <table:table-cell office:value-type="float" office:value="0.299518484238762" calcext:value-type="float">
            <text:p>0.299518484238762</text:p>
          </table:table-cell>
          <table:table-cell office:value-type="float" office:value="0.299506322514115" calcext:value-type="float">
            <text:p>0.299506322514115</text:p>
          </table:table-cell>
          <table:table-cell office:value-type="float" office:value="0.299515267682392" calcext:value-type="float">
            <text:p>0.299515267682392</text:p>
          </table:table-cell>
          <table:table-cell office:value-type="float" office:value="0.299488433059901" calcext:value-type="float">
            <text:p>0.299488433059901</text:p>
          </table:table-cell>
          <table:table-cell office:value-type="float" office:value="0.299435187554108" calcext:value-type="float">
            <text:p>0.299435187554108</text:p>
          </table:table-cell>
          <table:table-cell office:value-type="float" office:value="0.298988637706801" calcext:value-type="float">
            <text:p>0.298988637706801</text:p>
          </table:table-cell>
          <table:table-cell office:value-type="float" office:value="0.299020536243043" calcext:value-type="float">
            <text:p>0.299020536243043</text:p>
          </table:table-cell>
          <table:table-cell office:value-type="float" office:value="0.299059131486668" calcext:value-type="float">
            <text:p>0.299059131486668</text:p>
          </table:table-cell>
          <table:table-cell office:value-type="float" office:value="0.299282224674268" calcext:value-type="float">
            <text:p>0.299282224674268</text:p>
          </table:table-cell>
          <table:table-cell office:value-type="float" office:value="0.299269780956426" calcext:value-type="float">
            <text:p>0.299269780956426</text:p>
          </table:table-cell>
          <table:table-cell office:value-type="float" office:value="0.299827019886388" calcext:value-type="float">
            <text:p>0.299827019886388</text:p>
          </table:table-cell>
          <table:table-cell office:value-type="float" office:value="0.29947667602842" calcext:value-type="float">
            <text:p>0.29947667602842</text:p>
          </table:table-cell>
          <table:table-cell office:value-type="float" office:value="0.297009635110755" calcext:value-type="float">
            <text:p>0.297009635110755</text:p>
          </table:table-cell>
          <table:table-cell office:value-type="float" office:value="0.31463567766965" calcext:value-type="float">
            <text:p>0.31463567766965</text:p>
          </table:table-cell>
          <table:table-cell office:value-type="float" office:value="0.315382611144674" calcext:value-type="float">
            <text:p>0.315382611144674</text:p>
          </table:table-cell>
          <table:table-cell office:value-type="float" office:value="0.332234305391756" calcext:value-type="float">
            <text:p>0.332234305391756</text:p>
          </table:table-cell>
          <table:table-cell office:value-type="float" office:value="0.32667050656893" calcext:value-type="float">
            <text:p>0.32667050656893</text:p>
          </table:table-cell>
          <table:table-cell office:value-type="float" office:value="0.317265879025787" calcext:value-type="float">
            <text:p>0.317265879025787</text:p>
          </table:table-cell>
          <table:table-cell office:value-type="float" office:value="0.308580519473099" calcext:value-type="float">
            <text:p>0.308580519473099</text:p>
          </table:table-cell>
          <table:table-cell office:value-type="float" office:value="0.307719266408169" calcext:value-type="float">
            <text:p>0.307719266408169</text:p>
          </table:table-cell>
          <table:table-cell office:value-type="float" office:value="0.30633777979846" calcext:value-type="float">
            <text:p>0.30633777979846</text:p>
          </table:table-cell>
          <table:table-cell office:value-type="float" office:value="0.30120542482444" calcext:value-type="float">
            <text:p>0.30120542482444</text:p>
          </table:table-cell>
          <table:table-cell office:value-type="float" office:value="0.292347278100288" calcext:value-type="float">
            <text:p>0.292347278100288</text:p>
          </table:table-cell>
          <table:table-cell office:value-type="float" office:value="0.28997516272592" calcext:value-type="float">
            <text:p>0.28997516272592</text:p>
          </table:table-cell>
          <table:table-cell office:value-type="float" office:value="0.290209283580495" calcext:value-type="float">
            <text:p>0.290209283580495</text:p>
          </table:table-cell>
          <table:table-cell office:value-type="float" office:value="0.329716103876497" calcext:value-type="float">
            <text:p>0.329716103876497</text:p>
          </table:table-cell>
          <table:table-cell office:value-type="float" office:value="0.323896261096204" calcext:value-type="float">
            <text:p>0.323896261096204</text:p>
          </table:table-cell>
          <table:table-cell office:value-type="float" office:value="0.307275431308256" calcext:value-type="float">
            <text:p>0.307275431308256</text:p>
          </table:table-cell>
          <table:table-cell office:value-type="float" office:value="0.308118013754766" calcext:value-type="float">
            <text:p>0.308118013754766</text:p>
          </table:table-cell>
          <table:table-cell office:value-type="float" office:value="0.307327885810642" calcext:value-type="float">
            <text:p>0.307327885810642</text:p>
          </table:table-cell>
          <table:table-cell office:value-type="float" office:value="0.306840434026134" calcext:value-type="float">
            <text:p>0.306840434026134</text:p>
          </table:table-cell>
          <table:table-cell office:value-type="float" office:value="0.305976378384423" calcext:value-type="float">
            <text:p>0.305976378384423</text:p>
          </table:table-cell>
          <table:table-cell office:value-type="float" office:value="0.305118285571166" calcext:value-type="float">
            <text:p>0.305118285571166</text:p>
          </table:table-cell>
          <table:table-cell office:value-type="float" office:value="0.300924335957035" calcext:value-type="float">
            <text:p>0.300924335957035</text:p>
          </table:table-cell>
          <table:table-cell office:value-type="float" office:value="0.322632622612738" calcext:value-type="float">
            <text:p>0.322632622612738</text:p>
          </table:table-cell>
          <table:table-cell office:value-type="float" office:value="0.333252352874384" calcext:value-type="float">
            <text:p>0.333252352874384</text:p>
          </table:table-cell>
          <table:table-cell office:value-type="float" office:value="0.338006439742565" calcext:value-type="float">
            <text:p>0.338006439742565</text:p>
          </table:table-cell>
          <table:table-cell office:value-type="float" office:value="0.336819867675775" calcext:value-type="float">
            <text:p>0.336819867675775</text:p>
          </table:table-cell>
          <table:table-cell office:value-type="float" office:value="0.332855953202092" calcext:value-type="float">
            <text:p>0.332855953202092</text:p>
          </table:table-cell>
          <table:table-cell office:value-type="float" office:value="0.331539769557387" calcext:value-type="float">
            <text:p>0.331539769557387</text:p>
          </table:table-cell>
          <table:table-cell office:value-type="float" office:value="0.312438138773038" calcext:value-type="float">
            <text:p>0.312438138773038</text:p>
          </table:table-cell>
          <table:table-cell office:value-type="float" office:value="0.312682381053216" calcext:value-type="float">
            <text:p>0.312682381053216</text:p>
          </table:table-cell>
          <table:table-cell office:value-type="float" office:value="0.309966526436124" calcext:value-type="float">
            <text:p>0.309966526436124</text:p>
          </table:table-cell>
          <table:table-cell office:value-type="float" office:value="0.296217777069658" calcext:value-type="float">
            <text:p>0.296217777069658</text:p>
          </table:table-cell>
          <table:table-cell office:value-type="float" office:value="0.29428901072814" calcext:value-type="float">
            <text:p>0.29428901072814</text:p>
          </table:table-cell>
          <table:table-cell office:value-type="float" office:value="0.335796193662667" calcext:value-type="float">
            <text:p>0.335796193662667</text:p>
          </table:table-cell>
          <table:table-cell office:value-type="float" office:value="0.328929611908594" calcext:value-type="float">
            <text:p>0.328929611908594</text:p>
          </table:table-cell>
          <table:table-cell office:value-type="float" office:value="0.310612689674143" calcext:value-type="float">
            <text:p>0.310612689674143</text:p>
          </table:table-cell>
          <table:table-cell office:value-type="float" office:value="0.291237621978109" calcext:value-type="float">
            <text:p>0.291237621978109</text:p>
          </table:table-cell>
          <table:table-cell office:value-type="float" office:value="0.305858604937844" calcext:value-type="float">
            <text:p>0.305858604937844</text:p>
          </table:table-cell>
          <table:table-cell office:value-type="float" office:value="0.310244731223826" calcext:value-type="float">
            <text:p>0.310244731223826</text:p>
          </table:table-cell>
          <table:table-cell office:value-type="float" office:value="0.308133970488518" calcext:value-type="float">
            <text:p>0.308133970488518</text:p>
          </table:table-cell>
          <table:table-cell office:value-type="float" office:value="0.30772063724281" calcext:value-type="float">
            <text:p>0.30772063724281</text:p>
          </table:table-cell>
          <table:table-cell office:value-type="float" office:value="0.306160902682234" calcext:value-type="float">
            <text:p>0.306160902682234</text:p>
          </table:table-cell>
          <table:table-cell office:value-type="float" office:value="0.305639945418947" calcext:value-type="float">
            <text:p>0.305639945418947</text:p>
          </table:table-cell>
          <table:table-cell office:value-type="float" office:value="0.300944940811829" calcext:value-type="float">
            <text:p>0.300944940811829</text:p>
          </table:table-cell>
          <table:table-cell office:value-type="float" office:value="0.322917722651892" calcext:value-type="float">
            <text:p>0.322917722651892</text:p>
          </table:table-cell>
          <table:table-cell office:value-type="float" office:value="0.338106925829185" calcext:value-type="float">
            <text:p>0.338106925829185</text:p>
          </table:table-cell>
          <table:table-cell office:value-type="float" office:value="0.340047122812946" calcext:value-type="float">
            <text:p>0.340047122812946</text:p>
          </table:table-cell>
          <table:table-cell office:value-type="float" office:value="0.339083434700567" calcext:value-type="float">
            <text:p>0.339083434700567</text:p>
          </table:table-cell>
          <table:table-cell office:value-type="float" office:value="0.338107143433196" calcext:value-type="float">
            <text:p>0.338107143433196</text:p>
          </table:table-cell>
          <table:table-cell office:value-type="float" office:value="0.338588668751523" calcext:value-type="float">
            <text:p>0.338588668751523</text:p>
          </table:table-cell>
          <table:table-cell office:value-type="float" office:value="0.332849864171642" calcext:value-type="float">
            <text:p>0.332849864171642</text:p>
          </table:table-cell>
          <table:table-cell office:value-type="float" office:value="0.313144847030066" calcext:value-type="float">
            <text:p>0.313144847030066</text:p>
          </table:table-cell>
          <table:table-cell office:value-type="float" office:value="0.311879112062187" calcext:value-type="float">
            <text:p>0.311879112062187</text:p>
          </table:table-cell>
          <table:table-cell office:value-type="float" office:value="0.309156543824447" calcext:value-type="float">
            <text:p>0.309156543824447</text:p>
          </table:table-cell>
          <table:table-cell office:value-type="float" office:value="0.310097284958544" calcext:value-type="float">
            <text:p>0.310097284958544</text:p>
          </table:table-cell>
          <table:table-cell office:value-type="float" office:value="0.299961226508367" calcext:value-type="float">
            <text:p>0.299961226508367</text:p>
          </table:table-cell>
          <table:table-cell office:value-type="float" office:value="0.297137298355922" calcext:value-type="float">
            <text:p>0.297137298355922</text:p>
          </table:table-cell>
          <table:table-cell office:value-type="float" office:value="0.296357192273675" calcext:value-type="float">
            <text:p>0.296357192273675</text:p>
          </table:table-cell>
          <table:table-cell office:value-type="float" office:value="0.337207401329085" calcext:value-type="float">
            <text:p>0.337207401329085</text:p>
          </table:table-cell>
          <table:table-cell office:value-type="float" office:value="0.310574284607516" calcext:value-type="float">
            <text:p>0.310574284607516</text:p>
          </table:table-cell>
          <table:table-cell office:value-type="float" office:value="0.309295065480435" calcext:value-type="float">
            <text:p>0.309295065480435</text:p>
          </table:table-cell>
          <table:table-cell office:value-type="float" office:value="0.307506481328402" calcext:value-type="float">
            <text:p>0.307506481328402</text:p>
          </table:table-cell>
          <table:table-cell office:value-type="float" office:value="0.306997018747159" calcext:value-type="float">
            <text:p>0.306997018747159</text:p>
          </table:table-cell>
          <table:table-cell office:value-type="float" office:value="0.305791051186925" calcext:value-type="float">
            <text:p>0.305791051186925</text:p>
          </table:table-cell>
          <table:table-cell office:value-type="float" office:value="0.305498423593622" calcext:value-type="float">
            <text:p>0.305498423593622</text:p>
          </table:table-cell>
          <table:table-cell office:value-type="float" office:value="0.304693083715668" calcext:value-type="float">
            <text:p>0.304693083715668</text:p>
          </table:table-cell>
          <table:table-cell office:value-type="float" office:value="0.330077805686649" calcext:value-type="float">
            <text:p>0.330077805686649</text:p>
          </table:table-cell>
          <table:table-cell office:value-type="float" office:value="0.340354039141277" calcext:value-type="float">
            <text:p>0.340354039141277</text:p>
          </table:table-cell>
          <table:table-cell office:value-type="float" office:value="0.344129408963367" calcext:value-type="float">
            <text:p>0.344129408963367</text:p>
          </table:table-cell>
          <table:table-cell office:value-type="float" office:value="0.342195357561147" calcext:value-type="float">
            <text:p>0.342195357561147</text:p>
          </table:table-cell>
          <table:table-cell office:value-type="float" office:value="0.340891384683273" calcext:value-type="float">
            <text:p>0.340891384683273</text:p>
          </table:table-cell>
          <table:table-cell office:value-type="float" office:value="0.34217297900594" calcext:value-type="float">
            <text:p>0.34217297900594</text:p>
          </table:table-cell>
          <table:table-cell office:value-type="float" office:value="0.337788700336116" calcext:value-type="float">
            <text:p>0.337788700336116</text:p>
          </table:table-cell>
          <table:table-cell office:value-type="float" office:value="0.309882684450837" calcext:value-type="float">
            <text:p>0.309882684450837</text:p>
          </table:table-cell>
          <table:table-cell office:value-type="float" office:value="0.305641005451391" calcext:value-type="float">
            <text:p>0.305641005451391</text:p>
          </table:table-cell>
          <table:table-cell office:value-type="float" office:value="0.305307202895601" calcext:value-type="float">
            <text:p>0.305307202895601</text:p>
          </table:table-cell>
          <table:table-cell office:value-type="float" office:value="0.305467586998454" calcext:value-type="float">
            <text:p>0.305467586998454</text:p>
          </table:table-cell>
          <table:table-cell office:value-type="float" office:value="0.304333172329217" calcext:value-type="float">
            <text:p>0.304333172329217</text:p>
          </table:table-cell>
          <table:table-cell office:value-type="float" office:value="0.301377468533277" calcext:value-type="float">
            <text:p>0.301377468533277</text:p>
          </table:table-cell>
          <table:table-cell office:value-type="float" office:value="0.298889074154266" calcext:value-type="float">
            <text:p>0.298889074154266</text:p>
          </table:table-cell>
          <table:table-cell office:value-type="float" office:value="0.2964230452248" calcext:value-type="float">
            <text:p>0.2964230452248</text:p>
          </table:table-cell>
          <table:table-cell office:value-type="float" office:value="0.294364871683364" calcext:value-type="float">
            <text:p>0.294364871683364</text:p>
          </table:table-cell>
          <table:table-cell office:value-type="float" office:value="0.330875172959172" calcext:value-type="float">
            <text:p>0.330875172959172</text:p>
          </table:table-cell>
          <table:table-cell office:value-type="float" office:value="0.28970256582207" calcext:value-type="float">
            <text:p>0.28970256582207</text:p>
          </table:table-cell>
          <table:table-cell office:value-type="float" office:value="0.310249911344786" calcext:value-type="float">
            <text:p>0.310249911344786</text:p>
          </table:table-cell>
          <table:table-cell office:value-type="float" office:value="0.308359064140451" calcext:value-type="float">
            <text:p>0.308359064140451</text:p>
          </table:table-cell>
          <table:table-cell office:value-type="float" office:value="0.307733247199599" calcext:value-type="float">
            <text:p>0.307733247199599</text:p>
          </table:table-cell>
          <table:table-cell office:value-type="float" office:value="0.305675531637567" calcext:value-type="float">
            <text:p>0.305675531637567</text:p>
          </table:table-cell>
          <table:table-cell office:value-type="float" office:value="0.305075615744951" calcext:value-type="float">
            <text:p>0.305075615744951</text:p>
          </table:table-cell>
          <table:table-cell office:value-type="float" office:value="0.301895147824077" calcext:value-type="float">
            <text:p>0.301895147824077</text:p>
          </table:table-cell>
          <table:table-cell office:value-type="float" office:value="0.320960019823026" calcext:value-type="float">
            <text:p>0.320960019823026</text:p>
          </table:table-cell>
          <table:table-cell office:value-type="float" office:value="0.320360615521386" calcext:value-type="float">
            <text:p>0.320360615521386</text:p>
          </table:table-cell>
          <table:table-cell office:value-type="float" office:value="0.339811981822879" calcext:value-type="float">
            <text:p>0.339811981822879</text:p>
          </table:table-cell>
          <table:table-cell office:value-type="float" office:value="0.338816894090202" calcext:value-type="float">
            <text:p>0.338816894090202</text:p>
          </table:table-cell>
          <table:table-cell office:value-type="float" office:value="0.339776983154258" calcext:value-type="float">
            <text:p>0.339776983154258</text:p>
          </table:table-cell>
          <table:table-cell office:value-type="float" office:value="0.308753353392953" calcext:value-type="float">
            <text:p>0.308753353392953</text:p>
          </table:table-cell>
          <table:table-cell office:value-type="float" office:value="0.307584017107422" calcext:value-type="float">
            <text:p>0.307584017107422</text:p>
          </table:table-cell>
          <table:table-cell office:value-type="float" office:value="0.30343728073198" calcext:value-type="float">
            <text:p>0.30343728073198</text:p>
          </table:table-cell>
          <table:table-cell office:value-type="float" office:value="0.307226836397407" calcext:value-type="float">
            <text:p>0.307226836397407</text:p>
          </table:table-cell>
          <table:table-cell office:value-type="float" office:value="0.306861506789158" calcext:value-type="float">
            <text:p>0.306861506789158</text:p>
          </table:table-cell>
          <table:table-cell office:value-type="float" office:value="0.301680572228178" calcext:value-type="float">
            <text:p>0.301680572228178</text:p>
          </table:table-cell>
          <table:table-cell office:value-type="float" office:value="0.29561661225161" calcext:value-type="float">
            <text:p>0.29561661225161</text:p>
          </table:table-cell>
          <table:table-cell office:value-type="float" office:value="0.294812625268421" calcext:value-type="float">
            <text:p>0.294812625268421</text:p>
          </table:table-cell>
          <table:table-cell office:value-type="float" office:value="0.29455696906795" calcext:value-type="float">
            <text:p>0.29455696906795</text:p>
          </table:table-cell>
          <table:table-cell office:value-type="float" office:value="0.335464251997754" calcext:value-type="float">
            <text:p>0.335464251997754</text:p>
          </table:table-cell>
          <table:table-cell office:value-type="float" office:value="0.334499091899226" calcext:value-type="float">
            <text:p>0.334499091899226</text:p>
          </table:table-cell>
          <table:table-cell office:value-type="float" office:value="0.328133297893399" calcext:value-type="float">
            <text:p>0.328133297893399</text:p>
          </table:table-cell>
          <table:table-cell office:value-type="float" office:value="0.302343639546411" calcext:value-type="float">
            <text:p>0.302343639546411</text:p>
          </table:table-cell>
          <table:table-cell office:value-type="float" office:value="0.292709472208378" calcext:value-type="float">
            <text:p>0.292709472208378</text:p>
          </table:table-cell>
          <table:table-cell office:value-type="float" office:value="0.310816825237737" calcext:value-type="float">
            <text:p>0.310816825237737</text:p>
          </table:table-cell>
          <table:table-cell office:value-type="float" office:value="0.30861284749995" calcext:value-type="float">
            <text:p>0.30861284749995</text:p>
          </table:table-cell>
          <table:table-cell office:value-type="float" office:value="0.306783825974818" calcext:value-type="float">
            <text:p>0.306783825974818</text:p>
          </table:table-cell>
          <table:table-cell office:value-type="float" office:value="0.306482011081452" calcext:value-type="float">
            <text:p>0.306482011081452</text:p>
          </table:table-cell>
          <table:table-cell office:value-type="float" office:value="0.305896926493151" calcext:value-type="float">
            <text:p>0.305896926493151</text:p>
          </table:table-cell>
          <table:table-cell office:value-type="float" office:value="0.305145652659596" calcext:value-type="float">
            <text:p>0.305145652659596</text:p>
          </table:table-cell>
          <table:table-cell office:value-type="float" office:value="0.302186442793753" calcext:value-type="float">
            <text:p>0.302186442793753</text:p>
          </table:table-cell>
          <table:table-cell office:value-type="float" office:value="0.323427199431179" calcext:value-type="float">
            <text:p>0.323427199431179</text:p>
          </table:table-cell>
          <table:table-cell office:value-type="float" office:value="0.342609350338602" calcext:value-type="float">
            <text:p>0.342609350338602</text:p>
          </table:table-cell>
          <table:table-cell office:value-type="float" office:value="0.341502591190674" calcext:value-type="float">
            <text:p>0.341502591190674</text:p>
          </table:table-cell>
          <table:table-cell office:value-type="float" office:value="0.339059798299934" calcext:value-type="float">
            <text:p>0.339059798299934</text:p>
          </table:table-cell>
          <table:table-cell office:value-type="float" office:value="0.338781758665805" calcext:value-type="float">
            <text:p>0.338781758665805</text:p>
          </table:table-cell>
          <table:table-cell office:value-type="float" office:value="0.340205769698844" calcext:value-type="float">
            <text:p>0.340205769698844</text:p>
          </table:table-cell>
          <table:table-cell office:value-type="float" office:value="0.329417330015416" calcext:value-type="float">
            <text:p>0.329417330015416</text:p>
          </table:table-cell>
          <table:table-cell office:value-type="float" office:value="0.310302044520097" calcext:value-type="float">
            <text:p>0.310302044520097</text:p>
          </table:table-cell>
          <table:table-cell office:value-type="float" office:value="0.305402631725878" calcext:value-type="float">
            <text:p>0.305402631725878</text:p>
          </table:table-cell>
          <table:table-cell office:value-type="float" office:value="0.306351549924235" calcext:value-type="float">
            <text:p>0.306351549924235</text:p>
          </table:table-cell>
          <table:table-cell office:value-type="float" office:value="0.303624144420678" calcext:value-type="float">
            <text:p>0.303624144420678</text:p>
          </table:table-cell>
          <table:table-cell office:value-type="float" office:value="0.297980536505061" calcext:value-type="float">
            <text:p>0.297980536505061</text:p>
          </table:table-cell>
          <table:table-cell office:value-type="float" office:value="0.293454953126163" calcext:value-type="float">
            <text:p>0.293454953126163</text:p>
          </table:table-cell>
          <table:table-cell office:value-type="float" office:value="0.293364005660327" calcext:value-type="float">
            <text:p>0.293364005660327</text:p>
          </table:table-cell>
          <table:table-cell office:value-type="float" office:value="0.330543654924591" calcext:value-type="float">
            <text:p>0.330543654924591</text:p>
          </table:table-cell>
          <table:table-cell office:value-type="float" office:value="0.333364889052913" calcext:value-type="float">
            <text:p>0.333364889052913</text:p>
          </table:table-cell>
          <table:table-cell office:value-type="float" office:value="0.33448731190945" calcext:value-type="float">
            <text:p>0.33448731190945</text:p>
          </table:table-cell>
          <table:table-cell office:value-type="float" office:value="0.307255617503959" calcext:value-type="float">
            <text:p>0.307255617503959</text:p>
          </table:table-cell>
          <table:table-cell office:value-type="float" office:value="0.298533340046374" calcext:value-type="float">
            <text:p>0.298533340046374</text:p>
          </table:table-cell>
          <table:table-cell office:value-type="float" office:value="0.295676935743428" calcext:value-type="float">
            <text:p>0.295676935743428</text:p>
          </table:table-cell>
          <table:table-cell office:value-type="float" office:value="0.305128650160131" calcext:value-type="float">
            <text:p>0.305128650160131</text:p>
          </table:table-cell>
          <table:table-cell office:value-type="float" office:value="0.304449089979815" calcext:value-type="float">
            <text:p>0.304449089979815</text:p>
          </table:table-cell>
          <table:table-cell office:value-type="float" office:value="0.303891985845835" calcext:value-type="float">
            <text:p>0.303891985845835</text:p>
          </table:table-cell>
          <table:table-cell office:value-type="float" office:value="0.304968195698914" calcext:value-type="float">
            <text:p>0.304968195698914</text:p>
          </table:table-cell>
          <table:table-cell office:value-type="float" office:value="0.298047190411495" calcext:value-type="float">
            <text:p>0.298047190411495</text:p>
          </table:table-cell>
          <table:table-cell office:value-type="float" office:value="0.296404847801548" calcext:value-type="float">
            <text:p>0.296404847801548</text:p>
          </table:table-cell>
          <table:table-cell office:value-type="float" office:value="0.297535198154335" calcext:value-type="float">
            <text:p>0.297535198154335</text:p>
          </table:table-cell>
          <table:table-cell office:value-type="float" office:value="0.298385122848983" calcext:value-type="float">
            <text:p>0.298385122848983</text:p>
          </table:table-cell>
          <table:table-cell office:value-type="float" office:value="0.297113825263879" calcext:value-type="float">
            <text:p>0.297113825263879</text:p>
          </table:table-cell>
          <table:table-cell office:value-type="float" office:value="0.297111901976817" calcext:value-type="float">
            <text:p>0.297111901976817</text:p>
          </table:table-cell>
          <table:table-cell office:value-type="float" office:value="0.297363466503199" calcext:value-type="float">
            <text:p>0.297363466503199</text:p>
          </table:table-cell>
          <table:table-cell office:value-type="float" office:value="0.297129397666408" calcext:value-type="float">
            <text:p>0.297129397666408</text:p>
          </table:table-cell>
          <table:table-cell office:value-type="float" office:value="0.296967520549502" calcext:value-type="float">
            <text:p>0.296967520549502</text:p>
          </table:table-cell>
          <table:table-cell office:value-type="float" office:value="0.297317674432725" calcext:value-type="float">
            <text:p>0.297317674432725</text:p>
          </table:table-cell>
          <table:table-cell office:value-type="float" office:value="0.297195212375585" calcext:value-type="float">
            <text:p>0.297195212375585</text:p>
          </table:table-cell>
          <table:table-cell office:value-type="float" office:value="0.297244052061833" calcext:value-type="float">
            <text:p>0.297244052061833</text:p>
          </table:table-cell>
          <table:table-cell office:value-type="float" office:value="0.297087329574688" calcext:value-type="float">
            <text:p>0.297087329574688</text:p>
          </table:table-cell>
          <table:table-cell office:value-type="float" office:value="0.297129084929698" calcext:value-type="float">
            <text:p>0.297129084929698</text:p>
          </table:table-cell>
          <table:table-cell office:value-type="float" office:value="0.297235853061277" calcext:value-type="float">
            <text:p>0.297235853061277</text:p>
          </table:table-cell>
          <table:table-cell office:value-type="float" office:value="0.297263466531565" calcext:value-type="float">
            <text:p>0.297263466531565</text:p>
          </table:table-cell>
          <table:table-cell office:value-type="float" office:value="0.297269422602982" calcext:value-type="float">
            <text:p>0.297269422602982</text:p>
          </table:table-cell>
          <table:table-cell office:value-type="float" office:value="0.29724813444803" calcext:value-type="float">
            <text:p>0.29724813444803</text:p>
          </table:table-cell>
          <table:table-cell office:value-type="float" office:value="0.297248260375012" calcext:value-type="float">
            <text:p>0.297248260375012</text:p>
          </table:table-cell>
          <table:table-cell office:value-type="float" office:value="0.297239343183635" calcext:value-type="float">
            <text:p>0.297239343183635</text:p>
          </table:table-cell>
          <table:table-cell office:value-type="float" office:value="0.297086079520866" calcext:value-type="float">
            <text:p>0.297086079520866</text:p>
          </table:table-cell>
          <table:table-cell office:value-type="float" office:value="0.297274539825861" calcext:value-type="float">
            <text:p>0.297274539825861</text:p>
          </table:table-cell>
          <table:table-cell office:value-type="float" office:value="0.29711779854975" calcext:value-type="float">
            <text:p>0.29711779854975</text:p>
          </table:table-cell>
          <table:table-cell office:value-type="float" office:value="0.297115868822384" calcext:value-type="float">
            <text:p>0.297115868822384</text:p>
          </table:table-cell>
          <table:table-cell office:value-type="float" office:value="0.297209941950731" calcext:value-type="float">
            <text:p>0.297209941950731</text:p>
          </table:table-cell>
          <table:table-cell office:value-type="float" office:value="0.297260782453444" calcext:value-type="float">
            <text:p>0.297260782453444</text:p>
          </table:table-cell>
          <table:table-cell office:value-type="float" office:value="0.297218624454391" calcext:value-type="float">
            <text:p>0.297218624454391</text:p>
          </table:table-cell>
          <table:table-cell office:value-type="float" office:value="0.297254344954287" calcext:value-type="float">
            <text:p>0.297254344954287</text:p>
          </table:table-cell>
          <table:table-cell office:value-type="float" office:value="0.297115515149587" calcext:value-type="float">
            <text:p>0.297115515149587</text:p>
          </table:table-cell>
          <table:table-cell office:value-type="float" office:value="0.297085081015592" calcext:value-type="float">
            <text:p>0.297085081015592</text:p>
          </table:table-cell>
          <table:table-cell office:value-type="float" office:value="0.297267667508513" calcext:value-type="float">
            <text:p>0.297267667508513</text:p>
          </table:table-cell>
          <table:table-cell office:value-type="float" office:value="0.297240759959904" calcext:value-type="float">
            <text:p>0.297240759959904</text:p>
          </table:table-cell>
          <table:table-cell office:value-type="float" office:value="0.297235515176075" calcext:value-type="float">
            <text:p>0.297235515176075</text:p>
          </table:table-cell>
          <table:table-cell office:value-type="float" office:value="0.297134768975298" calcext:value-type="float">
            <text:p>0.297134768975298</text:p>
          </table:table-cell>
          <table:table-cell office:value-type="float" office:value="0.297245977786224" calcext:value-type="float">
            <text:p>0.297245977786224</text:p>
          </table:table-cell>
          <table:table-cell office:value-type="float" office:value="0.297099263277667" calcext:value-type="float">
            <text:p>0.297099263277667</text:p>
          </table:table-cell>
          <table:table-cell office:value-type="float" office:value="0.297219833839774" calcext:value-type="float">
            <text:p>0.297219833839774</text:p>
          </table:table-cell>
          <table:table-cell office:value-type="float" office:value="0.297253920024554" calcext:value-type="float">
            <text:p>0.297253920024554</text:p>
          </table:table-cell>
          <table:table-cell office:value-type="float" office:value="0.297215544678746" calcext:value-type="float">
            <text:p>0.297215544678746</text:p>
          </table:table-cell>
          <table:table-cell office:value-type="float" office:value="0.297278088176434" calcext:value-type="float">
            <text:p>0.297278088176434</text:p>
          </table:table-cell>
          <table:table-cell office:value-type="float" office:value="0.297252991705012" calcext:value-type="float">
            <text:p>0.297252991705012</text:p>
          </table:table-cell>
          <table:table-cell office:value-type="float" office:value="0.297156394993496" calcext:value-type="float">
            <text:p>0.297156394993496</text:p>
          </table:table-cell>
          <table:table-cell office:value-type="float" office:value="0.297263853589202" calcext:value-type="float">
            <text:p>0.297263853589202</text:p>
          </table:table-cell>
          <table:table-cell office:value-type="float" office:value="0.297242557673339" calcext:value-type="float">
            <text:p>0.297242557673339</text:p>
          </table:table-cell>
          <table:table-cell office:value-type="float" office:value="0.297228420322878" calcext:value-type="float">
            <text:p>0.297228420322878</text:p>
          </table:table-cell>
          <table:table-cell office:value-type="float" office:value="0.297227750662276" calcext:value-type="float">
            <text:p>0.297227750662276</text:p>
          </table:table-cell>
          <table:table-cell office:value-type="float" office:value="0.297093344026473" calcext:value-type="float">
            <text:p>0.297093344026473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37073186367178" calcext:value-type="float">
            <text:p>-0.437073186367178</text:p>
          </table:table-cell>
          <table:table-cell office:value-type="float" office:value="-0.438190451182166" calcext:value-type="float">
            <text:p>-0.438190451182166</text:p>
          </table:table-cell>
          <table:table-cell office:value-type="float" office:value="-0.438306440126496" calcext:value-type="float">
            <text:p>-0.438306440126496</text:p>
          </table:table-cell>
          <table:table-cell office:value-type="float" office:value="-0.437696811958858" calcext:value-type="float">
            <text:p>-0.437696811958858</text:p>
          </table:table-cell>
          <table:table-cell office:value-type="float" office:value="-0.437696669359547" calcext:value-type="float">
            <text:p>-0.437696669359547</text:p>
          </table:table-cell>
          <table:table-cell office:value-type="float" office:value="-0.438257440131551" calcext:value-type="float">
            <text:p>-0.438257440131551</text:p>
          </table:table-cell>
          <table:table-cell office:value-type="float" office:value="-0.440153998583651" calcext:value-type="float">
            <text:p>-0.440153998583651</text:p>
          </table:table-cell>
          <table:table-cell office:value-type="float" office:value="-0.438609531975249" calcext:value-type="float">
            <text:p>-0.438609531975249</text:p>
          </table:table-cell>
          <table:table-cell office:value-type="float" office:value="-0.437902225833679" calcext:value-type="float">
            <text:p>-0.437902225833679</text:p>
          </table:table-cell>
          <table:table-cell office:value-type="float" office:value="-0.437595117615885" calcext:value-type="float">
            <text:p>-0.437595117615885</text:p>
          </table:table-cell>
          <table:table-cell office:value-type="float" office:value="-0.439445602100366" calcext:value-type="float">
            <text:p>-0.439445602100366</text:p>
          </table:table-cell>
          <table:table-cell office:value-type="float" office:value="-0.438209102566117" calcext:value-type="float">
            <text:p>-0.438209102566117</text:p>
          </table:table-cell>
          <table:table-cell office:value-type="float" office:value="-0.43847684996215" calcext:value-type="float">
            <text:p>-0.43847684996215</text:p>
          </table:table-cell>
          <table:table-cell office:value-type="float" office:value="-0.437874195605215" calcext:value-type="float">
            <text:p>-0.437874195605215</text:p>
          </table:table-cell>
          <table:table-cell office:value-type="float" office:value="-0.438498761920991" calcext:value-type="float">
            <text:p>-0.438498761920991</text:p>
          </table:table-cell>
          <table:table-cell office:value-type="float" office:value="-0.438395427234903" calcext:value-type="float">
            <text:p>-0.438395427234903</text:p>
          </table:table-cell>
          <table:table-cell office:value-type="float" office:value="-0.438791263454867" calcext:value-type="float">
            <text:p>-0.438791263454867</text:p>
          </table:table-cell>
          <table:table-cell office:value-type="float" office:value="-0.438254599996647" calcext:value-type="float">
            <text:p>-0.438254599996647</text:p>
          </table:table-cell>
          <table:table-cell office:value-type="float" office:value="-0.4389527309538" calcext:value-type="float">
            <text:p>-0.4389527309538</text:p>
          </table:table-cell>
          <table:table-cell office:value-type="float" office:value="-0.437663073306243" calcext:value-type="float">
            <text:p>-0.437663073306243</text:p>
          </table:table-cell>
          <table:table-cell office:value-type="float" office:value="-0.438993292528279" calcext:value-type="float">
            <text:p>-0.438993292528279</text:p>
          </table:table-cell>
          <table:table-cell office:value-type="float" office:value="-0.439029210710665" calcext:value-type="float">
            <text:p>-0.439029210710665</text:p>
          </table:table-cell>
          <table:table-cell office:value-type="float" office:value="-0.438962543716901" calcext:value-type="float">
            <text:p>-0.438962543716901</text:p>
          </table:table-cell>
          <table:table-cell office:value-type="float" office:value="-0.438751371032075" calcext:value-type="float">
            <text:p>-0.438751371032075</text:p>
          </table:table-cell>
          <table:table-cell office:value-type="float" office:value="-0.439133509785948" calcext:value-type="float">
            <text:p>-0.439133509785948</text:p>
          </table:table-cell>
          <table:table-cell office:value-type="float" office:value="-0.439157731993393" calcext:value-type="float">
            <text:p>-0.439157731993393</text:p>
          </table:table-cell>
          <table:table-cell office:value-type="float" office:value="-0.438705525532635" calcext:value-type="float">
            <text:p>-0.438705525532635</text:p>
          </table:table-cell>
          <table:table-cell office:value-type="float" office:value="-0.438528044809789" calcext:value-type="float">
            <text:p>-0.438528044809789</text:p>
          </table:table-cell>
          <table:table-cell office:value-type="float" office:value="-0.437711313105849" calcext:value-type="float">
            <text:p>-0.437711313105849</text:p>
          </table:table-cell>
          <table:table-cell office:value-type="float" office:value="-0.438253303869118" calcext:value-type="float">
            <text:p>-0.438253303869118</text:p>
          </table:table-cell>
          <table:table-cell office:value-type="float" office:value="-0.437923433328042" calcext:value-type="float">
            <text:p>-0.437923433328042</text:p>
          </table:table-cell>
          <table:table-cell office:value-type="float" office:value="-0.437709623288618" calcext:value-type="float">
            <text:p>-0.437709623288618</text:p>
          </table:table-cell>
          <table:table-cell office:value-type="float" office:value="-0.437047156353988" calcext:value-type="float">
            <text:p>-0.437047156353988</text:p>
          </table:table-cell>
          <table:table-cell office:value-type="float" office:value="-0.438157956369457" calcext:value-type="float">
            <text:p>-0.438157956369457</text:p>
          </table:table-cell>
          <table:table-cell office:value-type="float" office:value="-0.438327938801562" calcext:value-type="float">
            <text:p>-0.438327938801562</text:p>
          </table:table-cell>
          <table:table-cell office:value-type="float" office:value="-0.436424523785967" calcext:value-type="float">
            <text:p>-0.436424523785967</text:p>
          </table:table-cell>
          <table:table-cell office:value-type="float" office:value="-0.428498118098031" calcext:value-type="float">
            <text:p>-0.428498118098031</text:p>
          </table:table-cell>
          <table:table-cell office:value-type="float" office:value="-0.407912379591163" calcext:value-type="float">
            <text:p>-0.407912379591163</text:p>
          </table:table-cell>
          <table:table-cell office:value-type="float" office:value="-0.433219031270098" calcext:value-type="float">
            <text:p>-0.433219031270098</text:p>
          </table:table-cell>
          <table:table-cell office:value-type="float" office:value="-0.427204029819333" calcext:value-type="float">
            <text:p>-0.427204029819333</text:p>
          </table:table-cell>
          <table:table-cell office:value-type="float" office:value="-0.461792808699894" calcext:value-type="float">
            <text:p>-0.461792808699894</text:p>
          </table:table-cell>
          <table:table-cell office:value-type="float" office:value="-0.44866403319175" calcext:value-type="float">
            <text:p>-0.44866403319175</text:p>
          </table:table-cell>
          <table:table-cell office:value-type="float" office:value="-0.455892497977702" calcext:value-type="float">
            <text:p>-0.455892497977702</text:p>
          </table:table-cell>
          <table:table-cell office:value-type="float" office:value="-0.400901039919567" calcext:value-type="float">
            <text:p>-0.400901039919567</text:p>
          </table:table-cell>
          <table:table-cell office:value-type="float" office:value="-0.40673175671595" calcext:value-type="float">
            <text:p>-0.40673175671595</text:p>
          </table:table-cell>
          <table:table-cell office:value-type="float" office:value="-0.454684645294241" calcext:value-type="float">
            <text:p>-0.454684645294241</text:p>
          </table:table-cell>
          <table:table-cell office:value-type="float" office:value="-0.452343726348127" calcext:value-type="float">
            <text:p>-0.452343726348127</text:p>
          </table:table-cell>
          <table:table-cell office:value-type="float" office:value="-0.41792401532525" calcext:value-type="float">
            <text:p>-0.41792401532525</text:p>
          </table:table-cell>
          <table:table-cell office:value-type="float" office:value="-0.412954196462512" calcext:value-type="float">
            <text:p>-0.412954196462512</text:p>
          </table:table-cell>
          <table:table-cell office:value-type="float" office:value="-0.417002738982732" calcext:value-type="float">
            <text:p>-0.417002738982732</text:p>
          </table:table-cell>
          <table:table-cell office:value-type="float" office:value="-0.454788690187818" calcext:value-type="float">
            <text:p>-0.454788690187818</text:p>
          </table:table-cell>
          <table:table-cell office:value-type="float" office:value="-0.47035826508632" calcext:value-type="float">
            <text:p>-0.47035826508632</text:p>
          </table:table-cell>
          <table:table-cell office:value-type="float" office:value="-0.380413137716433" calcext:value-type="float">
            <text:p>-0.380413137716433</text:p>
          </table:table-cell>
          <table:table-cell office:value-type="float" office:value="-0.388120746778895" calcext:value-type="float">
            <text:p>-0.388120746778895</text:p>
          </table:table-cell>
          <table:table-cell office:value-type="float" office:value="-0.400786049033999" calcext:value-type="float">
            <text:p>-0.400786049033999</text:p>
          </table:table-cell>
          <table:table-cell office:value-type="float" office:value="-0.413003571363097" calcext:value-type="float">
            <text:p>-0.413003571363097</text:p>
          </table:table-cell>
          <table:table-cell office:value-type="float" office:value="-0.411640895880582" calcext:value-type="float">
            <text:p>-0.411640895880582</text:p>
          </table:table-cell>
          <table:table-cell office:value-type="float" office:value="-0.395183028715808" calcext:value-type="float">
            <text:p>-0.395183028715808</text:p>
          </table:table-cell>
          <table:table-cell office:value-type="float" office:value="-0.37554967594869" calcext:value-type="float">
            <text:p>-0.37554967594869</text:p>
          </table:table-cell>
          <table:table-cell office:value-type="float" office:value="-0.414183755463516" calcext:value-type="float">
            <text:p>-0.414183755463516</text:p>
          </table:table-cell>
          <table:table-cell office:value-type="float" office:value="-0.44030032421834" calcext:value-type="float">
            <text:p>-0.44030032421834</text:p>
          </table:table-cell>
          <table:table-cell office:value-type="float" office:value="-0.452122296600221" calcext:value-type="float">
            <text:p>-0.452122296600221</text:p>
          </table:table-cell>
          <table:table-cell office:value-type="float" office:value="-0.4653304559391" calcext:value-type="float">
            <text:p>-0.4653304559391</text:p>
          </table:table-cell>
          <table:table-cell office:value-type="float" office:value="-0.466804335072078" calcext:value-type="float">
            <text:p>-0.466804335072078</text:p>
          </table:table-cell>
          <table:table-cell office:value-type="float" office:value="-0.455251558237559" calcext:value-type="float">
            <text:p>-0.455251558237559</text:p>
          </table:table-cell>
          <table:table-cell office:value-type="float" office:value="-0.415514665255535" calcext:value-type="float">
            <text:p>-0.415514665255535</text:p>
          </table:table-cell>
          <table:table-cell office:value-type="float" office:value="-0.415312560876341" calcext:value-type="float">
            <text:p>-0.415312560876341</text:p>
          </table:table-cell>
          <table:table-cell office:value-type="float" office:value="-0.442909683001309" calcext:value-type="float">
            <text:p>-0.442909683001309</text:p>
          </table:table-cell>
          <table:table-cell office:value-type="float" office:value="-0.392435801648581" calcext:value-type="float">
            <text:p>-0.392435801648581</text:p>
          </table:table-cell>
          <table:table-cell office:value-type="float" office:value="-0.406270737930271" calcext:value-type="float">
            <text:p>-0.406270737930271</text:p>
          </table:table-cell>
          <table:table-cell office:value-type="float" office:value="-0.462241685858262" calcext:value-type="float">
            <text:p>-0.462241685858262</text:p>
          </table:table-cell>
          <table:table-cell office:value-type="float" office:value="-0.448713988768033" calcext:value-type="float">
            <text:p>-0.448713988768033</text:p>
          </table:table-cell>
          <table:table-cell office:value-type="float" office:value="-0.409860921985039" calcext:value-type="float">
            <text:p>-0.409860921985039</text:p>
          </table:table-cell>
          <table:table-cell office:value-type="float" office:value="-0.366791189870125" calcext:value-type="float">
            <text:p>-0.366791189870125</text:p>
          </table:table-cell>
          <table:table-cell office:value-type="float" office:value="-0.374187860254152" calcext:value-type="float">
            <text:p>-0.374187860254152</text:p>
          </table:table-cell>
          <table:table-cell office:value-type="float" office:value="-0.39001226956792" calcext:value-type="float">
            <text:p>-0.39001226956792</text:p>
          </table:table-cell>
          <table:table-cell office:value-type="float" office:value="-0.407188170795228" calcext:value-type="float">
            <text:p>-0.407188170795228</text:p>
          </table:table-cell>
          <table:table-cell office:value-type="float" office:value="-0.424518419607911" calcext:value-type="float">
            <text:p>-0.424518419607911</text:p>
          </table:table-cell>
          <table:table-cell office:value-type="float" office:value="-0.413621013254769" calcext:value-type="float">
            <text:p>-0.413621013254769</text:p>
          </table:table-cell>
          <table:table-cell office:value-type="float" office:value="-0.396131773675809" calcext:value-type="float">
            <text:p>-0.396131773675809</text:p>
          </table:table-cell>
          <table:table-cell office:value-type="float" office:value="-0.363337003568521" calcext:value-type="float">
            <text:p>-0.363337003568521</text:p>
          </table:table-cell>
          <table:table-cell office:value-type="float" office:value="-0.372117718076011" calcext:value-type="float">
            <text:p>-0.372117718076011</text:p>
          </table:table-cell>
          <table:table-cell office:value-type="float" office:value="-0.395354484669107" calcext:value-type="float">
            <text:p>-0.395354484669107</text:p>
          </table:table-cell>
          <table:table-cell office:value-type="float" office:value="-0.445045788108567" calcext:value-type="float">
            <text:p>-0.445045788108567</text:p>
          </table:table-cell>
          <table:table-cell office:value-type="float" office:value="-0.447424203918972" calcext:value-type="float">
            <text:p>-0.447424203918972</text:p>
          </table:table-cell>
          <table:table-cell office:value-type="float" office:value="-0.451313799434126" calcext:value-type="float">
            <text:p>-0.451313799434126</text:p>
          </table:table-cell>
          <table:table-cell office:value-type="float" office:value="-0.446155588112684" calcext:value-type="float">
            <text:p>-0.446155588112684</text:p>
          </table:table-cell>
          <table:table-cell office:value-type="float" office:value="-0.445805100202793" calcext:value-type="float">
            <text:p>-0.445805100202793</text:p>
          </table:table-cell>
          <table:table-cell office:value-type="float" office:value="-0.411882055092073" calcext:value-type="float">
            <text:p>-0.411882055092073</text:p>
          </table:table-cell>
          <table:table-cell office:value-type="float" office:value="-0.420489071598594" calcext:value-type="float">
            <text:p>-0.420489071598594</text:p>
          </table:table-cell>
          <table:table-cell office:value-type="float" office:value="-0.427084324396829" calcext:value-type="float">
            <text:p>-0.427084324396829</text:p>
          </table:table-cell>
          <table:table-cell office:value-type="float" office:value="-0.423399889331287" calcext:value-type="float">
            <text:p>-0.423399889331287</text:p>
          </table:table-cell>
          <table:table-cell office:value-type="float" office:value="-0.391270527167058" calcext:value-type="float">
            <text:p>-0.391270527167058</text:p>
          </table:table-cell>
          <table:table-cell office:value-type="float" office:value="-0.387346115545836" calcext:value-type="float">
            <text:p>-0.387346115545836</text:p>
          </table:table-cell>
          <table:table-cell office:value-type="float" office:value="-0.386744695825053" calcext:value-type="float">
            <text:p>-0.386744695825053</text:p>
          </table:table-cell>
          <table:table-cell office:value-type="float" office:value="-0.452738926463194" calcext:value-type="float">
            <text:p>-0.452738926463194</text:p>
          </table:table-cell>
          <table:table-cell office:value-type="float" office:value="-0.36582947263525" calcext:value-type="float">
            <text:p>-0.36582947263525</text:p>
          </table:table-cell>
          <table:table-cell office:value-type="float" office:value="-0.376803243879882" calcext:value-type="float">
            <text:p>-0.376803243879882</text:p>
          </table:table-cell>
          <table:table-cell office:value-type="float" office:value="-0.402621492929965" calcext:value-type="float">
            <text:p>-0.402621492929965</text:p>
          </table:table-cell>
          <table:table-cell office:value-type="float" office:value="-0.416208588896829" calcext:value-type="float">
            <text:p>-0.416208588896829</text:p>
          </table:table-cell>
          <table:table-cell office:value-type="float" office:value="-0.401655773727207" calcext:value-type="float">
            <text:p>-0.401655773727207</text:p>
          </table:table-cell>
          <table:table-cell office:value-type="float" office:value="-0.383726064044284" calcext:value-type="float">
            <text:p>-0.383726064044284</text:p>
          </table:table-cell>
          <table:table-cell office:value-type="float" office:value="-0.386214375797851" calcext:value-type="float">
            <text:p>-0.386214375797851</text:p>
          </table:table-cell>
          <table:table-cell office:value-type="float" office:value="-0.409054088100734" calcext:value-type="float">
            <text:p>-0.409054088100734</text:p>
          </table:table-cell>
          <table:table-cell office:value-type="float" office:value="-0.423416603171645" calcext:value-type="float">
            <text:p>-0.423416603171645</text:p>
          </table:table-cell>
          <table:table-cell office:value-type="float" office:value="-0.445745550514741" calcext:value-type="float">
            <text:p>-0.445745550514741</text:p>
          </table:table-cell>
          <table:table-cell office:value-type="float" office:value="-0.454007366650775" calcext:value-type="float">
            <text:p>-0.454007366650775</text:p>
          </table:table-cell>
          <table:table-cell office:value-type="float" office:value="-0.463849815772499" calcext:value-type="float">
            <text:p>-0.463849815772499</text:p>
          </table:table-cell>
          <table:table-cell office:value-type="float" office:value="-0.451289661701609" calcext:value-type="float">
            <text:p>-0.451289661701609</text:p>
          </table:table-cell>
          <table:table-cell office:value-type="float" office:value="-0.454309847859785" calcext:value-type="float">
            <text:p>-0.454309847859785</text:p>
          </table:table-cell>
          <table:table-cell office:value-type="float" office:value="-0.398561691546046" calcext:value-type="float">
            <text:p>-0.398561691546046</text:p>
          </table:table-cell>
          <table:table-cell office:value-type="float" office:value="-0.387755826894269" calcext:value-type="float">
            <text:p>-0.387755826894269</text:p>
          </table:table-cell>
          <table:table-cell office:value-type="float" office:value="-0.391697077732341" calcext:value-type="float">
            <text:p>-0.391697077732341</text:p>
          </table:table-cell>
          <table:table-cell office:value-type="float" office:value="-0.400588545681598" calcext:value-type="float">
            <text:p>-0.400588545681598</text:p>
          </table:table-cell>
          <table:table-cell office:value-type="float" office:value="-0.400010088391571" calcext:value-type="float">
            <text:p>-0.400010088391571</text:p>
          </table:table-cell>
          <table:table-cell office:value-type="float" office:value="-0.393648912852149" calcext:value-type="float">
            <text:p>-0.393648912852149</text:p>
          </table:table-cell>
          <table:table-cell office:value-type="float" office:value="-0.385983347220718" calcext:value-type="float">
            <text:p>-0.385983347220718</text:p>
          </table:table-cell>
          <table:table-cell office:value-type="float" office:value="-0.387054334295433" calcext:value-type="float">
            <text:p>-0.387054334295433</text:p>
          </table:table-cell>
          <table:table-cell office:value-type="float" office:value="-0.394421460935822" calcext:value-type="float">
            <text:p>-0.394421460935822</text:p>
          </table:table-cell>
          <table:table-cell office:value-type="float" office:value="-0.451315610426498" calcext:value-type="float">
            <text:p>-0.451315610426498</text:p>
          </table:table-cell>
          <table:table-cell office:value-type="float" office:value="-0.38524910206838" calcext:value-type="float">
            <text:p>-0.38524910206838</text:p>
          </table:table-cell>
          <table:table-cell office:value-type="float" office:value="-0.39277673622296" calcext:value-type="float">
            <text:p>-0.39277673622296</text:p>
          </table:table-cell>
          <table:table-cell office:value-type="float" office:value="-0.406669375133476" calcext:value-type="float">
            <text:p>-0.406669375133476</text:p>
          </table:table-cell>
          <table:table-cell office:value-type="float" office:value="-0.431637569863868" calcext:value-type="float">
            <text:p>-0.431637569863868</text:p>
          </table:table-cell>
          <table:table-cell office:value-type="float" office:value="-0.416473284799753" calcext:value-type="float">
            <text:p>-0.416473284799753</text:p>
          </table:table-cell>
          <table:table-cell office:value-type="float" office:value="-0.405106528434062" calcext:value-type="float">
            <text:p>-0.405106528434062</text:p>
          </table:table-cell>
          <table:table-cell office:value-type="float" office:value="-0.387975063911117" calcext:value-type="float">
            <text:p>-0.387975063911117</text:p>
          </table:table-cell>
          <table:table-cell office:value-type="float" office:value="-0.399020022380843" calcext:value-type="float">
            <text:p>-0.399020022380843</text:p>
          </table:table-cell>
          <table:table-cell office:value-type="float" office:value="-0.397745198958535" calcext:value-type="float">
            <text:p>-0.397745198958535</text:p>
          </table:table-cell>
          <table:table-cell office:value-type="float" office:value="-0.468686393453643" calcext:value-type="float">
            <text:p>-0.468686393453643</text:p>
          </table:table-cell>
          <table:table-cell office:value-type="float" office:value="-0.468787320509273" calcext:value-type="float">
            <text:p>-0.468787320509273</text:p>
          </table:table-cell>
          <table:table-cell office:value-type="float" office:value="-0.463222341015779" calcext:value-type="float">
            <text:p>-0.463222341015779</text:p>
          </table:table-cell>
          <table:table-cell office:value-type="float" office:value="-0.414564111051824" calcext:value-type="float">
            <text:p>-0.414564111051824</text:p>
          </table:table-cell>
          <table:table-cell office:value-type="float" office:value="-0.418634713714126" calcext:value-type="float">
            <text:p>-0.418634713714126</text:p>
          </table:table-cell>
          <table:table-cell office:value-type="float" office:value="-0.423660127290165" calcext:value-type="float">
            <text:p>-0.423660127290165</text:p>
          </table:table-cell>
          <table:table-cell office:value-type="float" office:value="-0.439005922253468" calcext:value-type="float">
            <text:p>-0.439005922253468</text:p>
          </table:table-cell>
          <table:table-cell office:value-type="float" office:value="-0.435193032233107" calcext:value-type="float">
            <text:p>-0.435193032233107</text:p>
          </table:table-cell>
          <table:table-cell office:value-type="float" office:value="-0.425655946809958" calcext:value-type="float">
            <text:p>-0.425655946809958</text:p>
          </table:table-cell>
          <table:table-cell office:value-type="float" office:value="-0.406809118300774" calcext:value-type="float">
            <text:p>-0.406809118300774</text:p>
          </table:table-cell>
          <table:table-cell office:value-type="float" office:value="-0.414718501531501" calcext:value-type="float">
            <text:p>-0.414718501531501</text:p>
          </table:table-cell>
          <table:table-cell office:value-type="float" office:value="-0.436165740537069" calcext:value-type="float">
            <text:p>-0.436165740537069</text:p>
          </table:table-cell>
          <table:table-cell office:value-type="float" office:value="-0.483494519174248" calcext:value-type="float">
            <text:p>-0.483494519174248</text:p>
          </table:table-cell>
          <table:table-cell office:value-type="float" office:value="-0.469112612637429" calcext:value-type="float">
            <text:p>-0.469112612637429</text:p>
          </table:table-cell>
          <table:table-cell office:value-type="float" office:value="-0.451187823560643" calcext:value-type="float">
            <text:p>-0.451187823560643</text:p>
          </table:table-cell>
          <table:table-cell office:value-type="float" office:value="-0.40604384320198" calcext:value-type="float">
            <text:p>-0.40604384320198</text:p>
          </table:table-cell>
          <table:table-cell office:value-type="float" office:value="-0.387976153383131" calcext:value-type="float">
            <text:p>-0.387976153383131</text:p>
          </table:table-cell>
          <table:table-cell office:value-type="float" office:value="-0.420163983645028" calcext:value-type="float">
            <text:p>-0.420163983645028</text:p>
          </table:table-cell>
          <table:table-cell office:value-type="float" office:value="-0.443556199571448" calcext:value-type="float">
            <text:p>-0.443556199571448</text:p>
          </table:table-cell>
          <table:table-cell office:value-type="float" office:value="-0.457797266605956" calcext:value-type="float">
            <text:p>-0.457797266605956</text:p>
          </table:table-cell>
          <table:table-cell office:value-type="float" office:value="-0.457159316775373" calcext:value-type="float">
            <text:p>-0.457159316775373</text:p>
          </table:table-cell>
          <table:table-cell office:value-type="float" office:value="-0.446115188003719" calcext:value-type="float">
            <text:p>-0.446115188003719</text:p>
          </table:table-cell>
          <table:table-cell office:value-type="float" office:value="-0.431452961670694" calcext:value-type="float">
            <text:p>-0.431452961670694</text:p>
          </table:table-cell>
          <table:table-cell office:value-type="float" office:value="-0.418907506271347" calcext:value-type="float">
            <text:p>-0.418907506271347</text:p>
          </table:table-cell>
          <table:table-cell office:value-type="float" office:value="-0.405500701795123" calcext:value-type="float">
            <text:p>-0.405500701795123</text:p>
          </table:table-cell>
          <table:table-cell office:value-type="float" office:value="-0.467069403875528" calcext:value-type="float">
            <text:p>-0.467069403875528</text:p>
          </table:table-cell>
          <table:table-cell office:value-type="float" office:value="-0.46851333843383" calcext:value-type="float">
            <text:p>-0.46851333843383</text:p>
          </table:table-cell>
          <table:table-cell office:value-type="float" office:value="-0.470163301892875" calcext:value-type="float">
            <text:p>-0.470163301892875</text:p>
          </table:table-cell>
          <table:table-cell office:value-type="float" office:value="-0.469275645630266" calcext:value-type="float">
            <text:p>-0.469275645630266</text:p>
          </table:table-cell>
          <table:table-cell office:value-type="float" office:value="-0.463425272048846" calcext:value-type="float">
            <text:p>-0.463425272048846</text:p>
          </table:table-cell>
          <table:table-cell office:value-type="float" office:value="-0.449813049973164" calcext:value-type="float">
            <text:p>-0.449813049973164</text:p>
          </table:table-cell>
          <table:table-cell office:value-type="float" office:value="-0.426645991442344" calcext:value-type="float">
            <text:p>-0.426645991442344</text:p>
          </table:table-cell>
          <table:table-cell office:value-type="float" office:value="-0.468951181637262" calcext:value-type="float">
            <text:p>-0.468951181637262</text:p>
          </table:table-cell>
          <table:table-cell office:value-type="float" office:value="-0.461291126811606" calcext:value-type="float">
            <text:p>-0.461291126811606</text:p>
          </table:table-cell>
          <table:table-cell office:value-type="float" office:value="-0.457006167668625" calcext:value-type="float">
            <text:p>-0.457006167668625</text:p>
          </table:table-cell>
          <table:table-cell office:value-type="float" office:value="-0.446709030727657" calcext:value-type="float">
            <text:p>-0.446709030727657</text:p>
          </table:table-cell>
          <table:table-cell office:value-type="float" office:value="-0.433921028445221" calcext:value-type="float">
            <text:p>-0.433921028445221</text:p>
          </table:table-cell>
          <table:table-cell office:value-type="float" office:value="-0.441866351220456" calcext:value-type="float">
            <text:p>-0.441866351220456</text:p>
          </table:table-cell>
          <table:table-cell office:value-type="float" office:value="-0.50933587304368" calcext:value-type="float">
            <text:p>-0.50933587304368</text:p>
          </table:table-cell>
          <table:table-cell office:value-type="float" office:value="-0.481973914618482" calcext:value-type="float">
            <text:p>-0.481973914618482</text:p>
          </table:table-cell>
          <table:table-cell office:value-type="float" office:value="-0.482148298579835" calcext:value-type="float">
            <text:p>-0.482148298579835</text:p>
          </table:table-cell>
          <table:table-cell office:value-type="float" office:value="-0.433756280178493" calcext:value-type="float">
            <text:p>-0.433756280178493</text:p>
          </table:table-cell>
          <table:table-cell office:value-type="float" office:value="-0.390410150674574" calcext:value-type="float">
            <text:p>-0.390410150674574</text:p>
          </table:table-cell>
          <table:table-cell office:value-type="float" office:value="-0.388184634191031" calcext:value-type="float">
            <text:p>-0.388184634191031</text:p>
          </table:table-cell>
          <table:table-cell office:value-type="float" office:value="-0.402976802218521" calcext:value-type="float">
            <text:p>-0.402976802218521</text:p>
          </table:table-cell>
          <table:table-cell office:value-type="float" office:value="-0.458925678641411" calcext:value-type="float">
            <text:p>-0.458925678641411</text:p>
          </table:table-cell>
          <table:table-cell office:value-type="float" office:value="-0.450108251694259" calcext:value-type="float">
            <text:p>-0.450108251694259</text:p>
          </table:table-cell>
          <table:table-cell office:value-type="float" office:value="-0.429247975946748" calcext:value-type="float">
            <text:p>-0.429247975946748</text:p>
          </table:table-cell>
          <table:table-cell office:value-type="float" office:value="-0.401783968089984" calcext:value-type="float">
            <text:p>-0.401783968089984</text:p>
          </table:table-cell>
          <table:table-cell office:value-type="float" office:value="-0.387929722395458" calcext:value-type="float">
            <text:p>-0.387929722395458</text:p>
          </table:table-cell>
          <table:table-cell office:value-type="float" office:value="-0.392783580525866" calcext:value-type="float">
            <text:p>-0.392783580525866</text:p>
          </table:table-cell>
          <table:table-cell office:value-type="float" office:value="-0.395532991401575" calcext:value-type="float">
            <text:p>-0.395532991401575</text:p>
          </table:table-cell>
          <table:table-cell office:value-type="float" office:value="-0.392461339531959" calcext:value-type="float">
            <text:p>-0.392461339531959</text:p>
          </table:table-cell>
          <table:table-cell office:value-type="float" office:value="-0.39127004928325" calcext:value-type="float">
            <text:p>-0.39127004928325</text:p>
          </table:table-cell>
          <table:table-cell office:value-type="float" office:value="-0.392835327280958" calcext:value-type="float">
            <text:p>-0.392835327280958</text:p>
          </table:table-cell>
          <table:table-cell office:value-type="float" office:value="-0.391966931322332" calcext:value-type="float">
            <text:p>-0.391966931322332</text:p>
          </table:table-cell>
          <table:table-cell office:value-type="float" office:value="-0.391033975871463" calcext:value-type="float">
            <text:p>-0.391033975871463</text:p>
          </table:table-cell>
          <table:table-cell office:value-type="float" office:value="-0.391039179516737" calcext:value-type="float">
            <text:p>-0.391039179516737</text:p>
          </table:table-cell>
          <table:table-cell office:value-type="float" office:value="-0.391364037675464" calcext:value-type="float">
            <text:p>-0.391364037675464</text:p>
          </table:table-cell>
          <table:table-cell office:value-type="float" office:value="-0.392251665252954" calcext:value-type="float">
            <text:p>-0.392251665252954</text:p>
          </table:table-cell>
          <table:table-cell office:value-type="float" office:value="-0.390651871528123" calcext:value-type="float">
            <text:p>-0.390651871528123</text:p>
          </table:table-cell>
          <table:table-cell office:value-type="float" office:value="-0.393279292106538" calcext:value-type="float">
            <text:p>-0.393279292106538</text:p>
          </table:table-cell>
          <table:table-cell office:value-type="float" office:value="-0.39077151781713" calcext:value-type="float">
            <text:p>-0.39077151781713</text:p>
          </table:table-cell>
          <table:table-cell office:value-type="float" office:value="-0.39215429506524" calcext:value-type="float">
            <text:p>-0.39215429506524</text:p>
          </table:table-cell>
          <table:table-cell office:value-type="float" office:value="-0.391179335421919" calcext:value-type="float">
            <text:p>-0.391179335421919</text:p>
          </table:table-cell>
          <table:table-cell office:value-type="float" office:value="-0.391580276342108" calcext:value-type="float">
            <text:p>-0.391580276342108</text:p>
          </table:table-cell>
          <table:table-cell office:value-type="float" office:value="-0.392682898682084" calcext:value-type="float">
            <text:p>-0.392682898682084</text:p>
          </table:table-cell>
          <table:table-cell office:value-type="float" office:value="-0.391107829077541" calcext:value-type="float">
            <text:p>-0.391107829077541</text:p>
          </table:table-cell>
          <table:table-cell office:value-type="float" office:value="-0.392115531045867" calcext:value-type="float">
            <text:p>-0.392115531045867</text:p>
          </table:table-cell>
          <table:table-cell office:value-type="float" office:value="-0.392118454982245" calcext:value-type="float">
            <text:p>-0.392118454982245</text:p>
          </table:table-cell>
          <table:table-cell office:value-type="float" office:value="-0.39227700926536" calcext:value-type="float">
            <text:p>-0.39227700926536</text:p>
          </table:table-cell>
          <table:table-cell office:value-type="float" office:value="-0.392492858246406" calcext:value-type="float">
            <text:p>-0.392492858246406</text:p>
          </table:table-cell>
          <table:table-cell office:value-type="float" office:value="-0.391352485644661" calcext:value-type="float">
            <text:p>-0.391352485644661</text:p>
          </table:table-cell>
          <table:table-cell office:value-type="float" office:value="-0.392430580943432" calcext:value-type="float">
            <text:p>-0.392430580943432</text:p>
          </table:table-cell>
          <table:table-cell office:value-type="float" office:value="-0.391126851388396" calcext:value-type="float">
            <text:p>-0.391126851388396</text:p>
          </table:table-cell>
          <table:table-cell office:value-type="float" office:value="-0.392045062733049" calcext:value-type="float">
            <text:p>-0.392045062733049</text:p>
          </table:table-cell>
          <table:table-cell office:value-type="float" office:value="-0.39187958032482" calcext:value-type="float">
            <text:p>-0.39187958032482</text:p>
          </table:table-cell>
          <table:table-cell office:value-type="float" office:value="-0.391354448146755" calcext:value-type="float">
            <text:p>-0.391354448146755</text:p>
          </table:table-cell>
          <table:table-cell office:value-type="float" office:value="-0.392104438846375" calcext:value-type="float">
            <text:p>-0.392104438846375</text:p>
          </table:table-cell>
          <table:table-cell office:value-type="float" office:value="-0.39257903824178" calcext:value-type="float">
            <text:p>-0.39257903824178</text:p>
          </table:table-cell>
          <table:table-cell office:value-type="float" office:value="-0.391238747374679" calcext:value-type="float">
            <text:p>-0.391238747374679</text:p>
          </table:table-cell>
          <table:table-cell office:value-type="float" office:value="-0.392316822856581" calcext:value-type="float">
            <text:p>-0.392316822856581</text:p>
          </table:table-cell>
          <table:table-cell office:value-type="float" office:value="-0.391616911229581" calcext:value-type="float">
            <text:p>-0.391616911229581</text:p>
          </table:table-cell>
          <table:table-cell office:value-type="float" office:value="-0.391478835251177" calcext:value-type="float">
            <text:p>-0.391478835251177</text:p>
          </table:table-cell>
          <table:table-cell office:value-type="float" office:value="-0.391168098921568" calcext:value-type="float">
            <text:p>-0.391168098921568</text:p>
          </table:table-cell>
          <table:table-cell office:value-type="float" office:value="-0.39205675689539" calcext:value-type="float">
            <text:p>-0.39205675689539</text:p>
          </table:table-cell>
          <table:table-cell office:value-type="float" office:value="-0.390895448261856" calcext:value-type="float">
            <text:p>-0.390895448261856</text:p>
          </table:table-cell>
          <table:table-cell office:value-type="float" office:value="-0.392482348976002" calcext:value-type="float">
            <text:p>-0.392482348976002</text:p>
          </table:table-cell>
          <table:table-cell office:value-type="float" office:value="-0.391886546814659" calcext:value-type="float">
            <text:p>-0.391886546814659</text:p>
          </table:table-cell>
          <table:table-cell office:value-type="float" office:value="-0.392125740849518" calcext:value-type="float">
            <text:p>-0.392125740849518</text:p>
          </table:table-cell>
          <table:table-cell office:value-type="float" office:value="-0.391561741951236" calcext:value-type="float">
            <text:p>-0.391561741951236</text:p>
          </table:table-cell>
          <table:table-cell office:value-type="float" office:value="-0.391673970255659" calcext:value-type="float">
            <text:p>-0.391673970255659</text:p>
          </table:table-cell>
          <table:table-cell office:value-type="float" office:value="-0.391607060527328" calcext:value-type="float">
            <text:p>-0.391607060527328</text:p>
          </table:table-cell>
          <table:table-cell office:value-type="float" office:value="-0.391560396464043" calcext:value-type="float">
            <text:p>-0.391560396464043</text:p>
          </table:table-cell>
          <table:table-cell office:value-type="float" office:value="-0.39189850635228" calcext:value-type="float">
            <text:p>-0.39189850635228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69199116028529" calcext:value-type="float">
            <text:p>-1.69199116028529E-05</text:p>
          </table:table-cell>
          <table:table-cell office:value-type="float" office:value="-0.00000635290643014042" calcext:value-type="float">
            <text:p>-6.35290643014042E-06</text:p>
          </table:table-cell>
          <table:table-cell office:value-type="float" office:value="0.00000105441059528033" calcext:value-type="float">
            <text:p>1.05441059528033E-06</text:p>
          </table:table-cell>
          <table:table-cell office:value-type="float" office:value="-0.0000238089753594739" calcext:value-type="float">
            <text:p>-2.38089753594739E-05</text:p>
          </table:table-cell>
          <table:table-cell office:value-type="float" office:value="-0.00000985441268908094" calcext:value-type="float">
            <text:p>-9.85441268908094E-06</text:p>
          </table:table-cell>
          <table:table-cell office:value-type="float" office:value="0.0000458483878726379" calcext:value-type="float">
            <text:p>4.58483878726379E-05</text:p>
          </table:table-cell>
          <table:table-cell office:value-type="float" office:value="0.0000316098450853786" calcext:value-type="float">
            <text:p>3.16098450853786E-05</text:p>
          </table:table-cell>
          <table:table-cell office:value-type="float" office:value="-0.0000133355802838242" calcext:value-type="float">
            <text:p>-1.33355802838242E-05</text:p>
          </table:table-cell>
          <table:table-cell office:value-type="float" office:value="-0.0000473941759069341" calcext:value-type="float">
            <text:p>-4.73941759069341E-05</text:p>
          </table:table-cell>
          <table:table-cell office:value-type="float" office:value="0.0000208624694770787" calcext:value-type="float">
            <text:p>2.08624694770787E-05</text:p>
          </table:table-cell>
          <table:table-cell office:value-type="float" office:value="0.000058142528789995" calcext:value-type="float">
            <text:p>5.8142528789995E-05</text:p>
          </table:table-cell>
          <table:table-cell office:value-type="float" office:value="-0.0000530096467172836" calcext:value-type="float">
            <text:p>-5.30096467172836E-05</text:p>
          </table:table-cell>
          <table:table-cell office:value-type="float" office:value="0.000000364956500686908" calcext:value-type="float">
            <text:p>3.64956500686908E-07</text:p>
          </table:table-cell>
          <table:table-cell office:value-type="float" office:value="-0.0000192368286596745" calcext:value-type="float">
            <text:p>-1.92368286596745E-05</text:p>
          </table:table-cell>
          <table:table-cell office:value-type="float" office:value="0.0000132607858243095" calcext:value-type="float">
            <text:p>1.32607858243095E-05</text:p>
          </table:table-cell>
          <table:table-cell office:value-type="float" office:value="0.0000129940901877346" calcext:value-type="float">
            <text:p>1.29940901877346E-05</text:p>
          </table:table-cell>
          <table:table-cell office:value-type="float" office:value="-0.00000116913535563867" calcext:value-type="float">
            <text:p>-1.16913535563867E-06</text:p>
          </table:table-cell>
          <table:table-cell office:value-type="float" office:value="0.00000367064386896931" calcext:value-type="float">
            <text:p>3.67064386896931E-06</text:p>
          </table:table-cell>
          <table:table-cell office:value-type="float" office:value="0.0000196221203616065" calcext:value-type="float">
            <text:p>1.96221203616065E-05</text:p>
          </table:table-cell>
          <table:table-cell office:value-type="float" office:value="-0.0000381839721182997" calcext:value-type="float">
            <text:p>-3.81839721182997E-05</text:p>
          </table:table-cell>
          <table:table-cell office:value-type="float" office:value="0.0000414413042670314" calcext:value-type="float">
            <text:p>4.14413042670314E-05</text:p>
          </table:table-cell>
          <table:table-cell office:value-type="float" office:value="-0.0000107768505498984" calcext:value-type="float">
            <text:p>-1.07768505498984E-05</text:p>
          </table:table-cell>
          <table:table-cell office:value-type="float" office:value="0.00000915031408399436" calcext:value-type="float">
            <text:p>9.15031408399436E-06</text:p>
          </table:table-cell>
          <table:table-cell office:value-type="float" office:value="-0.00000405194774166784" calcext:value-type="float">
            <text:p>-4.05194774166784E-06</text:p>
          </table:table-cell>
          <table:table-cell office:value-type="float" office:value="0.00000930304238117019" calcext:value-type="float">
            <text:p>9.30304238117019E-06</text:p>
          </table:table-cell>
          <table:table-cell office:value-type="float" office:value="-0.00000257234965095332" calcext:value-type="float">
            <text:p>-2.57234965095332E-06</text:p>
          </table:table-cell>
          <table:table-cell office:value-type="float" office:value="-0.0000121617246473527" calcext:value-type="float">
            <text:p>-1.21617246473527E-05</text:p>
          </table:table-cell>
          <table:table-cell office:value-type="float" office:value="0.00000894516827693037" calcext:value-type="float">
            <text:p>8.94516827693037E-06</text:p>
          </table:table-cell>
          <table:table-cell office:value-type="float" office:value="-0.0000268346224908123" calcext:value-type="float">
            <text:p>-2.68346224908123E-05</text:p>
          </table:table-cell>
          <table:table-cell office:value-type="float" office:value="-0.0000532455057927761" calcext:value-type="float">
            <text:p>-5.32455057927761E-05</text:p>
          </table:table-cell>
          <table:table-cell office:value-type="float" office:value="-0.000446549847306521" calcext:value-type="float">
            <text:p>-0.000446549847307</text:p>
          </table:table-cell>
          <table:table-cell office:value-type="float" office:value="0.0000318985362412483" calcext:value-type="float">
            <text:p>3.18985362412483E-05</text:p>
          </table:table-cell>
          <table:table-cell office:value-type="float" office:value="0.0000385952436251502" calcext:value-type="float">
            <text:p>3.85952436251502E-05</text:p>
          </table:table-cell>
          <table:table-cell office:value-type="float" office:value="0.000223093187600332" calcext:value-type="float">
            <text:p>0.0002230931876</text:p>
          </table:table-cell>
          <table:table-cell office:value-type="float" office:value="-0.0000124437178418146" calcext:value-type="float">
            <text:p>-1.24437178418146E-05</text:p>
          </table:table-cell>
          <table:table-cell office:value-type="float" office:value="0.000557238929961623" calcext:value-type="float">
            <text:p>0.000557238929962</text:p>
          </table:table-cell>
          <table:table-cell office:value-type="float" office:value="-0.000350343857968505" calcext:value-type="float">
            <text:p>-0.000350343857969</text:p>
          </table:table-cell>
          <table:table-cell office:value-type="float" office:value="-0.0024670409176647" calcext:value-type="float">
            <text:p>-0.002467040917665</text:p>
          </table:table-cell>
          <table:table-cell office:value-type="float" office:value="0.0176260425588951" calcext:value-type="float">
            <text:p>0.017626042558895</text:p>
          </table:table-cell>
          <table:table-cell office:value-type="float" office:value="0.000746933475023581" calcext:value-type="float">
            <text:p>0.000746933475024</text:p>
          </table:table-cell>
          <table:table-cell office:value-type="float" office:value="0.0168516942470828" calcext:value-type="float">
            <text:p>0.016851694247083</text:p>
          </table:table-cell>
          <table:table-cell office:value-type="float" office:value="-0.00556379882282587" calcext:value-type="float">
            <text:p>-0.005563798822826</text:p>
          </table:table-cell>
          <table:table-cell office:value-type="float" office:value="-0.0094046275431432" calcext:value-type="float">
            <text:p>-0.009404627543143</text:p>
          </table:table-cell>
          <table:table-cell office:value-type="float" office:value="-0.00868535955268834" calcext:value-type="float">
            <text:p>-0.008685359552688</text:p>
          </table:table-cell>
          <table:table-cell office:value-type="float" office:value="-0.000861253064929845" calcext:value-type="float">
            <text:p>-0.00086125306493</text:p>
          </table:table-cell>
          <table:table-cell office:value-type="float" office:value="-0.0013814866097091" calcext:value-type="float">
            <text:p>-0.001381486609709</text:p>
          </table:table-cell>
          <table:table-cell office:value-type="float" office:value="-0.00513235497402043" calcext:value-type="float">
            <text:p>-0.00513235497402</text:p>
          </table:table-cell>
          <table:table-cell office:value-type="float" office:value="-0.00885814672415181" calcext:value-type="float">
            <text:p>-0.008858146724152</text:p>
          </table:table-cell>
          <table:table-cell office:value-type="float" office:value="-0.00237211537436793" calcext:value-type="float">
            <text:p>-0.002372115374368</text:p>
          </table:table-cell>
          <table:table-cell office:value-type="float" office:value="0.00023412085457486" calcext:value-type="float">
            <text:p>0.000234120854575</text:p>
          </table:table-cell>
          <table:table-cell office:value-type="float" office:value="0.039506820296002" calcext:value-type="float">
            <text:p>0.039506820296002</text:p>
          </table:table-cell>
          <table:table-cell office:value-type="float" office:value="-0.00581984278029274" calcext:value-type="float">
            <text:p>-0.005819842780293</text:p>
          </table:table-cell>
          <table:table-cell office:value-type="float" office:value="-0.0166208297879474" calcext:value-type="float">
            <text:p>-0.016620829787947</text:p>
          </table:table-cell>
          <table:table-cell office:value-type="float" office:value="0.000842582446509532" calcext:value-type="float">
            <text:p>0.00084258244651</text:p>
          </table:table-cell>
          <table:table-cell office:value-type="float" office:value="-0.000790127944123698" calcext:value-type="float">
            <text:p>-0.000790127944124</text:p>
          </table:table-cell>
          <table:table-cell office:value-type="float" office:value="-0.00048745178450843" calcext:value-type="float">
            <text:p>-0.000487451784508</text:p>
          </table:table-cell>
          <table:table-cell office:value-type="float" office:value="-0.000864055641710437" calcext:value-type="float">
            <text:p>-0.00086405564171</text:p>
          </table:table-cell>
          <table:table-cell office:value-type="float" office:value="-0.000858092813257105" calcext:value-type="float">
            <text:p>-0.000858092813257</text:p>
          </table:table-cell>
          <table:table-cell office:value-type="float" office:value="-0.00419394961413144" calcext:value-type="float">
            <text:p>-0.004193949614131</text:p>
          </table:table-cell>
          <table:table-cell office:value-type="float" office:value="0.0217082866557035" calcext:value-type="float">
            <text:p>0.021708286655704</text:p>
          </table:table-cell>
          <table:table-cell office:value-type="float" office:value="0.010619730261646" calcext:value-type="float">
            <text:p>0.010619730261646</text:p>
          </table:table-cell>
          <table:table-cell office:value-type="float" office:value="0.00475408686818018" calcext:value-type="float">
            <text:p>0.00475408686818</text:p>
          </table:table-cell>
          <table:table-cell office:value-type="float" office:value="-0.00118657206678924" calcext:value-type="float">
            <text:p>-0.001186572066789</text:p>
          </table:table-cell>
          <table:table-cell office:value-type="float" office:value="-0.00396391447368366" calcext:value-type="float">
            <text:p>-0.003963914473684</text:p>
          </table:table-cell>
          <table:table-cell office:value-type="float" office:value="-0.00131618364470448" calcext:value-type="float">
            <text:p>-0.001316183644704</text:p>
          </table:table-cell>
          <table:table-cell office:value-type="float" office:value="-0.0191016307843488" calcext:value-type="float">
            <text:p>-0.019101630784349</text:p>
          </table:table-cell>
          <table:table-cell office:value-type="float" office:value="0.000244242280177498" calcext:value-type="float">
            <text:p>0.000244242280177</text:p>
          </table:table-cell>
          <table:table-cell office:value-type="float" office:value="-0.00271585461709184" calcext:value-type="float">
            <text:p>-0.002715854617092</text:p>
          </table:table-cell>
          <table:table-cell office:value-type="float" office:value="-0.0137487493664663" calcext:value-type="float">
            <text:p>-0.013748749366466</text:p>
          </table:table-cell>
          <table:table-cell office:value-type="float" office:value="-0.00192876634151795" calcext:value-type="float">
            <text:p>-0.001928766341518</text:p>
          </table:table-cell>
          <table:table-cell office:value-type="float" office:value="0.0415071829345268" calcext:value-type="float">
            <text:p>0.041507182934527</text:p>
          </table:table-cell>
          <table:table-cell office:value-type="float" office:value="-0.00686658175407295" calcext:value-type="float">
            <text:p>-0.006866581754073</text:p>
          </table:table-cell>
          <table:table-cell office:value-type="float" office:value="-0.0183169222344509" calcext:value-type="float">
            <text:p>-0.018316922234451</text:p>
          </table:table-cell>
          <table:table-cell office:value-type="float" office:value="-0.0193750676960343" calcext:value-type="float">
            <text:p>-0.019375067696034</text:p>
          </table:table-cell>
          <table:table-cell office:value-type="float" office:value="0.0146209829597354" calcext:value-type="float">
            <text:p>0.014620982959735</text:p>
          </table:table-cell>
          <table:table-cell office:value-type="float" office:value="0.00438612628598156" calcext:value-type="float">
            <text:p>0.004386126285982</text:p>
          </table:table-cell>
          <table:table-cell office:value-type="float" office:value="-0.00211076073530791" calcext:value-type="float">
            <text:p>-0.002110760735308</text:p>
          </table:table-cell>
          <table:table-cell office:value-type="float" office:value="-0.000413333245707692" calcext:value-type="float">
            <text:p>-0.000413333245708</text:p>
          </table:table-cell>
          <table:table-cell office:value-type="float" office:value="-0.00155973456057601" calcext:value-type="float">
            <text:p>-0.001559734560576</text:p>
          </table:table-cell>
          <table:table-cell office:value-type="float" office:value="-0.000520957263287269" calcext:value-type="float">
            <text:p>-0.000520957263287</text:p>
          </table:table-cell>
          <table:table-cell office:value-type="float" office:value="-0.00469500460711769" calcext:value-type="float">
            <text:p>-0.004695004607118</text:p>
          </table:table-cell>
          <table:table-cell office:value-type="float" office:value="0.0219727818400634" calcext:value-type="float">
            <text:p>0.021972781840063</text:p>
          </table:table-cell>
          <table:table-cell office:value-type="float" office:value="0.0151892031772929" calcext:value-type="float">
            <text:p>0.015189203177293</text:p>
          </table:table-cell>
          <table:table-cell office:value-type="float" office:value="0.00194019698376074" calcext:value-type="float">
            <text:p>0.001940196983761</text:p>
          </table:table-cell>
          <table:table-cell office:value-type="float" office:value="-0.000963688112379069" calcext:value-type="float">
            <text:p>-0.000963688112379</text:p>
          </table:table-cell>
          <table:table-cell office:value-type="float" office:value="-0.000976291267370533" calcext:value-type="float">
            <text:p>-0.000976291267371</text:p>
          </table:table-cell>
          <table:table-cell office:value-type="float" office:value="0.000481525318326459" calcext:value-type="float">
            <text:p>0.000481525318326</text:p>
          </table:table-cell>
          <table:table-cell office:value-type="float" office:value="-0.00573880457988085" calcext:value-type="float">
            <text:p>-0.005738804579881</text:p>
          </table:table-cell>
          <table:table-cell office:value-type="float" office:value="-0.0197050171415762" calcext:value-type="float">
            <text:p>-0.019705017141576</text:p>
          </table:table-cell>
          <table:table-cell office:value-type="float" office:value="-0.0012657349678783" calcext:value-type="float">
            <text:p>-0.001265734967878</text:p>
          </table:table-cell>
          <table:table-cell office:value-type="float" office:value="-0.00272256823774086" calcext:value-type="float">
            <text:p>-0.002722568237741</text:p>
          </table:table-cell>
          <table:table-cell office:value-type="float" office:value="0.000940741134097922" calcext:value-type="float">
            <text:p>0.000940741134098</text:p>
          </table:table-cell>
          <table:table-cell office:value-type="float" office:value="-0.0101360584501773" calcext:value-type="float">
            <text:p>-0.010136058450177</text:p>
          </table:table-cell>
          <table:table-cell office:value-type="float" office:value="-0.00282392815244498" calcext:value-type="float">
            <text:p>-0.002823928152445</text:p>
          </table:table-cell>
          <table:table-cell office:value-type="float" office:value="-0.000780106082247267" calcext:value-type="float">
            <text:p>-0.000780106082247</text:p>
          </table:table-cell>
          <table:table-cell office:value-type="float" office:value="0.0408502090554099" calcext:value-type="float">
            <text:p>0.04085020905541</text:p>
          </table:table-cell>
          <table:table-cell office:value-type="float" office:value="-0.0266331167215692" calcext:value-type="float">
            <text:p>-0.026633116721569</text:p>
          </table:table-cell>
          <table:table-cell office:value-type="float" office:value="-0.00127921912708073" calcext:value-type="float">
            <text:p>-0.001279219127081</text:p>
          </table:table-cell>
          <table:table-cell office:value-type="float" office:value="-0.00178858415203337" calcext:value-type="float">
            <text:p>-0.001788584152033</text:p>
          </table:table-cell>
          <table:table-cell office:value-type="float" office:value="-0.000509462581242182" calcext:value-type="float">
            <text:p>-0.000509462581242</text:p>
          </table:table-cell>
          <table:table-cell office:value-type="float" office:value="-0.00120596756023422" calcext:value-type="float">
            <text:p>-0.001205967560234</text:p>
          </table:table-cell>
          <table:table-cell office:value-type="float" office:value="-0.000292627593303063" calcext:value-type="float">
            <text:p>-0.000292627593303</text:p>
          </table:table-cell>
          <table:table-cell office:value-type="float" office:value="-0.000805339877953726" calcext:value-type="float">
            <text:p>-0.000805339877954</text:p>
          </table:table-cell>
          <table:table-cell office:value-type="float" office:value="0.0253847219709802" calcext:value-type="float">
            <text:p>0.02538472197098</text:p>
          </table:table-cell>
          <table:table-cell office:value-type="float" office:value="0.0102762334546288" calcext:value-type="float">
            <text:p>0.010276233454629</text:p>
          </table:table-cell>
          <table:table-cell office:value-type="float" office:value="0.00377536982208998" calcext:value-type="float">
            <text:p>0.00377536982209</text:p>
          </table:table-cell>
          <table:table-cell office:value-type="float" office:value="-0.00193405140222036" calcext:value-type="float">
            <text:p>-0.00193405140222</text:p>
          </table:table-cell>
          <table:table-cell office:value-type="float" office:value="-0.00130397287787432" calcext:value-type="float">
            <text:p>-0.001303972877874</text:p>
          </table:table-cell>
          <table:table-cell office:value-type="float" office:value="0.00128159432266728" calcext:value-type="float">
            <text:p>0.001281594322667</text:p>
          </table:table-cell>
          <table:table-cell office:value-type="float" office:value="-0.00438427866982344" calcext:value-type="float">
            <text:p>-0.004384278669823</text:p>
          </table:table-cell>
          <table:table-cell office:value-type="float" office:value="-0.0279060158852798" calcext:value-type="float">
            <text:p>-0.02790601588528</text:p>
          </table:table-cell>
          <table:table-cell office:value-type="float" office:value="-0.00424167899944555" calcext:value-type="float">
            <text:p>-0.004241678999446</text:p>
          </table:table-cell>
          <table:table-cell office:value-type="float" office:value="-0.000333802555790241" calcext:value-type="float">
            <text:p>-0.00033380255579</text:p>
          </table:table-cell>
          <table:table-cell office:value-type="float" office:value="0.00016038410285335" calcext:value-type="float">
            <text:p>0.000160384102853</text:p>
          </table:table-cell>
          <table:table-cell office:value-type="float" office:value="-0.00113441466923725" calcext:value-type="float">
            <text:p>-0.001134414669237</text:p>
          </table:table-cell>
          <table:table-cell office:value-type="float" office:value="-0.00295570379593996" calcext:value-type="float">
            <text:p>-0.00295570379594</text:p>
          </table:table-cell>
          <table:table-cell office:value-type="float" office:value="-0.00248839437901116" calcext:value-type="float">
            <text:p>-0.002488394379011</text:p>
          </table:table-cell>
          <table:table-cell office:value-type="float" office:value="-0.00246602892946546" calcext:value-type="float">
            <text:p>-0.002466028929465</text:p>
          </table:table-cell>
          <table:table-cell office:value-type="float" office:value="-0.00205817354143595" calcext:value-type="float">
            <text:p>-0.002058173541436</text:p>
          </table:table-cell>
          <table:table-cell office:value-type="float" office:value="0.0365103012758078" calcext:value-type="float">
            <text:p>0.036510301275808</text:p>
          </table:table-cell>
          <table:table-cell office:value-type="float" office:value="-0.0411726071371019" calcext:value-type="float">
            <text:p>-0.041172607137102</text:p>
          </table:table-cell>
          <table:table-cell office:value-type="float" office:value="0.0205473455227154" calcext:value-type="float">
            <text:p>0.020547345522715</text:p>
          </table:table-cell>
          <table:table-cell office:value-type="float" office:value="-0.00189084720433486" calcext:value-type="float">
            <text:p>-0.001890847204335</text:p>
          </table:table-cell>
          <table:table-cell office:value-type="float" office:value="-0.000625816940852286" calcext:value-type="float">
            <text:p>-0.000625816940852</text:p>
          </table:table-cell>
          <table:table-cell office:value-type="float" office:value="-0.00205771556203149" calcext:value-type="float">
            <text:p>-0.002057715562031</text:p>
          </table:table-cell>
          <table:table-cell office:value-type="float" office:value="-0.000599915892616099" calcext:value-type="float">
            <text:p>-0.000599915892616</text:p>
          </table:table-cell>
          <table:table-cell office:value-type="float" office:value="-0.0031804679208739" calcext:value-type="float">
            <text:p>-0.003180467920874</text:p>
          </table:table-cell>
          <table:table-cell office:value-type="float" office:value="0.019064871998949" calcext:value-type="float">
            <text:p>0.019064871998949</text:p>
          </table:table-cell>
          <table:table-cell office:value-type="float" office:value="-0.000599404301640016" calcext:value-type="float">
            <text:p>-0.00059940430164</text:p>
          </table:table-cell>
          <table:table-cell office:value-type="float" office:value="0.0194513663014929" calcext:value-type="float">
            <text:p>0.019451366301493</text:p>
          </table:table-cell>
          <table:table-cell office:value-type="float" office:value="-0.000995087732676925" calcext:value-type="float">
            <text:p>-0.000995087732677</text:p>
          </table:table-cell>
          <table:table-cell office:value-type="float" office:value="0.000960089064055592" calcext:value-type="float">
            <text:p>0.000960089064056</text:p>
          </table:table-cell>
          <table:table-cell office:value-type="float" office:value="-0.0310236297613043" calcext:value-type="float">
            <text:p>-0.031023629761304</text:p>
          </table:table-cell>
          <table:table-cell office:value-type="float" office:value="-0.00116933628553134" calcext:value-type="float">
            <text:p>-0.001169336285531</text:p>
          </table:table-cell>
          <table:table-cell office:value-type="float" office:value="-0.00414673637544211" calcext:value-type="float">
            <text:p>-0.004146736375442</text:p>
          </table:table-cell>
          <table:table-cell office:value-type="float" office:value="0.00378955566542677" calcext:value-type="float">
            <text:p>0.003789555665427</text:p>
          </table:table-cell>
          <table:table-cell office:value-type="float" office:value="-0.000365329608249143" calcext:value-type="float">
            <text:p>-0.000365329608249</text:p>
          </table:table-cell>
          <table:table-cell office:value-type="float" office:value="-0.0051809345609794" calcext:value-type="float">
            <text:p>-0.005180934560979</text:p>
          </table:table-cell>
          <table:table-cell office:value-type="float" office:value="-0.00606395997656839" calcext:value-type="float">
            <text:p>-0.006063959976568</text:p>
          </table:table-cell>
          <table:table-cell office:value-type="float" office:value="-0.00080398698318912" calcext:value-type="float">
            <text:p>-0.000803986983189</text:p>
          </table:table-cell>
          <table:table-cell office:value-type="float" office:value="-0.000255656200470578" calcext:value-type="float">
            <text:p>-0.000255656200471</text:p>
          </table:table-cell>
          <table:table-cell office:value-type="float" office:value="0.040907282929804" calcext:value-type="float">
            <text:p>0.040907282929804</text:p>
          </table:table-cell>
          <table:table-cell office:value-type="float" office:value="-0.000965160098527651" calcext:value-type="float">
            <text:p>-0.000965160098528</text:p>
          </table:table-cell>
          <table:table-cell office:value-type="float" office:value="-0.00636579400582749" calcext:value-type="float">
            <text:p>-0.006365794005827</text:p>
          </table:table-cell>
          <table:table-cell office:value-type="float" office:value="-0.025789658346988" calcext:value-type="float">
            <text:p>-0.025789658346988</text:p>
          </table:table-cell>
          <table:table-cell office:value-type="float" office:value="-0.00963416733803274" calcext:value-type="float">
            <text:p>-0.009634167338033</text:p>
          </table:table-cell>
          <table:table-cell office:value-type="float" office:value="0.0181073530293588" calcext:value-type="float">
            <text:p>0.018107353029359</text:p>
          </table:table-cell>
          <table:table-cell office:value-type="float" office:value="-0.00220397773778697" calcext:value-type="float">
            <text:p>-0.002203977737787</text:p>
          </table:table-cell>
          <table:table-cell office:value-type="float" office:value="-0.00182902152513253" calcext:value-type="float">
            <text:p>-0.001829021525133</text:p>
          </table:table-cell>
          <table:table-cell office:value-type="float" office:value="-0.000301814893365337" calcext:value-type="float">
            <text:p>-0.000301814893365</text:p>
          </table:table-cell>
          <table:table-cell office:value-type="float" office:value="-0.00058508458830081" calcext:value-type="float">
            <text:p>-0.000585084588301</text:p>
          </table:table-cell>
          <table:table-cell office:value-type="float" office:value="-0.000751273833555222" calcext:value-type="float">
            <text:p>-0.000751273833555</text:p>
          </table:table-cell>
          <table:table-cell office:value-type="float" office:value="-0.00295920986584292" calcext:value-type="float">
            <text:p>-0.002959209865843</text:p>
          </table:table-cell>
          <table:table-cell office:value-type="float" office:value="0.0212407566374261" calcext:value-type="float">
            <text:p>0.021240756637426</text:p>
          </table:table-cell>
          <table:table-cell office:value-type="float" office:value="0.0191821509074227" calcext:value-type="float">
            <text:p>0.019182150907423</text:p>
          </table:table-cell>
          <table:table-cell office:value-type="float" office:value="-0.00110675914792846" calcext:value-type="float">
            <text:p>-0.001106759147928</text:p>
          </table:table-cell>
          <table:table-cell office:value-type="float" office:value="-0.00244279289073923" calcext:value-type="float">
            <text:p>-0.002442792890739</text:p>
          </table:table-cell>
          <table:table-cell office:value-type="float" office:value="-0.000278039634129368" calcext:value-type="float">
            <text:p>-0.000278039634129</text:p>
          </table:table-cell>
          <table:table-cell office:value-type="float" office:value="0.00142401103303852" calcext:value-type="float">
            <text:p>0.001424011033039</text:p>
          </table:table-cell>
          <table:table-cell office:value-type="float" office:value="-0.0107884396834272" calcext:value-type="float">
            <text:p>-0.010788439683427</text:p>
          </table:table-cell>
          <table:table-cell office:value-type="float" office:value="-0.0191152854953188" calcext:value-type="float">
            <text:p>-0.019115285495319</text:p>
          </table:table-cell>
          <table:table-cell office:value-type="float" office:value="-0.00489941279421907" calcext:value-type="float">
            <text:p>-0.004899412794219</text:p>
          </table:table-cell>
          <table:table-cell office:value-type="float" office:value="0.000948918198356241" calcext:value-type="float">
            <text:p>0.000948918198356</text:p>
          </table:table-cell>
          <table:table-cell office:value-type="float" office:value="-0.00272740550355638" calcext:value-type="float">
            <text:p>-0.002727405503556</text:p>
          </table:table-cell>
          <table:table-cell office:value-type="float" office:value="-0.00564360791561724" calcext:value-type="float">
            <text:p>-0.005643607915617</text:p>
          </table:table-cell>
          <table:table-cell office:value-type="float" office:value="-0.0045255833788978" calcext:value-type="float">
            <text:p>-0.004525583378898</text:p>
          </table:table-cell>
          <table:table-cell office:value-type="float" office:value="-0.0000909474658360443" calcext:value-type="float">
            <text:p>-9.09474658360443E-05</text:p>
          </table:table-cell>
          <table:table-cell office:value-type="float" office:value="0.0371796492642641" calcext:value-type="float">
            <text:p>0.037179649264264</text:p>
          </table:table-cell>
          <table:table-cell office:value-type="float" office:value="0.0028212341283218" calcext:value-type="float">
            <text:p>0.002821234128322</text:p>
          </table:table-cell>
          <table:table-cell office:value-type="float" office:value="0.00112242285653724" calcext:value-type="float">
            <text:p>0.001122422856537</text:p>
          </table:table-cell>
          <table:table-cell office:value-type="float" office:value="-0.0272316944054917" calcext:value-type="float">
            <text:p>-0.027231694405492</text:p>
          </table:table-cell>
          <table:table-cell office:value-type="float" office:value="-0.00872227745758491" calcext:value-type="float">
            <text:p>-0.008722277457585</text:p>
          </table:table-cell>
          <table:table-cell office:value-type="float" office:value="-0.00285640430294526" calcext:value-type="float">
            <text:p>-0.002856404302945</text:p>
          </table:table-cell>
          <table:table-cell office:value-type="float" office:value="0.00945171441670289" calcext:value-type="float">
            <text:p>0.009451714416703</text:p>
          </table:table-cell>
          <table:table-cell office:value-type="float" office:value="-0.000679560180316119" calcext:value-type="float">
            <text:p>-0.000679560180316</text:p>
          </table:table-cell>
          <table:table-cell office:value-type="float" office:value="-0.000557104133980302" calcext:value-type="float">
            <text:p>-0.00055710413398</text:p>
          </table:table-cell>
          <table:table-cell office:value-type="float" office:value="0.00107620985307949" calcext:value-type="float">
            <text:p>0.001076209853079</text:p>
          </table:table-cell>
          <table:table-cell office:value-type="float" office:value="-0.00692100528741968" calcext:value-type="float">
            <text:p>-0.00692100528742</text:p>
          </table:table-cell>
          <table:table-cell office:value-type="float" office:value="-0.00164234260994683" calcext:value-type="float">
            <text:p>-0.001642342609947</text:p>
          </table:table-cell>
          <table:table-cell office:value-type="float" office:value="0.00113035035278691" calcext:value-type="float">
            <text:p>0.001130350352787</text:p>
          </table:table-cell>
          <table:table-cell office:value-type="float" office:value="0.000849924694648396" calcext:value-type="float">
            <text:p>0.000849924694648</text:p>
          </table:table-cell>
          <table:table-cell office:value-type="float" office:value="-0.00127129758510441" calcext:value-type="float">
            <text:p>-0.001271297585104</text:p>
          </table:table-cell>
          <table:table-cell office:value-type="float" office:value="-0.00000192328706172251" calcext:value-type="float">
            <text:p>-1.92328706172251E-06</text:p>
          </table:table-cell>
          <table:table-cell office:value-type="float" office:value="0.00025156452638242" calcext:value-type="float">
            <text:p>0.000251564526382</text:p>
          </table:table-cell>
          <table:table-cell office:value-type="float" office:value="-0.000234068836791279" calcext:value-type="float">
            <text:p>-0.000234068836791</text:p>
          </table:table-cell>
          <table:table-cell office:value-type="float" office:value="-0.000161877116906461" calcext:value-type="float">
            <text:p>-0.000161877116906</text:p>
          </table:table-cell>
          <table:table-cell office:value-type="float" office:value="0.000350153883223625" calcext:value-type="float">
            <text:p>0.000350153883224</text:p>
          </table:table-cell>
          <table:table-cell office:value-type="float" office:value="-0.000122462057140005" calcext:value-type="float">
            <text:p>-0.00012246205714</text:p>
          </table:table-cell>
          <table:table-cell office:value-type="float" office:value="0.0000488396862478036" calcext:value-type="float">
            <text:p>4.88396862478036E-05</text:p>
          </table:table-cell>
          <table:table-cell office:value-type="float" office:value="-0.000156722487144878" calcext:value-type="float">
            <text:p>-0.000156722487145</text:p>
          </table:table-cell>
          <table:table-cell office:value-type="float" office:value="0.0000417553550096095" calcext:value-type="float">
            <text:p>4.17553550096095E-05</text:p>
          </table:table-cell>
          <table:table-cell office:value-type="float" office:value="0.000106768131578894" calcext:value-type="float">
            <text:p>0.000106768131579</text:p>
          </table:table-cell>
          <table:table-cell office:value-type="float" office:value="0.0000276134702885122" calcext:value-type="float">
            <text:p>2.76134702885122E-05</text:p>
          </table:table-cell>
          <table:table-cell office:value-type="float" office:value="0.00000595607141673504" calcext:value-type="float">
            <text:p>5.95607141673504E-06</text:p>
          </table:table-cell>
          <table:table-cell office:value-type="float" office:value="-0.0000212881549517818" calcext:value-type="float">
            <text:p>-2.12881549517818E-05</text:p>
          </table:table-cell>
          <table:table-cell office:value-type="float" office:value="0.000000125926982119662" calcext:value-type="float">
            <text:p>1.25926982119662E-07</text:p>
          </table:table-cell>
          <table:table-cell office:value-type="float" office:value="-0.00000891719137724456" calcext:value-type="float">
            <text:p>-8.91719137724456E-06</text:p>
          </table:table-cell>
          <table:table-cell office:value-type="float" office:value="-0.000153263662768743" calcext:value-type="float">
            <text:p>-0.000153263662769</text:p>
          </table:table-cell>
          <table:table-cell office:value-type="float" office:value="0.000188460304994642" calcext:value-type="float">
            <text:p>0.000188460304995</text:p>
          </table:table-cell>
          <table:table-cell office:value-type="float" office:value="-0.000156741276110706" calcext:value-type="float">
            <text:p>-0.000156741276111</text:p>
          </table:table-cell>
          <table:table-cell office:value-type="float" office:value="-0.00000192972736656749" calcext:value-type="float">
            <text:p>-1.92972736656749E-06</text:p>
          </table:table-cell>
          <table:table-cell office:value-type="float" office:value="0.0000940731283474161" calcext:value-type="float">
            <text:p>9.40731283474161E-05</text:p>
          </table:table-cell>
          <table:table-cell office:value-type="float" office:value="0.0000508405027127012" calcext:value-type="float">
            <text:p>5.08405027127012E-05</text:p>
          </table:table-cell>
          <table:table-cell office:value-type="float" office:value="-0.0000421579990526055" calcext:value-type="float">
            <text:p>-4.21579990526055E-05</text:p>
          </table:table-cell>
          <table:table-cell office:value-type="float" office:value="0.0000357204998955307" calcext:value-type="float">
            <text:p>3.57204998955307E-05</text:p>
          </table:table-cell>
          <table:table-cell office:value-type="float" office:value="-0.000138829804699425" calcext:value-type="float">
            <text:p>-0.000138829804699</text:p>
          </table:table-cell>
          <table:table-cell office:value-type="float" office:value="-0.0000304341339956715" calcext:value-type="float">
            <text:p>-3.04341339956715E-05</text:p>
          </table:table-cell>
          <table:table-cell office:value-type="float" office:value="0.000182586492921299" calcext:value-type="float">
            <text:p>0.000182586492921</text:p>
          </table:table-cell>
          <table:table-cell office:value-type="float" office:value="-0.0000269075486085124" calcext:value-type="float">
            <text:p>-2.69075486085124E-05</text:p>
          </table:table-cell>
          <table:table-cell office:value-type="float" office:value="-0.00000524478382918359" calcext:value-type="float">
            <text:p>-5.24478382918359E-06</text:p>
          </table:table-cell>
          <table:table-cell office:value-type="float" office:value="-0.000100746200776936" calcext:value-type="float">
            <text:p>-0.000100746200777</text:p>
          </table:table-cell>
          <table:table-cell office:value-type="float" office:value="0.000111208810925911" calcext:value-type="float">
            <text:p>0.000111208810926</text:p>
          </table:table-cell>
          <table:table-cell office:value-type="float" office:value="-0.000146714508556911" calcext:value-type="float">
            <text:p>-0.000146714508557</text:p>
          </table:table-cell>
          <table:table-cell office:value-type="float" office:value="0.000120570562106348" calcext:value-type="float">
            <text:p>0.000120570562106</text:p>
          </table:table-cell>
          <table:table-cell office:value-type="float" office:value="0.0000340861847797913" calcext:value-type="float">
            <text:p>3.40861847797913E-05</text:p>
          </table:table-cell>
          <table:table-cell office:value-type="float" office:value="-0.0000383753458073621" calcext:value-type="float">
            <text:p>-3.83753458073621E-05</text:p>
          </table:table-cell>
          <table:table-cell office:value-type="float" office:value="0.0000625434976879169" calcext:value-type="float">
            <text:p>6.25434976879169E-05</text:p>
          </table:table-cell>
          <table:table-cell office:value-type="float" office:value="-0.0000250964714216817" calcext:value-type="float">
            <text:p>-2.50964714216817E-05</text:p>
          </table:table-cell>
          <table:table-cell office:value-type="float" office:value="-0.0000965967115160726" calcext:value-type="float">
            <text:p>-9.65967115160726E-05</text:p>
          </table:table-cell>
          <table:table-cell office:value-type="float" office:value="0.000107458595705989" calcext:value-type="float">
            <text:p>0.000107458595706</text:p>
          </table:table-cell>
          <table:table-cell office:value-type="float" office:value="-0.0000212959158629178" calcext:value-type="float">
            <text:p>-2.12959158629178E-05</text:p>
          </table:table-cell>
          <table:table-cell office:value-type="float" office:value="-0.0000141373504617404" calcext:value-type="float">
            <text:p>-1.41373504617404E-05</text:p>
          </table:table-cell>
          <table:table-cell office:value-type="float" office:value="-0.000000669660601526623" calcext:value-type="float">
            <text:p>-6.69660601526623E-07</text:p>
          </table:table-cell>
          <table:table-cell office:value-type="float" office:value="-0.000134406635803108" calcext:value-type="float">
            <text:p>-0.000134406635803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6850207593727" calcext:value-type="float">
            <text:p>1.16850207593727</text:p>
          </table:table-cell>
          <table:table-cell table:number-columns-repeated="223"/>
        </table:table-row>
        <table:table-row table:style-name="ro1">
          <table:table-cell office:value-type="string" calcext:value-type="string">
            <text:p>Walk time </text:p>
          </table:table-cell>
          <table:table-cell office:value-type="float" office:value="16.3451" calcext:value-type="float">
            <text:p>16.3451</text:p>
          </table:table-cell>
          <table:table-cell table:number-columns-repeated="223"/>
        </table:table-row>
        <table:table-row table:style-name="ro1">
          <table:table-cell/>
          <table:table-cell office:value-type="float" office:value="2.46843123435974" calcext:value-type="float">
            <text:p>2.46843123435974</text:p>
          </table:table-cell>
          <table:table-cell office:value-type="float" office:value="19.0470235347748" calcext:value-type="float">
            <text:p>19.0470235347748</text:p>
          </table:table-cell>
          <table:table-cell table:formula="of:=[.C11]-[.B11]" office:value-type="float" office:value="16.5785923004151" calcext:value-type="float">
            <text:p>16.5785923004151</text:p>
          </table:table-cell>
          <table:table-cell office:value-type="float" office:value="12" calcext:value-type="float">
            <text:p>12</text:p>
          </table:table-cell>
          <table:table-cell table:formula="of:=[.D11]/[.E11]" office:value-type="float" office:value="1.38154935836792" calcext:value-type="float">
            <text:p>1.38154935836792</text:p>
          </table:table-cell>
          <table:table-cell table:number-columns-repeated="2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7:08:07.039099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7:09:38.016292497</dc:date>
    <meta:editing-duration>PT16M59S</meta:editing-duration>
    <meta:editing-cycles>4</meta:editing-cycles>
    <meta:generator>LibreOffice/6.4.7.2$Linux_X86_64 LibreOffice_project/40$Build-2</meta:generator>
    <meta:document-statistic meta:table-count="1" meta:cell-count="18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2cm" svg:height="13.547cm" xlink:href=".." xlink:type="simple" chart:class="chart:scatter" chart:row-mapping="0 1" chart:style-name="ch1">
        <chart:legend chart:legend-position="end" svg:x="24.727cm" svg:y="6.225cm" style:legend-expansion="high" chart:style-name="ch2"/>
        <chart:plot-area chart:style-name="ch3" table:cell-range-address="tfoot1.B1:tfoot1.HQ1 tfoot1.A6:tfoot1.HQ6 tfoot1.A8:tfoot1.HQ8" chart:data-source-has-labels="both" svg:x="0.56cm" svg:y="0.27cm" svg:width="23.607cm" svg:height="13.007cm">
          <chartooo:coordinate-region svg:x="1.578cm" svg:y="0.47cm" svg:width="22.402cm" svg:height="12.608cm"/>
          <chart:axis chart:dimension="x" chart:name="primary-x" chart:style-name="ch4" chartooo:axis-type="auto">
            <chart:categories table:cell-range-address="tfoot1.B1:tfoot1.H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1.B6:tfoot1.HQ6" chart:label-cell-address="tfoot1.A6:tfoot1.A6" chart:class="chart:scatter">
            <chart:domain table:cell-range-address="tfoot1.B1:tfoot1.HQ1"/>
            <chart:data-point chart:repeated="224"/>
          </chart:series>
          <chart:series chart:style-name="ch7" chart:values-cell-range-address="tfoot1.B8:tfoot1.HQ8" chart:label-cell-address="tfoot1.A8:tfoot1.A8" chart:class="chart:scatter">
            <chart:data-point chart:repeated="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.B1:tfoot1.HQ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805236816">
                <text:p>0.133423805236816</text:p>
              </table:table-cell>
              <table:table-cell office:value-type="float" office:value="0.200135707855225">
                <text:p>0.200135707855225</text:p>
              </table:table-cell>
              <table:table-cell office:value-type="float" office:value="0.266847610473633">
                <text:p>0.266847610473633</text:p>
              </table:table-cell>
              <table:table-cell office:value-type="float" office:value="0.333559513092041">
                <text:p>0.333559513092041</text:p>
              </table:table-cell>
              <table:table-cell office:value-type="float" office:value="0.400271654129028">
                <text:p>0.400271654129028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33830213546753">
                <text:p>0.733830213546753</text:p>
              </table:table-cell>
              <table:table-cell office:value-type="float" office:value="0.800541639328003">
                <text:p>0.800541639328003</text:p>
              </table:table-cell>
              <table:table-cell office:value-type="float" office:value="0.867254734039306">
                <text:p>0.867254734039306</text:p>
              </table:table-cell>
              <table:table-cell office:value-type="float" office:value="0.933969497680664">
                <text:p>0.933969497680664</text:p>
              </table:table-cell>
              <table:table-cell office:value-type="float" office:value="1.00068402290344">
                <text:p>1.00068402290344</text:p>
              </table:table-cell>
              <table:table-cell office:value-type="float" office:value="1.1007559299469">
                <text:p>1.1007559299469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3418545722961">
                <text:p>1.23418545722961</text:p>
              </table:table-cell>
              <table:table-cell office:value-type="float" office:value="1.33425712585449">
                <text:p>1.33425712585449</text:p>
              </table:table-cell>
              <table:table-cell office:value-type="float" office:value="1.40097188949585">
                <text:p>1.40097188949585</text:p>
              </table:table-cell>
              <table:table-cell office:value-type="float" office:value="1.50104379653931">
                <text:p>1.50104379653931</text:p>
              </table:table-cell>
              <table:table-cell office:value-type="float" office:value="1.56775832176209">
                <text:p>1.56775832176209</text:p>
              </table:table-cell>
              <table:table-cell office:value-type="float" office:value="1.63447284698486">
                <text:p>1.63447284698486</text:p>
              </table:table-cell>
              <table:table-cell office:value-type="float" office:value="1.70118761062622">
                <text:p>1.70118761062622</text:p>
              </table:table-cell>
              <table:table-cell office:value-type="float" office:value="1.76790237426758">
                <text:p>1.76790237426758</text:p>
              </table:table-cell>
              <table:table-cell office:value-type="float" office:value="1.83461689949036">
                <text:p>1.83461689949036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6805119514465">
                <text:p>1.96805119514465</text:p>
              </table:table-cell>
              <table:table-cell office:value-type="float" office:value="2.0347683429718">
                <text:p>2.0347683429718</text:p>
              </table:table-cell>
              <table:table-cell office:value-type="float" office:value="2.10148572921753">
                <text:p>2.10148572921753</text:p>
              </table:table-cell>
              <table:table-cell office:value-type="float" office:value="2.16820287704468">
                <text:p>2.16820287704468</text:p>
              </table:table-cell>
              <table:table-cell office:value-type="float" office:value="2.23492026329041">
                <text:p>2.23492026329041</text:p>
              </table:table-cell>
              <table:table-cell office:value-type="float" office:value="2.33499646186829">
                <text:p>2.33499646186829</text:p>
              </table:table-cell>
              <table:table-cell office:value-type="float" office:value="2.40171384811401">
                <text:p>2.40171384811401</text:p>
              </table:table-cell>
              <table:table-cell office:value-type="float" office:value="2.46843123435974">
                <text:p>2.46843123435974</text:p>
              </table:table-cell>
              <table:table-cell office:value-type="float" office:value="2.53514909744263">
                <text:p>2.53514909744263</text:p>
              </table:table-cell>
              <table:table-cell office:value-type="float" office:value="2.60186648368835">
                <text:p>2.60186648368835</text:p>
              </table:table-cell>
              <table:table-cell office:value-type="float" office:value="2.73530173301697">
                <text:p>2.73530173301697</text:p>
              </table:table-cell>
              <table:table-cell office:value-type="float" office:value="2.86873531341553">
                <text:p>2.86873531341553</text:p>
              </table:table-cell>
              <table:table-cell office:value-type="float" office:value="3.03552055358887">
                <text:p>3.03552055358887</text:p>
              </table:table-cell>
              <table:table-cell office:value-type="float" office:value="3.13559150695801">
                <text:p>3.13559150695801</text:p>
              </table:table-cell>
              <table:table-cell office:value-type="float" office:value="3.26901960372925">
                <text:p>3.26901960372925</text:p>
              </table:table-cell>
              <table:table-cell office:value-type="float" office:value="3.46916198730469">
                <text:p>3.46916198730469</text:p>
              </table:table-cell>
              <table:table-cell office:value-type="float" office:value="3.53587603569031">
                <text:p>3.53587603569031</text:p>
              </table:table-cell>
              <table:table-cell office:value-type="float" office:value="3.73601865768433">
                <text:p>3.73601865768433</text:p>
              </table:table-cell>
              <table:table-cell office:value-type="float" office:value="3.80273270606995">
                <text:p>3.80273270606995</text:p>
              </table:table-cell>
              <table:table-cell office:value-type="float" office:value="3.90280508995056">
                <text:p>3.90280508995056</text:p>
              </table:table-cell>
              <table:table-cell office:value-type="float" office:value="3.9695200920105">
                <text:p>3.9695200920105</text:p>
              </table:table-cell>
              <table:table-cell office:value-type="float" office:value="4.03623533248901">
                <text:p>4.03623533248901</text:p>
              </table:table-cell>
              <table:table-cell office:value-type="float" office:value="4.40316915512085">
                <text:p>4.40316915512085</text:p>
              </table:table-cell>
              <table:table-cell office:value-type="float" office:value="4.46988463401794">
                <text:p>4.46988463401794</text:p>
              </table:table-cell>
              <table:table-cell office:value-type="float" office:value="4.77010345458984">
                <text:p>4.77010345458984</text:p>
              </table:table-cell>
              <table:table-cell office:value-type="float" office:value="4.83681893348694">
                <text:p>4.83681893348694</text:p>
              </table:table-cell>
              <table:table-cell office:value-type="float" office:value="4.90353560447693">
                <text:p>4.90353560447693</text:p>
              </table:table-cell>
              <table:table-cell office:value-type="float" office:value="5.00361084938049">
                <text:p>5.00361084938049</text:p>
              </table:table-cell>
              <table:table-cell office:value-type="float" office:value="5.07032799720764">
                <text:p>5.07032799720764</text:p>
              </table:table-cell>
              <table:table-cell office:value-type="float" office:value="5.13704490661621">
                <text:p>5.13704490661621</text:p>
              </table:table-cell>
              <table:table-cell office:value-type="float" office:value="5.20376205444336">
                <text:p>5.20376205444336</text:p>
              </table:table-cell>
              <table:table-cell office:value-type="float" office:value="5.47063112258911">
                <text:p>5.47063112258911</text:p>
              </table:table-cell>
              <table:table-cell office:value-type="float" office:value="5.53734874725342">
                <text:p>5.53734874725342</text:p>
              </table:table-cell>
              <table:table-cell office:value-type="float" office:value="5.60406613349915">
                <text:p>5.60406613349915</text:p>
              </table:table-cell>
              <table:table-cell office:value-type="float" office:value="5.67078399658203">
                <text:p>5.67078399658203</text:p>
              </table:table-cell>
              <table:table-cell office:value-type="float" office:value="5.77086067199707">
                <text:p>5.77086067199707</text:p>
              </table:table-cell>
              <table:table-cell office:value-type="float" office:value="5.87093806266785">
                <text:p>5.87093806266785</text:p>
              </table:table-cell>
              <table:table-cell office:value-type="float" office:value="6.00437617301941">
                <text:p>6.00437617301941</text:p>
              </table:table-cell>
              <table:table-cell office:value-type="float" office:value="6.07109570503235">
                <text:p>6.07109570503235</text:p>
              </table:table-cell>
              <table:table-cell office:value-type="float" office:value="6.30461382865906">
                <text:p>6.30461382865906</text:p>
              </table:table-cell>
              <table:table-cell office:value-type="float" office:value="6.50477266311646">
                <text:p>6.50477266311646</text:p>
              </table:table-cell>
              <table:table-cell office:value-type="float" office:value="6.63821244239807">
                <text:p>6.63821244239807</text:p>
              </table:table-cell>
              <table:table-cell office:value-type="float" office:value="6.93844699859619">
                <text:p>6.93844699859619</text:p>
              </table:table-cell>
              <table:table-cell office:value-type="float" office:value="7.0385217666626">
                <text:p>7.0385217666626</text:p>
              </table:table-cell>
              <table:table-cell office:value-type="float" office:value="7.138596534729">
                <text:p>7.138596534729</text:p>
              </table:table-cell>
              <table:table-cell office:value-type="float" office:value="7.27202963829041">
                <text:p>7.27202963829041</text:p>
              </table:table-cell>
              <table:table-cell office:value-type="float" office:value="7.33874607086182">
                <text:p>7.33874607086182</text:p>
              </table:table-cell>
              <table:table-cell office:value-type="float" office:value="7.40546274185181">
                <text:p>7.40546274185181</text:p>
              </table:table-cell>
              <table:table-cell office:value-type="float" office:value="7.50553774833679">
                <text:p>7.50553774833679</text:p>
              </table:table-cell>
              <table:table-cell office:value-type="float" office:value="7.57225441932678">
                <text:p>7.57225441932678</text:p>
              </table:table-cell>
              <table:table-cell office:value-type="float" office:value="7.63897109031677">
                <text:p>7.63897109031677</text:p>
              </table:table-cell>
              <table:table-cell office:value-type="float" office:value="7.70568776130676">
                <text:p>7.70568776130676</text:p>
              </table:table-cell>
              <table:table-cell office:value-type="float" office:value="7.77240443229675">
                <text:p>7.77240443229675</text:p>
              </table:table-cell>
              <table:table-cell office:value-type="float" office:value="8.03936433792114">
                <text:p>8.03936433792114</text:p>
              </table:table-cell>
              <table:table-cell office:value-type="float" office:value="8.13948702812195">
                <text:p>8.13948702812195</text:p>
              </table:table-cell>
              <table:table-cell office:value-type="float" office:value="8.27298593521118">
                <text:p>8.27298593521118</text:p>
              </table:table-cell>
              <table:table-cell office:value-type="float" office:value="8.30636096000671">
                <text:p>8.30636096000671</text:p>
              </table:table-cell>
              <table:table-cell office:value-type="float" office:value="8.37311124801636">
                <text:p>8.37311124801636</text:p>
              </table:table-cell>
              <table:table-cell office:value-type="float" office:value="8.43986177444458">
                <text:p>8.43986177444458</text:p>
              </table:table-cell>
              <table:table-cell office:value-type="float" office:value="8.50661277770996">
                <text:p>8.50661277770996</text:p>
              </table:table-cell>
              <table:table-cell office:value-type="float" office:value="8.6401162147522">
                <text:p>8.6401162147522</text:p>
              </table:table-cell>
              <table:table-cell office:value-type="float" office:value="8.70686864852905">
                <text:p>8.70686864852905</text:p>
              </table:table-cell>
              <table:table-cell office:value-type="float" office:value="8.84037399291992">
                <text:p>8.84037399291992</text:p>
              </table:table-cell>
              <table:table-cell office:value-type="float" office:value="8.90708637237549">
                <text:p>8.90708637237549</text:p>
              </table:table-cell>
              <table:table-cell office:value-type="float" office:value="9.0405113697052">
                <text:p>9.0405113697052</text:p>
              </table:table-cell>
              <table:table-cell office:value-type="float" office:value="9.10722374916077">
                <text:p>9.10722374916077</text:p>
              </table:table-cell>
              <table:table-cell office:value-type="float" office:value="9.17393589019775">
                <text:p>9.17393589019775</text:p>
              </table:table-cell>
              <table:table-cell office:value-type="float" office:value="9.54085278511047">
                <text:p>9.54085278511047</text:p>
              </table:table-cell>
              <table:table-cell office:value-type="float" office:value="9.94112038612366">
                <text:p>9.94112038612366</text:p>
              </table:table-cell>
              <table:table-cell office:value-type="float" office:value="10.0078291893005">
                <text:p>10.0078291893005</text:p>
              </table:table-cell>
              <table:table-cell office:value-type="float" office:value="10.0745377540588">
                <text:p>10.0745377540588</text:p>
              </table:table-cell>
              <table:table-cell office:value-type="float" office:value="10.1412463188171">
                <text:p>10.1412463188171</text:p>
              </table:table-cell>
              <table:table-cell office:value-type="float" office:value="10.241308927536">
                <text:p>10.241308927536</text:p>
              </table:table-cell>
              <table:table-cell office:value-type="float" office:value="10.3080172538757">
                <text:p>10.3080172538757</text:p>
              </table:table-cell>
              <table:table-cell office:value-type="float" office:value="10.3747253417969">
                <text:p>10.3747253417969</text:p>
              </table:table-cell>
              <table:table-cell office:value-type="float" office:value="10.6415572166443">
                <text:p>10.6415572166443</text:p>
              </table:table-cell>
              <table:table-cell office:value-type="float" office:value="10.7082650661469">
                <text:p>10.7082650661469</text:p>
              </table:table-cell>
              <table:table-cell office:value-type="float" office:value="10.7749724388123">
                <text:p>10.7749724388123</text:p>
              </table:table-cell>
              <table:table-cell office:value-type="float" office:value="10.8416802883148">
                <text:p>10.8416802883148</text:p>
              </table:table-cell>
              <table:table-cell office:value-type="float" office:value="10.908390045166">
                <text:p>10.908390045166</text:p>
              </table:table-cell>
              <table:table-cell office:value-type="float" office:value="11.0084540843964">
                <text:p>11.0084540843964</text:p>
              </table:table-cell>
              <table:table-cell office:value-type="float" office:value="11.0751638412476">
                <text:p>11.0751638412476</text:p>
              </table:table-cell>
              <table:table-cell office:value-type="float" office:value="11.2419373989105">
                <text:p>11.2419373989105</text:p>
              </table:table-cell>
              <table:table-cell office:value-type="float" office:value="11.308646440506">
                <text:p>11.308646440506</text:p>
              </table:table-cell>
              <table:table-cell office:value-type="float" office:value="11.3753554821014">
                <text:p>11.3753554821014</text:p>
              </table:table-cell>
              <table:table-cell office:value-type="float" office:value="11.4420645236969">
                <text:p>11.4420645236969</text:p>
              </table:table-cell>
              <table:table-cell office:value-type="float" office:value="11.5421280860901">
                <text:p>11.5421280860901</text:p>
              </table:table-cell>
              <table:table-cell office:value-type="float" office:value="11.608836889267">
                <text:p>11.608836889267</text:p>
              </table:table-cell>
              <table:table-cell office:value-type="float" office:value="11.6421911716461">
                <text:p>11.6421911716461</text:p>
              </table:table-cell>
              <table:table-cell office:value-type="float" office:value="11.708899974823">
                <text:p>11.708899974823</text:p>
              </table:table-cell>
              <table:table-cell office:value-type="float" office:value="11.7756085395813">
                <text:p>11.7756085395813</text:p>
              </table:table-cell>
              <table:table-cell office:value-type="float" office:value="12.1425054073334">
                <text:p>12.1425054073334</text:p>
              </table:table-cell>
              <table:table-cell office:value-type="float" office:value="12.375983953476">
                <text:p>12.375983953476</text:p>
              </table:table-cell>
              <table:table-cell office:value-type="float" office:value="12.5427532196045">
                <text:p>12.5427532196045</text:p>
              </table:table-cell>
              <table:table-cell office:value-type="float" office:value="12.6094610691071">
                <text:p>12.6094610691071</text:p>
              </table:table-cell>
              <table:table-cell office:value-type="float" office:value="12.6761684417725">
                <text:p>12.6761684417725</text:p>
              </table:table-cell>
              <table:table-cell office:value-type="float" office:value="12.7762296199799">
                <text:p>12.7762296199799</text:p>
              </table:table-cell>
              <table:table-cell office:value-type="float" office:value="12.8429369926453">
                <text:p>12.8429369926453</text:p>
              </table:table-cell>
              <table:table-cell office:value-type="float" office:value="12.9096465110779">
                <text:p>12.9096465110779</text:p>
              </table:table-cell>
              <table:table-cell office:value-type="float" office:value="13.0430653095245">
                <text:p>13.0430653095245</text:p>
              </table:table-cell>
              <table:table-cell office:value-type="float" office:value="13.1764833927155">
                <text:p>13.1764833927155</text:p>
              </table:table-cell>
              <table:table-cell office:value-type="float" office:value="13.4433190822601">
                <text:p>13.4433190822601</text:p>
              </table:table-cell>
              <table:table-cell office:value-type="float" office:value="13.5100276470184">
                <text:p>13.5100276470184</text:p>
              </table:table-cell>
              <table:table-cell office:value-type="float" office:value="13.5767364501953">
                <text:p>13.5767364501953</text:p>
              </table:table-cell>
              <table:table-cell office:value-type="float" office:value="13.7768614292145">
                <text:p>13.7768614292145</text:p>
              </table:table-cell>
              <table:table-cell office:value-type="float" office:value="13.8435697555542">
                <text:p>13.8435697555542</text:p>
              </table:table-cell>
              <table:table-cell office:value-type="float" office:value="13.9102802276611">
                <text:p>13.9102802276611</text:p>
              </table:table-cell>
              <table:table-cell office:value-type="float" office:value="14.0103459358215">
                <text:p>14.0103459358215</text:p>
              </table:table-cell>
              <table:table-cell office:value-type="float" office:value="14.0770564079285">
                <text:p>14.0770564079285</text:p>
              </table:table-cell>
              <table:table-cell office:value-type="float" office:value="14.1437668800354">
                <text:p>14.1437668800354</text:p>
              </table:table-cell>
              <table:table-cell office:value-type="float" office:value="14.2438323497772">
                <text:p>14.2438323497772</text:p>
              </table:table-cell>
              <table:table-cell office:value-type="float" office:value="14.3105425834656">
                <text:p>14.3105425834656</text:p>
              </table:table-cell>
              <table:table-cell office:value-type="float" office:value="14.3772528171539">
                <text:p>14.3772528171539</text:p>
              </table:table-cell>
              <table:table-cell office:value-type="float" office:value="14.6107378005981">
                <text:p>14.6107378005981</text:p>
              </table:table-cell>
              <table:table-cell office:value-type="float" office:value="14.6774477958679">
                <text:p>14.6774477958679</text:p>
              </table:table-cell>
              <table:table-cell office:value-type="float" office:value="14.7441575527191">
                <text:p>14.7441575527191</text:p>
              </table:table-cell>
              <table:table-cell office:value-type="float" office:value="14.8775780200958">
                <text:p>14.8775780200958</text:p>
              </table:table-cell>
              <table:table-cell office:value-type="float" office:value="14.9442894458771">
                <text:p>14.9442894458771</text:p>
              </table:table-cell>
              <table:table-cell office:value-type="float" office:value="15.1110672950745">
                <text:p>15.1110672950745</text:p>
              </table:table-cell>
              <table:table-cell office:value-type="float" office:value="15.1777784824371">
                <text:p>15.1777784824371</text:p>
              </table:table-cell>
              <table:table-cell office:value-type="float" office:value="15.2444894313812">
                <text:p>15.2444894313812</text:p>
              </table:table-cell>
              <table:table-cell office:value-type="float" office:value="15.3112003803253">
                <text:p>15.3112003803253</text:p>
              </table:table-cell>
              <table:table-cell office:value-type="float" office:value="15.3779113292694">
                <text:p>15.3779113292694</text:p>
              </table:table-cell>
              <table:table-cell office:value-type="float" office:value="15.4446220397949">
                <text:p>15.4446220397949</text:p>
              </table:table-cell>
              <table:table-cell office:value-type="float" office:value="15.511332988739">
                <text:p>15.511332988739</text:p>
              </table:table-cell>
              <table:table-cell office:value-type="float" office:value="15.7114651203156">
                <text:p>15.7114651203156</text:p>
              </table:table-cell>
              <table:table-cell office:value-type="float" office:value="15.9115970134735">
                <text:p>15.9115970134735</text:p>
              </table:table-cell>
              <table:table-cell office:value-type="float" office:value="15.978307723999">
                <text:p>15.978307723999</text:p>
              </table:table-cell>
              <table:table-cell office:value-type="float" office:value="16.045018196106">
                <text:p>16.045018196106</text:p>
              </table:table-cell>
              <table:table-cell office:value-type="float" office:value="16.0783734321594">
                <text:p>16.0783734321594</text:p>
              </table:table-cell>
              <table:table-cell office:value-type="float" office:value="16.1450839042664">
                <text:p>16.1450839042664</text:p>
              </table:table-cell>
              <table:table-cell office:value-type="float" office:value="16.2451493740082">
                <text:p>16.2451493740082</text:p>
              </table:table-cell>
              <table:table-cell office:value-type="float" office:value="16.3785698413849">
                <text:p>16.3785698413849</text:p>
              </table:table-cell>
              <table:table-cell office:value-type="float" office:value="16.5453453063965">
                <text:p>16.5453453063965</text:p>
              </table:table-cell>
              <table:table-cell office:value-type="float" office:value="16.6120553016663">
                <text:p>16.6120553016663</text:p>
              </table:table-cell>
              <table:table-cell office:value-type="float" office:value="16.6787650585175">
                <text:p>16.6787650585175</text:p>
              </table:table-cell>
              <table:table-cell office:value-type="float" office:value="16.7454748153687">
                <text:p>16.7454748153687</text:p>
              </table:table-cell>
              <table:table-cell office:value-type="float" office:value="16.8455395698547">
                <text:p>16.8455395698547</text:p>
              </table:table-cell>
              <table:table-cell office:value-type="float" office:value="16.9122517108917">
                <text:p>16.9122517108917</text:p>
              </table:table-cell>
              <table:table-cell office:value-type="float" office:value="17.1123886108398">
                <text:p>17.1123886108398</text:p>
              </table:table-cell>
              <table:table-cell office:value-type="float" office:value="17.179101228714">
                <text:p>17.179101228714</text:p>
              </table:table-cell>
              <table:table-cell office:value-type="float" office:value="17.245813369751">
                <text:p>17.245813369751</text:p>
              </table:table-cell>
              <table:table-cell office:value-type="float" office:value="17.4125936031342">
                <text:p>17.4125936031342</text:p>
              </table:table-cell>
              <table:table-cell office:value-type="float" office:value="17.5126616954803">
                <text:p>17.5126616954803</text:p>
              </table:table-cell>
              <table:table-cell office:value-type="float" office:value="17.5793735980988">
                <text:p>17.5793735980988</text:p>
              </table:table-cell>
              <table:table-cell office:value-type="float" office:value="17.6460857391357">
                <text:p>17.6460857391357</text:p>
              </table:table-cell>
              <table:table-cell office:value-type="float" office:value="17.8462212085724">
                <text:p>17.8462212085724</text:p>
              </table:table-cell>
              <table:table-cell office:value-type="float" office:value="17.9129331111908">
                <text:p>17.9129331111908</text:p>
              </table:table-cell>
              <table:table-cell office:value-type="float" office:value="18.0130004882813">
                <text:p>18.0130004882813</text:p>
              </table:table-cell>
              <table:table-cell office:value-type="float" office:value="18.1130681037903">
                <text:p>18.1130681037903</text:p>
              </table:table-cell>
              <table:table-cell office:value-type="float" office:value="18.1797797679901">
                <text:p>18.1797797679901</text:p>
              </table:table-cell>
              <table:table-cell office:value-type="float" office:value="18.2464911937714">
                <text:p>18.2464911937714</text:p>
              </table:table-cell>
              <table:table-cell office:value-type="float" office:value="18.3132028579712">
                <text:p>18.3132028579712</text:p>
              </table:table-cell>
              <table:table-cell office:value-type="float" office:value="18.3799142837524">
                <text:p>18.3799142837524</text:p>
              </table:table-cell>
              <table:table-cell office:value-type="float" office:value="18.4466257095337">
                <text:p>18.4466257095337</text:p>
              </table:table-cell>
              <table:table-cell office:value-type="float" office:value="18.4799814224243">
                <text:p>18.4799814224243</text:p>
              </table:table-cell>
              <table:table-cell office:value-type="float" office:value="18.5466928482056">
                <text:p>18.5466928482056</text:p>
              </table:table-cell>
              <table:table-cell office:value-type="float" office:value="18.6134042739868">
                <text:p>18.6134042739868</text:p>
              </table:table-cell>
              <table:table-cell office:value-type="float" office:value="18.6801156997681">
                <text:p>18.6801156997681</text:p>
              </table:table-cell>
              <table:table-cell office:value-type="float" office:value="18.7468268871307">
                <text:p>18.7468268871307</text:p>
              </table:table-cell>
              <table:table-cell office:value-type="float" office:value="18.813538312912">
                <text:p>18.813538312912</text:p>
              </table:table-cell>
              <table:table-cell office:value-type="float" office:value="18.8802487850189">
                <text:p>18.8802487850189</text:p>
              </table:table-cell>
              <table:table-cell office:value-type="float" office:value="18.9469587802887">
                <text:p>18.9469587802887</text:p>
              </table:table-cell>
              <table:table-cell office:value-type="float" office:value="19.0136685371399">
                <text:p>19.0136685371399</text:p>
              </table:table-cell>
              <table:table-cell office:value-type="float" office:value="19.0470235347748">
                <text:p>19.0470235347748</text:p>
              </table:table-cell>
              <table:table-cell office:value-type="float" office:value="19.1470880508423">
                <text:p>19.1470880508423</text:p>
              </table:table-cell>
              <table:table-cell office:value-type="float" office:value="19.2137973308563">
                <text:p>19.2137973308563</text:p>
              </table:table-cell>
              <table:table-cell office:value-type="float" office:value="19.2471520900726">
                <text:p>19.2471520900726</text:p>
              </table:table-cell>
              <table:table-cell office:value-type="float" office:value="19.347216129303">
                <text:p>19.347216129303</text:p>
              </table:table-cell>
              <table:table-cell office:value-type="float" office:value="19.4139256477356">
                <text:p>19.4139256477356</text:p>
              </table:table-cell>
              <table:table-cell office:value-type="float" office:value="19.4806349277496">
                <text:p>19.4806349277496</text:p>
              </table:table-cell>
              <table:table-cell office:value-type="float" office:value="19.5806982517242">
                <text:p>19.5806982517242</text:p>
              </table:table-cell>
              <table:table-cell office:value-type="float" office:value="19.6474072933197">
                <text:p>19.6474072933197</text:p>
              </table:table-cell>
              <table:table-cell office:value-type="float" office:value="19.7141163349152">
                <text:p>19.7141163349152</text:p>
              </table:table-cell>
              <table:table-cell office:value-type="float" office:value="19.780825138092">
                <text:p>19.780825138092</text:p>
              </table:table-cell>
              <table:table-cell office:value-type="float" office:value="19.8475339412689">
                <text:p>19.8475339412689</text:p>
              </table:table-cell>
              <table:table-cell office:value-type="float" office:value="19.9142439365387">
                <text:p>19.9142439365387</text:p>
              </table:table-cell>
              <table:table-cell office:value-type="float" office:value="20.0143089294434">
                <text:p>20.0143089294434</text:p>
              </table:table-cell>
              <table:table-cell office:value-type="float" office:value="20.0810186862946">
                <text:p>20.0810186862946</text:p>
              </table:table-cell>
              <table:table-cell office:value-type="float" office:value="20.1477284431458">
                <text:p>20.1477284431458</text:p>
              </table:table-cell>
              <table:table-cell office:value-type="float" office:value="20.2144379615784">
                <text:p>20.2144379615784</text:p>
              </table:table-cell>
              <table:table-cell office:value-type="float" office:value="20.2811477184296">
                <text:p>20.2811477184296</text:p>
              </table:table-cell>
              <table:table-cell office:value-type="float" office:value="20.3478572368622">
                <text:p>20.3478572368622</text:p>
              </table:table-cell>
              <table:table-cell office:value-type="float" office:value="20.4145667552948">
                <text:p>20.4145667552948</text:p>
              </table:table-cell>
              <table:table-cell office:value-type="float" office:value="20.4812760353088">
                <text:p>20.4812760353088</text:p>
              </table:table-cell>
              <table:table-cell office:value-type="float" office:value="20.5479853153229">
                <text:p>20.5479853153229</text:p>
              </table:table-cell>
              <table:table-cell office:value-type="float" office:value="20.6146945953369">
                <text:p>20.6146945953369</text:p>
              </table:table-cell>
              <table:table-cell office:value-type="float" office:value="20.681403875351">
                <text:p>20.681403875351</text:p>
              </table:table-cell>
              <table:table-cell office:value-type="float" office:value="20.7481129169464">
                <text:p>20.7481129169464</text:p>
              </table:table-cell>
              <table:table-cell office:value-type="float" office:value="20.8148221969604">
                <text:p>20.8148221969604</text:p>
              </table:table-cell>
              <table:table-cell office:value-type="float" office:value="20.8481764793396">
                <text:p>20.8481764793396</text:p>
              </table:table-cell>
              <table:table-cell office:value-type="float" office:value="20.9148859977722">
                <text:p>20.9148859977722</text:p>
              </table:table-cell>
              <table:table-cell office:value-type="float" office:value="20.9815957546234">
                <text:p>20.9815957546234</text:p>
              </table:table-cell>
              <table:table-cell office:value-type="float" office:value="21.048305273056">
                <text:p>21.048305273056</text:p>
              </table:table-cell>
              <table:table-cell office:value-type="float" office:value="21.1150147914886">
                <text:p>21.1150147914886</text:p>
              </table:table-cell>
              <table:table-cell office:value-type="float" office:value="21.1817238330841">
                <text:p>21.181723833084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1.B1:tfoot1.HQ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805236816">
                <text:p>0.133423805236816</text:p>
              </table:table-cell>
              <table:table-cell office:value-type="float" office:value="0.200135707855225">
                <text:p>0.200135707855225</text:p>
              </table:table-cell>
              <table:table-cell office:value-type="float" office:value="0.266847610473633">
                <text:p>0.266847610473633</text:p>
              </table:table-cell>
              <table:table-cell office:value-type="float" office:value="0.333559513092041">
                <text:p>0.333559513092041</text:p>
              </table:table-cell>
              <table:table-cell office:value-type="float" office:value="0.400271654129028">
                <text:p>0.400271654129028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33830213546753">
                <text:p>0.733830213546753</text:p>
              </table:table-cell>
              <table:table-cell office:value-type="float" office:value="0.800541639328003">
                <text:p>0.800541639328003</text:p>
              </table:table-cell>
              <table:table-cell office:value-type="float" office:value="0.867254734039306">
                <text:p>0.867254734039306</text:p>
              </table:table-cell>
              <table:table-cell office:value-type="float" office:value="0.933969497680664">
                <text:p>0.933969497680664</text:p>
              </table:table-cell>
              <table:table-cell office:value-type="float" office:value="1.00068402290344">
                <text:p>1.00068402290344</text:p>
              </table:table-cell>
              <table:table-cell office:value-type="float" office:value="1.1007559299469">
                <text:p>1.1007559299469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3418545722961">
                <text:p>1.23418545722961</text:p>
              </table:table-cell>
              <table:table-cell office:value-type="float" office:value="1.33425712585449">
                <text:p>1.33425712585449</text:p>
              </table:table-cell>
              <table:table-cell office:value-type="float" office:value="1.40097188949585">
                <text:p>1.40097188949585</text:p>
              </table:table-cell>
              <table:table-cell office:value-type="float" office:value="1.50104379653931">
                <text:p>1.50104379653931</text:p>
              </table:table-cell>
              <table:table-cell office:value-type="float" office:value="1.56775832176209">
                <text:p>1.56775832176209</text:p>
              </table:table-cell>
              <table:table-cell office:value-type="float" office:value="1.63447284698486">
                <text:p>1.63447284698486</text:p>
              </table:table-cell>
              <table:table-cell office:value-type="float" office:value="1.70118761062622">
                <text:p>1.70118761062622</text:p>
              </table:table-cell>
              <table:table-cell office:value-type="float" office:value="1.76790237426758">
                <text:p>1.76790237426758</text:p>
              </table:table-cell>
              <table:table-cell office:value-type="float" office:value="1.83461689949036">
                <text:p>1.83461689949036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6805119514465">
                <text:p>1.96805119514465</text:p>
              </table:table-cell>
              <table:table-cell office:value-type="float" office:value="2.0347683429718">
                <text:p>2.0347683429718</text:p>
              </table:table-cell>
              <table:table-cell office:value-type="float" office:value="2.10148572921753">
                <text:p>2.10148572921753</text:p>
              </table:table-cell>
              <table:table-cell office:value-type="float" office:value="2.16820287704468">
                <text:p>2.16820287704468</text:p>
              </table:table-cell>
              <table:table-cell office:value-type="float" office:value="2.23492026329041">
                <text:p>2.23492026329041</text:p>
              </table:table-cell>
              <table:table-cell office:value-type="float" office:value="2.33499646186829">
                <text:p>2.33499646186829</text:p>
              </table:table-cell>
              <table:table-cell office:value-type="float" office:value="2.40171384811401">
                <text:p>2.40171384811401</text:p>
              </table:table-cell>
              <table:table-cell office:value-type="float" office:value="2.46843123435974">
                <text:p>2.46843123435974</text:p>
              </table:table-cell>
              <table:table-cell office:value-type="float" office:value="2.53514909744263">
                <text:p>2.53514909744263</text:p>
              </table:table-cell>
              <table:table-cell office:value-type="float" office:value="2.60186648368835">
                <text:p>2.60186648368835</text:p>
              </table:table-cell>
              <table:table-cell office:value-type="float" office:value="2.73530173301697">
                <text:p>2.73530173301697</text:p>
              </table:table-cell>
              <table:table-cell office:value-type="float" office:value="2.86873531341553">
                <text:p>2.86873531341553</text:p>
              </table:table-cell>
              <table:table-cell office:value-type="float" office:value="3.03552055358887">
                <text:p>3.03552055358887</text:p>
              </table:table-cell>
              <table:table-cell office:value-type="float" office:value="3.13559150695801">
                <text:p>3.13559150695801</text:p>
              </table:table-cell>
              <table:table-cell office:value-type="float" office:value="3.26901960372925">
                <text:p>3.26901960372925</text:p>
              </table:table-cell>
              <table:table-cell office:value-type="float" office:value="3.46916198730469">
                <text:p>3.46916198730469</text:p>
              </table:table-cell>
              <table:table-cell office:value-type="float" office:value="3.53587603569031">
                <text:p>3.53587603569031</text:p>
              </table:table-cell>
              <table:table-cell office:value-type="float" office:value="3.73601865768433">
                <text:p>3.73601865768433</text:p>
              </table:table-cell>
              <table:table-cell office:value-type="float" office:value="3.80273270606995">
                <text:p>3.80273270606995</text:p>
              </table:table-cell>
              <table:table-cell office:value-type="float" office:value="3.90280508995056">
                <text:p>3.90280508995056</text:p>
              </table:table-cell>
              <table:table-cell office:value-type="float" office:value="3.9695200920105">
                <text:p>3.9695200920105</text:p>
              </table:table-cell>
              <table:table-cell office:value-type="float" office:value="4.03623533248901">
                <text:p>4.03623533248901</text:p>
              </table:table-cell>
              <table:table-cell office:value-type="float" office:value="4.40316915512085">
                <text:p>4.40316915512085</text:p>
              </table:table-cell>
              <table:table-cell office:value-type="float" office:value="4.46988463401794">
                <text:p>4.46988463401794</text:p>
              </table:table-cell>
              <table:table-cell office:value-type="float" office:value="4.77010345458984">
                <text:p>4.77010345458984</text:p>
              </table:table-cell>
              <table:table-cell office:value-type="float" office:value="4.83681893348694">
                <text:p>4.83681893348694</text:p>
              </table:table-cell>
              <table:table-cell office:value-type="float" office:value="4.90353560447693">
                <text:p>4.90353560447693</text:p>
              </table:table-cell>
              <table:table-cell office:value-type="float" office:value="5.00361084938049">
                <text:p>5.00361084938049</text:p>
              </table:table-cell>
              <table:table-cell office:value-type="float" office:value="5.07032799720764">
                <text:p>5.07032799720764</text:p>
              </table:table-cell>
              <table:table-cell office:value-type="float" office:value="5.13704490661621">
                <text:p>5.13704490661621</text:p>
              </table:table-cell>
              <table:table-cell office:value-type="float" office:value="5.20376205444336">
                <text:p>5.20376205444336</text:p>
              </table:table-cell>
              <table:table-cell office:value-type="float" office:value="5.47063112258911">
                <text:p>5.47063112258911</text:p>
              </table:table-cell>
              <table:table-cell office:value-type="float" office:value="5.53734874725342">
                <text:p>5.53734874725342</text:p>
              </table:table-cell>
              <table:table-cell office:value-type="float" office:value="5.60406613349915">
                <text:p>5.60406613349915</text:p>
              </table:table-cell>
              <table:table-cell office:value-type="float" office:value="5.67078399658203">
                <text:p>5.67078399658203</text:p>
              </table:table-cell>
              <table:table-cell office:value-type="float" office:value="5.77086067199707">
                <text:p>5.77086067199707</text:p>
              </table:table-cell>
              <table:table-cell office:value-type="float" office:value="5.87093806266785">
                <text:p>5.87093806266785</text:p>
              </table:table-cell>
              <table:table-cell office:value-type="float" office:value="6.00437617301941">
                <text:p>6.00437617301941</text:p>
              </table:table-cell>
              <table:table-cell office:value-type="float" office:value="6.07109570503235">
                <text:p>6.07109570503235</text:p>
              </table:table-cell>
              <table:table-cell office:value-type="float" office:value="6.30461382865906">
                <text:p>6.30461382865906</text:p>
              </table:table-cell>
              <table:table-cell office:value-type="float" office:value="6.50477266311646">
                <text:p>6.50477266311646</text:p>
              </table:table-cell>
              <table:table-cell office:value-type="float" office:value="6.63821244239807">
                <text:p>6.63821244239807</text:p>
              </table:table-cell>
              <table:table-cell office:value-type="float" office:value="6.93844699859619">
                <text:p>6.93844699859619</text:p>
              </table:table-cell>
              <table:table-cell office:value-type="float" office:value="7.0385217666626">
                <text:p>7.0385217666626</text:p>
              </table:table-cell>
              <table:table-cell office:value-type="float" office:value="7.138596534729">
                <text:p>7.138596534729</text:p>
              </table:table-cell>
              <table:table-cell office:value-type="float" office:value="7.27202963829041">
                <text:p>7.27202963829041</text:p>
              </table:table-cell>
              <table:table-cell office:value-type="float" office:value="7.33874607086182">
                <text:p>7.33874607086182</text:p>
              </table:table-cell>
              <table:table-cell office:value-type="float" office:value="7.40546274185181">
                <text:p>7.40546274185181</text:p>
              </table:table-cell>
              <table:table-cell office:value-type="float" office:value="7.50553774833679">
                <text:p>7.50553774833679</text:p>
              </table:table-cell>
              <table:table-cell office:value-type="float" office:value="7.57225441932678">
                <text:p>7.57225441932678</text:p>
              </table:table-cell>
              <table:table-cell office:value-type="float" office:value="7.63897109031677">
                <text:p>7.63897109031677</text:p>
              </table:table-cell>
              <table:table-cell office:value-type="float" office:value="7.70568776130676">
                <text:p>7.70568776130676</text:p>
              </table:table-cell>
              <table:table-cell office:value-type="float" office:value="7.77240443229675">
                <text:p>7.77240443229675</text:p>
              </table:table-cell>
              <table:table-cell office:value-type="float" office:value="8.03936433792114">
                <text:p>8.03936433792114</text:p>
              </table:table-cell>
              <table:table-cell office:value-type="float" office:value="8.13948702812195">
                <text:p>8.13948702812195</text:p>
              </table:table-cell>
              <table:table-cell office:value-type="float" office:value="8.27298593521118">
                <text:p>8.27298593521118</text:p>
              </table:table-cell>
              <table:table-cell office:value-type="float" office:value="8.30636096000671">
                <text:p>8.30636096000671</text:p>
              </table:table-cell>
              <table:table-cell office:value-type="float" office:value="8.37311124801636">
                <text:p>8.37311124801636</text:p>
              </table:table-cell>
              <table:table-cell office:value-type="float" office:value="8.43986177444458">
                <text:p>8.43986177444458</text:p>
              </table:table-cell>
              <table:table-cell office:value-type="float" office:value="8.50661277770996">
                <text:p>8.50661277770996</text:p>
              </table:table-cell>
              <table:table-cell office:value-type="float" office:value="8.6401162147522">
                <text:p>8.6401162147522</text:p>
              </table:table-cell>
              <table:table-cell office:value-type="float" office:value="8.70686864852905">
                <text:p>8.70686864852905</text:p>
              </table:table-cell>
              <table:table-cell office:value-type="float" office:value="8.84037399291992">
                <text:p>8.84037399291992</text:p>
              </table:table-cell>
              <table:table-cell office:value-type="float" office:value="8.90708637237549">
                <text:p>8.90708637237549</text:p>
              </table:table-cell>
              <table:table-cell office:value-type="float" office:value="9.0405113697052">
                <text:p>9.0405113697052</text:p>
              </table:table-cell>
              <table:table-cell office:value-type="float" office:value="9.10722374916077">
                <text:p>9.10722374916077</text:p>
              </table:table-cell>
              <table:table-cell office:value-type="float" office:value="9.17393589019775">
                <text:p>9.17393589019775</text:p>
              </table:table-cell>
              <table:table-cell office:value-type="float" office:value="9.54085278511047">
                <text:p>9.54085278511047</text:p>
              </table:table-cell>
              <table:table-cell office:value-type="float" office:value="9.94112038612366">
                <text:p>9.94112038612366</text:p>
              </table:table-cell>
              <table:table-cell office:value-type="float" office:value="10.0078291893005">
                <text:p>10.0078291893005</text:p>
              </table:table-cell>
              <table:table-cell office:value-type="float" office:value="10.0745377540588">
                <text:p>10.0745377540588</text:p>
              </table:table-cell>
              <table:table-cell office:value-type="float" office:value="10.1412463188171">
                <text:p>10.1412463188171</text:p>
              </table:table-cell>
              <table:table-cell office:value-type="float" office:value="10.241308927536">
                <text:p>10.241308927536</text:p>
              </table:table-cell>
              <table:table-cell office:value-type="float" office:value="10.3080172538757">
                <text:p>10.3080172538757</text:p>
              </table:table-cell>
              <table:table-cell office:value-type="float" office:value="10.3747253417969">
                <text:p>10.3747253417969</text:p>
              </table:table-cell>
              <table:table-cell office:value-type="float" office:value="10.6415572166443">
                <text:p>10.6415572166443</text:p>
              </table:table-cell>
              <table:table-cell office:value-type="float" office:value="10.7082650661469">
                <text:p>10.7082650661469</text:p>
              </table:table-cell>
              <table:table-cell office:value-type="float" office:value="10.7749724388123">
                <text:p>10.7749724388123</text:p>
              </table:table-cell>
              <table:table-cell office:value-type="float" office:value="10.8416802883148">
                <text:p>10.8416802883148</text:p>
              </table:table-cell>
              <table:table-cell office:value-type="float" office:value="10.908390045166">
                <text:p>10.908390045166</text:p>
              </table:table-cell>
              <table:table-cell office:value-type="float" office:value="11.0084540843964">
                <text:p>11.0084540843964</text:p>
              </table:table-cell>
              <table:table-cell office:value-type="float" office:value="11.0751638412476">
                <text:p>11.0751638412476</text:p>
              </table:table-cell>
              <table:table-cell office:value-type="float" office:value="11.2419373989105">
                <text:p>11.2419373989105</text:p>
              </table:table-cell>
              <table:table-cell office:value-type="float" office:value="11.308646440506">
                <text:p>11.308646440506</text:p>
              </table:table-cell>
              <table:table-cell office:value-type="float" office:value="11.3753554821014">
                <text:p>11.3753554821014</text:p>
              </table:table-cell>
              <table:table-cell office:value-type="float" office:value="11.4420645236969">
                <text:p>11.4420645236969</text:p>
              </table:table-cell>
              <table:table-cell office:value-type="float" office:value="11.5421280860901">
                <text:p>11.5421280860901</text:p>
              </table:table-cell>
              <table:table-cell office:value-type="float" office:value="11.608836889267">
                <text:p>11.608836889267</text:p>
              </table:table-cell>
              <table:table-cell office:value-type="float" office:value="11.6421911716461">
                <text:p>11.6421911716461</text:p>
              </table:table-cell>
              <table:table-cell office:value-type="float" office:value="11.708899974823">
                <text:p>11.708899974823</text:p>
              </table:table-cell>
              <table:table-cell office:value-type="float" office:value="11.7756085395813">
                <text:p>11.7756085395813</text:p>
              </table:table-cell>
              <table:table-cell office:value-type="float" office:value="12.1425054073334">
                <text:p>12.1425054073334</text:p>
              </table:table-cell>
              <table:table-cell office:value-type="float" office:value="12.375983953476">
                <text:p>12.375983953476</text:p>
              </table:table-cell>
              <table:table-cell office:value-type="float" office:value="12.5427532196045">
                <text:p>12.5427532196045</text:p>
              </table:table-cell>
              <table:table-cell office:value-type="float" office:value="12.6094610691071">
                <text:p>12.6094610691071</text:p>
              </table:table-cell>
              <table:table-cell office:value-type="float" office:value="12.6761684417725">
                <text:p>12.6761684417725</text:p>
              </table:table-cell>
              <table:table-cell office:value-type="float" office:value="12.7762296199799">
                <text:p>12.7762296199799</text:p>
              </table:table-cell>
              <table:table-cell office:value-type="float" office:value="12.8429369926453">
                <text:p>12.8429369926453</text:p>
              </table:table-cell>
              <table:table-cell office:value-type="float" office:value="12.9096465110779">
                <text:p>12.9096465110779</text:p>
              </table:table-cell>
              <table:table-cell office:value-type="float" office:value="13.0430653095245">
                <text:p>13.0430653095245</text:p>
              </table:table-cell>
              <table:table-cell office:value-type="float" office:value="13.1764833927155">
                <text:p>13.1764833927155</text:p>
              </table:table-cell>
              <table:table-cell office:value-type="float" office:value="13.4433190822601">
                <text:p>13.4433190822601</text:p>
              </table:table-cell>
              <table:table-cell office:value-type="float" office:value="13.5100276470184">
                <text:p>13.5100276470184</text:p>
              </table:table-cell>
              <table:table-cell office:value-type="float" office:value="13.5767364501953">
                <text:p>13.5767364501953</text:p>
              </table:table-cell>
              <table:table-cell office:value-type="float" office:value="13.7768614292145">
                <text:p>13.7768614292145</text:p>
              </table:table-cell>
              <table:table-cell office:value-type="float" office:value="13.8435697555542">
                <text:p>13.8435697555542</text:p>
              </table:table-cell>
              <table:table-cell office:value-type="float" office:value="13.9102802276611">
                <text:p>13.9102802276611</text:p>
              </table:table-cell>
              <table:table-cell office:value-type="float" office:value="14.0103459358215">
                <text:p>14.0103459358215</text:p>
              </table:table-cell>
              <table:table-cell office:value-type="float" office:value="14.0770564079285">
                <text:p>14.0770564079285</text:p>
              </table:table-cell>
              <table:table-cell office:value-type="float" office:value="14.1437668800354">
                <text:p>14.1437668800354</text:p>
              </table:table-cell>
              <table:table-cell office:value-type="float" office:value="14.2438323497772">
                <text:p>14.2438323497772</text:p>
              </table:table-cell>
              <table:table-cell office:value-type="float" office:value="14.3105425834656">
                <text:p>14.3105425834656</text:p>
              </table:table-cell>
              <table:table-cell office:value-type="float" office:value="14.3772528171539">
                <text:p>14.3772528171539</text:p>
              </table:table-cell>
              <table:table-cell office:value-type="float" office:value="14.6107378005981">
                <text:p>14.6107378005981</text:p>
              </table:table-cell>
              <table:table-cell office:value-type="float" office:value="14.6774477958679">
                <text:p>14.6774477958679</text:p>
              </table:table-cell>
              <table:table-cell office:value-type="float" office:value="14.7441575527191">
                <text:p>14.7441575527191</text:p>
              </table:table-cell>
              <table:table-cell office:value-type="float" office:value="14.8775780200958">
                <text:p>14.8775780200958</text:p>
              </table:table-cell>
              <table:table-cell office:value-type="float" office:value="14.9442894458771">
                <text:p>14.9442894458771</text:p>
              </table:table-cell>
              <table:table-cell office:value-type="float" office:value="15.1110672950745">
                <text:p>15.1110672950745</text:p>
              </table:table-cell>
              <table:table-cell office:value-type="float" office:value="15.1777784824371">
                <text:p>15.1777784824371</text:p>
              </table:table-cell>
              <table:table-cell office:value-type="float" office:value="15.2444894313812">
                <text:p>15.2444894313812</text:p>
              </table:table-cell>
              <table:table-cell office:value-type="float" office:value="15.3112003803253">
                <text:p>15.3112003803253</text:p>
              </table:table-cell>
              <table:table-cell office:value-type="float" office:value="15.3779113292694">
                <text:p>15.3779113292694</text:p>
              </table:table-cell>
              <table:table-cell office:value-type="float" office:value="15.4446220397949">
                <text:p>15.4446220397949</text:p>
              </table:table-cell>
              <table:table-cell office:value-type="float" office:value="15.511332988739">
                <text:p>15.511332988739</text:p>
              </table:table-cell>
              <table:table-cell office:value-type="float" office:value="15.7114651203156">
                <text:p>15.7114651203156</text:p>
              </table:table-cell>
              <table:table-cell office:value-type="float" office:value="15.9115970134735">
                <text:p>15.9115970134735</text:p>
              </table:table-cell>
              <table:table-cell office:value-type="float" office:value="15.978307723999">
                <text:p>15.978307723999</text:p>
              </table:table-cell>
              <table:table-cell office:value-type="float" office:value="16.045018196106">
                <text:p>16.045018196106</text:p>
              </table:table-cell>
              <table:table-cell office:value-type="float" office:value="16.0783734321594">
                <text:p>16.0783734321594</text:p>
              </table:table-cell>
              <table:table-cell office:value-type="float" office:value="16.1450839042664">
                <text:p>16.1450839042664</text:p>
              </table:table-cell>
              <table:table-cell office:value-type="float" office:value="16.2451493740082">
                <text:p>16.2451493740082</text:p>
              </table:table-cell>
              <table:table-cell office:value-type="float" office:value="16.3785698413849">
                <text:p>16.3785698413849</text:p>
              </table:table-cell>
              <table:table-cell office:value-type="float" office:value="16.5453453063965">
                <text:p>16.5453453063965</text:p>
              </table:table-cell>
              <table:table-cell office:value-type="float" office:value="16.6120553016663">
                <text:p>16.6120553016663</text:p>
              </table:table-cell>
              <table:table-cell office:value-type="float" office:value="16.6787650585175">
                <text:p>16.6787650585175</text:p>
              </table:table-cell>
              <table:table-cell office:value-type="float" office:value="16.7454748153687">
                <text:p>16.7454748153687</text:p>
              </table:table-cell>
              <table:table-cell office:value-type="float" office:value="16.8455395698547">
                <text:p>16.8455395698547</text:p>
              </table:table-cell>
              <table:table-cell office:value-type="float" office:value="16.9122517108917">
                <text:p>16.9122517108917</text:p>
              </table:table-cell>
              <table:table-cell office:value-type="float" office:value="17.1123886108398">
                <text:p>17.1123886108398</text:p>
              </table:table-cell>
              <table:table-cell office:value-type="float" office:value="17.179101228714">
                <text:p>17.179101228714</text:p>
              </table:table-cell>
              <table:table-cell office:value-type="float" office:value="17.245813369751">
                <text:p>17.245813369751</text:p>
              </table:table-cell>
              <table:table-cell office:value-type="float" office:value="17.4125936031342">
                <text:p>17.4125936031342</text:p>
              </table:table-cell>
              <table:table-cell office:value-type="float" office:value="17.5126616954803">
                <text:p>17.5126616954803</text:p>
              </table:table-cell>
              <table:table-cell office:value-type="float" office:value="17.5793735980988">
                <text:p>17.5793735980988</text:p>
              </table:table-cell>
              <table:table-cell office:value-type="float" office:value="17.6460857391357">
                <text:p>17.6460857391357</text:p>
              </table:table-cell>
              <table:table-cell office:value-type="float" office:value="17.8462212085724">
                <text:p>17.8462212085724</text:p>
              </table:table-cell>
              <table:table-cell office:value-type="float" office:value="17.9129331111908">
                <text:p>17.9129331111908</text:p>
              </table:table-cell>
              <table:table-cell office:value-type="float" office:value="18.0130004882813">
                <text:p>18.0130004882813</text:p>
              </table:table-cell>
              <table:table-cell office:value-type="float" office:value="18.1130681037903">
                <text:p>18.1130681037903</text:p>
              </table:table-cell>
              <table:table-cell office:value-type="float" office:value="18.1797797679901">
                <text:p>18.1797797679901</text:p>
              </table:table-cell>
              <table:table-cell office:value-type="float" office:value="18.2464911937714">
                <text:p>18.2464911937714</text:p>
              </table:table-cell>
              <table:table-cell office:value-type="float" office:value="18.3132028579712">
                <text:p>18.3132028579712</text:p>
              </table:table-cell>
              <table:table-cell office:value-type="float" office:value="18.3799142837524">
                <text:p>18.3799142837524</text:p>
              </table:table-cell>
              <table:table-cell office:value-type="float" office:value="18.4466257095337">
                <text:p>18.4466257095337</text:p>
              </table:table-cell>
              <table:table-cell office:value-type="float" office:value="18.4799814224243">
                <text:p>18.4799814224243</text:p>
              </table:table-cell>
              <table:table-cell office:value-type="float" office:value="18.5466928482056">
                <text:p>18.5466928482056</text:p>
              </table:table-cell>
              <table:table-cell office:value-type="float" office:value="18.6134042739868">
                <text:p>18.6134042739868</text:p>
              </table:table-cell>
              <table:table-cell office:value-type="float" office:value="18.6801156997681">
                <text:p>18.6801156997681</text:p>
              </table:table-cell>
              <table:table-cell office:value-type="float" office:value="18.7468268871307">
                <text:p>18.7468268871307</text:p>
              </table:table-cell>
              <table:table-cell office:value-type="float" office:value="18.813538312912">
                <text:p>18.813538312912</text:p>
              </table:table-cell>
              <table:table-cell office:value-type="float" office:value="18.8802487850189">
                <text:p>18.8802487850189</text:p>
              </table:table-cell>
              <table:table-cell office:value-type="float" office:value="18.9469587802887">
                <text:p>18.9469587802887</text:p>
              </table:table-cell>
              <table:table-cell office:value-type="float" office:value="19.0136685371399">
                <text:p>19.0136685371399</text:p>
              </table:table-cell>
              <table:table-cell office:value-type="float" office:value="19.0470235347748">
                <text:p>19.0470235347748</text:p>
              </table:table-cell>
              <table:table-cell office:value-type="float" office:value="19.1470880508423">
                <text:p>19.1470880508423</text:p>
              </table:table-cell>
              <table:table-cell office:value-type="float" office:value="19.2137973308563">
                <text:p>19.2137973308563</text:p>
              </table:table-cell>
              <table:table-cell office:value-type="float" office:value="19.2471520900726">
                <text:p>19.2471520900726</text:p>
              </table:table-cell>
              <table:table-cell office:value-type="float" office:value="19.347216129303">
                <text:p>19.347216129303</text:p>
              </table:table-cell>
              <table:table-cell office:value-type="float" office:value="19.4139256477356">
                <text:p>19.4139256477356</text:p>
              </table:table-cell>
              <table:table-cell office:value-type="float" office:value="19.4806349277496">
                <text:p>19.4806349277496</text:p>
              </table:table-cell>
              <table:table-cell office:value-type="float" office:value="19.5806982517242">
                <text:p>19.5806982517242</text:p>
              </table:table-cell>
              <table:table-cell office:value-type="float" office:value="19.6474072933197">
                <text:p>19.6474072933197</text:p>
              </table:table-cell>
              <table:table-cell office:value-type="float" office:value="19.7141163349152">
                <text:p>19.7141163349152</text:p>
              </table:table-cell>
              <table:table-cell office:value-type="float" office:value="19.780825138092">
                <text:p>19.780825138092</text:p>
              </table:table-cell>
              <table:table-cell office:value-type="float" office:value="19.8475339412689">
                <text:p>19.8475339412689</text:p>
              </table:table-cell>
              <table:table-cell office:value-type="float" office:value="19.9142439365387">
                <text:p>19.9142439365387</text:p>
              </table:table-cell>
              <table:table-cell office:value-type="float" office:value="20.0143089294434">
                <text:p>20.0143089294434</text:p>
              </table:table-cell>
              <table:table-cell office:value-type="float" office:value="20.0810186862946">
                <text:p>20.0810186862946</text:p>
              </table:table-cell>
              <table:table-cell office:value-type="float" office:value="20.1477284431458">
                <text:p>20.1477284431458</text:p>
              </table:table-cell>
              <table:table-cell office:value-type="float" office:value="20.2144379615784">
                <text:p>20.2144379615784</text:p>
              </table:table-cell>
              <table:table-cell office:value-type="float" office:value="20.2811477184296">
                <text:p>20.2811477184296</text:p>
              </table:table-cell>
              <table:table-cell office:value-type="float" office:value="20.3478572368622">
                <text:p>20.3478572368622</text:p>
              </table:table-cell>
              <table:table-cell office:value-type="float" office:value="20.4145667552948">
                <text:p>20.4145667552948</text:p>
              </table:table-cell>
              <table:table-cell office:value-type="float" office:value="20.4812760353088">
                <text:p>20.4812760353088</text:p>
              </table:table-cell>
              <table:table-cell office:value-type="float" office:value="20.5479853153229">
                <text:p>20.5479853153229</text:p>
              </table:table-cell>
              <table:table-cell office:value-type="float" office:value="20.6146945953369">
                <text:p>20.6146945953369</text:p>
              </table:table-cell>
              <table:table-cell office:value-type="float" office:value="20.681403875351">
                <text:p>20.681403875351</text:p>
              </table:table-cell>
              <table:table-cell office:value-type="float" office:value="20.7481129169464">
                <text:p>20.7481129169464</text:p>
              </table:table-cell>
              <table:table-cell office:value-type="float" office:value="20.8148221969604">
                <text:p>20.8148221969604</text:p>
              </table:table-cell>
              <table:table-cell office:value-type="float" office:value="20.8481764793396">
                <text:p>20.8481764793396</text:p>
              </table:table-cell>
              <table:table-cell office:value-type="float" office:value="20.9148859977722">
                <text:p>20.9148859977722</text:p>
              </table:table-cell>
              <table:table-cell office:value-type="float" office:value="20.9815957546234">
                <text:p>20.9815957546234</text:p>
              </table:table-cell>
              <table:table-cell office:value-type="float" office:value="21.048305273056">
                <text:p>21.048305273056</text:p>
              </table:table-cell>
              <table:table-cell office:value-type="float" office:value="21.1150147914886">
                <text:p>21.1150147914886</text:p>
              </table:table-cell>
              <table:table-cell office:value-type="float" office:value="21.1817238330841">
                <text:p>21.1817238330841</text:p>
              </table:table-cell>
            </table:table-row>
            <table:table-row>
              <table:table-cell office:value-type="string">
                <text:p>y_disp-axis</text:p>
                <draw:g>
                  <svg:desc>tfoot1.A6:tfoot1.A6</svg:desc>
                </draw:g>
              </table:table-cell>
              <table:table-cell office:value-type="float" office:value="0.299480906120929">
                <text:p>0.299480906120929</text:p>
                <draw:g>
                  <svg:desc>tfoot1.B6:tfoot1.HQ6</svg:desc>
                </draw:g>
              </table:table-cell>
              <table:table-cell office:value-type="float" office:value="0.299474553214499">
                <text:p>0.299474553214499</text:p>
              </table:table-cell>
              <table:table-cell office:value-type="float" office:value="0.299475607625094">
                <text:p>0.299475607625094</text:p>
              </table:table-cell>
              <table:table-cell office:value-type="float" office:value="0.299451798649735">
                <text:p>0.299451798649735</text:p>
              </table:table-cell>
              <table:table-cell office:value-type="float" office:value="0.299441944237046">
                <text:p>0.299441944237046</text:p>
              </table:table-cell>
              <table:table-cell office:value-type="float" office:value="0.299487792624918">
                <text:p>0.299487792624918</text:p>
              </table:table-cell>
              <table:table-cell office:value-type="float" office:value="0.299519402470004">
                <text:p>0.299519402470004</text:p>
              </table:table-cell>
              <table:table-cell office:value-type="float" office:value="0.29950606688972">
                <text:p>0.29950606688972</text:p>
              </table:table-cell>
              <table:table-cell office:value-type="float" office:value="0.299458672713813">
                <text:p>0.299458672713813</text:p>
              </table:table-cell>
              <table:table-cell office:value-type="float" office:value="0.29947953518329">
                <text:p>0.29947953518329</text:p>
              </table:table-cell>
              <table:table-cell office:value-type="float" office:value="0.29953767771208">
                <text:p>0.29953767771208</text:p>
              </table:table-cell>
              <table:table-cell office:value-type="float" office:value="0.299484668065363">
                <text:p>0.299484668065363</text:p>
              </table:table-cell>
              <table:table-cell office:value-type="float" office:value="0.299485033021863">
                <text:p>0.299485033021863</text:p>
              </table:table-cell>
              <table:table-cell office:value-type="float" office:value="0.299465796193204">
                <text:p>0.299465796193204</text:p>
              </table:table-cell>
              <table:table-cell office:value-type="float" office:value="0.299479056979028">
                <text:p>0.299479056979028</text:p>
              </table:table-cell>
              <table:table-cell office:value-type="float" office:value="0.299492051069216">
                <text:p>0.299492051069216</text:p>
              </table:table-cell>
              <table:table-cell office:value-type="float" office:value="0.29949088193386">
                <text:p>0.29949088193386</text:p>
              </table:table-cell>
              <table:table-cell office:value-type="float" office:value="0.299494552577729">
                <text:p>0.299494552577729</text:p>
              </table:table-cell>
              <table:table-cell office:value-type="float" office:value="0.299514174698091">
                <text:p>0.299514174698091</text:p>
              </table:table-cell>
              <table:table-cell office:value-type="float" office:value="0.299475990725972">
                <text:p>0.299475990725972</text:p>
              </table:table-cell>
              <table:table-cell office:value-type="float" office:value="0.299517432030239">
                <text:p>0.299517432030239</text:p>
              </table:table-cell>
              <table:table-cell office:value-type="float" office:value="0.299506655179689">
                <text:p>0.299506655179689</text:p>
              </table:table-cell>
              <table:table-cell office:value-type="float" office:value="0.299515805493773">
                <text:p>0.299515805493773</text:p>
              </table:table-cell>
              <table:table-cell office:value-type="float" office:value="0.299511753546032">
                <text:p>0.299511753546032</text:p>
              </table:table-cell>
              <table:table-cell office:value-type="float" office:value="0.299521056588413">
                <text:p>0.299521056588413</text:p>
              </table:table-cell>
              <table:table-cell office:value-type="float" office:value="0.299518484238762">
                <text:p>0.299518484238762</text:p>
              </table:table-cell>
              <table:table-cell office:value-type="float" office:value="0.299506322514115">
                <text:p>0.299506322514115</text:p>
              </table:table-cell>
              <table:table-cell office:value-type="float" office:value="0.299515267682392">
                <text:p>0.299515267682392</text:p>
              </table:table-cell>
              <table:table-cell office:value-type="float" office:value="0.299488433059901">
                <text:p>0.299488433059901</text:p>
              </table:table-cell>
              <table:table-cell office:value-type="float" office:value="0.299435187554108">
                <text:p>0.299435187554108</text:p>
              </table:table-cell>
              <table:table-cell office:value-type="float" office:value="0.298988637706801">
                <text:p>0.298988637706801</text:p>
              </table:table-cell>
              <table:table-cell office:value-type="float" office:value="0.299020536243043">
                <text:p>0.299020536243043</text:p>
              </table:table-cell>
              <table:table-cell office:value-type="float" office:value="0.299059131486668">
                <text:p>0.299059131486668</text:p>
              </table:table-cell>
              <table:table-cell office:value-type="float" office:value="0.299282224674268">
                <text:p>0.299282224674268</text:p>
              </table:table-cell>
              <table:table-cell office:value-type="float" office:value="0.299269780956426">
                <text:p>0.299269780956426</text:p>
              </table:table-cell>
              <table:table-cell office:value-type="float" office:value="0.299827019886388">
                <text:p>0.299827019886388</text:p>
              </table:table-cell>
              <table:table-cell office:value-type="float" office:value="0.29947667602842">
                <text:p>0.29947667602842</text:p>
              </table:table-cell>
              <table:table-cell office:value-type="float" office:value="0.297009635110755">
                <text:p>0.297009635110755</text:p>
              </table:table-cell>
              <table:table-cell office:value-type="float" office:value="0.31463567766965">
                <text:p>0.31463567766965</text:p>
              </table:table-cell>
              <table:table-cell office:value-type="float" office:value="0.315382611144674">
                <text:p>0.315382611144674</text:p>
              </table:table-cell>
              <table:table-cell office:value-type="float" office:value="0.332234305391756">
                <text:p>0.332234305391756</text:p>
              </table:table-cell>
              <table:table-cell office:value-type="float" office:value="0.32667050656893">
                <text:p>0.32667050656893</text:p>
              </table:table-cell>
              <table:table-cell office:value-type="float" office:value="0.317265879025787">
                <text:p>0.317265879025787</text:p>
              </table:table-cell>
              <table:table-cell office:value-type="float" office:value="0.308580519473099">
                <text:p>0.308580519473099</text:p>
              </table:table-cell>
              <table:table-cell office:value-type="float" office:value="0.307719266408169">
                <text:p>0.307719266408169</text:p>
              </table:table-cell>
              <table:table-cell office:value-type="float" office:value="0.30633777979846">
                <text:p>0.30633777979846</text:p>
              </table:table-cell>
              <table:table-cell office:value-type="float" office:value="0.30120542482444">
                <text:p>0.30120542482444</text:p>
              </table:table-cell>
              <table:table-cell office:value-type="float" office:value="0.292347278100288">
                <text:p>0.292347278100288</text:p>
              </table:table-cell>
              <table:table-cell office:value-type="float" office:value="0.28997516272592">
                <text:p>0.28997516272592</text:p>
              </table:table-cell>
              <table:table-cell office:value-type="float" office:value="0.290209283580495">
                <text:p>0.290209283580495</text:p>
              </table:table-cell>
              <table:table-cell office:value-type="float" office:value="0.329716103876497">
                <text:p>0.329716103876497</text:p>
              </table:table-cell>
              <table:table-cell office:value-type="float" office:value="0.323896261096204">
                <text:p>0.323896261096204</text:p>
              </table:table-cell>
              <table:table-cell office:value-type="float" office:value="0.307275431308256">
                <text:p>0.307275431308256</text:p>
              </table:table-cell>
              <table:table-cell office:value-type="float" office:value="0.308118013754766">
                <text:p>0.308118013754766</text:p>
              </table:table-cell>
              <table:table-cell office:value-type="float" office:value="0.307327885810642">
                <text:p>0.307327885810642</text:p>
              </table:table-cell>
              <table:table-cell office:value-type="float" office:value="0.306840434026134">
                <text:p>0.306840434026134</text:p>
              </table:table-cell>
              <table:table-cell office:value-type="float" office:value="0.305976378384423">
                <text:p>0.305976378384423</text:p>
              </table:table-cell>
              <table:table-cell office:value-type="float" office:value="0.305118285571166">
                <text:p>0.305118285571166</text:p>
              </table:table-cell>
              <table:table-cell office:value-type="float" office:value="0.300924335957035">
                <text:p>0.300924335957035</text:p>
              </table:table-cell>
              <table:table-cell office:value-type="float" office:value="0.322632622612738">
                <text:p>0.322632622612738</text:p>
              </table:table-cell>
              <table:table-cell office:value-type="float" office:value="0.333252352874384">
                <text:p>0.333252352874384</text:p>
              </table:table-cell>
              <table:table-cell office:value-type="float" office:value="0.338006439742565">
                <text:p>0.338006439742565</text:p>
              </table:table-cell>
              <table:table-cell office:value-type="float" office:value="0.336819867675775">
                <text:p>0.336819867675775</text:p>
              </table:table-cell>
              <table:table-cell office:value-type="float" office:value="0.332855953202092">
                <text:p>0.332855953202092</text:p>
              </table:table-cell>
              <table:table-cell office:value-type="float" office:value="0.331539769557387">
                <text:p>0.331539769557387</text:p>
              </table:table-cell>
              <table:table-cell office:value-type="float" office:value="0.312438138773038">
                <text:p>0.312438138773038</text:p>
              </table:table-cell>
              <table:table-cell office:value-type="float" office:value="0.312682381053216">
                <text:p>0.312682381053216</text:p>
              </table:table-cell>
              <table:table-cell office:value-type="float" office:value="0.309966526436124">
                <text:p>0.309966526436124</text:p>
              </table:table-cell>
              <table:table-cell office:value-type="float" office:value="0.296217777069658">
                <text:p>0.296217777069658</text:p>
              </table:table-cell>
              <table:table-cell office:value-type="float" office:value="0.29428901072814">
                <text:p>0.29428901072814</text:p>
              </table:table-cell>
              <table:table-cell office:value-type="float" office:value="0.335796193662667">
                <text:p>0.335796193662667</text:p>
              </table:table-cell>
              <table:table-cell office:value-type="float" office:value="0.328929611908594">
                <text:p>0.328929611908594</text:p>
              </table:table-cell>
              <table:table-cell office:value-type="float" office:value="0.310612689674143">
                <text:p>0.310612689674143</text:p>
              </table:table-cell>
              <table:table-cell office:value-type="float" office:value="0.291237621978109">
                <text:p>0.291237621978109</text:p>
              </table:table-cell>
              <table:table-cell office:value-type="float" office:value="0.305858604937844">
                <text:p>0.305858604937844</text:p>
              </table:table-cell>
              <table:table-cell office:value-type="float" office:value="0.310244731223826">
                <text:p>0.310244731223826</text:p>
              </table:table-cell>
              <table:table-cell office:value-type="float" office:value="0.308133970488518">
                <text:p>0.308133970488518</text:p>
              </table:table-cell>
              <table:table-cell office:value-type="float" office:value="0.30772063724281">
                <text:p>0.30772063724281</text:p>
              </table:table-cell>
              <table:table-cell office:value-type="float" office:value="0.306160902682234">
                <text:p>0.306160902682234</text:p>
              </table:table-cell>
              <table:table-cell office:value-type="float" office:value="0.305639945418947">
                <text:p>0.305639945418947</text:p>
              </table:table-cell>
              <table:table-cell office:value-type="float" office:value="0.300944940811829">
                <text:p>0.300944940811829</text:p>
              </table:table-cell>
              <table:table-cell office:value-type="float" office:value="0.322917722651892">
                <text:p>0.322917722651892</text:p>
              </table:table-cell>
              <table:table-cell office:value-type="float" office:value="0.338106925829185">
                <text:p>0.338106925829185</text:p>
              </table:table-cell>
              <table:table-cell office:value-type="float" office:value="0.340047122812946">
                <text:p>0.340047122812946</text:p>
              </table:table-cell>
              <table:table-cell office:value-type="float" office:value="0.339083434700567">
                <text:p>0.339083434700567</text:p>
              </table:table-cell>
              <table:table-cell office:value-type="float" office:value="0.338107143433196">
                <text:p>0.338107143433196</text:p>
              </table:table-cell>
              <table:table-cell office:value-type="float" office:value="0.338588668751523">
                <text:p>0.338588668751523</text:p>
              </table:table-cell>
              <table:table-cell office:value-type="float" office:value="0.332849864171642">
                <text:p>0.332849864171642</text:p>
              </table:table-cell>
              <table:table-cell office:value-type="float" office:value="0.313144847030066">
                <text:p>0.313144847030066</text:p>
              </table:table-cell>
              <table:table-cell office:value-type="float" office:value="0.311879112062187">
                <text:p>0.311879112062187</text:p>
              </table:table-cell>
              <table:table-cell office:value-type="float" office:value="0.309156543824447">
                <text:p>0.309156543824447</text:p>
              </table:table-cell>
              <table:table-cell office:value-type="float" office:value="0.310097284958544">
                <text:p>0.310097284958544</text:p>
              </table:table-cell>
              <table:table-cell office:value-type="float" office:value="0.299961226508367">
                <text:p>0.299961226508367</text:p>
              </table:table-cell>
              <table:table-cell office:value-type="float" office:value="0.297137298355922">
                <text:p>0.297137298355922</text:p>
              </table:table-cell>
              <table:table-cell office:value-type="float" office:value="0.296357192273675">
                <text:p>0.296357192273675</text:p>
              </table:table-cell>
              <table:table-cell office:value-type="float" office:value="0.337207401329085">
                <text:p>0.337207401329085</text:p>
              </table:table-cell>
              <table:table-cell office:value-type="float" office:value="0.310574284607516">
                <text:p>0.310574284607516</text:p>
              </table:table-cell>
              <table:table-cell office:value-type="float" office:value="0.309295065480435">
                <text:p>0.309295065480435</text:p>
              </table:table-cell>
              <table:table-cell office:value-type="float" office:value="0.307506481328402">
                <text:p>0.307506481328402</text:p>
              </table:table-cell>
              <table:table-cell office:value-type="float" office:value="0.306997018747159">
                <text:p>0.306997018747159</text:p>
              </table:table-cell>
              <table:table-cell office:value-type="float" office:value="0.305791051186925">
                <text:p>0.305791051186925</text:p>
              </table:table-cell>
              <table:table-cell office:value-type="float" office:value="0.305498423593622">
                <text:p>0.305498423593622</text:p>
              </table:table-cell>
              <table:table-cell office:value-type="float" office:value="0.304693083715668">
                <text:p>0.304693083715668</text:p>
              </table:table-cell>
              <table:table-cell office:value-type="float" office:value="0.330077805686649">
                <text:p>0.330077805686649</text:p>
              </table:table-cell>
              <table:table-cell office:value-type="float" office:value="0.340354039141277">
                <text:p>0.340354039141277</text:p>
              </table:table-cell>
              <table:table-cell office:value-type="float" office:value="0.344129408963367">
                <text:p>0.344129408963367</text:p>
              </table:table-cell>
              <table:table-cell office:value-type="float" office:value="0.342195357561147">
                <text:p>0.342195357561147</text:p>
              </table:table-cell>
              <table:table-cell office:value-type="float" office:value="0.340891384683273">
                <text:p>0.340891384683273</text:p>
              </table:table-cell>
              <table:table-cell office:value-type="float" office:value="0.34217297900594">
                <text:p>0.34217297900594</text:p>
              </table:table-cell>
              <table:table-cell office:value-type="float" office:value="0.337788700336116">
                <text:p>0.337788700336116</text:p>
              </table:table-cell>
              <table:table-cell office:value-type="float" office:value="0.309882684450837">
                <text:p>0.309882684450837</text:p>
              </table:table-cell>
              <table:table-cell office:value-type="float" office:value="0.305641005451391">
                <text:p>0.305641005451391</text:p>
              </table:table-cell>
              <table:table-cell office:value-type="float" office:value="0.305307202895601">
                <text:p>0.305307202895601</text:p>
              </table:table-cell>
              <table:table-cell office:value-type="float" office:value="0.305467586998454">
                <text:p>0.305467586998454</text:p>
              </table:table-cell>
              <table:table-cell office:value-type="float" office:value="0.304333172329217">
                <text:p>0.304333172329217</text:p>
              </table:table-cell>
              <table:table-cell office:value-type="float" office:value="0.301377468533277">
                <text:p>0.301377468533277</text:p>
              </table:table-cell>
              <table:table-cell office:value-type="float" office:value="0.298889074154266">
                <text:p>0.298889074154266</text:p>
              </table:table-cell>
              <table:table-cell office:value-type="float" office:value="0.2964230452248">
                <text:p>0.2964230452248</text:p>
              </table:table-cell>
              <table:table-cell office:value-type="float" office:value="0.294364871683364">
                <text:p>0.294364871683364</text:p>
              </table:table-cell>
              <table:table-cell office:value-type="float" office:value="0.330875172959172">
                <text:p>0.330875172959172</text:p>
              </table:table-cell>
              <table:table-cell office:value-type="float" office:value="0.28970256582207">
                <text:p>0.28970256582207</text:p>
              </table:table-cell>
              <table:table-cell office:value-type="float" office:value="0.310249911344786">
                <text:p>0.310249911344786</text:p>
              </table:table-cell>
              <table:table-cell office:value-type="float" office:value="0.308359064140451">
                <text:p>0.308359064140451</text:p>
              </table:table-cell>
              <table:table-cell office:value-type="float" office:value="0.307733247199599">
                <text:p>0.307733247199599</text:p>
              </table:table-cell>
              <table:table-cell office:value-type="float" office:value="0.305675531637567">
                <text:p>0.305675531637567</text:p>
              </table:table-cell>
              <table:table-cell office:value-type="float" office:value="0.305075615744951">
                <text:p>0.305075615744951</text:p>
              </table:table-cell>
              <table:table-cell office:value-type="float" office:value="0.301895147824077">
                <text:p>0.301895147824077</text:p>
              </table:table-cell>
              <table:table-cell office:value-type="float" office:value="0.320960019823026">
                <text:p>0.320960019823026</text:p>
              </table:table-cell>
              <table:table-cell office:value-type="float" office:value="0.320360615521386">
                <text:p>0.320360615521386</text:p>
              </table:table-cell>
              <table:table-cell office:value-type="float" office:value="0.339811981822879">
                <text:p>0.339811981822879</text:p>
              </table:table-cell>
              <table:table-cell office:value-type="float" office:value="0.338816894090202">
                <text:p>0.338816894090202</text:p>
              </table:table-cell>
              <table:table-cell office:value-type="float" office:value="0.339776983154258">
                <text:p>0.339776983154258</text:p>
              </table:table-cell>
              <table:table-cell office:value-type="float" office:value="0.308753353392953">
                <text:p>0.308753353392953</text:p>
              </table:table-cell>
              <table:table-cell office:value-type="float" office:value="0.307584017107422">
                <text:p>0.307584017107422</text:p>
              </table:table-cell>
              <table:table-cell office:value-type="float" office:value="0.30343728073198">
                <text:p>0.30343728073198</text:p>
              </table:table-cell>
              <table:table-cell office:value-type="float" office:value="0.307226836397407">
                <text:p>0.307226836397407</text:p>
              </table:table-cell>
              <table:table-cell office:value-type="float" office:value="0.306861506789158">
                <text:p>0.306861506789158</text:p>
              </table:table-cell>
              <table:table-cell office:value-type="float" office:value="0.301680572228178">
                <text:p>0.301680572228178</text:p>
              </table:table-cell>
              <table:table-cell office:value-type="float" office:value="0.29561661225161">
                <text:p>0.29561661225161</text:p>
              </table:table-cell>
              <table:table-cell office:value-type="float" office:value="0.294812625268421">
                <text:p>0.294812625268421</text:p>
              </table:table-cell>
              <table:table-cell office:value-type="float" office:value="0.29455696906795">
                <text:p>0.29455696906795</text:p>
              </table:table-cell>
              <table:table-cell office:value-type="float" office:value="0.335464251997754">
                <text:p>0.335464251997754</text:p>
              </table:table-cell>
              <table:table-cell office:value-type="float" office:value="0.334499091899226">
                <text:p>0.334499091899226</text:p>
              </table:table-cell>
              <table:table-cell office:value-type="float" office:value="0.328133297893399">
                <text:p>0.328133297893399</text:p>
              </table:table-cell>
              <table:table-cell office:value-type="float" office:value="0.302343639546411">
                <text:p>0.302343639546411</text:p>
              </table:table-cell>
              <table:table-cell office:value-type="float" office:value="0.292709472208378">
                <text:p>0.292709472208378</text:p>
              </table:table-cell>
              <table:table-cell office:value-type="float" office:value="0.310816825237737">
                <text:p>0.310816825237737</text:p>
              </table:table-cell>
              <table:table-cell office:value-type="float" office:value="0.30861284749995">
                <text:p>0.30861284749995</text:p>
              </table:table-cell>
              <table:table-cell office:value-type="float" office:value="0.306783825974818">
                <text:p>0.306783825974818</text:p>
              </table:table-cell>
              <table:table-cell office:value-type="float" office:value="0.306482011081452">
                <text:p>0.306482011081452</text:p>
              </table:table-cell>
              <table:table-cell office:value-type="float" office:value="0.305896926493151">
                <text:p>0.305896926493151</text:p>
              </table:table-cell>
              <table:table-cell office:value-type="float" office:value="0.305145652659596">
                <text:p>0.305145652659596</text:p>
              </table:table-cell>
              <table:table-cell office:value-type="float" office:value="0.302186442793753">
                <text:p>0.302186442793753</text:p>
              </table:table-cell>
              <table:table-cell office:value-type="float" office:value="0.323427199431179">
                <text:p>0.323427199431179</text:p>
              </table:table-cell>
              <table:table-cell office:value-type="float" office:value="0.342609350338602">
                <text:p>0.342609350338602</text:p>
              </table:table-cell>
              <table:table-cell office:value-type="float" office:value="0.341502591190674">
                <text:p>0.341502591190674</text:p>
              </table:table-cell>
              <table:table-cell office:value-type="float" office:value="0.339059798299934">
                <text:p>0.339059798299934</text:p>
              </table:table-cell>
              <table:table-cell office:value-type="float" office:value="0.338781758665805">
                <text:p>0.338781758665805</text:p>
              </table:table-cell>
              <table:table-cell office:value-type="float" office:value="0.340205769698844">
                <text:p>0.340205769698844</text:p>
              </table:table-cell>
              <table:table-cell office:value-type="float" office:value="0.329417330015416">
                <text:p>0.329417330015416</text:p>
              </table:table-cell>
              <table:table-cell office:value-type="float" office:value="0.310302044520097">
                <text:p>0.310302044520097</text:p>
              </table:table-cell>
              <table:table-cell office:value-type="float" office:value="0.305402631725878">
                <text:p>0.305402631725878</text:p>
              </table:table-cell>
              <table:table-cell office:value-type="float" office:value="0.306351549924235">
                <text:p>0.306351549924235</text:p>
              </table:table-cell>
              <table:table-cell office:value-type="float" office:value="0.303624144420678">
                <text:p>0.303624144420678</text:p>
              </table:table-cell>
              <table:table-cell office:value-type="float" office:value="0.297980536505061">
                <text:p>0.297980536505061</text:p>
              </table:table-cell>
              <table:table-cell office:value-type="float" office:value="0.293454953126163">
                <text:p>0.293454953126163</text:p>
              </table:table-cell>
              <table:table-cell office:value-type="float" office:value="0.293364005660327">
                <text:p>0.293364005660327</text:p>
              </table:table-cell>
              <table:table-cell office:value-type="float" office:value="0.330543654924591">
                <text:p>0.330543654924591</text:p>
              </table:table-cell>
              <table:table-cell office:value-type="float" office:value="0.333364889052913">
                <text:p>0.333364889052913</text:p>
              </table:table-cell>
              <table:table-cell office:value-type="float" office:value="0.33448731190945">
                <text:p>0.33448731190945</text:p>
              </table:table-cell>
              <table:table-cell office:value-type="float" office:value="0.307255617503959">
                <text:p>0.307255617503959</text:p>
              </table:table-cell>
              <table:table-cell office:value-type="float" office:value="0.298533340046374">
                <text:p>0.298533340046374</text:p>
              </table:table-cell>
              <table:table-cell office:value-type="float" office:value="0.295676935743428">
                <text:p>0.295676935743428</text:p>
              </table:table-cell>
              <table:table-cell office:value-type="float" office:value="0.305128650160131">
                <text:p>0.305128650160131</text:p>
              </table:table-cell>
              <table:table-cell office:value-type="float" office:value="0.304449089979815">
                <text:p>0.304449089979815</text:p>
              </table:table-cell>
              <table:table-cell office:value-type="float" office:value="0.303891985845835">
                <text:p>0.303891985845835</text:p>
              </table:table-cell>
              <table:table-cell office:value-type="float" office:value="0.304968195698914">
                <text:p>0.304968195698914</text:p>
              </table:table-cell>
              <table:table-cell office:value-type="float" office:value="0.298047190411495">
                <text:p>0.298047190411495</text:p>
              </table:table-cell>
              <table:table-cell office:value-type="float" office:value="0.296404847801548">
                <text:p>0.296404847801548</text:p>
              </table:table-cell>
              <table:table-cell office:value-type="float" office:value="0.297535198154335">
                <text:p>0.297535198154335</text:p>
              </table:table-cell>
              <table:table-cell office:value-type="float" office:value="0.298385122848983">
                <text:p>0.298385122848983</text:p>
              </table:table-cell>
              <table:table-cell office:value-type="float" office:value="0.297113825263879">
                <text:p>0.297113825263879</text:p>
              </table:table-cell>
              <table:table-cell office:value-type="float" office:value="0.297111901976817">
                <text:p>0.297111901976817</text:p>
              </table:table-cell>
              <table:table-cell office:value-type="float" office:value="0.297363466503199">
                <text:p>0.297363466503199</text:p>
              </table:table-cell>
              <table:table-cell office:value-type="float" office:value="0.297129397666408">
                <text:p>0.297129397666408</text:p>
              </table:table-cell>
              <table:table-cell office:value-type="float" office:value="0.296967520549502">
                <text:p>0.296967520549502</text:p>
              </table:table-cell>
              <table:table-cell office:value-type="float" office:value="0.297317674432725">
                <text:p>0.297317674432725</text:p>
              </table:table-cell>
              <table:table-cell office:value-type="float" office:value="0.297195212375585">
                <text:p>0.297195212375585</text:p>
              </table:table-cell>
              <table:table-cell office:value-type="float" office:value="0.297244052061833">
                <text:p>0.297244052061833</text:p>
              </table:table-cell>
              <table:table-cell office:value-type="float" office:value="0.297087329574688">
                <text:p>0.297087329574688</text:p>
              </table:table-cell>
              <table:table-cell office:value-type="float" office:value="0.297129084929698">
                <text:p>0.297129084929698</text:p>
              </table:table-cell>
              <table:table-cell office:value-type="float" office:value="0.297235853061277">
                <text:p>0.297235853061277</text:p>
              </table:table-cell>
              <table:table-cell office:value-type="float" office:value="0.297263466531565">
                <text:p>0.297263466531565</text:p>
              </table:table-cell>
              <table:table-cell office:value-type="float" office:value="0.297269422602982">
                <text:p>0.297269422602982</text:p>
              </table:table-cell>
              <table:table-cell office:value-type="float" office:value="0.29724813444803">
                <text:p>0.29724813444803</text:p>
              </table:table-cell>
              <table:table-cell office:value-type="float" office:value="0.297248260375012">
                <text:p>0.297248260375012</text:p>
              </table:table-cell>
              <table:table-cell office:value-type="float" office:value="0.297239343183635">
                <text:p>0.297239343183635</text:p>
              </table:table-cell>
              <table:table-cell office:value-type="float" office:value="0.297086079520866">
                <text:p>0.297086079520866</text:p>
              </table:table-cell>
              <table:table-cell office:value-type="float" office:value="0.297274539825861">
                <text:p>0.297274539825861</text:p>
              </table:table-cell>
              <table:table-cell office:value-type="float" office:value="0.29711779854975">
                <text:p>0.29711779854975</text:p>
              </table:table-cell>
              <table:table-cell office:value-type="float" office:value="0.297115868822384">
                <text:p>0.297115868822384</text:p>
              </table:table-cell>
              <table:table-cell office:value-type="float" office:value="0.297209941950731">
                <text:p>0.297209941950731</text:p>
              </table:table-cell>
              <table:table-cell office:value-type="float" office:value="0.297260782453444">
                <text:p>0.297260782453444</text:p>
              </table:table-cell>
              <table:table-cell office:value-type="float" office:value="0.297218624454391">
                <text:p>0.297218624454391</text:p>
              </table:table-cell>
              <table:table-cell office:value-type="float" office:value="0.297254344954287">
                <text:p>0.297254344954287</text:p>
              </table:table-cell>
              <table:table-cell office:value-type="float" office:value="0.297115515149587">
                <text:p>0.297115515149587</text:p>
              </table:table-cell>
              <table:table-cell office:value-type="float" office:value="0.297085081015592">
                <text:p>0.297085081015592</text:p>
              </table:table-cell>
              <table:table-cell office:value-type="float" office:value="0.297267667508513">
                <text:p>0.297267667508513</text:p>
              </table:table-cell>
              <table:table-cell office:value-type="float" office:value="0.297240759959904">
                <text:p>0.297240759959904</text:p>
              </table:table-cell>
              <table:table-cell office:value-type="float" office:value="0.297235515176075">
                <text:p>0.297235515176075</text:p>
              </table:table-cell>
              <table:table-cell office:value-type="float" office:value="0.297134768975298">
                <text:p>0.297134768975298</text:p>
              </table:table-cell>
              <table:table-cell office:value-type="float" office:value="0.297245977786224">
                <text:p>0.297245977786224</text:p>
              </table:table-cell>
              <table:table-cell office:value-type="float" office:value="0.297099263277667">
                <text:p>0.297099263277667</text:p>
              </table:table-cell>
              <table:table-cell office:value-type="float" office:value="0.297219833839774">
                <text:p>0.297219833839774</text:p>
              </table:table-cell>
              <table:table-cell office:value-type="float" office:value="0.297253920024554">
                <text:p>0.297253920024554</text:p>
              </table:table-cell>
              <table:table-cell office:value-type="float" office:value="0.297215544678746">
                <text:p>0.297215544678746</text:p>
              </table:table-cell>
              <table:table-cell office:value-type="float" office:value="0.297278088176434">
                <text:p>0.297278088176434</text:p>
              </table:table-cell>
              <table:table-cell office:value-type="float" office:value="0.297252991705012">
                <text:p>0.297252991705012</text:p>
              </table:table-cell>
              <table:table-cell office:value-type="float" office:value="0.297156394993496">
                <text:p>0.297156394993496</text:p>
              </table:table-cell>
              <table:table-cell office:value-type="float" office:value="0.297263853589202">
                <text:p>0.297263853589202</text:p>
              </table:table-cell>
              <table:table-cell office:value-type="float" office:value="0.297242557673339">
                <text:p>0.297242557673339</text:p>
              </table:table-cell>
              <table:table-cell office:value-type="float" office:value="0.297228420322878">
                <text:p>0.297228420322878</text:p>
              </table:table-cell>
              <table:table-cell office:value-type="float" office:value="0.297227750662276">
                <text:p>0.297227750662276</text:p>
              </table:table-cell>
              <table:table-cell office:value-type="float" office:value="0.297093344026473">
                <text:p>0.297093344026473</text:p>
              </table:table-cell>
            </table:table-row>
            <table:table-row>
              <table:table-cell office:value-type="string">
                <text:p>Potential diff</text:p>
                <draw:g>
                  <svg:desc>tfoot1.A8:tfoot1.A8</svg:desc>
                </draw:g>
              </table:table-cell>
              <table:table-cell office:value-type="float" office:value="-0.0000169199116028529">
                <text:p>-0.0000169199116028529</text:p>
                <draw:g>
                  <svg:desc>tfoot1.B8:tfoot1.HQ8</svg:desc>
                </draw:g>
              </table:table-cell>
              <table:table-cell office:value-type="float" office:value="-0.00000635290643014042">
                <text:p>-0.00000635290643014042</text:p>
              </table:table-cell>
              <table:table-cell office:value-type="float" office:value="0.00000105441059528033">
                <text:p>0.00000105441059528033</text:p>
              </table:table-cell>
              <table:table-cell office:value-type="float" office:value="-0.0000238089753594739">
                <text:p>-0.0000238089753594739</text:p>
              </table:table-cell>
              <table:table-cell office:value-type="float" office:value="-0.00000985441268908094">
                <text:p>-0.00000985441268908094</text:p>
              </table:table-cell>
              <table:table-cell office:value-type="float" office:value="0.0000458483878726379">
                <text:p>0.0000458483878726379</text:p>
              </table:table-cell>
              <table:table-cell office:value-type="float" office:value="0.0000316098450853786">
                <text:p>0.0000316098450853786</text:p>
              </table:table-cell>
              <table:table-cell office:value-type="float" office:value="-0.0000133355802838242">
                <text:p>-0.0000133355802838242</text:p>
              </table:table-cell>
              <table:table-cell office:value-type="float" office:value="-0.0000473941759069341">
                <text:p>-0.0000473941759069341</text:p>
              </table:table-cell>
              <table:table-cell office:value-type="float" office:value="0.0000208624694770787">
                <text:p>0.0000208624694770787</text:p>
              </table:table-cell>
              <table:table-cell office:value-type="float" office:value="0.000058142528789995">
                <text:p>0.000058142528789995</text:p>
              </table:table-cell>
              <table:table-cell office:value-type="float" office:value="-0.0000530096467172836">
                <text:p>-0.0000530096467172836</text:p>
              </table:table-cell>
              <table:table-cell office:value-type="float" office:value="0.000000364956500686908">
                <text:p>0.000000364956500686908</text:p>
              </table:table-cell>
              <table:table-cell office:value-type="float" office:value="-0.0000192368286596745">
                <text:p>-0.0000192368286596745</text:p>
              </table:table-cell>
              <table:table-cell office:value-type="float" office:value="0.0000132607858243095">
                <text:p>0.0000132607858243095</text:p>
              </table:table-cell>
              <table:table-cell office:value-type="float" office:value="0.0000129940901877346">
                <text:p>0.0000129940901877346</text:p>
              </table:table-cell>
              <table:table-cell office:value-type="float" office:value="-0.00000116913535563867">
                <text:p>-0.00000116913535563867</text:p>
              </table:table-cell>
              <table:table-cell office:value-type="float" office:value="0.00000367064386896931">
                <text:p>0.00000367064386896931</text:p>
              </table:table-cell>
              <table:table-cell office:value-type="float" office:value="0.0000196221203616065">
                <text:p>0.0000196221203616065</text:p>
              </table:table-cell>
              <table:table-cell office:value-type="float" office:value="-0.0000381839721182997">
                <text:p>-0.0000381839721182997</text:p>
              </table:table-cell>
              <table:table-cell office:value-type="float" office:value="0.0000414413042670314">
                <text:p>0.0000414413042670314</text:p>
              </table:table-cell>
              <table:table-cell office:value-type="float" office:value="-0.0000107768505498984">
                <text:p>-0.0000107768505498984</text:p>
              </table:table-cell>
              <table:table-cell office:value-type="float" office:value="0.00000915031408399436">
                <text:p>0.00000915031408399436</text:p>
              </table:table-cell>
              <table:table-cell office:value-type="float" office:value="-0.00000405194774166784">
                <text:p>-0.00000405194774166784</text:p>
              </table:table-cell>
              <table:table-cell office:value-type="float" office:value="0.00000930304238117019">
                <text:p>0.00000930304238117019</text:p>
              </table:table-cell>
              <table:table-cell office:value-type="float" office:value="-0.00000257234965095332">
                <text:p>-0.00000257234965095332</text:p>
              </table:table-cell>
              <table:table-cell office:value-type="float" office:value="-0.0000121617246473527">
                <text:p>-0.0000121617246473527</text:p>
              </table:table-cell>
              <table:table-cell office:value-type="float" office:value="0.00000894516827693037">
                <text:p>0.00000894516827693037</text:p>
              </table:table-cell>
              <table:table-cell office:value-type="float" office:value="-0.0000268346224908123">
                <text:p>-0.0000268346224908123</text:p>
              </table:table-cell>
              <table:table-cell office:value-type="float" office:value="-0.0000532455057927761">
                <text:p>-0.0000532455057927761</text:p>
              </table:table-cell>
              <table:table-cell office:value-type="float" office:value="-0.000446549847306521">
                <text:p>-0.000446549847306521</text:p>
              </table:table-cell>
              <table:table-cell office:value-type="float" office:value="0.0000318985362412483">
                <text:p>0.0000318985362412483</text:p>
              </table:table-cell>
              <table:table-cell office:value-type="float" office:value="0.0000385952436251502">
                <text:p>0.0000385952436251502</text:p>
              </table:table-cell>
              <table:table-cell office:value-type="float" office:value="0.000223093187600332">
                <text:p>0.000223093187600332</text:p>
              </table:table-cell>
              <table:table-cell office:value-type="float" office:value="-0.0000124437178418146">
                <text:p>-0.0000124437178418146</text:p>
              </table:table-cell>
              <table:table-cell office:value-type="float" office:value="0.000557238929961623">
                <text:p>0.000557238929961623</text:p>
              </table:table-cell>
              <table:table-cell office:value-type="float" office:value="-0.000350343857968505">
                <text:p>-0.000350343857968505</text:p>
              </table:table-cell>
              <table:table-cell office:value-type="float" office:value="-0.0024670409176647">
                <text:p>-0.0024670409176647</text:p>
              </table:table-cell>
              <table:table-cell office:value-type="float" office:value="0.0176260425588951">
                <text:p>0.0176260425588951</text:p>
              </table:table-cell>
              <table:table-cell office:value-type="float" office:value="0.000746933475023581">
                <text:p>0.000746933475023581</text:p>
              </table:table-cell>
              <table:table-cell office:value-type="float" office:value="0.0168516942470828">
                <text:p>0.0168516942470828</text:p>
              </table:table-cell>
              <table:table-cell office:value-type="float" office:value="-0.00556379882282587">
                <text:p>-0.00556379882282587</text:p>
              </table:table-cell>
              <table:table-cell office:value-type="float" office:value="-0.0094046275431432">
                <text:p>-0.0094046275431432</text:p>
              </table:table-cell>
              <table:table-cell office:value-type="float" office:value="-0.00868535955268834">
                <text:p>-0.00868535955268834</text:p>
              </table:table-cell>
              <table:table-cell office:value-type="float" office:value="-0.000861253064929845">
                <text:p>-0.000861253064929845</text:p>
              </table:table-cell>
              <table:table-cell office:value-type="float" office:value="-0.0013814866097091">
                <text:p>-0.0013814866097091</text:p>
              </table:table-cell>
              <table:table-cell office:value-type="float" office:value="-0.00513235497402043">
                <text:p>-0.00513235497402043</text:p>
              </table:table-cell>
              <table:table-cell office:value-type="float" office:value="-0.00885814672415181">
                <text:p>-0.00885814672415181</text:p>
              </table:table-cell>
              <table:table-cell office:value-type="float" office:value="-0.00237211537436793">
                <text:p>-0.00237211537436793</text:p>
              </table:table-cell>
              <table:table-cell office:value-type="float" office:value="0.00023412085457486">
                <text:p>0.00023412085457486</text:p>
              </table:table-cell>
              <table:table-cell office:value-type="float" office:value="0.039506820296002">
                <text:p>0.039506820296002</text:p>
              </table:table-cell>
              <table:table-cell office:value-type="float" office:value="-0.00581984278029274">
                <text:p>-0.00581984278029274</text:p>
              </table:table-cell>
              <table:table-cell office:value-type="float" office:value="-0.0166208297879474">
                <text:p>-0.0166208297879474</text:p>
              </table:table-cell>
              <table:table-cell office:value-type="float" office:value="0.000842582446509532">
                <text:p>0.000842582446509532</text:p>
              </table:table-cell>
              <table:table-cell office:value-type="float" office:value="-0.000790127944123698">
                <text:p>-0.000790127944123698</text:p>
              </table:table-cell>
              <table:table-cell office:value-type="float" office:value="-0.00048745178450843">
                <text:p>-0.00048745178450843</text:p>
              </table:table-cell>
              <table:table-cell office:value-type="float" office:value="-0.000864055641710437">
                <text:p>-0.000864055641710437</text:p>
              </table:table-cell>
              <table:table-cell office:value-type="float" office:value="-0.000858092813257105">
                <text:p>-0.000858092813257105</text:p>
              </table:table-cell>
              <table:table-cell office:value-type="float" office:value="-0.00419394961413144">
                <text:p>-0.00419394961413144</text:p>
              </table:table-cell>
              <table:table-cell office:value-type="float" office:value="0.0217082866557035">
                <text:p>0.0217082866557035</text:p>
              </table:table-cell>
              <table:table-cell office:value-type="float" office:value="0.010619730261646">
                <text:p>0.010619730261646</text:p>
              </table:table-cell>
              <table:table-cell office:value-type="float" office:value="0.00475408686818018">
                <text:p>0.00475408686818018</text:p>
              </table:table-cell>
              <table:table-cell office:value-type="float" office:value="-0.00118657206678924">
                <text:p>-0.00118657206678924</text:p>
              </table:table-cell>
              <table:table-cell office:value-type="float" office:value="-0.00396391447368366">
                <text:p>-0.00396391447368366</text:p>
              </table:table-cell>
              <table:table-cell office:value-type="float" office:value="-0.00131618364470448">
                <text:p>-0.00131618364470448</text:p>
              </table:table-cell>
              <table:table-cell office:value-type="float" office:value="-0.0191016307843488">
                <text:p>-0.0191016307843488</text:p>
              </table:table-cell>
              <table:table-cell office:value-type="float" office:value="0.000244242280177498">
                <text:p>0.000244242280177498</text:p>
              </table:table-cell>
              <table:table-cell office:value-type="float" office:value="-0.00271585461709184">
                <text:p>-0.00271585461709184</text:p>
              </table:table-cell>
              <table:table-cell office:value-type="float" office:value="-0.0137487493664663">
                <text:p>-0.0137487493664663</text:p>
              </table:table-cell>
              <table:table-cell office:value-type="float" office:value="-0.00192876634151795">
                <text:p>-0.00192876634151795</text:p>
              </table:table-cell>
              <table:table-cell office:value-type="float" office:value="0.0415071829345268">
                <text:p>0.0415071829345268</text:p>
              </table:table-cell>
              <table:table-cell office:value-type="float" office:value="-0.00686658175407295">
                <text:p>-0.00686658175407295</text:p>
              </table:table-cell>
              <table:table-cell office:value-type="float" office:value="-0.0183169222344509">
                <text:p>-0.0183169222344509</text:p>
              </table:table-cell>
              <table:table-cell office:value-type="float" office:value="-0.0193750676960343">
                <text:p>-0.0193750676960343</text:p>
              </table:table-cell>
              <table:table-cell office:value-type="float" office:value="0.0146209829597354">
                <text:p>0.0146209829597354</text:p>
              </table:table-cell>
              <table:table-cell office:value-type="float" office:value="0.00438612628598156">
                <text:p>0.00438612628598156</text:p>
              </table:table-cell>
              <table:table-cell office:value-type="float" office:value="-0.00211076073530791">
                <text:p>-0.00211076073530791</text:p>
              </table:table-cell>
              <table:table-cell office:value-type="float" office:value="-0.000413333245707692">
                <text:p>-0.000413333245707692</text:p>
              </table:table-cell>
              <table:table-cell office:value-type="float" office:value="-0.00155973456057601">
                <text:p>-0.00155973456057601</text:p>
              </table:table-cell>
              <table:table-cell office:value-type="float" office:value="-0.000520957263287269">
                <text:p>-0.000520957263287269</text:p>
              </table:table-cell>
              <table:table-cell office:value-type="float" office:value="-0.00469500460711769">
                <text:p>-0.00469500460711769</text:p>
              </table:table-cell>
              <table:table-cell office:value-type="float" office:value="0.0219727818400634">
                <text:p>0.0219727818400634</text:p>
              </table:table-cell>
              <table:table-cell office:value-type="float" office:value="0.0151892031772929">
                <text:p>0.0151892031772929</text:p>
              </table:table-cell>
              <table:table-cell office:value-type="float" office:value="0.00194019698376074">
                <text:p>0.00194019698376074</text:p>
              </table:table-cell>
              <table:table-cell office:value-type="float" office:value="-0.000963688112379069">
                <text:p>-0.000963688112379069</text:p>
              </table:table-cell>
              <table:table-cell office:value-type="float" office:value="-0.000976291267370533">
                <text:p>-0.000976291267370533</text:p>
              </table:table-cell>
              <table:table-cell office:value-type="float" office:value="0.000481525318326459">
                <text:p>0.000481525318326459</text:p>
              </table:table-cell>
              <table:table-cell office:value-type="float" office:value="-0.00573880457988085">
                <text:p>-0.00573880457988085</text:p>
              </table:table-cell>
              <table:table-cell office:value-type="float" office:value="-0.0197050171415762">
                <text:p>-0.0197050171415762</text:p>
              </table:table-cell>
              <table:table-cell office:value-type="float" office:value="-0.0012657349678783">
                <text:p>-0.0012657349678783</text:p>
              </table:table-cell>
              <table:table-cell office:value-type="float" office:value="-0.00272256823774086">
                <text:p>-0.00272256823774086</text:p>
              </table:table-cell>
              <table:table-cell office:value-type="float" office:value="0.000940741134097922">
                <text:p>0.000940741134097922</text:p>
              </table:table-cell>
              <table:table-cell office:value-type="float" office:value="-0.0101360584501773">
                <text:p>-0.0101360584501773</text:p>
              </table:table-cell>
              <table:table-cell office:value-type="float" office:value="-0.00282392815244498">
                <text:p>-0.00282392815244498</text:p>
              </table:table-cell>
              <table:table-cell office:value-type="float" office:value="-0.000780106082247267">
                <text:p>-0.000780106082247267</text:p>
              </table:table-cell>
              <table:table-cell office:value-type="float" office:value="0.0408502090554099">
                <text:p>0.0408502090554099</text:p>
              </table:table-cell>
              <table:table-cell office:value-type="float" office:value="-0.0266331167215692">
                <text:p>-0.0266331167215692</text:p>
              </table:table-cell>
              <table:table-cell office:value-type="float" office:value="-0.00127921912708073">
                <text:p>-0.00127921912708073</text:p>
              </table:table-cell>
              <table:table-cell office:value-type="float" office:value="-0.00178858415203337">
                <text:p>-0.00178858415203337</text:p>
              </table:table-cell>
              <table:table-cell office:value-type="float" office:value="-0.000509462581242182">
                <text:p>-0.000509462581242182</text:p>
              </table:table-cell>
              <table:table-cell office:value-type="float" office:value="-0.00120596756023422">
                <text:p>-0.00120596756023422</text:p>
              </table:table-cell>
              <table:table-cell office:value-type="float" office:value="-0.000292627593303063">
                <text:p>-0.000292627593303063</text:p>
              </table:table-cell>
              <table:table-cell office:value-type="float" office:value="-0.000805339877953726">
                <text:p>-0.000805339877953726</text:p>
              </table:table-cell>
              <table:table-cell office:value-type="float" office:value="0.0253847219709802">
                <text:p>0.0253847219709802</text:p>
              </table:table-cell>
              <table:table-cell office:value-type="float" office:value="0.0102762334546288">
                <text:p>0.0102762334546288</text:p>
              </table:table-cell>
              <table:table-cell office:value-type="float" office:value="0.00377536982208998">
                <text:p>0.00377536982208998</text:p>
              </table:table-cell>
              <table:table-cell office:value-type="float" office:value="-0.00193405140222036">
                <text:p>-0.00193405140222036</text:p>
              </table:table-cell>
              <table:table-cell office:value-type="float" office:value="-0.00130397287787432">
                <text:p>-0.00130397287787432</text:p>
              </table:table-cell>
              <table:table-cell office:value-type="float" office:value="0.00128159432266728">
                <text:p>0.00128159432266728</text:p>
              </table:table-cell>
              <table:table-cell office:value-type="float" office:value="-0.00438427866982344">
                <text:p>-0.00438427866982344</text:p>
              </table:table-cell>
              <table:table-cell office:value-type="float" office:value="-0.0279060158852798">
                <text:p>-0.0279060158852798</text:p>
              </table:table-cell>
              <table:table-cell office:value-type="float" office:value="-0.00424167899944555">
                <text:p>-0.00424167899944555</text:p>
              </table:table-cell>
              <table:table-cell office:value-type="float" office:value="-0.000333802555790241">
                <text:p>-0.000333802555790241</text:p>
              </table:table-cell>
              <table:table-cell office:value-type="float" office:value="0.00016038410285335">
                <text:p>0.00016038410285335</text:p>
              </table:table-cell>
              <table:table-cell office:value-type="float" office:value="-0.00113441466923725">
                <text:p>-0.00113441466923725</text:p>
              </table:table-cell>
              <table:table-cell office:value-type="float" office:value="-0.00295570379593996">
                <text:p>-0.00295570379593996</text:p>
              </table:table-cell>
              <table:table-cell office:value-type="float" office:value="-0.00248839437901116">
                <text:p>-0.00248839437901116</text:p>
              </table:table-cell>
              <table:table-cell office:value-type="float" office:value="-0.00246602892946546">
                <text:p>-0.00246602892946546</text:p>
              </table:table-cell>
              <table:table-cell office:value-type="float" office:value="-0.00205817354143595">
                <text:p>-0.00205817354143595</text:p>
              </table:table-cell>
              <table:table-cell office:value-type="float" office:value="0.0365103012758078">
                <text:p>0.0365103012758078</text:p>
              </table:table-cell>
              <table:table-cell office:value-type="float" office:value="-0.0411726071371019">
                <text:p>-0.0411726071371019</text:p>
              </table:table-cell>
              <table:table-cell office:value-type="float" office:value="0.0205473455227154">
                <text:p>0.0205473455227154</text:p>
              </table:table-cell>
              <table:table-cell office:value-type="float" office:value="-0.00189084720433486">
                <text:p>-0.00189084720433486</text:p>
              </table:table-cell>
              <table:table-cell office:value-type="float" office:value="-0.000625816940852286">
                <text:p>-0.000625816940852286</text:p>
              </table:table-cell>
              <table:table-cell office:value-type="float" office:value="-0.00205771556203149">
                <text:p>-0.00205771556203149</text:p>
              </table:table-cell>
              <table:table-cell office:value-type="float" office:value="-0.000599915892616099">
                <text:p>-0.000599915892616099</text:p>
              </table:table-cell>
              <table:table-cell office:value-type="float" office:value="-0.0031804679208739">
                <text:p>-0.0031804679208739</text:p>
              </table:table-cell>
              <table:table-cell office:value-type="float" office:value="0.019064871998949">
                <text:p>0.019064871998949</text:p>
              </table:table-cell>
              <table:table-cell office:value-type="float" office:value="-0.000599404301640016">
                <text:p>-0.000599404301640016</text:p>
              </table:table-cell>
              <table:table-cell office:value-type="float" office:value="0.0194513663014929">
                <text:p>0.0194513663014929</text:p>
              </table:table-cell>
              <table:table-cell office:value-type="float" office:value="-0.000995087732676925">
                <text:p>-0.000995087732676925</text:p>
              </table:table-cell>
              <table:table-cell office:value-type="float" office:value="0.000960089064055592">
                <text:p>0.000960089064055592</text:p>
              </table:table-cell>
              <table:table-cell office:value-type="float" office:value="-0.0310236297613043">
                <text:p>-0.0310236297613043</text:p>
              </table:table-cell>
              <table:table-cell office:value-type="float" office:value="-0.00116933628553134">
                <text:p>-0.00116933628553134</text:p>
              </table:table-cell>
              <table:table-cell office:value-type="float" office:value="-0.00414673637544211">
                <text:p>-0.00414673637544211</text:p>
              </table:table-cell>
              <table:table-cell office:value-type="float" office:value="0.00378955566542677">
                <text:p>0.00378955566542677</text:p>
              </table:table-cell>
              <table:table-cell office:value-type="float" office:value="-0.000365329608249143">
                <text:p>-0.000365329608249143</text:p>
              </table:table-cell>
              <table:table-cell office:value-type="float" office:value="-0.0051809345609794">
                <text:p>-0.0051809345609794</text:p>
              </table:table-cell>
              <table:table-cell office:value-type="float" office:value="-0.00606395997656839">
                <text:p>-0.00606395997656839</text:p>
              </table:table-cell>
              <table:table-cell office:value-type="float" office:value="-0.00080398698318912">
                <text:p>-0.00080398698318912</text:p>
              </table:table-cell>
              <table:table-cell office:value-type="float" office:value="-0.000255656200470578">
                <text:p>-0.000255656200470578</text:p>
              </table:table-cell>
              <table:table-cell office:value-type="float" office:value="0.040907282929804">
                <text:p>0.040907282929804</text:p>
              </table:table-cell>
              <table:table-cell office:value-type="float" office:value="-0.000965160098527651">
                <text:p>-0.000965160098527651</text:p>
              </table:table-cell>
              <table:table-cell office:value-type="float" office:value="-0.00636579400582749">
                <text:p>-0.00636579400582749</text:p>
              </table:table-cell>
              <table:table-cell office:value-type="float" office:value="-0.025789658346988">
                <text:p>-0.025789658346988</text:p>
              </table:table-cell>
              <table:table-cell office:value-type="float" office:value="-0.00963416733803274">
                <text:p>-0.00963416733803274</text:p>
              </table:table-cell>
              <table:table-cell office:value-type="float" office:value="0.0181073530293588">
                <text:p>0.0181073530293588</text:p>
              </table:table-cell>
              <table:table-cell office:value-type="float" office:value="-0.00220397773778697">
                <text:p>-0.00220397773778697</text:p>
              </table:table-cell>
              <table:table-cell office:value-type="float" office:value="-0.00182902152513253">
                <text:p>-0.00182902152513253</text:p>
              </table:table-cell>
              <table:table-cell office:value-type="float" office:value="-0.000301814893365337">
                <text:p>-0.000301814893365337</text:p>
              </table:table-cell>
              <table:table-cell office:value-type="float" office:value="-0.00058508458830081">
                <text:p>-0.00058508458830081</text:p>
              </table:table-cell>
              <table:table-cell office:value-type="float" office:value="-0.000751273833555222">
                <text:p>-0.000751273833555222</text:p>
              </table:table-cell>
              <table:table-cell office:value-type="float" office:value="-0.00295920986584292">
                <text:p>-0.00295920986584292</text:p>
              </table:table-cell>
              <table:table-cell office:value-type="float" office:value="0.0212407566374261">
                <text:p>0.0212407566374261</text:p>
              </table:table-cell>
              <table:table-cell office:value-type="float" office:value="0.0191821509074227">
                <text:p>0.0191821509074227</text:p>
              </table:table-cell>
              <table:table-cell office:value-type="float" office:value="-0.00110675914792846">
                <text:p>-0.00110675914792846</text:p>
              </table:table-cell>
              <table:table-cell office:value-type="float" office:value="-0.00244279289073923">
                <text:p>-0.00244279289073923</text:p>
              </table:table-cell>
              <table:table-cell office:value-type="float" office:value="-0.000278039634129368">
                <text:p>-0.000278039634129368</text:p>
              </table:table-cell>
              <table:table-cell office:value-type="float" office:value="0.00142401103303852">
                <text:p>0.00142401103303852</text:p>
              </table:table-cell>
              <table:table-cell office:value-type="float" office:value="-0.0107884396834272">
                <text:p>-0.0107884396834272</text:p>
              </table:table-cell>
              <table:table-cell office:value-type="float" office:value="-0.0191152854953188">
                <text:p>-0.0191152854953188</text:p>
              </table:table-cell>
              <table:table-cell office:value-type="float" office:value="-0.00489941279421907">
                <text:p>-0.00489941279421907</text:p>
              </table:table-cell>
              <table:table-cell office:value-type="float" office:value="0.000948918198356241">
                <text:p>0.000948918198356241</text:p>
              </table:table-cell>
              <table:table-cell office:value-type="float" office:value="-0.00272740550355638">
                <text:p>-0.00272740550355638</text:p>
              </table:table-cell>
              <table:table-cell office:value-type="float" office:value="-0.00564360791561724">
                <text:p>-0.00564360791561724</text:p>
              </table:table-cell>
              <table:table-cell office:value-type="float" office:value="-0.0045255833788978">
                <text:p>-0.0045255833788978</text:p>
              </table:table-cell>
              <table:table-cell office:value-type="float" office:value="-0.0000909474658360443">
                <text:p>-0.0000909474658360443</text:p>
              </table:table-cell>
              <table:table-cell office:value-type="float" office:value="0.0371796492642641">
                <text:p>0.0371796492642641</text:p>
              </table:table-cell>
              <table:table-cell office:value-type="float" office:value="0.0028212341283218">
                <text:p>0.0028212341283218</text:p>
              </table:table-cell>
              <table:table-cell office:value-type="float" office:value="0.00112242285653724">
                <text:p>0.00112242285653724</text:p>
              </table:table-cell>
              <table:table-cell office:value-type="float" office:value="-0.0272316944054917">
                <text:p>-0.0272316944054917</text:p>
              </table:table-cell>
              <table:table-cell office:value-type="float" office:value="-0.00872227745758491">
                <text:p>-0.00872227745758491</text:p>
              </table:table-cell>
              <table:table-cell office:value-type="float" office:value="-0.00285640430294526">
                <text:p>-0.00285640430294526</text:p>
              </table:table-cell>
              <table:table-cell office:value-type="float" office:value="0.00945171441670289">
                <text:p>0.00945171441670289</text:p>
              </table:table-cell>
              <table:table-cell office:value-type="float" office:value="-0.000679560180316119">
                <text:p>-0.000679560180316119</text:p>
              </table:table-cell>
              <table:table-cell office:value-type="float" office:value="-0.000557104133980302">
                <text:p>-0.000557104133980302</text:p>
              </table:table-cell>
              <table:table-cell office:value-type="float" office:value="0.00107620985307949">
                <text:p>0.00107620985307949</text:p>
              </table:table-cell>
              <table:table-cell office:value-type="float" office:value="-0.00692100528741968">
                <text:p>-0.00692100528741968</text:p>
              </table:table-cell>
              <table:table-cell office:value-type="float" office:value="-0.00164234260994683">
                <text:p>-0.00164234260994683</text:p>
              </table:table-cell>
              <table:table-cell office:value-type="float" office:value="0.00113035035278691">
                <text:p>0.00113035035278691</text:p>
              </table:table-cell>
              <table:table-cell office:value-type="float" office:value="0.000849924694648396">
                <text:p>0.000849924694648396</text:p>
              </table:table-cell>
              <table:table-cell office:value-type="float" office:value="-0.00127129758510441">
                <text:p>-0.00127129758510441</text:p>
              </table:table-cell>
              <table:table-cell office:value-type="float" office:value="-0.00000192328706172251">
                <text:p>-0.00000192328706172251</text:p>
              </table:table-cell>
              <table:table-cell office:value-type="float" office:value="0.00025156452638242">
                <text:p>0.00025156452638242</text:p>
              </table:table-cell>
              <table:table-cell office:value-type="float" office:value="-0.000234068836791279">
                <text:p>-0.000234068836791279</text:p>
              </table:table-cell>
              <table:table-cell office:value-type="float" office:value="-0.000161877116906461">
                <text:p>-0.000161877116906461</text:p>
              </table:table-cell>
              <table:table-cell office:value-type="float" office:value="0.000350153883223625">
                <text:p>0.000350153883223625</text:p>
              </table:table-cell>
              <table:table-cell office:value-type="float" office:value="-0.000122462057140005">
                <text:p>-0.000122462057140005</text:p>
              </table:table-cell>
              <table:table-cell office:value-type="float" office:value="0.0000488396862478036">
                <text:p>0.0000488396862478036</text:p>
              </table:table-cell>
              <table:table-cell office:value-type="float" office:value="-0.000156722487144878">
                <text:p>-0.000156722487144878</text:p>
              </table:table-cell>
              <table:table-cell office:value-type="float" office:value="0.0000417553550096095">
                <text:p>0.0000417553550096095</text:p>
              </table:table-cell>
              <table:table-cell office:value-type="float" office:value="0.000106768131578894">
                <text:p>0.000106768131578894</text:p>
              </table:table-cell>
              <table:table-cell office:value-type="float" office:value="0.0000276134702885122">
                <text:p>0.0000276134702885122</text:p>
              </table:table-cell>
              <table:table-cell office:value-type="float" office:value="0.00000595607141673504">
                <text:p>0.00000595607141673504</text:p>
              </table:table-cell>
              <table:table-cell office:value-type="float" office:value="-0.0000212881549517818">
                <text:p>-0.0000212881549517818</text:p>
              </table:table-cell>
              <table:table-cell office:value-type="float" office:value="0.000000125926982119662">
                <text:p>0.000000125926982119662</text:p>
              </table:table-cell>
              <table:table-cell office:value-type="float" office:value="-0.00000891719137724456">
                <text:p>-0.00000891719137724456</text:p>
              </table:table-cell>
              <table:table-cell office:value-type="float" office:value="-0.000153263662768743">
                <text:p>-0.000153263662768743</text:p>
              </table:table-cell>
              <table:table-cell office:value-type="float" office:value="0.000188460304994642">
                <text:p>0.000188460304994642</text:p>
              </table:table-cell>
              <table:table-cell office:value-type="float" office:value="-0.000156741276110706">
                <text:p>-0.000156741276110706</text:p>
              </table:table-cell>
              <table:table-cell office:value-type="float" office:value="-0.00000192972736656749">
                <text:p>-0.00000192972736656749</text:p>
              </table:table-cell>
              <table:table-cell office:value-type="float" office:value="0.0000940731283474161">
                <text:p>0.0000940731283474161</text:p>
              </table:table-cell>
              <table:table-cell office:value-type="float" office:value="0.0000508405027127012">
                <text:p>0.0000508405027127012</text:p>
              </table:table-cell>
              <table:table-cell office:value-type="float" office:value="-0.0000421579990526055">
                <text:p>-0.0000421579990526055</text:p>
              </table:table-cell>
              <table:table-cell office:value-type="float" office:value="0.0000357204998955307">
                <text:p>0.0000357204998955307</text:p>
              </table:table-cell>
              <table:table-cell office:value-type="float" office:value="-0.000138829804699425">
                <text:p>-0.000138829804699425</text:p>
              </table:table-cell>
              <table:table-cell office:value-type="float" office:value="-0.0000304341339956715">
                <text:p>-0.0000304341339956715</text:p>
              </table:table-cell>
              <table:table-cell office:value-type="float" office:value="0.000182586492921299">
                <text:p>0.000182586492921299</text:p>
              </table:table-cell>
              <table:table-cell office:value-type="float" office:value="-0.0000269075486085124">
                <text:p>-0.0000269075486085124</text:p>
              </table:table-cell>
              <table:table-cell office:value-type="float" office:value="-0.00000524478382918359">
                <text:p>-0.00000524478382918359</text:p>
              </table:table-cell>
              <table:table-cell office:value-type="float" office:value="-0.000100746200776936">
                <text:p>-0.000100746200776936</text:p>
              </table:table-cell>
              <table:table-cell office:value-type="float" office:value="0.000111208810925911">
                <text:p>0.000111208810925911</text:p>
              </table:table-cell>
              <table:table-cell office:value-type="float" office:value="-0.000146714508556911">
                <text:p>-0.000146714508556911</text:p>
              </table:table-cell>
              <table:table-cell office:value-type="float" office:value="0.000120570562106348">
                <text:p>0.000120570562106348</text:p>
              </table:table-cell>
              <table:table-cell office:value-type="float" office:value="0.0000340861847797913">
                <text:p>0.0000340861847797913</text:p>
              </table:table-cell>
              <table:table-cell office:value-type="float" office:value="-0.0000383753458073621">
                <text:p>-0.0000383753458073621</text:p>
              </table:table-cell>
              <table:table-cell office:value-type="float" office:value="0.0000625434976879169">
                <text:p>0.0000625434976879169</text:p>
              </table:table-cell>
              <table:table-cell office:value-type="float" office:value="-0.0000250964714216817">
                <text:p>-0.0000250964714216817</text:p>
              </table:table-cell>
              <table:table-cell office:value-type="float" office:value="-0.0000965967115160726">
                <text:p>-0.0000965967115160726</text:p>
              </table:table-cell>
              <table:table-cell office:value-type="float" office:value="0.000107458595705989">
                <text:p>0.000107458595705989</text:p>
              </table:table-cell>
              <table:table-cell office:value-type="float" office:value="-0.0000212959158629178">
                <text:p>-0.0000212959158629178</text:p>
              </table:table-cell>
              <table:table-cell office:value-type="float" office:value="-0.0000141373504617404">
                <text:p>-0.0000141373504617404</text:p>
              </table:table-cell>
              <table:table-cell office:value-type="float" office:value="-0.000000669660601526623">
                <text:p>-0.000000669660601526623</text:p>
              </table:table-cell>
              <table:table-cell office:value-type="float" office:value="-0.000134406635803108">
                <text:p>-0.000134406635803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